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spreadsheet"/>
  <manifest:file-entry manifest:full-path="ObjectReplacements/Object 2" manifest:media-type="application/x-openoffice-gdimetafile;windows_formatname=&quot;GDIMetaFile&quot;"/>
  <manifest:file-entry manifest:full-path="ObjectReplacements/Object 1" manifest:media-type=""/>
  <manifest:file-entry manifest:full-path="settings.xml" manifest:media-type="text/xml"/>
  <manifest:file-entry manifest:full-path="Thumbnails/thumbnail.png" manifest:media-type="image/png"/>
  <manifest:file-entry manifest:full-path="Object 2/meta.xml" manifest:media-type="text/xml"/>
  <manifest:file-entry manifest:full-path="Object 2/styles.xml" manifest:media-type="text/xml"/>
  <manifest:file-entry manifest:full-path="Object 2/content.xml" manifest:media-type="text/xml"/>
  <manifest:file-entry manifest:full-path="Object 2/" manifest:media-type="application/vnd.oasis.opendocument.chart"/>
  <manifest:file-entry manifest:full-path="Object 1/meta.xml" manifest:media-type="text/xml"/>
  <manifest:file-entry manifest:full-path="Object 1/styles.xml" manifest:media-type="text/xml"/>
  <manifest:file-entry manifest:full-path="Object 1/content.xml" manifest:media-type="text/xml"/>
  <manifest:file-entry manifest:full-path="Object 1/" manifest:media-type="application/vnd.oasis.opendocument.chart"/>
  <manifest:file-entry manifest:full-path="manifest.rdf" manifest:media-type="application/rdf+xml"/>
  <manifest:file-entry manifest:full-path="meta.xml" manifest:media-type="text/xml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automatic-styles>
    <style:style style:name="co1" style:family="table-column">
      <style:table-column-properties fo:break-before="auto" style:column-width="3.325cm"/>
    </style:style>
    <style:style style:name="co2" style:family="table-column">
      <style:table-column-properties fo:break-before="auto" style:column-width="2.258cm"/>
    </style:style>
    <style:style style:name="co3" style:family="table-column">
      <style:table-column-properties fo:break-before="auto" style:column-width="3.295cm"/>
    </style:style>
    <style:style style:name="co4" style:family="table-column">
      <style:table-column-properties fo:break-before="auto" style:column-width="2.789cm"/>
    </style:style>
    <style:style style:name="co5" style:family="table-column">
      <style:table-column-properties fo:break-before="auto" style:column-width="1.353cm"/>
    </style:style>
    <style:style style:name="co6" style:family="table-column">
      <style:table-column-properties fo:break-before="auto" style:column-width="2.759cm"/>
    </style:style>
    <style:style style:name="co7" style:family="table-column">
      <style:table-column-properties fo:break-before="auto" style:column-width="2.828cm"/>
    </style:style>
    <style:style style:name="co8" style:family="table-column">
      <style:table-column-properties fo:break-before="auto" style:column-width="2.967cm"/>
    </style:style>
    <style:style style:name="ro1" style:family="table-row">
      <style:table-row-properties style:row-height="0.452cm" fo:break-before="auto" style:use-optimal-row-height="true"/>
    </style:style>
    <style:style style:name="ro2" style:family="table-row">
      <style:table-row-properties style:row-height="0.529cm" fo:break-before="auto" style:use-optimal-row-height="true"/>
    </style:style>
    <style:style style:name="ro3" style:family="table-row">
      <style:table-row-properties style:row-height="0.61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percentage-style style:name="N11">
      <number:number number:decimal-places="2" number:min-decimal-places="2" number:min-integer-digits="1"/>
      <number:text>%</number:text>
    </number:percentage-style>
    <style:style style:name="ce5" style:family="table-cell" style:parent-style-name="Default">
      <style:text-properties fo:font-weight="bold" style:font-weight-asian="bold" style:font-weight-complex="bold"/>
    </style:style>
    <style:style style:name="ce11" style:family="table-cell" style:parent-style-name="Default">
      <style:text-properties fo:font-size="12pt" fo:font-weight="bold" style:font-size-asian="12pt" style:font-weight-asian="bold" style:font-size-complex="12pt" style:font-weight-complex="bold"/>
    </style:style>
    <style:style style:name="ce1" style:family="table-cell" style:parent-style-name="Default" style:data-style-name="N11">
      <style:text-properties fo:font-weight="bold" style:font-weight-asian="bold" style:font-weight-complex="bold"/>
    </style:style>
    <style:style style:name="ce2" style:family="table-cell" style:parent-style-name="Default" style:data-style-name="N11"/>
    <style:style style:name="ce3" style:family="table-cell" style:parent-style-name="Default" style:data-style-name="N0"/>
    <style:style style:name="ce4" style:family="table-cell" style:parent-style-name="Default" style:data-style-name="N0">
      <style:text-properties fo:font-weight="bold" style:font-weight-asian="bold" style:font-weight-complex="bold"/>
    </style:style>
    <style:style style:name="ce13" style:family="table-cell" style:parent-style-name="Default">
      <style:text-properties fo:font-size="14pt" fo:font-weight="bold" style:font-size-asian="14pt" style:font-weight-asian="bold" style:font-size-complex="14pt" style:font-weight-complex="bold"/>
    </style:style>
    <style:style style:name="ce14" style:family="table-cell" style:parent-style-name="Default" style:data-style-name="N11">
      <style:text-properties fo:font-size="14pt" fo:font-weight="bold" style:font-size-asian="14pt" style:font-weight-asian="bold" style:font-size-complex="14pt" style:font-weight-complex="bold"/>
    </style:style>
    <style:style style:name="ce18" style:family="table-cell" style:parent-style-name="Default">
      <style:table-cell-properties style:text-align-source="fix" style:repeat-content="false" style:vertical-align="middle"/>
      <style:paragraph-properties fo:text-align="center"/>
    </style:style>
    <style:style style:name="ce16" style:family="table-cell" style:parent-style-name="Default">
      <style:text-properties fo:font-size="14pt" style:font-size-asian="14pt" style:font-size-complex="14pt"/>
    </style:style>
    <style:style style:name="gr1" style:family="graphic">
      <style:graphic-properties draw:stroke="none" draw:fill="none" draw:textarea-horizontal-align="center" draw:textarea-vertical-align="middle" draw:ole-draw-aspect="1"/>
      <style:paragraph-properties fo:text-align="center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 table:use-regular-expressions="false" table:use-wildcards="true"/>
      <table:table table:name="Φύλλο3" table:style-name="ta1">
        <table:shapes>
          <draw:frame draw:z-index="0" draw:style-name="gr1" draw:text-style-name="P1" svg:width="15.999cm" svg:height="8.999cm" svg:x="6.237cm" svg:y="28.394cm">
            <draw:object draw:notify-on-update-of-ranges="Φύλλο3.A54:Φύλλο3.A61 Φύλλο3.B54:Φύλλο3.B61" xlink:href="./Object 1" xlink:type="simple" xlink:show="embed" xlink:actuate="onLoad">
              <loext:p/>
            </draw:object>
            <draw:image xlink:href="./ObjectReplacements/Object 1" xlink:type="simple" xlink:show="embed" xlink:actuate="onLoad"/>
          </draw:frame>
          <draw:frame draw:z-index="1" draw:style-name="gr1" draw:text-style-name="P1" svg:width="15.999cm" svg:height="8.999cm" svg:x="10.199cm" svg:y="39.282cm">
            <draw:object draw:notify-on-update-of-ranges="Φύλλο3.B97:Φύλλο3.B100 Φύλλο3.C96:Φύλλο3.C96 Φύλλο3.C97:Φύλλο3.C100 Φύλλο3.D96:Φύλλο3.D96 Φύλλο3.D97:Φύλλο3.D100" xlink:href="./Object 2" xlink:type="simple" xlink:show="embed" xlink:actuate="onLoad">
              <loext:p/>
            </draw:object>
            <draw:image xlink:href="./ObjectReplacements/Object 2" xlink:type="simple" xlink:show="embed" xlink:actuate="onLoad"/>
          </draw:frame>
        </table:shapes>
        <table:table-column table:style-name="co1" table:default-cell-style-name="Default"/>
        <table:table-column table:style-name="co2" table:number-columns-repeated="1021" table:default-cell-style-name="Default"/>
        <table:table-row table:style-name="ro1">
          <table:table-cell table:style-name="ce5" office:value-type="string" calcext:value-type="string">
            <text:p>DATASET</text:p>
          </table:table-cell>
          <table:table-cell table:style-name="ce5" office:value-type="string" calcext:value-type="string">
            <text:p>THREAD1</text:p>
          </table:table-cell>
          <table:table-cell table:style-name="ce5" office:value-type="string" calcext:value-type="string">
            <text:p>THREAD2</text:p>
          </table:table-cell>
          <table:table-cell table:style-name="ce5" office:value-type="string" calcext:value-type="string">
            <text:p>THREAD4</text:p>
          </table:table-cell>
          <table:table-cell table:style-name="ce5" office:value-type="string" calcext:value-type="string">
            <text:p>THREAD8</text:p>
          </table:table-cell>
          <table:table-cell table:style-name="ce5"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office:value-type="string" calcext:value-type="string">
            <text:p>NEAT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float" office:value="91.45" calcext:value-type="float">
            <text:p>91,45</text:p>
          </table:table-cell>
          <table:table-cell office:value-type="float" office:value="49.79" calcext:value-type="float">
            <text:p>49,79</text:p>
          </table:table-cell>
          <table:table-cell office:value-type="float" office:value="31.57" calcext:value-type="float">
            <text:p>31,57</text:p>
          </table:table-cell>
          <table:table-cell office:value-type="float" office:value="18.8" calcext:value-type="float">
            <text:p>18,8</text:p>
          </table:table-cell>
          <table:table-cell office:value-type="float" office:value="21.43" calcext:value-type="float">
            <text:p>21,43</text:p>
          </table:table-cell>
          <table:table-cell office:value-type="float" office:value="5.51" calcext:value-type="float">
            <text:p>5,51</text:p>
          </table:table-cell>
          <table:table-cell office:value-type="float" office:value="18.97" calcext:value-type="float">
            <text:p>18,97</text:p>
          </table:table-cell>
          <table:table-cell office:value-type="float" office:value="1.484" calcext:value-type="float">
            <text:p>1,4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float" office:value="587.72" calcext:value-type="float">
            <text:p>587,72</text:p>
          </table:table-cell>
          <table:table-cell office:value-type="float" office:value="313.88" calcext:value-type="float">
            <text:p>313,88</text:p>
          </table:table-cell>
          <table:table-cell office:value-type="float" office:value="167.89" calcext:value-type="float">
            <text:p>167,89</text:p>
          </table:table-cell>
          <table:table-cell office:value-type="float" office:value="93.88" calcext:value-type="float">
            <text:p>93,88</text:p>
          </table:table-cell>
          <table:table-cell office:value-type="float" office:value="13.16" calcext:value-type="float">
            <text:p>13,16</text:p>
          </table:table-cell>
          <table:table-cell office:value-type="float" office:value="20.31" calcext:value-type="float">
            <text:p>20,31</text:p>
          </table:table-cell>
          <table:table-cell office:value-type="float" office:value="290.71" calcext:value-type="float">
            <text:p>290,71</text:p>
          </table:table-cell>
          <table:table-cell office:value-type="float" office:value="20.46" calcext:value-type="float">
            <text:p>20,4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LANCE</text:p>
          </table:table-cell>
          <table:table-cell office:value-type="float" office:value="494.86" calcext:value-type="float">
            <text:p>494,86</text:p>
          </table:table-cell>
          <table:table-cell office:value-type="float" office:value="265.49" calcext:value-type="float">
            <text:p>265,49</text:p>
          </table:table-cell>
          <table:table-cell office:value-type="float" office:value="144.38" calcext:value-type="float">
            <text:p>144,38</text:p>
          </table:table-cell>
          <table:table-cell office:value-type="float" office:value="75.98" calcext:value-type="float">
            <text:p>75,98</text:p>
          </table:table-cell>
          <table:table-cell office:value-type="float" office:value="91.19" calcext:value-type="float">
            <text:p>91,19</text:p>
          </table:table-cell>
          <table:table-cell office:value-type="float" office:value="9.16" calcext:value-type="float">
            <text:p>9,16</text:p>
          </table:table-cell>
          <table:table-cell office:value-type="float" office:value="103.791" calcext:value-type="float">
            <text:p>103,791</text:p>
          </table:table-cell>
          <table:table-cell office:value-type="float" office:value="105" calcext:value-type="float">
            <text:p>10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float" office:value="250.72" calcext:value-type="float">
            <text:p>250,72</text:p>
          </table:table-cell>
          <table:table-cell office:value-type="float" office:value="142.89" calcext:value-type="float">
            <text:p>142,89</text:p>
          </table:table-cell>
          <table:table-cell office:value-type="float" office:value="81.78" calcext:value-type="float">
            <text:p>81,78</text:p>
          </table:table-cell>
          <table:table-cell office:value-type="float" office:value="44.22" calcext:value-type="float">
            <text:p>44,22</text:p>
          </table:table-cell>
          <table:table-cell office:value-type="float" office:value="8.71" calcext:value-type="float">
            <text:p>8,71</text:p>
          </table:table-cell>
          <table:table-cell office:value-type="float" office:value="6.76" calcext:value-type="float">
            <text:p>6,76</text:p>
          </table:table-cell>
          <table:table-cell office:value-type="float" office:value="99.37" calcext:value-type="float">
            <text:p>99,37</text:p>
          </table:table-cell>
          <table:table-cell office:value-type="float" office:value="88.208" calcext:value-type="float">
            <text:p>88,20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float" office:value="336.35" calcext:value-type="float">
            <text:p>336,35</text:p>
          </table:table-cell>
          <table:table-cell office:value-type="float" office:value="189.49" calcext:value-type="float">
            <text:p>189,49</text:p>
          </table:table-cell>
          <table:table-cell office:value-type="float" office:value="116.69" calcext:value-type="float">
            <text:p>116,69</text:p>
          </table:table-cell>
          <table:table-cell office:value-type="float" office:value="66.25" calcext:value-type="float">
            <text:p>66,25</text:p>
          </table:table-cell>
          <table:table-cell office:value-type="float" office:value="31.38" calcext:value-type="float">
            <text:p>31,38</text:p>
          </table:table-cell>
          <table:table-cell office:value-type="float" office:value="14.79" calcext:value-type="float">
            <text:p>14,79</text:p>
          </table:table-cell>
          <table:table-cell office:value-type="float" office:value="221.16" calcext:value-type="float">
            <text:p>221,16</text:p>
          </table:table-cell>
          <table:table-cell office:value-type="float" office:value="20.826" calcext:value-type="float">
            <text:p>20,82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AYES-ROTH</text:p>
          </table:table-cell>
          <table:table-cell office:value-type="float" office:value="109.53" calcext:value-type="float">
            <text:p>109,53</text:p>
          </table:table-cell>
          <table:table-cell office:value-type="float" office:value="68.8" calcext:value-type="float">
            <text:p>68,8</text:p>
          </table:table-cell>
          <table:table-cell office:value-type="float" office:value="38.49" calcext:value-type="float">
            <text:p>38,49</text:p>
          </table:table-cell>
          <table:table-cell office:value-type="float" office:value="20.68" calcext:value-type="float">
            <text:p>20,68</text:p>
          </table:table-cell>
          <table:table-cell office:value-type="float" office:value="16.36" calcext:value-type="float">
            <text:p>16,36</text:p>
          </table:table-cell>
          <table:table-cell office:value-type="float" office:value="2.29" calcext:value-type="float">
            <text:p>2,29</text:p>
          </table:table-cell>
          <table:table-cell office:value-type="float" office:value="72.86" calcext:value-type="float">
            <text:p>72,86</text:p>
          </table:table-cell>
          <table:table-cell office:value-type="float" office:value="111.909" calcext:value-type="float">
            <text:p>111,90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</text:p>
          </table:table-cell>
          <table:table-cell office:value-type="float" office:value="220.32" calcext:value-type="float">
            <text:p>220,32</text:p>
          </table:table-cell>
          <table:table-cell office:value-type="float" office:value="121.8" calcext:value-type="float">
            <text:p>121,8</text:p>
          </table:table-cell>
          <table:table-cell office:value-type="float" office:value="73.63" calcext:value-type="float">
            <text:p>73,63</text:p>
          </table:table-cell>
          <table:table-cell office:value-type="float" office:value="38.59" calcext:value-type="float">
            <text:p>38,59</text:p>
          </table:table-cell>
          <table:table-cell office:value-type="float" office:value="4.56" calcext:value-type="float">
            <text:p>4,56</text:p>
          </table:table-cell>
          <table:table-cell office:value-type="float" office:value="5.73" calcext:value-type="float">
            <text:p>5,73</text:p>
          </table:table-cell>
          <table:table-cell office:value-type="float" office:value="183.028" calcext:value-type="float">
            <text:p>183,028</text:p>
          </table:table-cell>
          <table:table-cell office:value-type="float" office:value="113.554" calcext:value-type="float">
            <text:p>113,55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float" office:value="200.71" calcext:value-type="float">
            <text:p>200,71</text:p>
          </table:table-cell>
          <table:table-cell office:value-type="float" office:value="111.24" calcext:value-type="float">
            <text:p>111,24</text:p>
          </table:table-cell>
          <table:table-cell office:value-type="float" office:value="66.92" calcext:value-type="float">
            <text:p>66,92</text:p>
          </table:table-cell>
          <table:table-cell office:value-type="float" office:value="37.76" calcext:value-type="float">
            <text:p>37,76</text:p>
          </table:table-cell>
          <table:table-cell office:value-type="float" office:value="16.27" calcext:value-type="float">
            <text:p>16,27</text:p>
          </table:table-cell>
          <table:table-cell office:value-type="float" office:value="4.85" calcext:value-type="float">
            <text:p>4,85</text:p>
          </table:table-cell>
          <table:table-cell office:value-type="float" office:value="50.437" calcext:value-type="float">
            <text:p>50,437</text:p>
          </table:table-cell>
          <table:table-cell office:value-type="float" office:value="2.155" calcext:value-type="float">
            <text:p>2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float" office:value="328.38" calcext:value-type="float">
            <text:p>328,38</text:p>
          </table:table-cell>
          <table:table-cell office:value-type="float" office:value="187.02" calcext:value-type="float">
            <text:p>187,02</text:p>
          </table:table-cell>
          <table:table-cell office:value-type="float" office:value="111.23" calcext:value-type="float">
            <text:p>111,23</text:p>
          </table:table-cell>
          <table:table-cell office:value-type="float" office:value="65.7" calcext:value-type="float">
            <text:p>65,7</text:p>
          </table:table-cell>
          <table:table-cell office:value-type="float" office:value="40.59" calcext:value-type="float">
            <text:p>40,59</text:p>
          </table:table-cell>
          <table:table-cell office:value-type="float" office:value="7.8" calcext:value-type="float">
            <text:p>7,8</text:p>
          </table:table-cell>
          <table:table-cell office:value-type="float" office:value="107.713" calcext:value-type="float">
            <text:p>107,713</text:p>
          </table:table-cell>
          <table:table-cell office:value-type="float" office:value="11.825" calcext:value-type="float">
            <text:p>11,8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float" office:value="283.77" calcext:value-type="float">
            <text:p>283,77</text:p>
          </table:table-cell>
          <table:table-cell office:value-type="float" office:value="148.54" calcext:value-type="float">
            <text:p>148,54</text:p>
          </table:table-cell>
          <table:table-cell office:value-type="float" office:value="85.51" calcext:value-type="float">
            <text:p>85,51</text:p>
          </table:table-cell>
          <table:table-cell office:value-type="float" office:value="45.8" calcext:value-type="float">
            <text:p>45,8</text:p>
          </table:table-cell>
          <table:table-cell office:value-type="float" office:value="5.53" calcext:value-type="float">
            <text:p>5,53</text:p>
          </table:table-cell>
          <table:table-cell office:value-type="float" office:value="5.85" calcext:value-type="float">
            <text:p>5,85</text:p>
          </table:table-cell>
          <table:table-cell office:value-type="float" office:value="211.69" calcext:value-type="float">
            <text:p>211,69</text:p>
          </table:table-cell>
          <table:table-cell office:value-type="float" office:value="6.98" calcext:value-type="float">
            <text:p>6,9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float" office:value="674.05" calcext:value-type="float">
            <text:p>674,05</text:p>
          </table:table-cell>
          <table:table-cell office:value-type="float" office:value="351" calcext:value-type="float">
            <text:p>351</text:p>
          </table:table-cell>
          <table:table-cell office:value-type="float" office:value="199.54" calcext:value-type="float">
            <text:p>199,54</text:p>
          </table:table-cell>
          <table:table-cell office:value-type="float" office:value="101.66" calcext:value-type="float">
            <text:p>101,66</text:p>
          </table:table-cell>
          <table:table-cell office:value-type="float" office:value="38.9" calcext:value-type="float">
            <text:p>38,9</text:p>
          </table:table-cell>
          <table:table-cell office:value-type="float" office:value="13.17" calcext:value-type="float">
            <text:p>13,17</text:p>
          </table:table-cell>
          <table:table-cell office:value-type="float" office:value="401.16" calcext:value-type="float">
            <text:p>401,16</text:p>
          </table:table-cell>
          <table:table-cell office:value-type="float" office:value="13.038" calcext:value-type="float">
            <text:p>13,0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float" office:value="171.16" calcext:value-type="float">
            <text:p>171,16</text:p>
          </table:table-cell>
          <table:table-cell office:value-type="float" office:value="98.15" calcext:value-type="float">
            <text:p>98,15</text:p>
          </table:table-cell>
          <table:table-cell office:value-type="float" office:value="61.01" calcext:value-type="float">
            <text:p>61,01</text:p>
          </table:table-cell>
          <table:table-cell office:value-type="float" office:value="36.15" calcext:value-type="float">
            <text:p>36,15</text:p>
          </table:table-cell>
          <table:table-cell office:value-type="float" office:value="8.76" calcext:value-type="float">
            <text:p>8,76</text:p>
          </table:table-cell>
          <table:table-cell office:value-type="float" office:value="5.54" calcext:value-type="float">
            <text:p>5,54</text:p>
          </table:table-cell>
          <table:table-cell office:value-type="float" office:value="132.836" calcext:value-type="float">
            <text:p>132,836</text:p>
          </table:table-cell>
          <table:table-cell office:value-type="float" office:value="4.531" calcext:value-type="float">
            <text:p>4,53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</text:p>
          </table:table-cell>
          <table:table-cell office:value-type="float" office:value="628.73" calcext:value-type="float">
            <text:p>628,73</text:p>
          </table:table-cell>
          <table:table-cell office:value-type="float" office:value="336.71" calcext:value-type="float">
            <text:p>336,71</text:p>
          </table:table-cell>
          <table:table-cell office:value-type="float" office:value="179.995" calcext:value-type="float">
            <text:p>179,995</text:p>
          </table:table-cell>
          <table:table-cell office:value-type="float" office:value="96.14" calcext:value-type="float">
            <text:p>96,14</text:p>
          </table:table-cell>
          <table:table-cell office:value-type="float" office:value="117.4" calcext:value-type="float">
            <text:p>117,4</text:p>
          </table:table-cell>
          <table:table-cell office:value-type="float" office:value="13.76" calcext:value-type="float">
            <text:p>13,76</text:p>
          </table:table-cell>
          <table:table-cell office:value-type="float" office:value="584.48" calcext:value-type="float">
            <text:p>584,48</text:p>
          </table:table-cell>
          <table:table-cell office:value-type="float" office:value="15.542" calcext:value-type="float">
            <text:p>15,5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float" office:value="464.27" calcext:value-type="float">
            <text:p>464,27</text:p>
          </table:table-cell>
          <table:table-cell office:value-type="float" office:value="258.12" calcext:value-type="float">
            <text:p>258,12</text:p>
          </table:table-cell>
          <table:table-cell office:value-type="float" office:value="138.92" calcext:value-type="float">
            <text:p>138,92</text:p>
          </table:table-cell>
          <table:table-cell office:value-type="float" office:value="74.29" calcext:value-type="float">
            <text:p>74,29</text:p>
          </table:table-cell>
          <table:table-cell office:value-type="float" office:value="87.86" calcext:value-type="float">
            <text:p>87,86</text:p>
          </table:table-cell>
          <table:table-cell office:value-type="float" office:value="12.77" calcext:value-type="float">
            <text:p>12,77</text:p>
          </table:table-cell>
          <table:table-cell office:value-type="float" office:value="160.823" calcext:value-type="float">
            <text:p>160,823</text:p>
          </table:table-cell>
          <table:table-cell office:value-type="float" office:value="2.976" calcext:value-type="float">
            <text:p>2,97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float" office:value="522.9" calcext:value-type="float">
            <text:p>522,9</text:p>
          </table:table-cell>
          <table:table-cell office:value-type="float" office:value="274.7" calcext:value-type="float">
            <text:p>274,7</text:p>
          </table:table-cell>
          <table:table-cell office:value-type="float" office:value="148.91" calcext:value-type="float">
            <text:p>148,91</text:p>
          </table:table-cell>
          <table:table-cell office:value-type="float" office:value="81.71" calcext:value-type="float">
            <text:p>81,71</text:p>
          </table:table-cell>
          <table:table-cell office:value-type="float" office:value="7.15" calcext:value-type="float">
            <text:p>7,15</text:p>
          </table:table-cell>
          <table:table-cell office:value-type="float" office:value="20.45" calcext:value-type="float">
            <text:p>20,45</text:p>
          </table:table-cell>
          <table:table-cell office:value-type="float" office:value="475.55" calcext:value-type="float">
            <text:p>475,55</text:p>
          </table:table-cell>
          <table:table-cell office:value-type="float" office:value="20.804" calcext:value-type="float">
            <text:p>20,80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</text:p>
          </table:table-cell>
          <table:table-cell office:value-type="float" office:value="369.19" calcext:value-type="float">
            <text:p>369,19</text:p>
          </table:table-cell>
          <table:table-cell office:value-type="float" office:value="201.85" calcext:value-type="float">
            <text:p>201,85</text:p>
          </table:table-cell>
          <table:table-cell office:value-type="float" office:value="113.01" calcext:value-type="float">
            <text:p>113,01</text:p>
          </table:table-cell>
          <table:table-cell office:value-type="float" office:value="59.8" calcext:value-type="float">
            <text:p>59,8</text:p>
          </table:table-cell>
          <table:table-cell office:value-type="float" office:value="9.43" calcext:value-type="float">
            <text:p>9,43</text:p>
          </table:table-cell>
          <table:table-cell office:value-type="float" office:value="9.39" calcext:value-type="float">
            <text:p>9,39</text:p>
          </table:table-cell>
          <table:table-cell office:value-type="float" office:value="309.7" calcext:value-type="float">
            <text:p>309,7</text:p>
          </table:table-cell>
          <table:table-cell office:value-type="float" office:value="10.784" calcext:value-type="float">
            <text:p>10,78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EGMENT</text:p>
          </table:table-cell>
          <table:table-cell office:value-type="float" office:value="1935.78" calcext:value-type="float">
            <text:p>1935,78</text:p>
          </table:table-cell>
          <table:table-cell office:value-type="float" office:value="1007.15" calcext:value-type="float">
            <text:p>1007,15</text:p>
          </table:table-cell>
          <table:table-cell office:value-type="float" office:value="573.13" calcext:value-type="float">
            <text:p>573,13</text:p>
          </table:table-cell>
          <table:table-cell office:value-type="float" office:value="276.61" calcext:value-type="float">
            <text:p>276,61</text:p>
          </table:table-cell>
          <table:table-cell office:value-type="float" office:value="604.611" calcext:value-type="float">
            <text:p>604,611</text:p>
          </table:table-cell>
          <table:table-cell office:value-type="float" office:value="164.24" calcext:value-type="float">
            <text:p>164,24</text:p>
          </table:table-cell>
          <table:table-cell office:value-type="float" office:value="1032.497" calcext:value-type="float">
            <text:p>1032,497</text:p>
          </table:table-cell>
          <table:table-cell office:value-type="float" office:value="77.352" calcext:value-type="float">
            <text:p>77,35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</text:p>
          </table:table-cell>
          <table:table-cell office:value-type="float" office:value="234.58" calcext:value-type="float">
            <text:p>234,58</text:p>
          </table:table-cell>
          <table:table-cell office:value-type="float" office:value="154.95" calcext:value-type="float">
            <text:p>154,95</text:p>
          </table:table-cell>
          <table:table-cell office:value-type="float" office:value="95.61" calcext:value-type="float">
            <text:p>95,61</text:p>
          </table:table-cell>
          <table:table-cell office:value-type="float" office:value="65.02" calcext:value-type="float">
            <text:p>65,02</text:p>
          </table:table-cell>
          <table:table-cell office:value-type="float" office:value="31.87" calcext:value-type="float">
            <text:p>31,87</text:p>
          </table:table-cell>
          <table:table-cell office:value-type="float" office:value="12.3" calcext:value-type="float">
            <text:p>12,3</text:p>
          </table:table-cell>
          <table:table-cell office:value-type="float" office:value="168.48" calcext:value-type="float">
            <text:p>168,48</text:p>
          </table:table-cell>
          <table:table-cell office:value-type="float" office:value="21.171" calcext:value-type="float">
            <text:p>21,17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PIRAL</text:p>
          </table:table-cell>
          <table:table-cell office:value-type="float" office:value="187.18" calcext:value-type="float">
            <text:p>187,18</text:p>
          </table:table-cell>
          <table:table-cell office:value-type="float" office:value="137.28" calcext:value-type="float">
            <text:p>137,28</text:p>
          </table:table-cell>
          <table:table-cell office:value-type="float" office:value="57.36" calcext:value-type="float">
            <text:p>57,36</text:p>
          </table:table-cell>
          <table:table-cell office:value-type="float" office:value="38.03" calcext:value-type="float">
            <text:p>38,03</text:p>
          </table:table-cell>
          <table:table-cell office:value-type="float" office:value="53.19" calcext:value-type="float">
            <text:p>53,19</text:p>
          </table:table-cell>
          <table:table-cell office:value-type="float" office:value="29.4" calcext:value-type="float">
            <text:p>29,4</text:p>
          </table:table-cell>
          <table:table-cell office:value-type="float" office:value="360.719" calcext:value-type="float">
            <text:p>360,719</text:p>
          </table:table-cell>
          <table:table-cell office:value-type="float" office:value="20.585" calcext:value-type="float">
            <text:p>20,58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AE</text:p>
          </table:table-cell>
          <table:table-cell office:value-type="float" office:value="129.44" calcext:value-type="float">
            <text:p>129,44</text:p>
          </table:table-cell>
          <table:table-cell office:value-type="float" office:value="77.55" calcext:value-type="float">
            <text:p>77,55</text:p>
          </table:table-cell>
          <table:table-cell office:value-type="float" office:value="43.75" calcext:value-type="float">
            <text:p>43,75</text:p>
          </table:table-cell>
          <table:table-cell office:value-type="float" office:value="20.78" calcext:value-type="float">
            <text:p>20,78</text:p>
          </table:table-cell>
          <table:table-cell office:value-type="float" office:value="30.36" calcext:value-type="float">
            <text:p>30,36</text:p>
          </table:table-cell>
          <table:table-cell office:value-type="float" office:value="2.72" calcext:value-type="float">
            <text:p>2,72</text:p>
          </table:table-cell>
          <table:table-cell office:value-type="float" office:value="87.886" calcext:value-type="float">
            <text:p>87,886</text:p>
          </table:table-cell>
          <table:table-cell office:value-type="float" office:value="226.292" calcext:value-type="float">
            <text:p>226,29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</text:p>
          </table:table-cell>
          <table:table-cell office:value-type="float" office:value="485.21" calcext:value-type="float">
            <text:p>485,21</text:p>
          </table:table-cell>
          <table:table-cell office:value-type="float" office:value="252.7" calcext:value-type="float">
            <text:p>252,7</text:p>
          </table:table-cell>
          <table:table-cell office:value-type="float" office:value="156.19" calcext:value-type="float">
            <text:p>156,19</text:p>
          </table:table-cell>
          <table:table-cell office:value-type="float" office:value="85.9" calcext:value-type="float">
            <text:p>85,9</text:p>
          </table:table-cell>
          <table:table-cell office:value-type="float" office:value="9.58" calcext:value-type="float">
            <text:p>9,58</text:p>
          </table:table-cell>
          <table:table-cell office:value-type="float" office:value="23.76" calcext:value-type="float">
            <text:p>23,76</text:p>
          </table:table-cell>
          <table:table-cell office:value-type="float" office:value="408.875" calcext:value-type="float">
            <text:p>408,875</text:p>
          </table:table-cell>
          <table:table-cell office:value-type="float" office:value="4.303" calcext:value-type="float">
            <text:p>4,30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INE</text:p>
          </table:table-cell>
          <table:table-cell office:value-type="float" office:value="149.93" calcext:value-type="float">
            <text:p>149,93</text:p>
          </table:table-cell>
          <table:table-cell office:value-type="float" office:value="79.54" calcext:value-type="float">
            <text:p>79,54</text:p>
          </table:table-cell>
          <table:table-cell office:value-type="float" office:value="49.34" calcext:value-type="float">
            <text:p>49,34</text:p>
          </table:table-cell>
          <table:table-cell office:value-type="float" office:value="29.99" calcext:value-type="float">
            <text:p>29,99</text:p>
          </table:table-cell>
          <table:table-cell office:value-type="float" office:value="6.22" calcext:value-type="float">
            <text:p>6,22</text:p>
          </table:table-cell>
          <table:table-cell office:value-type="float" office:value="4.64" calcext:value-type="float">
            <text:p>4,64</text:p>
          </table:table-cell>
          <table:table-cell office:value-type="float" office:value="120.62" calcext:value-type="float">
            <text:p>120,62</text:p>
          </table:table-cell>
          <table:table-cell office:value-type="float" office:value="6.613" calcext:value-type="float">
            <text:p>6,61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</text:p>
          </table:table-cell>
          <table:table-cell office:value-type="float" office:value="265.97" calcext:value-type="float">
            <text:p>265,97</text:p>
          </table:table-cell>
          <table:table-cell office:value-type="float" office:value="144.77" calcext:value-type="float">
            <text:p>144,77</text:p>
          </table:table-cell>
          <table:table-cell office:value-type="float" office:value="85.28" calcext:value-type="float">
            <text:p>85,28</text:p>
          </table:table-cell>
          <table:table-cell office:value-type="float" office:value="48.39" calcext:value-type="float">
            <text:p>48,39</text:p>
          </table:table-cell>
          <table:table-cell office:value-type="float" office:value="3.74" calcext:value-type="float">
            <text:p>3,74</text:p>
          </table:table-cell>
          <table:table-cell office:value-type="float" office:value="9.06" calcext:value-type="float">
            <text:p>9,06</text:p>
          </table:table-cell>
          <table:table-cell office:value-type="float" office:value="167.443" calcext:value-type="float">
            <text:p>167,443</text:p>
          </table:table-cell>
          <table:table-cell office:value-type="float" office:value="2.537" calcext:value-type="float">
            <text:p>2,53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_NF_S</text:p>
          </table:table-cell>
          <table:table-cell office:value-type="float" office:value="447.12" calcext:value-type="float">
            <text:p>447,12</text:p>
          </table:table-cell>
          <table:table-cell office:value-type="float" office:value="237.32" calcext:value-type="float">
            <text:p>237,32</text:p>
          </table:table-cell>
          <table:table-cell office:value-type="float" office:value="133.78" calcext:value-type="float">
            <text:p>133,78</text:p>
          </table:table-cell>
          <table:table-cell office:value-type="float" office:value="65.51" calcext:value-type="float">
            <text:p>65,51</text:p>
          </table:table-cell>
          <table:table-cell office:value-type="float" office:value="6.22" calcext:value-type="float">
            <text:p>6,22</text:p>
          </table:table-cell>
          <table:table-cell office:value-type="float" office:value="14.47" calcext:value-type="float">
            <text:p>14,47</text:p>
          </table:table-cell>
          <table:table-cell office:value-type="float" office:value="357.24" calcext:value-type="float">
            <text:p>357,24</text:p>
          </table:table-cell>
          <table:table-cell office:value-type="float" office:value="18.942" calcext:value-type="float">
            <text:p>18,94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NF_S</text:p>
          </table:table-cell>
          <table:table-cell office:value-type="float" office:value="402.38" calcext:value-type="float">
            <text:p>402,38</text:p>
          </table:table-cell>
          <table:table-cell office:value-type="float" office:value="206.75" calcext:value-type="float">
            <text:p>206,75</text:p>
          </table:table-cell>
          <table:table-cell office:value-type="float" office:value="119.78" calcext:value-type="float">
            <text:p>119,78</text:p>
          </table:table-cell>
          <table:table-cell office:value-type="float" office:value="65.82" calcext:value-type="float">
            <text:p>65,82</text:p>
          </table:table-cell>
          <table:table-cell office:value-type="float" office:value="3.56" calcext:value-type="float">
            <text:p>3,56</text:p>
          </table:table-cell>
          <table:table-cell office:value-type="float" office:value="15.07" calcext:value-type="float">
            <text:p>15,07</text:p>
          </table:table-cell>
          <table:table-cell office:value-type="float" office:value="246.85" calcext:value-type="float">
            <text:p>246,85</text:p>
          </table:table-cell>
          <table:table-cell office:value-type="float" office:value="3.155" calcext:value-type="float">
            <text:p>3,15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</text:p>
          </table:table-cell>
          <table:table-cell office:value-type="float" office:value="95.88" calcext:value-type="float">
            <text:p>95,88</text:p>
          </table:table-cell>
          <table:table-cell office:value-type="float" office:value="53.16" calcext:value-type="float">
            <text:p>53,16</text:p>
          </table:table-cell>
          <table:table-cell office:value-type="float" office:value="34.55" calcext:value-type="float">
            <text:p>34,55</text:p>
          </table:table-cell>
          <table:table-cell office:value-type="float" office:value="22.2" calcext:value-type="float">
            <text:p>22,2</text:p>
          </table:table-cell>
          <table:table-cell office:value-type="float" office:value="3.65" calcext:value-type="float">
            <text:p>3,65</text:p>
          </table:table-cell>
          <table:table-cell office:value-type="float" office:value="2.08" calcext:value-type="float">
            <text:p>2,08</text:p>
          </table:table-cell>
          <table:table-cell office:value-type="float" office:value="28.667" calcext:value-type="float">
            <text:p>28,667</text:p>
          </table:table-cell>
          <table:table-cell office:value-type="float" office:value="4.99" calcext:value-type="float">
            <text:p>4,99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NDS</text:p>
          </table:table-cell>
          <table:table-cell office:value-type="float" office:value="279.36" calcext:value-type="float">
            <text:p>279,36</text:p>
          </table:table-cell>
          <table:table-cell office:value-type="float" office:value="147.68" calcext:value-type="float">
            <text:p>147,68</text:p>
          </table:table-cell>
          <table:table-cell office:value-type="float" office:value="79.05" calcext:value-type="float">
            <text:p>79,05</text:p>
          </table:table-cell>
          <table:table-cell office:value-type="float" office:value="51.39" calcext:value-type="float">
            <text:p>51,39</text:p>
          </table:table-cell>
          <table:table-cell office:value-type="float" office:value="2.53" calcext:value-type="float">
            <text:p>2,53</text:p>
          </table:table-cell>
          <table:table-cell office:value-type="float" office:value="12.02" calcext:value-type="float">
            <text:p>12,02</text:p>
          </table:table-cell>
          <table:table-cell office:value-type="float" office:value="209.709" calcext:value-type="float">
            <text:p>209,709</text:p>
          </table:table-cell>
          <table:table-cell office:value-type="float" office:value="13.536" calcext:value-type="float">
            <text:p>13,536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BALONE</text:p>
          </table:table-cell>
          <table:table-cell office:value-type="float" office:value="3007.04" calcext:value-type="float">
            <text:p>3007,04</text:p>
          </table:table-cell>
          <table:table-cell office:value-type="float" office:value="1626.07" calcext:value-type="float">
            <text:p>1626,07</text:p>
          </table:table-cell>
          <table:table-cell office:value-type="float" office:value="856.94" calcext:value-type="float">
            <text:p>856,94</text:p>
          </table:table-cell>
          <table:table-cell office:value-type="float" office:value="467.97" calcext:value-type="float">
            <text:p>467,97</text:p>
          </table:table-cell>
          <table:table-cell office:value-type="float" office:value="338.22" calcext:value-type="float">
            <text:p>338,22</text:p>
          </table:table-cell>
          <table:table-cell office:value-type="float" office:value="65.99" calcext:value-type="float">
            <text:p>65,99</text:p>
          </table:table-cell>
          <table:table-cell office:value-type="float" office:value="452.17" calcext:value-type="float">
            <text:p>452,17</text:p>
          </table:table-cell>
          <table:table-cell office:value-type="float" office:value="76.994" calcext:value-type="float">
            <text:p>76,99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IRFOIL</text:p>
          </table:table-cell>
          <table:table-cell office:value-type="float" office:value="1202.03" calcext:value-type="float">
            <text:p>1202,03</text:p>
          </table:table-cell>
          <table:table-cell office:value-type="float" office:value="643.7" calcext:value-type="float">
            <text:p>643,7</text:p>
          </table:table-cell>
          <table:table-cell office:value-type="float" office:value="358.65" calcext:value-type="float">
            <text:p>358,65</text:p>
          </table:table-cell>
          <table:table-cell office:value-type="float" office:value="184.47" calcext:value-type="float">
            <text:p>184,47</text:p>
          </table:table-cell>
          <table:table-cell office:value-type="float" office:value="136.65" calcext:value-type="float">
            <text:p>136,65</text:p>
          </table:table-cell>
          <table:table-cell office:value-type="float" office:value="68.17" calcext:value-type="float">
            <text:p>68,17</text:p>
          </table:table-cell>
          <table:table-cell office:value-type="float" office:value="566.373" calcext:value-type="float">
            <text:p>566,373</text:p>
          </table:table-cell>
          <table:table-cell office:value-type="float" office:value="110.932" calcext:value-type="float">
            <text:p>110,93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ASEBALL</text:p>
          </table:table-cell>
          <table:table-cell office:value-type="float" office:value="295.49" calcext:value-type="float">
            <text:p>295,49</text:p>
          </table:table-cell>
          <table:table-cell office:value-type="float" office:value="153.62" calcext:value-type="float">
            <text:p>153,62</text:p>
          </table:table-cell>
          <table:table-cell office:value-type="float" office:value="94.37" calcext:value-type="float">
            <text:p>94,37</text:p>
          </table:table-cell>
          <table:table-cell office:value-type="float" office:value="54.47" calcext:value-type="float">
            <text:p>54,47</text:p>
          </table:table-cell>
          <table:table-cell office:value-type="float" office:value="89.71" calcext:value-type="float">
            <text:p>89,71</text:p>
          </table:table-cell>
          <table:table-cell office:value-type="float" office:value="25.07" calcext:value-type="float">
            <text:p>25,07</text:p>
          </table:table-cell>
          <table:table-cell office:value-type="float" office:value="263.75" calcext:value-type="float">
            <text:p>263,75</text:p>
          </table:table-cell>
          <table:table-cell office:value-type="float" office:value="11.334" calcext:value-type="float">
            <text:p>11,33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K</text:p>
          </table:table-cell>
          <table:table-cell office:value-type="float" office:value="82.24" calcext:value-type="float">
            <text:p>82,24</text:p>
          </table:table-cell>
          <table:table-cell office:value-type="float" office:value="48.49" calcext:value-type="float">
            <text:p>48,49</text:p>
          </table:table-cell>
          <table:table-cell office:value-type="float" office:value="27.86" calcext:value-type="float">
            <text:p>27,86</text:p>
          </table:table-cell>
          <table:table-cell office:value-type="float" office:value="17.91" calcext:value-type="float">
            <text:p>17,91</text:p>
          </table:table-cell>
          <table:table-cell office:value-type="float" office:value="0.35" calcext:value-type="float">
            <text:p>0,35</text:p>
          </table:table-cell>
          <table:table-cell office:value-type="float" office:value="1.5" calcext:value-type="float">
            <text:p>1,5</text:p>
          </table:table-cell>
          <table:table-cell office:value-type="float" office:value="55.81" calcext:value-type="float">
            <text:p>55,81</text:p>
          </table:table-cell>
          <table:table-cell office:value-type="float" office:value="2.783" calcext:value-type="float">
            <text:p>2,7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BL</text:p>
          </table:table-cell>
          <table:table-cell office:value-type="float" office:value="37.71" calcext:value-type="float">
            <text:p>37,71</text:p>
          </table:table-cell>
          <table:table-cell office:value-type="float" office:value="22.43" calcext:value-type="float">
            <text:p>22,43</text:p>
          </table:table-cell>
          <table:table-cell office:value-type="float" office:value="16.64" calcext:value-type="float">
            <text:p>16,64</text:p>
          </table:table-cell>
          <table:table-cell office:value-type="float" office:value="10.77" calcext:value-type="float">
            <text:p>10,77</text:p>
          </table:table-cell>
          <table:table-cell office:value-type="float" office:value="0.34" calcext:value-type="float">
            <text:p>0,34</text:p>
          </table:table-cell>
          <table:table-cell office:value-type="float" office:value="0.76" calcext:value-type="float">
            <text:p>0,76</text:p>
          </table:table-cell>
          <table:table-cell office:value-type="float" office:value="34.11" calcext:value-type="float">
            <text:p>34,11</text:p>
          </table:table-cell>
          <table:table-cell office:value-type="float" office:value="1.395" calcext:value-type="float">
            <text:p>1,3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ONCRETE</text:p>
          </table:table-cell>
          <table:table-cell office:value-type="float" office:value="885.38" calcext:value-type="float">
            <text:p>885,38</text:p>
          </table:table-cell>
          <table:table-cell office:value-type="float" office:value="446.03" calcext:value-type="float">
            <text:p>446,03</text:p>
          </table:table-cell>
          <table:table-cell office:value-type="float" office:value="236.16" calcext:value-type="float">
            <text:p>236,16</text:p>
          </table:table-cell>
          <table:table-cell office:value-type="float" office:value="124.72" calcext:value-type="float">
            <text:p>124,72</text:p>
          </table:table-cell>
          <table:table-cell office:value-type="float" office:value="65.2" calcext:value-type="float">
            <text:p>65,2</text:p>
          </table:table-cell>
          <table:table-cell office:value-type="float" office:value="18.15" calcext:value-type="float">
            <text:p>18,15</text:p>
          </table:table-cell>
          <table:table-cell office:value-type="float" office:value="348.337" calcext:value-type="float">
            <text:p>348,337</text:p>
          </table:table-cell>
          <table:table-cell office:value-type="float" office:value="19.521" calcext:value-type="float">
            <text:p>19,521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NT</text:p>
          </table:table-cell>
          <table:table-cell office:value-type="float" office:value="12.99" calcext:value-type="float">
            <text:p>12,99</text:p>
          </table:table-cell>
          <table:table-cell office:value-type="float" office:value="8.09" calcext:value-type="float">
            <text:p>8,09</text:p>
          </table:table-cell>
          <table:table-cell office:value-type="float" office:value="8.46" calcext:value-type="float">
            <text:p>8,46</text:p>
          </table:table-cell>
          <table:table-cell office:value-type="float" office:value="6.4" calcext:value-type="float">
            <text:p>6,4</text:p>
          </table:table-cell>
          <table:table-cell office:value-type="float" office:value="0.14" calcext:value-type="float">
            <text:p>0,14</text:p>
          </table:table-cell>
          <table:table-cell office:value-type="float" office:value="1.85" calcext:value-type="float">
            <text:p>1,85</text:p>
          </table:table-cell>
          <table:table-cell office:value-type="float" office:value="18.43" calcext:value-type="float">
            <text:p>18,43</text:p>
          </table:table-cell>
          <table:table-cell office:value-type="float" office:value="1.644" calcext:value-type="float">
            <text:p>1,64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IABETES</text:p>
          </table:table-cell>
          <table:table-cell office:value-type="float" office:value="7.7" calcext:value-type="float">
            <text:p>7,7</text:p>
          </table:table-cell>
          <table:table-cell office:value-type="float" office:value="5.94" calcext:value-type="float">
            <text:p>5,94</text:p>
          </table:table-cell>
          <table:table-cell office:value-type="float" office:value="7.21" calcext:value-type="float">
            <text:p>7,21</text:p>
          </table:table-cell>
          <table:table-cell office:value-type="float" office:value="4.68" calcext:value-type="float">
            <text:p>4,68</text:p>
          </table:table-cell>
          <table:table-cell office:value-type="float" office:value="2.6" calcext:value-type="float">
            <text:p>2,6</text:p>
          </table:table-cell>
          <table:table-cell office:value-type="float" office:value="1.64" calcext:value-type="float">
            <text:p>1,64</text:p>
          </table:table-cell>
          <table:table-cell office:value-type="float" office:value="5.2" calcext:value-type="float">
            <text:p>5,2</text:p>
          </table:table-cell>
          <table:table-cell office:value-type="float" office:value="1.995" calcext:value-type="float">
            <text:p>1,99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OUSING</text:p>
          </table:table-cell>
          <table:table-cell office:value-type="float" office:value="429.74" calcext:value-type="float">
            <text:p>429,74</text:p>
          </table:table-cell>
          <table:table-cell office:value-type="float" office:value="244.59" calcext:value-type="float">
            <text:p>244,59</text:p>
          </table:table-cell>
          <table:table-cell office:value-type="float" office:value="124.66" calcext:value-type="float">
            <text:p>124,66</text:p>
          </table:table-cell>
          <table:table-cell office:value-type="float" office:value="69.78" calcext:value-type="float">
            <text:p>69,78</text:p>
          </table:table-cell>
          <table:table-cell office:value-type="float" office:value="16.82" calcext:value-type="float">
            <text:p>16,82</text:p>
          </table:table-cell>
          <table:table-cell office:value-type="float" office:value="11.47" calcext:value-type="float">
            <text:p>11,47</text:p>
          </table:table-cell>
          <table:table-cell office:value-type="float" office:value="426.37" calcext:value-type="float">
            <text:p>426,37</text:p>
          </table:table-cell>
          <table:table-cell office:value-type="float" office:value="114.302" calcext:value-type="float">
            <text:p>114,302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FA</text:p>
          </table:table-cell>
          <table:table-cell office:value-type="float" office:value="188.84" calcext:value-type="float">
            <text:p>188,84</text:p>
          </table:table-cell>
          <table:table-cell office:value-type="float" office:value="100.65" calcext:value-type="float">
            <text:p>100,65</text:p>
          </table:table-cell>
          <table:table-cell office:value-type="float" office:value="55.63" calcext:value-type="float">
            <text:p>55,63</text:p>
          </table:table-cell>
          <table:table-cell office:value-type="float" office:value="35.12" calcext:value-type="float">
            <text:p>35,12</text:p>
          </table:table-cell>
          <table:table-cell office:value-type="float" office:value="3.8" calcext:value-type="float">
            <text:p>3,8</text:p>
          </table:table-cell>
          <table:table-cell office:value-type="float" office:value="6.1" calcext:value-type="float">
            <text:p>6,1</text:p>
          </table:table-cell>
          <table:table-cell office:value-type="float" office:value="130.527" calcext:value-type="float">
            <text:p>130,527</text:p>
          </table:table-cell>
          <table:table-cell office:value-type="float" office:value="9.853" calcext:value-type="float">
            <text:p>9,85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B</text:p>
          </table:table-cell>
          <table:table-cell office:value-type="float" office:value="8.9" calcext:value-type="float">
            <text:p>8,9</text:p>
          </table:table-cell>
          <table:table-cell office:value-type="float" office:value="6.48" calcext:value-type="float">
            <text:p>6,48</text:p>
          </table:table-cell>
          <table:table-cell office:value-type="float" office:value="6.66" calcext:value-type="float">
            <text:p>6,66</text:p>
          </table:table-cell>
          <table:table-cell office:value-type="float" office:value="4.34" calcext:value-type="float">
            <text:p>4,34</text:p>
          </table:table-cell>
          <table:table-cell office:value-type="float" office:value="0.09" calcext:value-type="float">
            <text:p>0,09</text:p>
          </table:table-cell>
          <table:table-cell office:value-type="float" office:value="0.86" calcext:value-type="float">
            <text:p>0,86</text:p>
          </table:table-cell>
          <table:table-cell office:value-type="float" office:value="9.896" calcext:value-type="float">
            <text:p>9,896</text:p>
          </table:table-cell>
          <table:table-cell office:value-type="float" office:value="1.864" calcext:value-type="float">
            <text:p>1,864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QUAKE</text:p>
          </table:table-cell>
          <table:table-cell office:value-type="float" office:value="299.89" calcext:value-type="float">
            <text:p>299,89</text:p>
          </table:table-cell>
          <table:table-cell office:value-type="float" office:value="153.36" calcext:value-type="float">
            <text:p>153,36</text:p>
          </table:table-cell>
          <table:table-cell office:value-type="float" office:value="113.09" calcext:value-type="float">
            <text:p>113,09</text:p>
          </table:table-cell>
          <table:table-cell office:value-type="float" office:value="53.92" calcext:value-type="float">
            <text:p>53,92</text:p>
          </table:table-cell>
          <table:table-cell office:value-type="float" office:value="18.99" calcext:value-type="float">
            <text:p>18,99</text:p>
          </table:table-cell>
          <table:table-cell office:value-type="float" office:value="33.54" calcext:value-type="float">
            <text:p>33,54</text:p>
          </table:table-cell>
          <table:table-cell office:value-type="float" office:value="325.189" calcext:value-type="float">
            <text:p>325,189</text:p>
          </table:table-cell>
          <table:table-cell office:value-type="float" office:value="26.925" calcext:value-type="float">
            <text:p>26,925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Y</text:p>
          </table:table-cell>
          <table:table-cell office:value-type="float" office:value="81.34" calcext:value-type="float">
            <text:p>81,34</text:p>
          </table:table-cell>
          <table:table-cell office:value-type="float" office:value="55.15" calcext:value-type="float">
            <text:p>55,15</text:p>
          </table:table-cell>
          <table:table-cell office:value-type="float" office:value="37.6" calcext:value-type="float">
            <text:p>37,6</text:p>
          </table:table-cell>
          <table:table-cell office:value-type="float" office:value="32.54" calcext:value-type="float">
            <text:p>32,54</text:p>
          </table:table-cell>
          <table:table-cell office:value-type="float" office:value="1.65" calcext:value-type="float">
            <text:p>1,65</text:p>
          </table:table-cell>
          <table:table-cell office:value-type="float" office:value="2.3" calcext:value-type="float">
            <text:p>2,3</text:p>
          </table:table-cell>
          <table:table-cell office:value-type="float" office:value="35.989" calcext:value-type="float">
            <text:p>35,989</text:p>
          </table:table-cell>
          <table:table-cell office:value-type="float" office:value="1.938" calcext:value-type="float">
            <text:p>1,9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ANKARA</text:p>
          </table:table-cell>
          <table:table-cell office:value-type="float" office:value="1388.207" calcext:value-type="float">
            <text:p>1388,207</text:p>
          </table:table-cell>
          <table:table-cell office:value-type="float" office:value="649.33" calcext:value-type="float">
            <text:p>649,33</text:p>
          </table:table-cell>
          <table:table-cell office:value-type="float" office:value="356.27" calcext:value-type="float">
            <text:p>356,27</text:p>
          </table:table-cell>
          <table:table-cell office:value-type="float" office:value="170.55" calcext:value-type="float">
            <text:p>170,55</text:p>
          </table:table-cell>
          <table:table-cell office:value-type="float" office:value="30.96" calcext:value-type="float">
            <text:p>30,96</text:p>
          </table:table-cell>
          <table:table-cell office:value-type="float" office:value="28.1" calcext:value-type="float">
            <text:p>28,1</text:p>
          </table:table-cell>
          <table:table-cell office:value-type="float" office:value="160.72" calcext:value-type="float">
            <text:p>160,72</text:p>
          </table:table-cell>
          <table:table-cell office:value-type="float" office:value="4.238" calcext:value-type="float">
            <text:p>4,23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DEE</text:p>
          </table:table-cell>
          <table:table-cell office:value-type="float" office:value="302.27" calcext:value-type="float">
            <text:p>302,27</text:p>
          </table:table-cell>
          <table:table-cell office:value-type="float" office:value="157.07" calcext:value-type="float">
            <text:p>157,07</text:p>
          </table:table-cell>
          <table:table-cell office:value-type="float" office:value="84.76" calcext:value-type="float">
            <text:p>84,76</text:p>
          </table:table-cell>
          <table:table-cell office:value-type="float" office:value="47.61" calcext:value-type="float">
            <text:p>47,61</text:p>
          </table:table-cell>
          <table:table-cell office:value-type="float" office:value="8.25" calcext:value-type="float">
            <text:p>8,25</text:p>
          </table:table-cell>
          <table:table-cell office:value-type="float" office:value="7.45" calcext:value-type="float">
            <text:p>7,45</text:p>
          </table:table-cell>
          <table:table-cell office:value-type="float" office:value="273.86" calcext:value-type="float">
            <text:p>273,86</text:p>
          </table:table-cell>
          <table:table-cell office:value-type="float" office:value="7.157" calcext:value-type="float">
            <text:p>7,15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ORTGAGE</text:p>
          </table:table-cell>
          <table:table-cell office:value-type="float" office:value="868.13" calcext:value-type="float">
            <text:p>868,13</text:p>
          </table:table-cell>
          <table:table-cell office:value-type="float" office:value="429.84" calcext:value-type="float">
            <text:p>429,84</text:p>
          </table:table-cell>
          <table:table-cell office:value-type="float" office:value="239.09" calcext:value-type="float">
            <text:p>239,09</text:p>
          </table:table-cell>
          <table:table-cell office:value-type="float" office:value="113.19" calcext:value-type="float">
            <text:p>113,19</text:p>
          </table:table-cell>
          <table:table-cell office:value-type="float" office:value="16.9" calcext:value-type="float">
            <text:p>16,9</text:p>
          </table:table-cell>
          <table:table-cell office:value-type="float" office:value="33.03" calcext:value-type="float">
            <text:p>33,03</text:p>
          </table:table-cell>
          <table:table-cell office:value-type="float" office:value="565.516" calcext:value-type="float">
            <text:p>565,516</text:p>
          </table:table-cell>
          <table:table-cell office:value-type="float" office:value="30.018" calcext:value-type="float">
            <text:p>30,018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TREASURE</text:p>
          </table:table-cell>
          <table:table-cell office:value-type="float" office:value="883.88" calcext:value-type="float">
            <text:p>883,88</text:p>
          </table:table-cell>
          <table:table-cell office:value-type="float" office:value="410.65" calcext:value-type="float">
            <text:p>410,65</text:p>
          </table:table-cell>
          <table:table-cell office:value-type="float" office:value="222.98" calcext:value-type="float">
            <text:p>222,98</text:p>
          </table:table-cell>
          <table:table-cell office:value-type="float" office:value="110.05" calcext:value-type="float">
            <text:p>110,05</text:p>
          </table:table-cell>
          <table:table-cell office:value-type="float" office:value="15.34" calcext:value-type="float">
            <text:p>15,34</text:p>
          </table:table-cell>
          <table:table-cell office:value-type="float" office:value="33.19" calcext:value-type="float">
            <text:p>33,19</text:p>
          </table:table-cell>
          <table:table-cell office:value-type="string" calcext:value-type="string">
            <text:p>x</text:p>
          </table:table-cell>
          <table:table-cell office:value-type="float" office:value="30.27" calcext:value-type="float">
            <text:p>30,27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AGE-BLOCKS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131.32" calcext:value-type="float">
            <text:p>1131,32</text:p>
          </table:table-cell>
          <table:table-cell office:value-type="float" office:value="569.73" calcext:value-type="float">
            <text:p>569,73</text:p>
          </table:table-cell>
          <table:table-cell office:value-type="float" office:value="550.39" calcext:value-type="float">
            <text:p>550,39</text:p>
          </table:table-cell>
          <table:table-cell office:value-type="float" office:value="129.55" calcext:value-type="float">
            <text:p>129,55</text:p>
          </table:table-cell>
          <table:table-cell office:value-type="string" calcext:value-type="string">
            <text:p>x</text:p>
          </table:table-cell>
          <table:table-cell office:value-type="float" office:value="71.983" calcext:value-type="float">
            <text:p>71,983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float" office:value="135.81" calcext:value-type="float">
            <text:p>135,81</text:p>
          </table:table-cell>
          <table:table-cell office:value-type="float" office:value="83.34" calcext:value-type="float">
            <text:p>83,34</text:p>
          </table:table-cell>
          <table:table-cell office:value-type="float" office:value="46.94" calcext:value-type="float">
            <text:p>46,94</text:p>
          </table:table-cell>
          <table:table-cell office:value-type="float" office:value="31.51" calcext:value-type="float">
            <text:p>31,51</text:p>
          </table:table-cell>
          <table:table-cell office:value-type="float" office:value="14.92" calcext:value-type="float">
            <text:p>14,92</text:p>
          </table:table-cell>
          <table:table-cell office:value-type="float" office:value="3.97" calcext:value-type="float">
            <text:p>3,97</text:p>
          </table:table-cell>
          <table:table-cell office:value-type="float" office:value="56.1" calcext:value-type="float">
            <text:p>56,1</text:p>
          </table:table-cell>
          <table:table-cell office:value-type="float" office:value="6.523" calcext:value-type="float">
            <text:p>6,523</text:p>
          </table:table-cell>
          <table:table-cell table:number-columns-repeated="1013"/>
        </table:table-row>
        <table:table-row table:style-name="ro1" table:number-rows-repeated="2">
          <table:table-cell table:number-columns-repeated="1022"/>
        </table:table-row>
        <table:table-row table:style-name="ro2">
          <table:table-cell table:style-name="ce11"/>
          <table:table-cell table:style-name="ce11" table:formula="of:=AVERAGE([.B2:.B47])" office:value-type="float" office:value="534.341456521739" calcext:value-type="float">
            <text:p>534,341456521739</text:p>
          </table:table-cell>
          <table:table-cell table:style-name="ce11" table:formula="of:=AVERAGE([.C2:.C47])" office:value-type="float" office:value="284.271086956522" calcext:value-type="float">
            <text:p>284,271086956522</text:p>
          </table:table-cell>
          <table:table-cell table:style-name="ce11" table:formula="of:=AVERAGE([.D2:.D47])" office:value-type="float" office:value="156.795326086957" calcext:value-type="float">
            <text:p>156,795326086957</text:p>
          </table:table-cell>
          <table:table-cell table:style-name="ce11" table:formula="of:=AVERAGE([.E2:.E47])" office:value-type="float" office:value="83.4082608695652" calcext:value-type="float">
            <text:p>83,4082608695652</text:p>
          </table:table-cell>
          <table:table-cell table:style-name="ce11" table:formula="of:=AVERAGE([.F2:.F47])" office:value-type="float" office:value="56.2071956521739" calcext:value-type="float">
            <text:p>56,2071956521739</text:p>
          </table:table-cell>
          <table:table-cell table:style-name="ce11" table:formula="of:=AVERAGE([.G2:.G47])" office:value-type="float" office:value="20.0126086956522" calcext:value-type="float">
            <text:p>20,0126086956522</text:p>
          </table:table-cell>
          <table:table-cell table:style-name="ce11" table:formula="of:=AVERAGE([.H2:.H47])" office:value-type="float" office:value="235.036613636364" calcext:value-type="float">
            <text:p>235,036613636364</text:p>
          </table:table-cell>
          <table:table-cell table:style-name="ce11" table:formula="of:=AVERAGE([.I2:.I47])" office:value-type="float" office:value="32.2004565217391" calcext:value-type="float">
            <text:p>32,2004565217391</text:p>
          </table:table-cell>
          <table:table-cell table:style-name="ce11" table:number-columns-repeated="1013"/>
        </table:table-row>
        <table:table-row table:style-name="ro1">
          <table:table-cell office:value-type="string" calcext:value-type="string">
            <text:p>AVERAGE/30</text:p>
          </table:table-cell>
          <table:table-cell table:style-name="ce5" table:formula="of:=[.B50]/30" office:value-type="float" office:value="17.811381884058" calcext:value-type="float">
            <text:p>17,811381884058</text:p>
          </table:table-cell>
          <table:table-cell table:style-name="ce5" table:formula="of:=[.C50]/30" office:value-type="float" office:value="9.47570289855073" calcext:value-type="float">
            <text:p>9,47570289855073</text:p>
          </table:table-cell>
          <table:table-cell table:style-name="ce5" table:formula="of:=[.D50]/30" office:value-type="float" office:value="5.22651086956522" calcext:value-type="float">
            <text:p>5,22651086956522</text:p>
          </table:table-cell>
          <table:table-cell table:style-name="ce5" table:formula="of:=[.E50]/30" office:value-type="float" office:value="2.78027536231884" calcext:value-type="float">
            <text:p>2,78027536231884</text:p>
          </table:table-cell>
          <table:table-cell table:style-name="ce5" table:formula="of:=[.F50]/30" office:value-type="float" office:value="1.8735731884058" calcext:value-type="float">
            <text:p>1,8735731884058</text:p>
          </table:table-cell>
          <table:table-cell table:style-name="ce5" table:formula="of:=[.G50]/30" office:value-type="float" office:value="0.667086956521739" calcext:value-type="float">
            <text:p>0,667086956521739</text:p>
          </table:table-cell>
          <table:table-cell table:style-name="ce5" table:formula="of:=[.H50]/30" office:value-type="float" office:value="7.83455378787879" calcext:value-type="float">
            <text:p>7,83455378787879</text:p>
          </table:table-cell>
          <table:table-cell table:style-name="ce5" table:formula="of:=[.I50]/30" office:value-type="float" office:value="1.07334855072464" calcext:value-type="float">
            <text:p>1,07334855072464</text:p>
          </table:table-cell>
          <table:table-cell table:number-columns-repeated="1013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office:value-type="string" calcext:value-type="string">
            <text:p>THREADS 2</text:p>
          </table:table-cell>
          <table:table-cell office:value-type="string" calcext:value-type="string">
            <text:p>THREADS 4</text:p>
          </table:table-cell>
          <table:table-cell office:value-type="string" calcext:value-type="string">
            <text:p>THREADS 8</text:p>
          </table:table-cell>
          <table:table-cell office:value-type="string" calcext:value-type="string">
            <text:p>ADAM</text:p>
          </table:table-cell>
          <table:table-cell office:value-type="string" calcext:value-type="string">
            <text:p>RPROP</text:p>
          </table:table-cell>
          <table:table-cell office:value-type="string" calcext:value-type="string">
            <text:p>GENETIC</text:p>
          </table:table-cell>
          <table:table-cell table:number-columns-repeated="1014"/>
        </table:table-row>
        <table:table-row table:style-name="ro1">
          <table:table-cell table:number-columns-repeated="1022"/>
        </table:table-row>
        <table:table-row table:style-name="ro1">
          <table:table-cell office:value-type="string" calcext:value-type="string">
            <text:p>THREAD1</text:p>
          </table:table-cell>
          <table:table-cell office:value-type="float" office:value="17.8" calcext:value-type="float">
            <text:p>17,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2 </text:p>
          </table:table-cell>
          <table:table-cell office:value-type="float" office:value="9.48" calcext:value-type="float">
            <text:p>9,4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4</text:p>
          </table:table-cell>
          <table:table-cell office:value-type="float" office:value="5.23" calcext:value-type="float">
            <text:p>5,2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THREADS 8</text:p>
          </table:table-cell>
          <table:table-cell office:value-type="float" office:value="2.78" calcext:value-type="float">
            <text:p>2,78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GENETIC</text:p>
          </table:table-cell>
          <table:table-cell office:value-type="float" office:value="7.83" calcext:value-type="float">
            <text:p>7,83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DAM</text:p>
          </table:table-cell>
          <table:table-cell office:value-type="float" office:value="1.87" calcext:value-type="float">
            <text:p>1,8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PROP</text:p>
          </table:table-cell>
          <table:table-cell office:value-type="float" office:value="0.67" calcext:value-type="float">
            <text:p>0,67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NEAT</text:p>
          </table:table-cell>
          <table:table-cell office:value-type="float" office:value="1.07" calcext:value-type="float">
            <text:p>1,07</text:p>
          </table:table-cell>
          <table:table-cell table:number-columns-repeated="1020"/>
        </table:table-row>
        <table:table-row table:style-name="ro1" table:number-rows-repeated="26">
          <table:table-cell table:number-columns-repeated="1022"/>
        </table:table-row>
        <table:table-row table:style-name="ro1">
          <table:table-cell office:value-type="string" calcext:value-type="string">
            <text:p>Parallel Adam</text:p>
          </table:table-cell>
          <table:table-cell/>
          <table:table-cell office:value-type="string" calcext:value-type="string">
            <text:p>Pageblocks</text:p>
          </table:table-cell>
          <table:table-cell office:value-type="string" calcext:value-type="string">
            <text:p>Segment</text:p>
          </table:table-cell>
          <table:table-cell table:number-columns-repeated="2" office:value-type="string" calcext:value-type="string">
            <text:p>Proposed</text:p>
          </table:table-cell>
          <table:table-cell table:number-columns-repeated="1016"/>
        </table:table-row>
        <table:table-row table:style-name="ro1">
          <table:table-cell office:value-type="float" office:value="1" calcext:value-type="float">
            <text:p>1</text:p>
          </table:table-cell>
          <table:table-cell/>
          <table:table-cell table:formula="of:=16.968*30" office:value-type="float" office:value="509.04" calcext:value-type="float">
            <text:p>509,04</text:p>
          </table:table-cell>
          <table:table-cell table:formula="of:=9.127*30" office:value-type="float" office:value="273.81" calcext:value-type="float">
            <text:p>273,81</text:p>
          </table:table-cell>
          <table:table-cell office:value-type="float" office:value="4115.18" calcext:value-type="float">
            <text:p>4115,18</text:p>
          </table:table-cell>
          <table:table-cell office:value-type="float" office:value="1935.78" calcext:value-type="float">
            <text:p>1935,78</text:p>
          </table:table-cell>
          <table:table-cell table:number-columns-repeated="1016"/>
        </table:table-row>
        <table:table-row table:style-name="ro1">
          <table:table-cell office:value-type="float" office:value="2" calcext:value-type="float">
            <text:p>2</text:p>
          </table:table-cell>
          <table:table-cell/>
          <table:table-cell table:formula="of:=30*8.966" office:value-type="float" office:value="268.98" calcext:value-type="float">
            <text:p>268,98</text:p>
          </table:table-cell>
          <table:table-cell table:formula="of:=30*4.89" office:value-type="float" office:value="146.7" calcext:value-type="float">
            <text:p>146,7</text:p>
          </table:table-cell>
          <table:table-cell office:value-type="float" office:value="2213.32" calcext:value-type="float">
            <text:p>2213,32</text:p>
          </table:table-cell>
          <table:table-cell office:value-type="float" office:value="1007.15" calcext:value-type="float">
            <text:p>1007,15</text:p>
          </table:table-cell>
          <table:table-cell table:number-columns-repeated="1016"/>
        </table:table-row>
        <table:table-row table:style-name="ro1">
          <table:table-cell office:value-type="float" office:value="4" calcext:value-type="float">
            <text:p>4</text:p>
          </table:table-cell>
          <table:table-cell/>
          <table:table-cell table:formula="of:=30*5.141" office:value-type="float" office:value="154.23" calcext:value-type="float">
            <text:p>154,23</text:p>
          </table:table-cell>
          <table:table-cell table:formula="of:=30*2.801" office:value-type="float" office:value="84.03" calcext:value-type="float">
            <text:p>84,03</text:p>
          </table:table-cell>
          <table:table-cell office:value-type="float" office:value="1131.32" calcext:value-type="float">
            <text:p>1131,32</text:p>
          </table:table-cell>
          <table:table-cell table:number-columns-repeated="1017"/>
        </table:table-row>
        <table:table-row table:style-name="ro1">
          <table:table-cell office:value-type="float" office:value="8" calcext:value-type="float">
            <text:p>8</text:p>
          </table:table-cell>
          <table:table-cell/>
          <table:table-cell table:formula="of:=30*3.395" office:value-type="float" office:value="101.85" calcext:value-type="float">
            <text:p>101,85</text:p>
          </table:table-cell>
          <table:table-cell table:formula="of:=30*1.842" office:value-type="float" office:value="55.26" calcext:value-type="float">
            <text:p>55,26</text:p>
          </table:table-cell>
          <table:table-cell office:value-type="float" office:value="569.73" calcext:value-type="float">
            <text:p>569,73</text:p>
          </table:table-cell>
          <table:table-cell table:number-columns-repeated="1017"/>
        </table:table-row>
        <table:table-row table:style-name="ro1" table:number-rows-repeated="3">
          <table:table-cell table:number-columns-repeated="1022"/>
        </table:table-row>
        <table:table-row table:style-name="ro1">
          <table:table-cell table:number-columns-repeated="2"/>
          <table:table-cell office:value-type="string" calcext:value-type="string">
            <text:p>Dadam</text:p>
          </table:table-cell>
          <table:table-cell office:value-type="string" calcext:value-type="string">
            <text:p>Proposed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1</text:p>
          </table:table-cell>
          <table:table-cell table:formula="of:=16.968*30" office:value-type="float" office:value="509.04" calcext:value-type="float">
            <text:p>509,04</text:p>
          </table:table-cell>
          <table:table-cell office:value-type="float" office:value="4115.18" calcext:value-type="float">
            <text:p>4115,18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2</text:p>
          </table:table-cell>
          <table:table-cell table:formula="of:=30*8.966" office:value-type="float" office:value="268.98" calcext:value-type="float">
            <text:p>268,98</text:p>
          </table:table-cell>
          <table:table-cell office:value-type="float" office:value="2213.32" calcext:value-type="float">
            <text:p>2213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4</text:p>
          </table:table-cell>
          <table:table-cell table:formula="of:=30*5.141" office:value-type="float" office:value="154.23" calcext:value-type="float">
            <text:p>154,23</text:p>
          </table:table-cell>
          <table:table-cell office:value-type="float" office:value="1131.32" calcext:value-type="float">
            <text:p>1131,32</text:p>
          </table:table-cell>
          <table:table-cell table:number-columns-repeated="1018"/>
        </table:table-row>
        <table:table-row table:style-name="ro1">
          <table:table-cell/>
          <table:table-cell office:value-type="string" calcext:value-type="string">
            <text:p>Threads8</text:p>
          </table:table-cell>
          <table:table-cell table:formula="of:=30*3.395" office:value-type="float" office:value="101.85" calcext:value-type="float">
            <text:p>101,85</text:p>
          </table:table-cell>
          <table:table-cell office:value-type="float" office:value="569.73" calcext:value-type="float">
            <text:p>569,73</text:p>
          </table:table-cell>
          <table:table-cell table:number-columns-repeated="1018"/>
        </table:table-row>
      </table:table>
      <table:table table:name="OPTIM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default-cell-style-name="ce2"/>
        <table:table-column table:style-name="co5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0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lcohol_1</text:p>
          </table:table-cell>
          <table:table-cell office:value-type="percentage" office:value="0.5489" calcext:value-type="percentage">
            <text:p>54,89%</text:p>
          </table:table-cell>
          <table:table-cell table:number-columns-repeated="3"/>
          <table:table-cell office:value-type="string" calcext:value-type="string">
            <text:p>Appendicitis_1</text:p>
          </table:table-cell>
          <table:table-cell office:value-type="percentage" office:value="0.16" calcext:value-type="percentage">
            <text:p>1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office:value-type="percentage" office:value="0.478" calcext:value-type="percentage">
            <text:p>47,80%</text:p>
          </table:table-cell>
          <table:table-cell table:number-columns-repeated="3"/>
          <table:table-cell office:value-type="string" calcext:value-type="string">
            <text:p>Appendicitis_2</text:p>
          </table:table-cell>
          <table:table-cell office:value-type="percentage" office:value="0.21" calcext:value-type="percentage">
            <text:p>2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office:value-type="percentage" office:value="0.4652" calcext:value-type="percentage">
            <text:p>46,52%</text:p>
          </table:table-cell>
          <table:table-cell table:number-columns-repeated="3"/>
          <table:table-cell office:value-type="string" calcext:value-type="string">
            <text:p>Appendicitis_3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office:value-type="percentage" office:value="0.6291" calcext:value-type="percentage">
            <text:p>62,91%</text:p>
          </table:table-cell>
          <table:table-cell table:number-columns-repeated="3"/>
          <table:table-cell office:value-type="string" calcext:value-type="string">
            <text:p>Appendicitis_4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office:value-type="percentage" office:value="0.4915" calcext:value-type="percentage">
            <text:p>49,15%</text:p>
          </table:table-cell>
          <table:table-cell table:number-columns-repeated="3"/>
          <table:table-cell office:value-type="string" calcext:value-type="string">
            <text:p>Appendicitis_5</text:p>
          </table:table-cell>
          <table:table-cell office:value-type="percentage" office:value="0.12" calcext:value-type="percentage">
            <text:p>1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office:value-type="percentage" office:value="0.4504" calcext:value-type="percentage">
            <text:p>45,04%</text:p>
          </table:table-cell>
          <table:table-cell table:number-columns-repeated="3"/>
          <table:table-cell office:value-type="string" calcext:value-type="string">
            <text:p>Appendicitis_6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office:value-type="percentage" office:value="0.4532" calcext:value-type="percentage">
            <text:p>45,32%</text:p>
          </table:table-cell>
          <table:table-cell table:number-columns-repeated="3"/>
          <table:table-cell office:value-type="string" calcext:value-type="string">
            <text:p>Appendicitis_7</text:p>
          </table:table-cell>
          <table:table-cell office:value-type="percentage" office:value="0.1067" calcext:value-type="percentage">
            <text:p>10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office:value-type="percentage" office:value="0.5106" calcext:value-type="percentage">
            <text:p>51,06%</text:p>
          </table:table-cell>
          <table:table-cell table:number-columns-repeated="3"/>
          <table:table-cell office:value-type="string" calcext:value-type="string">
            <text:p>Appendicitis_8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office:value-type="percentage" office:value="0.4908" calcext:value-type="percentage">
            <text:p>49,08%</text:p>
          </table:table-cell>
          <table:table-cell table:number-columns-repeated="3"/>
          <table:table-cell office:value-type="string" calcext:value-type="string">
            <text:p>Appendicitis_9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office:value-type="percentage" office:value="0.4816" calcext:value-type="percentage">
            <text:p>48,16%</text:p>
          </table:table-cell>
          <table:table-cell table:number-columns-repeated="3"/>
          <table:table-cell office:value-type="string" calcext:value-type="string">
            <text:p>Appendicitis_10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percentage" office:value="0.49993" calcext:value-type="percentage">
            <text:p>49,99%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string" office:string-value="" calcext:value-type="error">
            <text:p>#DIV/0!</text:p>
          </table:table-cell>
          <table:table-cell table:style-name="ce1" table:formula="of:=AVERAGE([.I2:.I1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2435" calcext:value-type="percentage">
            <text:p>24,35%</text:p>
          </table:table-cell>
          <table:table-cell table:number-columns-repeated="3"/>
          <table:table-cell office:value-type="string" calcext:value-type="string">
            <text:p>Balance_1</text:p>
          </table:table-cell>
          <table:table-cell office:value-type="percentage" office:value="0.3699" calcext:value-type="percentage">
            <text:p>36,9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1111" calcext:value-type="percentage">
            <text:p>11,11%</text:p>
          </table:table-cell>
          <table:table-cell table:number-columns-repeated="3"/>
          <table:table-cell office:value-type="string" calcext:value-type="string">
            <text:p>Balance_2</text:p>
          </table:table-cell>
          <table:table-cell office:value-type="percentage" office:value="0.3656" calcext:value-type="percentage">
            <text:p>36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1198" calcext:value-type="percentage">
            <text:p>11,98%</text:p>
          </table:table-cell>
          <table:table-cell table:number-columns-repeated="3"/>
          <table:table-cell office:value-type="string" calcext:value-type="string">
            <text:p>Balance_3</text:p>
          </table:table-cell>
          <table:table-cell office:value-type="percentage" office:value="0.3941" calcext:value-type="percentage">
            <text:p>39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1652" calcext:value-type="percentage">
            <text:p>16,52%</text:p>
          </table:table-cell>
          <table:table-cell table:number-columns-repeated="3"/>
          <table:table-cell office:value-type="string" calcext:value-type="string">
            <text:p>Balance_4</text:p>
          </table:table-cell>
          <table:table-cell office:value-type="percentage" office:value="0.3333" calcext:value-type="percentage">
            <text:p>3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142" calcext:value-type="percentage">
            <text:p>14,20%</text:p>
          </table:table-cell>
          <table:table-cell table:number-columns-repeated="3"/>
          <table:table-cell office:value-type="string" calcext:value-type="string">
            <text:p>Balance_5</text:p>
          </table:table-cell>
          <table:table-cell office:value-type="percentage" office:value="0.4038" calcext:value-type="percentage">
            <text:p>40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1068" calcext:value-type="percentage">
            <text:p>10,68%</text:p>
          </table:table-cell>
          <table:table-cell table:number-columns-repeated="3"/>
          <table:table-cell office:value-type="string" calcext:value-type="string">
            <text:p>Balance_6</text:p>
          </table:table-cell>
          <table:table-cell office:value-type="percentage" office:value="0.3581" calcext:value-type="percentage">
            <text:p>35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1623" calcext:value-type="percentage">
            <text:p>16,23%</text:p>
          </table:table-cell>
          <table:table-cell table:number-columns-repeated="3"/>
          <table:table-cell office:value-type="string" calcext:value-type="string">
            <text:p>Balance_7</text:p>
          </table:table-cell>
          <table:table-cell office:value-type="percentage" office:value="0.4005" calcext:value-type="percentage">
            <text:p>40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1633" calcext:value-type="percentage">
            <text:p>16,33%</text:p>
          </table:table-cell>
          <table:table-cell table:number-columns-repeated="3"/>
          <table:table-cell office:value-type="string" calcext:value-type="string">
            <text:p>Balance_8</text:p>
          </table:table-cell>
          <table:table-cell office:value-type="percentage" office:value="0.3392" calcext:value-type="percentage">
            <text:p>3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1053" calcext:value-type="percentage">
            <text:p>10,53%</text:p>
          </table:table-cell>
          <table:table-cell table:number-columns-repeated="3"/>
          <table:table-cell office:value-type="string" calcext:value-type="string">
            <text:p>Balance_9</text:p>
          </table:table-cell>
          <table:table-cell office:value-type="percentage" office:value="0.4995" calcext:value-type="percentage">
            <text:p>49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1188" calcext:value-type="percentage">
            <text:p>11,88%</text:p>
          </table:table-cell>
          <table:table-cell table:number-columns-repeated="3"/>
          <table:table-cell office:value-type="string" calcext:value-type="string">
            <text:p>Balance_10</text:p>
          </table:table-cell>
          <table:table-cell office:value-type="percentage" office:value="0.4312" calcext:value-type="percentage">
            <text:p>43,1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14381" calcext:value-type="percentage">
            <text:p>14,38%</text:p>
          </table:table-cell>
          <table:table-cell table:style-name="ce1" table:formula="of:=AVERAGE([.C15:.C24])" office:value-type="string" office:string-value="" calcext:value-type="error">
            <text:p>#DIV/0!</text:p>
          </table:table-cell>
          <table:table-cell table:style-name="ce1" table:formula="of:=AVERAGE([.D15:.D2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:.G24])" office:value-type="percentage" office:value="0.38952" calcext:value-type="percentage">
            <text:p>38,95%</text:p>
          </table:table-cell>
          <table:table-cell table:style-name="ce1" table:formula="of:=AVERAGE([.H15:.H24])" office:value-type="string" office:string-value="" calcext:value-type="error">
            <text:p>#DIV/0!</text:p>
          </table:table-cell>
          <table:table-cell table:style-name="ce1" table:formula="of:=AVERAGE([.I15:.I2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6057" calcext:value-type="percentage">
            <text:p>60,57%</text:p>
          </table:table-cell>
          <table:table-cell table:number-columns-repeated="3"/>
          <table:table-cell office:value-type="string" calcext:value-type="string">
            <text:p>Dermatology_1</text:p>
          </table:table-cell>
          <table:table-cell office:value-type="percentage" office:value="0.3962" calcext:value-type="percentage">
            <text:p>3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4724" calcext:value-type="percentage">
            <text:p>47,24%</text:p>
          </table:table-cell>
          <table:table-cell table:number-columns-repeated="3"/>
          <table:table-cell office:value-type="string" calcext:value-type="string">
            <text:p>Dermatology_2</text:p>
          </table:table-cell>
          <table:table-cell office:value-type="percentage" office:value="0.4257" calcext:value-type="percentage">
            <text:p>42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23" calcext:value-type="percentage">
            <text:p>52,30%</text:p>
          </table:table-cell>
          <table:table-cell table:number-columns-repeated="3"/>
          <table:table-cell office:value-type="string" calcext:value-type="string">
            <text:p>Dermatology_3</text:p>
          </table:table-cell>
          <table:table-cell office:value-type="percentage" office:value="0.4733" calcext:value-type="percentage">
            <text:p>4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5299" calcext:value-type="percentage">
            <text:p>52,99%</text:p>
          </table:table-cell>
          <table:table-cell table:number-columns-repeated="3"/>
          <table:table-cell office:value-type="string" calcext:value-type="string">
            <text:p>Dermatology_4</text:p>
          </table:table-cell>
          <table:table-cell office:value-type="percentage" office:value="0.3857" calcext:value-type="percentage">
            <text:p>38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469" calcext:value-type="percentage">
            <text:p>46,90%</text:p>
          </table:table-cell>
          <table:table-cell table:number-columns-repeated="3"/>
          <table:table-cell office:value-type="string" calcext:value-type="string">
            <text:p>Dermatology_5</text:p>
          </table:table-cell>
          <table:table-cell office:value-type="percentage" office:value="0.4143" calcext:value-type="percentage">
            <text:p>41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4575" calcext:value-type="percentage">
            <text:p>45,75%</text:p>
          </table:table-cell>
          <table:table-cell table:number-columns-repeated="3"/>
          <table:table-cell office:value-type="string" calcext:value-type="string">
            <text:p>Dermatology_6</text:p>
          </table:table-cell>
          <table:table-cell office:value-type="percentage" office:value="0.4924" calcext:value-type="percentage">
            <text:p>49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494" calcext:value-type="percentage">
            <text:p>44,94%</text:p>
          </table:table-cell>
          <table:table-cell table:number-columns-repeated="3"/>
          <table:table-cell office:value-type="string" calcext:value-type="string">
            <text:p>Dermatology_7</text:p>
          </table:table-cell>
          <table:table-cell office:value-type="percentage" office:value="0.4705" calcext:value-type="percentage">
            <text:p>47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5161" calcext:value-type="percentage">
            <text:p>51,61%</text:p>
          </table:table-cell>
          <table:table-cell table:number-columns-repeated="3"/>
          <table:table-cell office:value-type="string" calcext:value-type="string">
            <text:p>Dermatology_8</text:p>
          </table:table-cell>
          <table:table-cell office:value-type="percentage" office:value="0.4333" calcext:value-type="percentage">
            <text:p>43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3514" calcext:value-type="percentage">
            <text:p>35,14%</text:p>
          </table:table-cell>
          <table:table-cell table:number-columns-repeated="3"/>
          <table:table-cell office:value-type="string" calcext:value-type="string">
            <text:p>Dermatology_9</text:p>
          </table:table-cell>
          <table:table-cell office:value-type="percentage" office:value="0.3857" calcext:value-type="percentage">
            <text:p>38,5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575" calcext:value-type="percentage">
            <text:p>55,75%</text:p>
          </table:table-cell>
          <table:table-cell table:number-columns-repeated="3"/>
          <table:table-cell office:value-type="string" calcext:value-type="string">
            <text:p>Dermatology_10</text:p>
          </table:table-cell>
          <table:table-cell office:value-type="percentage" office:value="0.3838" calcext:value-type="percentage">
            <text:p>38,3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9319" calcext:value-type="percentage">
            <text:p>49,32%</text:p>
          </table:table-cell>
          <table:table-cell table:style-name="ce1" table:formula="of:=AVERAGE([.C27:.C36])" office:value-type="string" office:string-value="" calcext:value-type="error">
            <text:p>#DIV/0!</text:p>
          </table:table-cell>
          <table:table-cell table:style-name="ce1" table:formula="of:=AVERAGE([.D27:.D3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7:.G36])" office:value-type="percentage" office:value="0.42609" calcext:value-type="percentage">
            <text:p>42,61%</text:p>
          </table:table-cell>
          <table:table-cell table:style-name="ce1" table:formula="of:=AVERAGE([.H27:.H36])" office:value-type="string" office:string-value="" calcext:value-type="error">
            <text:p>#DIV/0!</text:p>
          </table:table-cell>
          <table:table-cell table:style-name="ce1" table:formula="of:=AVERAGE([.I27:.I3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5873" calcext:value-type="percentage">
            <text:p>58,73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698" calcext:value-type="percentage">
            <text:p>76,98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3154" calcext:value-type="percentage">
            <text:p>3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302" calcext:value-type="percentage">
            <text:p>63,02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3513" calcext:value-type="percentage">
            <text:p>3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6222" calcext:value-type="percentage">
            <text:p>62,22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3897" calcext:value-type="percentage">
            <text:p>3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381" calcext:value-type="percentage">
            <text:p>73,81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3718" calcext:value-type="percentage">
            <text:p>37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603" calcext:value-type="percentage">
            <text:p>56,0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4949" calcext:value-type="percentage">
            <text:p>49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5937" calcext:value-type="percentage">
            <text:p>59,37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3205" calcext:value-type="percentage">
            <text:p>32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73" calcext:value-type="percentage">
            <text:p>48,73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3308" calcext:value-type="percentage">
            <text:p>33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222" calcext:value-type="percentage">
            <text:p>42,22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3487" calcext:value-type="percentage">
            <text:p>34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7143" calcext:value-type="percentage">
            <text:p>71,43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office:value-type="percentage" office:value="0.4641" calcext:value-type="percentage">
            <text:p>46,4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61254" calcext:value-type="percentage">
            <text:p>61,25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38436" calcext:value-type="percentage">
            <text:p>38,44%</text:p>
          </table:table-cell>
          <table:table-cell table:style-name="ce1" table:formula="of:=AVERAGE([.H39:.H48])" office:value-type="string" office:string-value="" calcext:value-type="error">
            <text:p>#DIV/0!</text:p>
          </table:table-cell>
          <table:table-cell table:style-name="ce1" table:formula="of:=AVERAGE([.I39:.I4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1617" calcext:value-type="percentage">
            <text:p>16,17%</text:p>
          </table:table-cell>
          <table:table-cell table:number-columns-repeated="3"/>
          <table:table-cell office:value-type="string" calcext:value-type="string">
            <text:p>HouseVotes_1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654" calcext:value-type="percentage">
            <text:p>16,54%</text:p>
          </table:table-cell>
          <table:table-cell table:number-columns-repeated="3"/>
          <table:table-cell office:value-type="string" calcext:value-type="string">
            <text:p>HouseVotes_2</text:p>
          </table:table-cell>
          <table:table-cell office:value-type="percentage" office:value="0.0406" calcext:value-type="percentage">
            <text:p>4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2" calcext:value-type="percentage">
            <text:p>20,00%</text:p>
          </table:table-cell>
          <table:table-cell table:number-columns-repeated="3"/>
          <table:table-cell office:value-type="string" calcext:value-type="string">
            <text:p>HouseVotes_3</text:p>
          </table:table-cell>
          <table:table-cell office:value-type="percentage" office:value="0.0855" calcext:value-type="percentage">
            <text:p>8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901" calcext:value-type="percentage">
            <text:p>19,01%</text:p>
          </table:table-cell>
          <table:table-cell table:number-columns-repeated="3"/>
          <table:table-cell office:value-type="string" calcext:value-type="string">
            <text:p>HouseVotes_4</text:p>
          </table:table-cell>
          <table:table-cell office:value-type="percentage" office:value="0.0464" calcext:value-type="percentage">
            <text:p>4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765" calcext:value-type="percentage">
            <text:p>17,65%</text:p>
          </table:table-cell>
          <table:table-cell table:number-columns-repeated="3"/>
          <table:table-cell office:value-type="string" calcext:value-type="string">
            <text:p>HouseVotes_5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247" calcext:value-type="percentage">
            <text:p>22,47%</text:p>
          </table:table-cell>
          <table:table-cell table:number-columns-repeated="3"/>
          <table:table-cell office:value-type="string" calcext:value-type="string">
            <text:p>HouseVotes_6</text:p>
          </table:table-cell>
          <table:table-cell office:value-type="percentage" office:value="0.0043" calcext:value-type="percentage">
            <text:p>0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543" calcext:value-type="percentage">
            <text:p>25,43%</text:p>
          </table:table-cell>
          <table:table-cell table:number-columns-repeated="3"/>
          <table:table-cell office:value-type="string" calcext:value-type="string">
            <text:p>HouseVotes_7</text:p>
          </table:table-cell>
          <table:table-cell office:value-type="percentage" office:value="0.0145" calcext:value-type="percentage">
            <text:p>1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185" calcext:value-type="percentage">
            <text:p>21,85%</text:p>
          </table:table-cell>
          <table:table-cell table:number-columns-repeated="3"/>
          <table:table-cell office:value-type="string" calcext:value-type="string">
            <text:p>HouseVotes_8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148" calcext:value-type="percentage">
            <text:p>21,48%</text:p>
          </table:table-cell>
          <table:table-cell table:number-columns-repeated="3"/>
          <table:table-cell office:value-type="string" calcext:value-type="string">
            <text:p>HouseVotes_9</text:p>
          </table:table-cell>
          <table:table-cell office:value-type="percentage" office:value="0.0072" calcext:value-type="percentage">
            <text:p>0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025" calcext:value-type="percentage">
            <text:p>20,25%</text:p>
          </table:table-cell>
          <table:table-cell table:number-columns-repeated="3"/>
          <table:table-cell office:value-type="string" calcext:value-type="string">
            <text:p>HouseVotes_10</text:p>
          </table:table-cell>
          <table:table-cell office:value-type="percentage" office:value="0.0058" calcext:value-type="percentage">
            <text:p>0,5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085" calcext:value-type="percentage">
            <text:p>20,09%</text:p>
          </table:table-cell>
          <table:table-cell table:style-name="ce1" table:formula="of:=AVERAGE([.C52:.C61])" office:value-type="string" office:string-value="" calcext:value-type="error">
            <text:p>#DIV/0!</text:p>
          </table:table-cell>
          <table:table-cell table:style-name="ce1" table:formula="of:=AVERAGE([.D52:.D6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52:.G61])" office:value-type="percentage" office:value="0.03304" calcext:value-type="percentage">
            <text:p>3,30%</text:p>
          </table:table-cell>
          <table:table-cell table:style-name="ce1" table:formula="of:=AVERAGE([.H52:.H61])" office:value-type="string" office:string-value="" calcext:value-type="error">
            <text:p>#DIV/0!</text:p>
          </table:table-cell>
          <table:table-cell table:style-name="ce1" table:formula="of:=AVERAGE([.I52:.I61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6" calcext:value-type="percentage">
            <text:p>16,00%</text:p>
          </table:table-cell>
          <table:table-cell table:number-columns-repeated="3"/>
          <table:table-cell office:value-type="string" calcext:value-type="string">
            <text:p>Liverdisorder_1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962" calcext:value-type="percentage">
            <text:p>9,62%</text:p>
          </table:table-cell>
          <table:table-cell table:number-columns-repeated="3"/>
          <table:table-cell office:value-type="string" calcext:value-type="string">
            <text:p>Liverdisorder_2</text:p>
          </table:table-cell>
          <table:table-cell office:value-type="percentage" office:value="0.3549" calcext:value-type="percentage">
            <text:p>35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762" calcext:value-type="percentage">
            <text:p>7,62%</text:p>
          </table:table-cell>
          <table:table-cell table:number-columns-repeated="3"/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533" calcext:value-type="percentage">
            <text:p>15,33%</text:p>
          </table:table-cell>
          <table:table-cell table:number-columns-repeated="3"/>
          <table:table-cell office:value-type="string" calcext:value-type="string">
            <text:p>Liverdisorder_4</text:p>
          </table:table-cell>
          <table:table-cell office:value-type="percentage" office:value="0.4745" calcext:value-type="percentage">
            <text:p>4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152" calcext:value-type="percentage">
            <text:p>11,52%</text:p>
          </table:table-cell>
          <table:table-cell table:number-columns-repeated="3"/>
          <table:table-cell office:value-type="string" calcext:value-type="string">
            <text:p>Liverdisorder_5</text:p>
          </table:table-cell>
          <table:table-cell office:value-type="percentage" office:value="0.3098" calcext:value-type="percentage">
            <text:p>3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324" calcext:value-type="percentage">
            <text:p>13,24%</text:p>
          </table:table-cell>
          <table:table-cell table:number-columns-repeated="3"/>
          <table:table-cell office:value-type="string" calcext:value-type="string">
            <text:p>Liverdisorder_6</text:p>
          </table:table-cell>
          <table:table-cell office:value-type="percentage" office:value="0.3176" calcext:value-type="percentage">
            <text:p>31,7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743" calcext:value-type="percentage">
            <text:p>17,43%</text:p>
          </table:table-cell>
          <table:table-cell table:number-columns-repeated="3"/>
          <table:table-cell office:value-type="string" calcext:value-type="string">
            <text:p>Liverdisorder_7</text:p>
          </table:table-cell>
          <table:table-cell office:value-type="percentage" office:value="0.3931" calcext:value-type="percentage">
            <text:p>39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86" calcext:value-type="percentage">
            <text:p>8,86%</text:p>
          </table:table-cell>
          <table:table-cell table:number-columns-repeated="3"/>
          <table:table-cell office:value-type="string" calcext:value-type="string">
            <text:p>Liverdisorder_8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086" calcext:value-type="percentage">
            <text:p>10,86%</text:p>
          </table:table-cell>
          <table:table-cell table:number-columns-repeated="3"/>
          <table:table-cell office:value-type="string" calcext:value-type="string">
            <text:p>Liverdisorder_9</text:p>
          </table:table-cell>
          <table:table-cell office:value-type="percentage" office:value="0.3873" calcext:value-type="percentage">
            <text:p>38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048" calcext:value-type="percentage">
            <text:p>10,48%</text:p>
          </table:table-cell>
          <table:table-cell table:number-columns-repeated="3"/>
          <table:table-cell office:value-type="string" calcext:value-type="string">
            <text:p>Liverdisorder_10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096" calcext:value-type="percentage">
            <text:p>12,10%</text:p>
          </table:table-cell>
          <table:table-cell table:style-name="ce1" table:formula="of:=AVERAGE([.C65:.C74])" office:value-type="string" office:string-value="" calcext:value-type="error">
            <text:p>#DIV/0!</text:p>
          </table:table-cell>
          <table:table-cell table:style-name="ce1" table:formula="of:=AVERAGE([.D65:.D7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65:.G74])" office:value-type="percentage" office:value="0.35284" calcext:value-type="percentage">
            <text:p>35,28%</text:p>
          </table:table-cell>
          <table:table-cell table:style-name="ce1" table:formula="of:=AVERAGE([.H65:.H74])" office:value-type="string" office:string-value="" calcext:value-type="error">
            <text:p>#DIV/0!</text:p>
          </table:table-cell>
          <table:table-cell table:style-name="ce1" table:formula="of:=AVERAGE([.I65:.I7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147" calcext:value-type="percentage">
            <text:p>14,70%</text:p>
          </table:table-cell>
          <table:table-cell table:number-columns-repeated="3"/>
          <table:table-cell office:value-type="string" calcext:value-type="string">
            <text:p>Parkinsons_1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675" calcext:value-type="percentage">
            <text:p>16,75%</text:p>
          </table:table-cell>
          <table:table-cell table:number-columns-repeated="3"/>
          <table:table-cell office:value-type="string" calcext:value-type="string">
            <text:p>Parkinsons_2</text:p>
          </table:table-cell>
          <table:table-cell office:value-type="percentage" office:value="0.1404" calcext:value-type="percentage">
            <text:p>14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07" calcext:value-type="percentage">
            <text:p>18,07%</text:p>
          </table:table-cell>
          <table:table-cell table:number-columns-repeated="3"/>
          <table:table-cell office:value-type="string" calcext:value-type="string">
            <text:p>Parkinsons_3</text:p>
          </table:table-cell>
          <table:table-cell office:value-type="percentage" office:value="0.2211" calcext:value-type="percentage">
            <text:p>22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108" calcext:value-type="percentage">
            <text:p>21,08%</text:p>
          </table:table-cell>
          <table:table-cell table:number-columns-repeated="3"/>
          <table:table-cell office:value-type="string" calcext:value-type="string">
            <text:p>Parkinsons_4</text:p>
          </table:table-cell>
          <table:table-cell office:value-type="percentage" office:value="0.0649" calcext:value-type="percentage">
            <text:p>6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687" calcext:value-type="percentage">
            <text:p>16,87%</text:p>
          </table:table-cell>
          <table:table-cell table:number-columns-repeated="3"/>
          <table:table-cell office:value-type="string" calcext:value-type="string">
            <text:p>Parkinsons_5</text:p>
          </table:table-cell>
          <table:table-cell office:value-type="percentage" office:value="0.1474" calcext:value-type="percentage">
            <text:p>14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1566" calcext:value-type="percentage">
            <text:p>15,66%</text:p>
          </table:table-cell>
          <table:table-cell table:number-columns-repeated="3"/>
          <table:table-cell office:value-type="string" calcext:value-type="string">
            <text:p>Parkinsons_6</text:p>
          </table:table-cell>
          <table:table-cell office:value-type="percentage" office:value="0.107" calcext:value-type="percentage">
            <text:p>10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056" calcext:value-type="percentage">
            <text:p>20,56%</text:p>
          </table:table-cell>
          <table:table-cell table:number-columns-repeated="3"/>
          <table:table-cell office:value-type="string" calcext:value-type="string">
            <text:p>Parkinsons_7</text:p>
          </table:table-cell>
          <table:table-cell office:value-type="percentage" office:value="0.1246" calcext:value-type="percentage">
            <text:p>1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506" calcext:value-type="percentage">
            <text:p>15,06%</text:p>
          </table:table-cell>
          <table:table-cell table:number-columns-repeated="3"/>
          <table:table-cell office:value-type="string" calcext:value-type="string">
            <text:p>Parkinsons_8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19" calcext:value-type="percentage">
            <text:p>18,19%</text:p>
          </table:table-cell>
          <table:table-cell table:number-columns-repeated="3"/>
          <table:table-cell office:value-type="string" calcext:value-type="string">
            <text:p>Parkinsons_9</text:p>
          </table:table-cell>
          <table:table-cell office:value-type="percentage" office:value="0.1211" calcext:value-type="percentage">
            <text:p>12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arkinsons_10</text:p>
          </table:table-cell>
          <table:table-cell office:value-type="percentage" office:value="0.0596" calcext:value-type="percentage">
            <text:p>5,9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74377777777778" calcext:value-type="percentage">
            <text:p>17,44%</text:p>
          </table:table-cell>
          <table:table-cell table:style-name="ce1" table:formula="of:=AVERAGE([.C78:.C87])" office:value-type="string" office:string-value="" calcext:value-type="error">
            <text:p>#DIV/0!</text:p>
          </table:table-cell>
          <table:table-cell table:style-name="ce1" table:formula="of:=AVERAGE([.D78:.D87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78:.G87])" office:value-type="percentage" office:value="0.12896" calcext:value-type="percentage">
            <text:p>12,90%</text:p>
          </table:table-cell>
          <table:table-cell table:style-name="ce1" table:formula="of:=AVERAGE([.H78:.H87])" office:value-type="string" office:string-value="" calcext:value-type="error">
            <text:p>#DIV/0!</text:p>
          </table:table-cell>
          <table:table-cell table:style-name="ce1" table:formula="of:=AVERAGE([.I78:.I87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2807" calcext:value-type="percentage">
            <text:p>28,07%</text:p>
          </table:table-cell>
          <table:table-cell table:number-columns-repeated="3"/>
          <table:table-cell office:value-type="string" calcext:value-type="string">
            <text:p>Popfailures_1</text:p>
          </table:table-cell>
          <table:table-cell office:value-type="percentage" office:value="0.0846" calcext:value-type="percentage">
            <text:p>8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482" calcext:value-type="percentage">
            <text:p>34,82%</text:p>
          </table:table-cell>
          <table:table-cell table:number-columns-repeated="3"/>
          <table:table-cell office:value-type="string" calcext:value-type="string">
            <text:p>Popfailures_2</text:p>
          </table:table-cell>
          <table:table-cell office:value-type="percentage" office:value="0.079" calcext:value-type="percentage">
            <text:p>7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978" calcext:value-type="percentage">
            <text:p>29,78%</text:p>
          </table:table-cell>
          <table:table-cell table:number-columns-repeated="3"/>
          <table:table-cell office:value-type="string" calcext:value-type="string">
            <text:p>Popfailures_3</text:p>
          </table:table-cell>
          <table:table-cell office:value-type="percentage" office:value="0.0247" calcext:value-type="percentage">
            <text:p>2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275" calcext:value-type="percentage">
            <text:p>27,50%</text:p>
          </table:table-cell>
          <table:table-cell table:number-columns-repeated="3"/>
          <table:table-cell office:value-type="string" calcext:value-type="string">
            <text:p>Popfailures_4</text:p>
          </table:table-cell>
          <table:table-cell office:value-type="percentage" office:value="0.0056" calcext:value-type="percentage">
            <text:p>0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272" calcext:value-type="percentage">
            <text:p>22,72%</text:p>
          </table:table-cell>
          <table:table-cell table:number-columns-repeated="3"/>
          <table:table-cell office:value-type="string" calcext:value-type="string">
            <text:p>Popfailures_5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754" calcext:value-type="percentage">
            <text:p>27,54%</text:p>
          </table:table-cell>
          <table:table-cell table:number-columns-repeated="3"/>
          <table:table-cell office:value-type="string" calcext:value-type="string">
            <text:p>Popfailures_6</text:p>
          </table:table-cell>
          <table:table-cell office:value-type="percentage" office:value="0.0556" calcext:value-type="percentage">
            <text:p>5,5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553" calcext:value-type="percentage">
            <text:p>25,53%</text:p>
          </table:table-cell>
          <table:table-cell table:number-columns-repeated="3"/>
          <table:table-cell office:value-type="string" calcext:value-type="string">
            <text:p>Popfailures_7</text:p>
          </table:table-cell>
          <table:table-cell office:value-type="percentage" office:value="0.0543" calcext:value-type="percentage">
            <text:p>5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2877" calcext:value-type="percentage">
            <text:p>28,77%</text:p>
          </table:table-cell>
          <table:table-cell table:number-columns-repeated="3"/>
          <table:table-cell office:value-type="string" calcext:value-type="string">
            <text:p>Popfailures_8</text:p>
          </table:table-cell>
          <table:table-cell office:value-type="percentage" office:value="0.0586" calcext:value-type="percentage">
            <text:p>5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2947" calcext:value-type="percentage">
            <text:p>29,47%</text:p>
          </table:table-cell>
          <table:table-cell table:number-columns-repeated="3"/>
          <table:table-cell office:value-type="string" calcext:value-type="string">
            <text:p>Popfailures_9</text:p>
          </table:table-cell>
          <table:table-cell office:value-type="percentage" office:value="0.0438" calcext:value-type="percentage">
            <text:p>4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Popfailures_10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282444444444444" calcext:value-type="percentage">
            <text:p>28,24%</text:p>
          </table:table-cell>
          <table:table-cell table:style-name="ce1" table:formula="of:=AVERAGE([.C91:.C100])" office:value-type="string" office:string-value="" calcext:value-type="error">
            <text:p>#DIV/0!</text:p>
          </table:table-cell>
          <table:table-cell table:style-name="ce1" table:formula="of:=AVERAGE([.D91:.D100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91:.G100])" office:value-type="percentage" office:value="0.0513111111111111" calcext:value-type="percentage">
            <text:p>5,13%</text:p>
          </table:table-cell>
          <table:table-cell table:style-name="ce1" table:formula="of:=AVERAGE([.H91:.H100])" office:value-type="string" office:string-value="" calcext:value-type="error">
            <text:p>#DIV/0!</text:p>
          </table:table-cell>
          <table:table-cell table:style-name="ce1" table:formula="of:=AVERAGE([.I91:.I100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446" calcext:value-type="percentage">
            <text:p>24,46%</text:p>
          </table:table-cell>
          <table:table-cell table:number-columns-repeated="3"/>
          <table:table-cell office:value-type="string" calcext:value-type="string">
            <text:p>Ring_1</text:p>
          </table:table-cell>
          <table:table-cell office:value-type="percentage" office:value="0.441" calcext:value-type="percentage">
            <text:p>44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742" calcext:value-type="percentage">
            <text:p>27,42%</text:p>
          </table:table-cell>
          <table:table-cell table:number-columns-repeated="3"/>
          <table:table-cell office:value-type="string" calcext:value-type="string">
            <text:p>Ring_2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43" calcext:value-type="percentage">
            <text:p>24,30%</text:p>
          </table:table-cell>
          <table:table-cell table:number-columns-repeated="3"/>
          <table:table-cell office:value-type="string" calcext:value-type="string">
            <text:p>Ring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962" calcext:value-type="percentage">
            <text:p>29,62%</text:p>
          </table:table-cell>
          <table:table-cell table:number-columns-repeated="3"/>
          <table:table-cell office:value-type="string" calcext:value-type="string">
            <text:p>Ring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14" calcext:value-type="percentage">
            <text:p>31,40%</text:p>
          </table:table-cell>
          <table:table-cell table:number-columns-repeated="3"/>
          <table:table-cell office:value-type="string" calcext:value-type="string">
            <text:p>Ring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66" calcext:value-type="percentage">
            <text:p>33,66%</text:p>
          </table:table-cell>
          <table:table-cell table:number-columns-repeated="3"/>
          <table:table-cell office:value-type="string" calcext:value-type="string">
            <text:p>Ring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489" calcext:value-type="percentage">
            <text:p>24,89%</text:p>
          </table:table-cell>
          <table:table-cell table:number-columns-repeated="3"/>
          <table:table-cell office:value-type="string" calcext:value-type="string">
            <text:p>Ring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484" calcext:value-type="percentage">
            <text:p>24,84%</text:p>
          </table:table-cell>
          <table:table-cell table:number-columns-repeated="3"/>
          <table:table-cell office:value-type="string" calcext:value-type="string">
            <text:p>Ring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09" calcext:value-type="percentage">
            <text:p>24,09%</text:p>
          </table:table-cell>
          <table:table-cell table:number-columns-repeated="3"/>
          <table:table-cell office:value-type="string" calcext:value-type="string">
            <text:p>Ring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Ring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04:.B113])" office:value-type="percentage" office:value="0.271866666666667" calcext:value-type="percentage">
            <text:p>27,19%</text:p>
          </table:table-cell>
          <table:table-cell table:style-name="ce1" table:formula="of:=AVERAGE([.C104:.C113])" office:value-type="string" office:string-value="" calcext:value-type="error">
            <text:p>#DIV/0!</text:p>
          </table:table-cell>
          <table:table-cell table:style-name="ce1" table:formula="of:=AVERAGE([.D104:.D113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04:.G113])" office:value-type="percentage" office:value="0.441" calcext:value-type="percentage">
            <text:p>44,10%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551" calcext:value-type="percentage">
            <text:p>25,51%</text:p>
          </table:table-cell>
          <table:table-cell table:number-columns-repeated="3"/>
          <table:table-cell office:value-type="string" calcext:value-type="string">
            <text:p>Segment_1</text:p>
          </table:table-cell>
          <table:table-cell office:value-type="percentage" office:value="0.7035" calcext:value-type="percentage">
            <text:p>70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3138" calcext:value-type="percentage">
            <text:p>31,38%</text:p>
          </table:table-cell>
          <table:table-cell table:number-columns-repeated="3"/>
          <table:table-cell office:value-type="string" calcext:value-type="string">
            <text:p>Segment_2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362" calcext:value-type="percentage">
            <text:p>43,62%</text:p>
          </table:table-cell>
          <table:table-cell table:number-columns-repeated="3"/>
          <table:table-cell office:value-type="string" calcext:value-type="string">
            <text:p>Segment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2935" calcext:value-type="percentage">
            <text:p>29,35%</text:p>
          </table:table-cell>
          <table:table-cell table:number-columns-repeated="3"/>
          <table:table-cell office:value-type="string" calcext:value-type="string">
            <text:p>Segment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2804" calcext:value-type="percentage">
            <text:p>28,04%</text:p>
          </table:table-cell>
          <table:table-cell table:number-columns-repeated="3"/>
          <table:table-cell office:value-type="string" calcext:value-type="string">
            <text:p>Segment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014" calcext:value-type="percentage">
            <text:p>30,14%</text:p>
          </table:table-cell>
          <table:table-cell table:number-columns-repeated="3"/>
          <table:table-cell office:value-type="string" calcext:value-type="string">
            <text:p>Segment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007" calcext:value-type="percentage">
            <text:p>30,07%</text:p>
          </table:table-cell>
          <table:table-cell table:number-columns-repeated="3"/>
          <table:table-cell office:value-type="string" calcext:value-type="string">
            <text:p>Segment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egment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9</text:p>
          </table:table-cell>
          <table:table-cell table:number-columns-repeated="4"/>
          <table:table-cell office:value-type="string" calcext:value-type="string">
            <text:p>Segment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aheart_10</text:p>
          </table:table-cell>
          <table:table-cell table:number-columns-repeated="4"/>
          <table:table-cell office:value-type="string" calcext:value-type="string">
            <text:p>Segment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17:.B126])" office:value-type="percentage" office:value="0.311585714285714" calcext:value-type="percentage">
            <text:p>31,16%</text:p>
          </table:table-cell>
          <table:table-cell table:style-name="ce1" table:formula="of:=AVERAGE([.C117:.C126])" office:value-type="string" office:string-value="" calcext:value-type="error">
            <text:p>#DIV/0!</text:p>
          </table:table-cell>
          <table:table-cell table:style-name="ce1" table:formula="of:=AVERAGE([.D117:.D126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17:.G126])" office:value-type="percentage" office:value="0.7035" calcext:value-type="percentage">
            <text:p>70,35%</text:p>
          </table:table-cell>
          <table:table-cell table:style-name="ce1" table:formula="of:=AVERAGE([.H117:.H126])" office:value-type="string" office:string-value="" calcext:value-type="error">
            <text:p>#DIV/0!</text:p>
          </table:table-cell>
          <table:table-cell table:style-name="ce1" table:formula="of:=AVERAGE([.I117:.I126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3217" calcext:value-type="percentage">
            <text:p>32,17%</text:p>
          </table:table-cell>
          <table:table-cell table:number-columns-repeated="3"/>
          <table:table-cell office:value-type="string" calcext:value-type="string">
            <text:p>Spiral_1</text:p>
          </table:table-cell>
          <table:table-cell office:value-type="percentage" office:value="0.4988" calcext:value-type="percentage">
            <text:p>49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2917" calcext:value-type="percentage">
            <text:p>29,17%</text:p>
          </table:table-cell>
          <table:table-cell table:number-columns-repeated="3"/>
          <table:table-cell office:value-type="string" calcext:value-type="string">
            <text:p>Spiral_2</text:p>
          </table:table-cell>
          <table:table-cell office:value-type="string" calcext:value-type="string">
            <text:p>x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4117" calcext:value-type="percentage">
            <text:p>41,17%</text:p>
          </table:table-cell>
          <table:table-cell table:number-columns-repeated="3"/>
          <table:table-cell office:value-type="string" calcext:value-type="string">
            <text:p>Spiral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245" calcext:value-type="percentage">
            <text:p>24,50%</text:p>
          </table:table-cell>
          <table:table-cell table:number-columns-repeated="3"/>
          <table:table-cell office:value-type="string" calcext:value-type="string">
            <text:p>Spiral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667" calcext:value-type="percentage">
            <text:p>26,67%</text:p>
          </table:table-cell>
          <table:table-cell table:number-columns-repeated="3"/>
          <table:table-cell office:value-type="string" calcext:value-type="string">
            <text:p>Spiral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6</text:p>
          </table:table-cell>
          <table:table-cell office:value-type="string" calcext:value-type="string">
            <text:p>x</text:p>
          </table:table-cell>
          <table:table-cell table:number-columns-repeated="3"/>
          <table:table-cell office:value-type="string" calcext:value-type="string">
            <text:p>Spiral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7</text:p>
          </table:table-cell>
          <table:table-cell table:number-columns-repeated="4"/>
          <table:table-cell office:value-type="string" calcext:value-type="string">
            <text:p>Spiral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8</text:p>
          </table:table-cell>
          <table:table-cell table:number-columns-repeated="4"/>
          <table:table-cell office:value-type="string" calcext:value-type="string">
            <text:p>Spiral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9</text:p>
          </table:table-cell>
          <table:table-cell table:number-columns-repeated="4"/>
          <table:table-cell office:value-type="string" calcext:value-type="string">
            <text:p>Spiral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Sonar_10</text:p>
          </table:table-cell>
          <table:table-cell table:number-columns-repeated="4"/>
          <table:table-cell office:value-type="string" calcext:value-type="string">
            <text:p>Spiral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30:.B139])" office:value-type="percentage" office:value="0.30736" calcext:value-type="percentage">
            <text:p>30,74%</text:p>
          </table:table-cell>
          <table:table-cell table:style-name="ce1" table:formula="of:=AVERAGE([.C130:.C139])" office:value-type="string" office:string-value="" calcext:value-type="error">
            <text:p>#DIV/0!</text:p>
          </table:table-cell>
          <table:table-cell table:style-name="ce1" table:formula="of:=AVERAGE([.D130:.D139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30:.G139])" office:value-type="percentage" office:value="0.4988" calcext:value-type="percentage">
            <text:p>49,88%</text:p>
          </table:table-cell>
          <table:table-cell table:style-name="ce1" table:formula="of:=AVERAGE([.H130:.H139])" office:value-type="string" office:string-value="" calcext:value-type="error">
            <text:p>#DIV/0!</text:p>
          </table:table-cell>
          <table:table-cell table:style-name="ce1" table:formula="of:=AVERAGE([.I130:.I139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Tae_1</text:p>
          </table:table-cell>
          <table:table-cell table:number-columns-repeated="4"/>
          <table:table-cell office:value-type="string" calcext:value-type="string">
            <text:p>Thyroid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2</text:p>
          </table:table-cell>
          <table:table-cell table:number-columns-repeated="4"/>
          <table:table-cell office:value-type="string" calcext:value-type="string">
            <text:p>Thyroid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3</text:p>
          </table:table-cell>
          <table:table-cell table:number-columns-repeated="4"/>
          <table:table-cell office:value-type="string" calcext:value-type="string">
            <text:p>Thyroid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4</text:p>
          </table:table-cell>
          <table:table-cell table:number-columns-repeated="4"/>
          <table:table-cell office:value-type="string" calcext:value-type="string">
            <text:p>Thyroid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5</text:p>
          </table:table-cell>
          <table:table-cell table:number-columns-repeated="4"/>
          <table:table-cell office:value-type="string" calcext:value-type="string">
            <text:p>Thyroid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6</text:p>
          </table:table-cell>
          <table:table-cell table:number-columns-repeated="4"/>
          <table:table-cell office:value-type="string" calcext:value-type="string">
            <text:p>Thyroid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7</text:p>
          </table:table-cell>
          <table:table-cell table:number-columns-repeated="4"/>
          <table:table-cell office:value-type="string" calcext:value-type="string">
            <text:p>Thyroid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8</text:p>
          </table:table-cell>
          <table:table-cell table:number-columns-repeated="4"/>
          <table:table-cell office:value-type="string" calcext:value-type="string">
            <text:p>Thyroid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9</text:p>
          </table:table-cell>
          <table:table-cell table:number-columns-repeated="4"/>
          <table:table-cell office:value-type="string" calcext:value-type="string">
            <text:p>Thyroid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Tae_10</text:p>
          </table:table-cell>
          <table:table-cell table:number-columns-repeated="4"/>
          <table:table-cell office:value-type="string" calcext:value-type="string">
            <text:p>Thyroid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43:.B152])" office:value-type="string" office:string-value="" calcext:value-type="error">
            <text:p>#DIV/0!</text:p>
          </table:table-cell>
          <table:table-cell table:style-name="ce1" table:formula="of:=AVERAGE([.C143:.C152])" office:value-type="string" office:string-value="" calcext:value-type="error">
            <text:p>#DIV/0!</text:p>
          </table:table-cell>
          <table:table-cell table:style-name="ce1" table:formula="of:=AVERAGE([.D143:.D152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Wdbc_1</text:p>
          </table:table-cell>
          <table:table-cell table:number-columns-repeated="4"/>
          <table:table-cell office:value-type="string" calcext:value-type="string">
            <text:p>Wine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2</text:p>
          </table:table-cell>
          <table:table-cell table:number-columns-repeated="4"/>
          <table:table-cell office:value-type="string" calcext:value-type="string">
            <text:p>Wine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3</text:p>
          </table:table-cell>
          <table:table-cell table:number-columns-repeated="4"/>
          <table:table-cell office:value-type="string" calcext:value-type="string">
            <text:p>Wine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4</text:p>
          </table:table-cell>
          <table:table-cell table:number-columns-repeated="4"/>
          <table:table-cell office:value-type="string" calcext:value-type="string">
            <text:p>Wine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4"/>
          <table:table-cell office:value-type="string" calcext:value-type="string">
            <text:p>Wine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6</text:p>
          </table:table-cell>
          <table:table-cell table:number-columns-repeated="4"/>
          <table:table-cell office:value-type="string" calcext:value-type="string">
            <text:p>Wine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7</text:p>
          </table:table-cell>
          <table:table-cell table:number-columns-repeated="4"/>
          <table:table-cell office:value-type="string" calcext:value-type="string">
            <text:p>Wine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8</text:p>
          </table:table-cell>
          <table:table-cell table:number-columns-repeated="4"/>
          <table:table-cell office:value-type="string" calcext:value-type="string">
            <text:p>Wine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9</text:p>
          </table:table-cell>
          <table:table-cell table:number-columns-repeated="4"/>
          <table:table-cell office:value-type="string" calcext:value-type="string">
            <text:p>Wine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Wdbc_10</text:p>
          </table:table-cell>
          <table:table-cell table:number-columns-repeated="4"/>
          <table:table-cell office:value-type="string" calcext:value-type="string">
            <text:p>Wine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56:.B165])" office:value-type="string" office:string-value="" calcext:value-type="error">
            <text:p>#DIV/0!</text:p>
          </table:table-cell>
          <table:table-cell table:style-name="ce1" table:formula="of:=AVERAGE([.C156:.C165])" office:value-type="string" office:string-value="" calcext:value-type="error">
            <text:p>#DIV/0!</text:p>
          </table:table-cell>
          <table:table-cell table:style-name="ce1" table:formula="of:=AVERAGE([.D156:.D165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56:.G165])" office:value-type="string" office:string-value="" calcext:value-type="error">
            <text:p>#DIV/0!</text:p>
          </table:table-cell>
          <table:table-cell table:style-name="ce1" table:formula="of:=AVERAGE([.H156:.H165])" office:value-type="string" office:string-value="" calcext:value-type="error">
            <text:p>#DIV/0!</text:p>
          </table:table-cell>
          <table:table-cell table:style-name="ce1" table:formula="of:=AVERAGE([.I156:.I165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ΝΕΑΤ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_f_s_1</text:p>
          </table:table-cell>
          <table:table-cell table:number-columns-repeated="4"/>
          <table:table-cell office:value-type="string" calcext:value-type="string">
            <text:p>ZO_NF_S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2</text:p>
          </table:table-cell>
          <table:table-cell table:number-columns-repeated="4"/>
          <table:table-cell office:value-type="string" calcext:value-type="string">
            <text:p>ZO_NF_S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3</text:p>
          </table:table-cell>
          <table:table-cell table:number-columns-repeated="4"/>
          <table:table-cell office:value-type="string" calcext:value-type="string">
            <text:p>ZO_NF_S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4</text:p>
          </table:table-cell>
          <table:table-cell table:number-columns-repeated="4"/>
          <table:table-cell office:value-type="string" calcext:value-type="string">
            <text:p>ZO_NF_S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5</text:p>
          </table:table-cell>
          <table:table-cell table:number-columns-repeated="4"/>
          <table:table-cell office:value-type="string" calcext:value-type="string">
            <text:p>ZO_NF_S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6</text:p>
          </table:table-cell>
          <table:table-cell table:number-columns-repeated="4"/>
          <table:table-cell office:value-type="string" calcext:value-type="string">
            <text:p>ZO_NF_S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4"/>
          <table:table-cell office:value-type="string" calcext:value-type="string">
            <text:p>ZO_NF_S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8</text:p>
          </table:table-cell>
          <table:table-cell table:number-columns-repeated="4"/>
          <table:table-cell office:value-type="string" calcext:value-type="string">
            <text:p>ZO_NF_S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9</text:p>
          </table:table-cell>
          <table:table-cell table:number-columns-repeated="4"/>
          <table:table-cell office:value-type="string" calcext:value-type="string">
            <text:p>ZO_NF_S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_f_s_10</text:p>
          </table:table-cell>
          <table:table-cell table:number-columns-repeated="4"/>
          <table:table-cell office:value-type="string" calcext:value-type="string">
            <text:p>ZO_NF_S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69:.B178])" office:value-type="string" office:string-value="" calcext:value-type="error">
            <text:p>#DIV/0!</text:p>
          </table:table-cell>
          <table:table-cell table:style-name="ce1" table:formula="of:=AVERAGE([.C169:.C178])" office:value-type="string" office:string-value="" calcext:value-type="error">
            <text:p>#DIV/0!</text:p>
          </table:table-cell>
          <table:table-cell table:style-name="ce1" table:formula="of:=AVERAGE([.D169:.D17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69:.G178])" office:value-type="string" office:string-value="" calcext:value-type="error">
            <text:p>#DIV/0!</text:p>
          </table:table-cell>
          <table:table-cell table:style-name="ce1" table:formula="of:=AVERAGE([.H169:.H178])" office:value-type="string" office:string-value="" calcext:value-type="error">
            <text:p>#DIV/0!</text:p>
          </table:table-cell>
          <table:table-cell table:style-name="ce1" table:formula="of:=AVERAGE([.I169:.I178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/>
          <table:table-cell table:number-columns-repeated="1013"/>
        </table:table-row>
        <table:table-row table:style-name="ro1">
          <table:table-cell office:value-type="string" calcext:value-type="string">
            <text:p>ZONF_S_1</text:p>
          </table:table-cell>
          <table:table-cell table:number-columns-repeated="4"/>
          <table:table-cell office:value-type="string" calcext:value-type="string">
            <text:p>Z_O_N_F_S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2</text:p>
          </table:table-cell>
          <table:table-cell table:number-columns-repeated="4"/>
          <table:table-cell office:value-type="string" calcext:value-type="string">
            <text:p>Z_O_N_F_S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3</text:p>
          </table:table-cell>
          <table:table-cell table:number-columns-repeated="4"/>
          <table:table-cell office:value-type="string" calcext:value-type="string">
            <text:p>Z_O_N_F_S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4</text:p>
          </table:table-cell>
          <table:table-cell table:number-columns-repeated="4"/>
          <table:table-cell office:value-type="string" calcext:value-type="string">
            <text:p>Z_O_N_F_S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5</text:p>
          </table:table-cell>
          <table:table-cell table:number-columns-repeated="4"/>
          <table:table-cell office:value-type="string" calcext:value-type="string">
            <text:p>Z_O_N_F_S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6</text:p>
          </table:table-cell>
          <table:table-cell table:number-columns-repeated="4"/>
          <table:table-cell office:value-type="string" calcext:value-type="string">
            <text:p>Z_O_N_F_S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4"/>
          <table:table-cell office:value-type="string" calcext:value-type="string">
            <text:p>Z_O_N_F_S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8</text:p>
          </table:table-cell>
          <table:table-cell table:number-columns-repeated="4"/>
          <table:table-cell office:value-type="string" calcext:value-type="string">
            <text:p>Z_O_N_F_S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9</text:p>
          </table:table-cell>
          <table:table-cell table:number-columns-repeated="4"/>
          <table:table-cell office:value-type="string" calcext:value-type="string">
            <text:p>Z_O_N_F_S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NF_S_10</text:p>
          </table:table-cell>
          <table:table-cell table:number-columns-repeated="4"/>
          <table:table-cell office:value-type="string" calcext:value-type="string">
            <text:p>Z_O_N_F_S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82:.B191])" office:value-type="string" office:string-value="" calcext:value-type="error">
            <text:p>#DIV/0!</text:p>
          </table:table-cell>
          <table:table-cell table:style-name="ce1" table:formula="of:=AVERAGE([.C182:.C191])" office:value-type="string" office:string-value="" calcext:value-type="error">
            <text:p>#DIV/0!</text:p>
          </table:table-cell>
          <table:table-cell table:style-name="ce1" table:formula="of:=AVERAGE([.D182:.D19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0"/>
        </table:table-row>
        <table:table-row table:style-name="ro1">
          <table:table-cell table:number-columns-repeated="102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number-columns-repeated="1013"/>
        </table:table-row>
        <table:table-row table:style-name="ro1">
          <table:table-cell office:value-type="string" calcext:value-type="string">
            <text:p>ZOO_1</text:p>
          </table:table-cell>
          <table:table-cell table:number-columns-repeated="4"/>
          <table:table-cell office:value-type="string" calcext:value-type="string">
            <text:p>Bands_1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2</text:p>
          </table:table-cell>
          <table:table-cell table:number-columns-repeated="4"/>
          <table:table-cell office:value-type="string" calcext:value-type="string">
            <text:p>Bands_2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3</text:p>
          </table:table-cell>
          <table:table-cell table:number-columns-repeated="4"/>
          <table:table-cell office:value-type="string" calcext:value-type="string">
            <text:p>Bands_3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4</text:p>
          </table:table-cell>
          <table:table-cell table:number-columns-repeated="4"/>
          <table:table-cell office:value-type="string" calcext:value-type="string">
            <text:p>Bands_4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5</text:p>
          </table:table-cell>
          <table:table-cell table:number-columns-repeated="4"/>
          <table:table-cell office:value-type="string" calcext:value-type="string">
            <text:p>Bands_5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6</text:p>
          </table:table-cell>
          <table:table-cell table:number-columns-repeated="4"/>
          <table:table-cell office:value-type="string" calcext:value-type="string">
            <text:p>Bands_6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7</text:p>
          </table:table-cell>
          <table:table-cell table:number-columns-repeated="4"/>
          <table:table-cell office:value-type="string" calcext:value-type="string">
            <text:p>Bands_7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8</text:p>
          </table:table-cell>
          <table:table-cell table:number-columns-repeated="4"/>
          <table:table-cell office:value-type="string" calcext:value-type="string">
            <text:p>Bands_8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9</text:p>
          </table:table-cell>
          <table:table-cell table:number-columns-repeated="4"/>
          <table:table-cell office:value-type="string" calcext:value-type="string">
            <text:p>Bands_9</text:p>
          </table:table-cell>
          <table:table-cell table:number-columns-repeated="1016"/>
        </table:table-row>
        <table:table-row table:style-name="ro1">
          <table:table-cell office:value-type="string" calcext:value-type="string">
            <text:p>ZOO_10</text:p>
          </table:table-cell>
          <table:table-cell table:number-columns-repeated="4"/>
          <table:table-cell office:value-type="string" calcext:value-type="string">
            <text:p>Bands_10</text:p>
          </table:table-cell>
          <table:table-cell table:number-columns-repeated="1016"/>
        </table:table-row>
        <table:table-row table:style-name="ro1">
          <table:table-cell table:style-name="ce1"/>
          <table:table-cell table:style-name="ce1" table:formula="of:=AVERAGE([.B195:.B204])" office:value-type="string" office:string-value="" calcext:value-type="error">
            <text:p>#DIV/0!</text:p>
          </table:table-cell>
          <table:table-cell table:style-name="ce1" table:formula="of:=AVERAGE([.C195:.C204])" office:value-type="string" office:string-value="" calcext:value-type="error">
            <text:p>#DIV/0!</text:p>
          </table:table-cell>
          <table:table-cell table:style-name="ce1" table:formula="of:=AVERAGE([.D195:.D204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195:.G204])" office:value-type="string" office:string-value="" calcext:value-type="error">
            <text:p>#DIV/0!</text:p>
          </table:table-cell>
          <table:table-cell table:style-name="ce1" table:formula="of:=AVERAGE([.H195:.H204])" office:value-type="string" office:string-value="" calcext:value-type="error">
            <text:p>#DIV/0!</text:p>
          </table:table-cell>
          <table:table-cell table:style-name="ce1" table:formula="of:=AVERAGE([.I195:.I204])" office:value-type="string" office:string-value="" calcext:value-type="error">
            <text:p>#DIV/0!</text:p>
          </table:table-cell>
          <table:table-cell table:style-name="ce1" table:number-columns-repeated="3"/>
          <table:table-cell table:style-name="ce5"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Airfoil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08:.B217])" office:value-type="string" office:string-value="" calcext:value-type="error">
            <text:p>#DIV/0!</text:p>
          </table:table-cell>
          <table:table-cell table:style-name="ce4" table:formula="of:=AVERAGE([.C208:.C217])" office:value-type="string" office:string-value="" calcext:value-type="error">
            <text:p>#DIV/0!</text:p>
          </table:table-cell>
          <table:table-cell table:style-name="ce4" table:formula="of:=AVERAGE([.D208:.D217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08:.G217])" office:value-type="string" office:string-value="" calcext:value-type="error">
            <text:p>#DIV/0!</text:p>
          </table:table-cell>
          <table:table-cell table:style-name="ce4" table:formula="of:=AVERAGE([.H208:.H217])" office:value-type="string" office:string-value="" calcext:value-type="error">
            <text:p>#DIV/0!</text:p>
          </table:table-cell>
          <table:table-cell table:style-name="ce4" table:formula="of:=AVERAGE([.I208:.I217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BK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21:.B230])" office:value-type="string" office:string-value="" calcext:value-type="error">
            <text:p>#DIV/0!</text:p>
          </table:table-cell>
          <table:table-cell table:style-name="ce4" table:formula="of:=AVERAGE([.C221:.C230])" office:value-type="string" office:string-value="" calcext:value-type="error">
            <text:p>#DIV/0!</text:p>
          </table:table-cell>
          <table:table-cell table:style-name="ce4" table:formula="of:=AVERAGE([.D221:.D230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1:.G230])" office:value-type="string" office:string-value="" calcext:value-type="error">
            <text:p>#DIV/0!</text:p>
          </table:table-cell>
          <table:table-cell table:style-name="ce4" table:formula="of:=AVERAGE([.H221:.H230])" office:value-type="string" office:string-value="" calcext:value-type="error">
            <text:p>#DIV/0!</text:p>
          </table:table-cell>
          <table:table-cell table:style-name="ce4" table:formula="of:=AVERAGE([.I221:.I230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Concrete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34:.B243])" office:value-type="string" office:string-value="" calcext:value-type="error">
            <text:p>#DIV/0!</text:p>
          </table:table-cell>
          <table:table-cell table:style-name="ce4" table:formula="of:=AVERAGE([.C234:.C243])" office:value-type="string" office:string-value="" calcext:value-type="error">
            <text:p>#DIV/0!</text:p>
          </table:table-cell>
          <table:table-cell table:style-name="ce4" table:formula="of:=AVERAGE([.D234:.D243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34:.G243])" office:value-type="string" office:string-value="" calcext:value-type="error">
            <text:p>#DIV/0!</text:p>
          </table:table-cell>
          <table:table-cell table:style-name="ce4" table:formula="of:=AVERAGE([.H234:.H243])" office:value-type="string" office:string-value="" calcext:value-type="error">
            <text:p>#DIV/0!</text:p>
          </table:table-cell>
          <table:table-cell table:style-name="ce4" table:formula="of:=AVERAGE([.I234:.I243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47:.B256])" office:value-type="string" office:string-value="" calcext:value-type="error">
            <text:p>#DIV/0!</text:p>
          </table:table-cell>
          <table:table-cell table:style-name="ce4" table:formula="of:=AVERAGE([.C247:.C256])" office:value-type="string" office:string-value="" calcext:value-type="error">
            <text:p>#DIV/0!</text:p>
          </table:table-cell>
          <table:table-cell table:style-name="ce4" table:formula="of:=AVERAGE([.D247:.D256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47:.G256])" office:value-type="string" office:string-value="" calcext:value-type="error">
            <text:p>#DIV/0!</text:p>
          </table:table-cell>
          <table:table-cell table:style-name="ce4" table:formula="of:=AVERAGE([.H247:.H256])" office:value-type="string" office:string-value="" calcext:value-type="error">
            <text:p>#DIV/0!</text:p>
          </table:table-cell>
          <table:table-cell table:style-name="ce4" table:formula="of:=AVERAGE([.I247:.I256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FA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60:.B269])" office:value-type="string" office:string-value="" calcext:value-type="error">
            <text:p>#DIV/0!</text:p>
          </table:table-cell>
          <table:table-cell table:style-name="ce4" table:formula="of:=AVERAGE([.C260:.C269])" office:value-type="string" office:string-value="" calcext:value-type="error">
            <text:p>#DIV/0!</text:p>
          </table:table-cell>
          <table:table-cell table:style-name="ce4" table:formula="of:=AVERAGE([.D260:.D269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60:.G269])" office:value-type="string" office:string-value="" calcext:value-type="error">
            <text:p>#DIV/0!</text:p>
          </table:table-cell>
          <table:table-cell table:style-name="ce4" table:formula="of:=AVERAGE([.H260:.H269])" office:value-type="string" office:string-value="" calcext:value-type="error">
            <text:p>#DIV/0!</text:p>
          </table:table-cell>
          <table:table-cell table:style-name="ce4" table:formula="of:=AVERAGE([.I260:.I269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QUAKE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73:.B282])" office:value-type="string" office:string-value="" calcext:value-type="error">
            <text:p>#DIV/0!</text:p>
          </table:table-cell>
          <table:table-cell table:style-name="ce4" table:formula="of:=AVERAGE([.C273:.C282])" office:value-type="string" office:string-value="" calcext:value-type="error">
            <text:p>#DIV/0!</text:p>
          </table:table-cell>
          <table:table-cell table:style-name="ce4" table:formula="of:=AVERAGE([.D273:.D28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73:.G282])" office:value-type="string" office:string-value="" calcext:value-type="error">
            <text:p>#DIV/0!</text:p>
          </table:table-cell>
          <table:table-cell table:style-name="ce4" table:formula="of:=AVERAGE([.H273:.H282])" office:value-type="string" office:string-value="" calcext:value-type="error">
            <text:p>#DIV/0!</text:p>
          </table:table-cell>
          <table:table-cell table:style-name="ce4" table:formula="of:=AVERAGE([.I273:.I282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Student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86:.B295])" office:value-type="string" office:string-value="" calcext:value-type="error">
            <text:p>#DIV/0!</text:p>
          </table:table-cell>
          <table:table-cell table:style-name="ce4" table:formula="of:=AVERAGE([.C286:.C295])" office:value-type="string" office:string-value="" calcext:value-type="error">
            <text:p>#DIV/0!</text:p>
          </table:table-cell>
          <table:table-cell table:style-name="ce4" table:formula="of:=AVERAGE([.D286:.D295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86:.G295])" office:value-type="string" office:string-value="" calcext:value-type="error">
            <text:p>#DIV/0!</text:p>
          </table:table-cell>
          <table:table-cell table:style-name="ce4" table:formula="of:=AVERAGE([.H286:.H295])" office:value-type="string" office:string-value="" calcext:value-type="error">
            <text:p>#DIV/0!</text:p>
          </table:table-cell>
          <table:table-cell table:style-name="ce4" table:formula="of:=AVERAGE([.I286:.I295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MORTGAGE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299:.B308])" office:value-type="string" office:string-value="" calcext:value-type="error">
            <text:p>#DIV/0!</text:p>
          </table:table-cell>
          <table:table-cell table:style-name="ce4" table:formula="of:=AVERAGE([.C299:.C308])" office:value-type="string" office:string-value="" calcext:value-type="error">
            <text:p>#DIV/0!</text:p>
          </table:table-cell>
          <table:table-cell table:style-name="ce4" table:formula="of:=AVERAGE([.D299:.D308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99:.G308])" office:value-type="string" office:string-value="" calcext:value-type="error">
            <text:p>#DIV/0!</text:p>
          </table:table-cell>
          <table:table-cell table:style-name="ce4" table:formula="of:=AVERAGE([.H299:.H308])" office:value-type="string" office:string-value="" calcext:value-type="error">
            <text:p>#DIV/0!</text:p>
          </table:table-cell>
          <table:table-cell table:style-name="ce4" table:formula="of:=AVERAGE([.I299:.I308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1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2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3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4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5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6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7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8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9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HeartAttack_10</text:p>
          </table:table-cell>
          <table:table-cell table:style-name="ce3"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4" table:formula="of:=AVERAGE([.B312:.B321])" office:value-type="string" office:string-value="" calcext:value-type="error">
            <text:p>#DIV/0!</text:p>
          </table:table-cell>
          <table:table-cell table:style-name="ce4" table:formula="of:=AVERAGE([.C312:.C321])" office:value-type="string" office:string-value="" calcext:value-type="error">
            <text:p>#DIV/0!</text:p>
          </table:table-cell>
          <table:table-cell table:style-name="ce4" table:formula="of:=AVERAGE([.D312:.D321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312:.G321])" office:value-type="string" office:string-value="" calcext:value-type="error">
            <text:p>#DIV/0!</text:p>
          </table:table-cell>
          <table:table-cell table:style-name="ce4" table:formula="of:=AVERAGE([.H312:.H321])" office:value-type="string" office:string-value="" calcext:value-type="error">
            <text:p>#DIV/0!</text:p>
          </table:table-cell>
          <table:table-cell table:style-name="ce4" table:formula="of:=AVERAGE([.I312:.I321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Default" table:number-columns-repeated="12"/>
          <table:table-cell table:number-columns-repeated="1010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GDF</text:p>
          </table:table-cell>
          <table:table-cell table:style-name="ce1" office:value-type="string" calcext:value-type="string">
            <text:p>NNC</text:p>
          </table:table-cell>
          <table:table-cell table:style-name="ce1" office:value-type="string" calcext:value-type="string">
            <text:p>RULER</text:p>
          </table:table-cell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</text:p>
          </table:table-cell>
          <table:table-cell table:number-columns-repeated="3"/>
          <table:table-cell table:style-name="Default"/>
          <table:table-cell office:value-type="string" calcext:value-type="string">
            <text:p>Lymography_1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2</text:p>
          </table:table-cell>
          <table:table-cell table:number-columns-repeated="3"/>
          <table:table-cell table:style-name="Default"/>
          <table:table-cell office:value-type="string" calcext:value-type="string">
            <text:p>Lymography_2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3</text:p>
          </table:table-cell>
          <table:table-cell table:number-columns-repeated="3"/>
          <table:table-cell table:style-name="Default"/>
          <table:table-cell office:value-type="string" calcext:value-type="string">
            <text:p>Lymography_3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4</text:p>
          </table:table-cell>
          <table:table-cell table:number-columns-repeated="3"/>
          <table:table-cell table:style-name="Default"/>
          <table:table-cell office:value-type="string" calcext:value-type="string">
            <text:p>Lymography_4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5</text:p>
          </table:table-cell>
          <table:table-cell table:number-columns-repeated="3"/>
          <table:table-cell table:style-name="Default"/>
          <table:table-cell office:value-type="string" calcext:value-type="string">
            <text:p>Lymography_5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6</text:p>
          </table:table-cell>
          <table:table-cell table:number-columns-repeated="3"/>
          <table:table-cell table:style-name="Default"/>
          <table:table-cell office:value-type="string" calcext:value-type="string">
            <text:p>Lymography_6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7</text:p>
          </table:table-cell>
          <table:table-cell table:number-columns-repeated="3"/>
          <table:table-cell table:style-name="Default"/>
          <table:table-cell office:value-type="string" calcext:value-type="string">
            <text:p>Lymography_7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8</text:p>
          </table:table-cell>
          <table:table-cell table:number-columns-repeated="3"/>
          <table:table-cell table:style-name="Default"/>
          <table:table-cell office:value-type="string" calcext:value-type="string">
            <text:p>Lymography_8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9</text:p>
          </table:table-cell>
          <table:table-cell table:number-columns-repeated="3"/>
          <table:table-cell table:style-name="Default"/>
          <table:table-cell office:value-type="string" calcext:value-type="string">
            <text:p>Lymography_9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office:value-type="string" calcext:value-type="string">
            <text:p>Page-blocks_10</text:p>
          </table:table-cell>
          <table:table-cell table:number-columns-repeated="3"/>
          <table:table-cell table:style-name="Default"/>
          <table:table-cell office:value-type="string" calcext:value-type="string">
            <text:p>Lymography_10</text:p>
          </table:table-cell>
          <table:table-cell table:number-columns-repeated="3"/>
          <table:table-cell table:style-name="Default" table:number-columns-repeated="3"/>
          <table:table-cell table:number-columns-repeated="1010"/>
        </table:table-row>
        <table:table-row table:style-name="ro1">
          <table:table-cell table:style-name="ce1"/>
          <table:table-cell table:style-name="ce1" table:formula="of:=AVERAGE([.B325:.B334])" office:value-type="string" office:string-value="" calcext:value-type="error">
            <text:p>#DIV/0!</text:p>
          </table:table-cell>
          <table:table-cell table:style-name="ce1" table:formula="of:=AVERAGE([.C325:.C334])" office:value-type="string" office:string-value="" calcext:value-type="error">
            <text:p>#DIV/0!</text:p>
          </table:table-cell>
          <table:table-cell table:style-name="ce1" table:formula="of:=AVERAGE([.D325:.D334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1" table:formula="of:=AVERAGE([.G325:.G334])" office:value-type="string" office:string-value="" calcext:value-type="error">
            <text:p>#DIV/0!</text:p>
          </table:table-cell>
          <table:table-cell table:style-name="ce1" table:formula="of:=AVERAGE([.H325:.H334])" office:value-type="string" office:string-value="" calcext:value-type="error">
            <text:p>#DIV/0!</text:p>
          </table:table-cell>
          <table:table-cell table:style-name="ce1" table:formula="of:=AVERAGE([.I325:.I334])" office:value-type="string" office:string-value="" calcext:value-type="error">
            <text:p>#DIV/0!</text:p>
          </table:table-cell>
          <table:table-cell table:style-name="Default" table:number-columns-repeated="3"/>
          <table:table-cell table:number-columns-repeated="1010"/>
        </table:table-row>
      </table:table>
      <table:table table:name="FINAL" table:style-name="ta1">
        <table:table-column table:style-name="co1" table:default-cell-style-name="Default"/>
        <table:table-column table:style-name="co7" table:default-cell-style-name="ce2"/>
        <table:table-column table:style-name="co2" table:number-columns-repeated="6" table:default-cell-style-name="ce2"/>
        <table:table-column table:style-name="co2" table:number-columns-repeated="1016" table:default-cell-style-name="Default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  <table:table-cell table:style-name="Default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6" table:number-columns-repeated="1020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" calcext:value-type="percentage">
            <text:p>15,20%</text:p>
          </table:table-cell>
          <table:table-cell office:value-type="percentage" office:value="0.165" calcext:value-type="percentage">
            <text:p>16,50%</text:p>
          </table:table-cell>
          <table:table-cell office:value-type="percentage" office:value="0.172" calcext:value-type="percentage">
            <text:p>17,2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4545" calcext:value-type="percentage">
            <text:p>45,45%</text:p>
          </table:table-cell>
          <table:table-cell office:value-type="percentage" office:value="0.3565" calcext:value-type="percentage">
            <text:p>35,65%</text:p>
          </table:table-cell>
          <table:table-cell office:value-type="percentage" office:value="0.3198" calcext:value-type="percentage">
            <text:p>31,9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49" calcext:value-type="percentage">
            <text:p>11,49%</text:p>
          </table:table-cell>
          <table:table-cell office:value-type="percentage" office:value="0.0787" calcext:value-type="percentage">
            <text:p>7,87%</text:p>
          </table:table-cell>
          <table:table-cell office:value-type="percentage" office:value="0.2338" calcext:value-type="percentage">
            <text:p>23,3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4587" calcext:value-type="percentage">
            <text:p>45,87%</text:p>
          </table:table-cell>
          <table:table-cell office:value-type="percentage" office:value="0.3625" calcext:value-type="percentage">
            <text:p>36,25%</text:p>
          </table:table-cell>
          <table:table-cell office:value-type="percentage" office:value="0.343" calcext:value-type="percentage">
            <text:p>34,3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6545" calcext:value-type="percentage">
            <text:p>65,45%</text:p>
          </table:table-cell>
          <table:table-cell office:value-type="percentage" office:value="0.6755" calcext:value-type="percentage">
            <text:p>67,55%</text:p>
          </table:table-cell>
          <table:table-cell office:value-type="percentage" office:value="0.5344" calcext:value-type="percentage">
            <text:p>53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1441" calcext:value-type="percentage">
            <text:p>14,41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3243" calcext:value-type="percentage">
            <text:p>32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6018" calcext:value-type="percentage">
            <text:p>60,18%</text:p>
          </table:table-cell>
          <table:table-cell office:value-type="percentage" office:value="0.597" calcext:value-type="percentage">
            <text:p>59,70%</text:p>
          </table:table-cell>
          <table:table-cell office:value-type="percentage" office:value="0.5005" calcext:value-type="percentage">
            <text:p>50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4478" calcext:value-type="percentage">
            <text:p>44,78%</text:p>
          </table:table-cell>
          <table:table-cell office:value-type="percentage" office:value="0.3853" calcext:value-type="percentage">
            <text:p>38,53%</text:p>
          </table:table-cell>
          <table:table-cell office:value-type="percentage" office:value="0.3927" calcext:value-type="percentage">
            <text:p>39,2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692" calcext:value-type="percentage">
            <text:p>6,92%</text:p>
          </table:table-cell>
          <table:table-cell office:value-type="percentage" office:value="0.0748" calcext:value-type="percentage">
            <text:p>7,48%</text:p>
          </table:table-cell>
          <table:table-cell office:value-type="percentage" office:value="0.1089" calcext:value-type="percentage">
            <text:p>10,89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781" calcext:value-type="percentage">
            <text:p>17,81%</text:p>
          </table:table-cell>
          <table:table-cell office:value-type="percentage" office:value="0.1664" calcext:value-type="percentage">
            <text:p>16,64%</text:p>
          </table:table-cell>
          <table:table-cell office:value-type="percentage" office:value="0.1967" calcext:value-type="percentage">
            <text:p>19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4551" calcext:value-type="percentage">
            <text:p>45,51%</text:p>
          </table:table-cell>
          <table:table-cell office:value-type="percentage" office:value="0.4153" calcext:value-type="percentage">
            <text:p>41,53%</text:p>
          </table:table-cell>
          <table:table-cell office:value-type="percentage" office:value="0.3067" calcext:value-type="percentage">
            <text:p>30,67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498" calcext:value-type="percentage">
            <text:p>24,98%</text:p>
          </table:table-cell>
          <table:table-cell office:value-type="percentage" office:value="0.2926" calcext:value-type="percentage">
            <text:p>29,26%</text:p>
          </table:table-cell>
          <table:table-cell office:value-type="percentage" office:value="0.337" calcext:value-type="percentage">
            <text:p>33,70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3809" calcext:value-type="percentage">
            <text:p>38,09%</text:p>
          </table:table-cell>
          <table:table-cell office:value-type="percentage" office:value="0.4625" calcext:value-type="percentage">
            <text:p>46,25%</text:p>
          </table:table-cell>
          <table:table-cell office:value-type="percentage" office:value="0.2285" calcext:value-type="percentage">
            <text:p>22,8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52" calcext:value-type="percentage">
            <text:p>8,52%</text:p>
          </table:table-cell>
          <table:table-cell office:value-type="percentage" office:value="0.0793" calcext:value-type="percentage">
            <text:p>7,93%</text:p>
          </table:table-cell>
          <table:table-cell office:value-type="percentage" office:value="0.1022" calcext:value-type="percentage">
            <text:p>10,2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2901" calcext:value-type="percentage">
            <text:p>29,01%</text:p>
          </table:table-cell>
          <table:table-cell office:value-type="percentage" office:value="0.2406" calcext:value-type="percentage">
            <text:p>24,06%</text:p>
          </table:table-cell>
          <table:table-cell office:value-type="percentage" office:value="0.1856" calcext:value-type="percentage">
            <text:p>18,5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4147" calcext:value-type="percentage">
            <text:p>41,47%</text:p>
          </table:table-cell>
          <table:table-cell office:value-type="percentage" office:value="0.3485" calcext:value-type="percentage">
            <text:p>34,85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25" calcext:value-type="percentage">
            <text:p>6,25%</text:p>
          </table:table-cell>
          <table:table-cell office:value-type="percentage" office:value="0.0518" calcext:value-type="percentage">
            <text:p>5,18%</text:p>
          </table:table-cell>
          <table:table-cell office:value-type="percentage" office:value="0.0705" calcext:value-type="percentage">
            <text:p>7,0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2985" calcext:value-type="percentage">
            <text:p>29,85%</text:p>
          </table:table-cell>
          <table:table-cell office:value-type="percentage" office:value="0.3946" calcext:value-type="percentage">
            <text:p>39,46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4452" calcext:value-type="percentage">
            <text:p>44,52%</text:p>
          </table:table-cell>
          <table:table-cell office:value-type="percentage" office:value="0.3404" calcext:value-type="percentage">
            <text:p>34,04%</text:p>
          </table:table-cell>
          <table:table-cell office:value-type="percentage" office:value="0.3451" calcext:value-type="percentage">
            <text:p>34,5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4082" calcext:value-type="percentage">
            <text:p>40,82%</text:p>
          </table:table-cell>
          <table:table-cell office:value-type="percentage" office:value="0.4975" calcext:value-type="percentage">
            <text:p>49,75%</text:p>
          </table:table-cell>
          <table:table-cell office:value-type="percentage" office:value="0.5672" calcext:value-type="percentage">
            <text:p>56,72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4167" calcext:value-type="percentage">
            <text:p>41,67%</text:p>
          </table:table-cell>
          <table:table-cell office:value-type="percentage" office:value="0.3535" calcext:value-type="percentage">
            <text:p>35,35%</text:p>
          </table:table-cell>
          <table:table-cell office:value-type="percentage" office:value="0.1288" calcext:value-type="percentage">
            <text:p>12,88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27" calcext:value-type="percentage">
            <text:p>30,27%</text:p>
          </table:table-cell>
          <table:table-cell office:value-type="percentage" office:value="0.294" calcext:value-type="percentage">
            <text:p>29,40%</text:p>
          </table:table-cell>
          <table:table-cell office:value-type="percentage" office:value="0.3543" calcext:value-type="percentage">
            <text:p>35,43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4859" calcext:value-type="percentage">
            <text:p>48,59%</text:p>
          </table:table-cell>
          <table:table-cell office:value-type="percentage" office:value="0.4781" calcext:value-type="percentage">
            <text:p>47,81%</text:p>
          </table:table-cell>
          <table:table-cell office:value-type="percentage" office:value="0.3841" calcext:value-type="percentage">
            <text:p>38,41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4849" calcext:value-type="percentage">
            <text:p>48,49%</text:p>
          </table:table-cell>
          <table:table-cell office:value-type="percentage" office:value="0.4743" calcext:value-type="percentage">
            <text:p>47,43%</text:p>
          </table:table-cell>
          <table:table-cell office:value-type="percentage" office:value="0.4375" calcext:value-type="percentage">
            <text:p>43,75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889" calcext:value-type="percentage">
            <text:p>8,89%</text:p>
          </table:table-cell>
          <table:table-cell office:value-type="percentage" office:value="0.1199" calcext:value-type="percentage">
            <text:p>11,99%</text:p>
          </table:table-cell>
          <table:table-cell office:value-type="percentage" office:value="0.0544" calcext:value-type="percentage">
            <text:p>5,44%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63" calcext:value-type="percentage">
            <text:p>14,63%</text:p>
          </table:table-cell>
          <table:table-cell office:value-type="percentage" office:value="0.1413" calcext:value-type="percentage">
            <text:p>14,13%</text:p>
          </table:table-cell>
          <table:table-cell office:value-type="percentage" office:value="0.3" calcext:value-type="percentage">
            <text:p>30,00%</text:p>
          </table:table-cell>
          <table:table-cell table:number-columns-repeated="1020"/>
        </table:table-row>
        <table:table-row table:style-name="ro1">
          <table:table-cell table:number-columns-repeated="1024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323576923076923" calcext:value-type="percentage">
            <text:p>32,36%</text:p>
          </table:table-cell>
          <table:table-cell table:style-name="ce14" table:formula="of:=AVERAGE([.C3:.C28])" office:value-type="percentage" office:value="0.308123076923077" calcext:value-type="percentage">
            <text:p>30,81%</text:p>
          </table:table-cell>
          <table:table-cell table:style-name="ce14" table:formula="of:=AVERAGE([.D3:.D28])" office:value-type="percentage" office:value="0.294911538461538" calcext:value-type="percentage">
            <text:p>29,49%</text:p>
          </table:table-cell>
          <table:table-cell table:style-name="ce14" table:number-columns-repeated="4"/>
          <table:table-cell table:style-name="ce13"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 table:number-columns-repeated="2"/>
          <table:table-cell table:number-columns-repeated="1016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RMSPROP</text:p>
          </table:table-cell>
          <table:table-cell table:style-name="ce13" office:value-type="string" calcext:value-type="string">
            <text:p>ADAM</text:p>
          </table:table-cell>
          <table:table-cell table:style-name="ce13" office:value-type="string" calcext:value-type="string">
            <text:p>NEAT</text:p>
          </table:table-cell>
          <table:table-cell table:style-name="ce13" table:number-columns-repeated="2"/>
          <table:table-cell table:style-name="Default" table:formula="of:=4118/417" office:value-type="float" office:value="9.87529976019185" calcext:value-type="float">
            <text:p>9,8752997601918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76" calcext:value-type="float">
            <text:p>4,76</text:p>
          </table:table-cell>
          <table:table-cell table:style-name="Default" office:value-type="float" office:value="4.3" calcext:value-type="float">
            <text:p>4,3</text:p>
          </table:table-cell>
          <table:table-cell table:style-name="Default" office:value-type="float" office:value="9.88" calcext:value-type="float">
            <text:p>9,88</text:p>
          </table:table-cell>
          <table:table-cell table:style-name="Default" table:number-columns-repeated="2"/>
          <table:table-cell table:style-name="Default" table:formula="of:=9.98/150" office:value-type="float" office:value="0.0665333333333333" calcext:value-type="float">
            <text:p>0,066533333333333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4000.57/33" office:value-type="float" office:value="121.229393939394" calcext:value-type="float">
            <text:p>121,22939393939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78.5" calcext:value-type="float">
            <text:p>78,5</text:p>
          </table:table-cell>
          <table:table-cell table:style-name="Default" office:value-type="float" office:value="77.9" calcext:value-type="float">
            <text:p>77,9</text:p>
          </table:table-cell>
          <table:table-cell table:style-name="Default" office:value-type="float" office:value="121.23" calcext:value-type="float">
            <text:p>121,23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5" calcext:value-type="float">
            <text:p>0,05</text:p>
          </table:table-cell>
          <table:table-cell table:style-name="Default" office:value-type="float" office:value="0.03" calcext:value-type="float">
            <text:p>0,03</text:p>
          </table:table-cell>
          <table:table-cell table:style-name="Default" office:value-type="float" office:value="0.15" calcext:value-type="float">
            <text:p>0,15</text:p>
          </table:table-cell>
          <table:table-cell table:style-name="Default" table:number-columns-repeated="4"/>
          <table:table-cell table:number-columns-repeated="1016"/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17" calcext:value-type="float">
            <text:p>0,17</text:p>
          </table:table-cell>
          <table:table-cell table:style-name="Default" office:value-type="float" office:value="0.28" calcext:value-type="float">
            <text:p>0,28</text:p>
          </table:table-cell>
          <table:table-cell table:style-name="Default" office:value-type="float" office:value="0.24" calcext:value-type="float">
            <text:p>0,24</text:p>
          </table:table-cell>
          <table:table-cell table:style-name="Default" table:number-columns-repeated="2"/>
          <table:table-cell table:style-name="Default" table:formula="of:=0.24" office:value-type="float" office:value="0.24" calcext:value-type="float">
            <text:p>0,24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75" calcext:value-type="float">
            <text:p>0,075</text:p>
          </table:table-cell>
          <table:table-cell table:style-name="Default" office:value-type="float" office:value="0.078" calcext:value-type="float">
            <text:p>0,078</text:p>
          </table:table-cell>
          <table:table-cell table:style-name="Default" office:value-type="float" office:value="0.081" calcext:value-type="float">
            <text:p>0,081</text:p>
          </table:table-cell>
          <table:table-cell table:style-name="Default" table:number-columns-repeated="2"/>
          <table:table-cell table:style-name="Default" table:formula="of:=8.37/103" office:value-type="float" office:value="0.0812621359223301" calcext:value-type="float">
            <text:p>0,0812621359223301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67" calcext:value-type="float">
            <text:p>0,67</text:p>
          </table:table-cell>
          <table:table-cell table:style-name="Default" office:value-type="float" office:value="0.63" calcext:value-type="float">
            <text:p>0,63</text:p>
          </table:table-cell>
          <table:table-cell table:style-name="Default" office:value-type="float" office:value="3.18" calcext:value-type="float">
            <text:p>3,18</text:p>
          </table:table-cell>
          <table:table-cell table:style-name="Default" table:number-columns-repeated="2"/>
          <table:table-cell table:style-name="Default" table:formula="of:=114.44/36" office:value-type="float" office:value="3.17888888888889" calcext:value-type="float">
            <text:p>3,1788888888888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3.13" calcext:value-type="float">
            <text:p>3,13</text:p>
          </table:table-cell>
          <table:table-cell table:style-name="Default" office:value-type="float" office:value="3.03" calcext:value-type="float">
            <text:p>3,03</text:p>
          </table:table-cell>
          <table:table-cell table:style-name="Default" office:value-type="float" office:value="14.25" calcext:value-type="float">
            <text:p>14,25</text:p>
          </table:table-cell>
          <table:table-cell table:style-name="Default" table:number-columns-repeated="2"/>
          <table:table-cell table:style-name="Default" table:formula="of:=57.01/4" office:value-type="float" office:value="14.2525" calcext:value-type="float">
            <text:p>14,25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60.69" calcext:value-type="float">
            <text:p>60,69</text:p>
          </table:table-cell>
          <table:table-cell table:style-name="Default" office:value-type="float" office:value="80.2" calcext:value-type="float">
            <text:p>80,2</text:p>
          </table:table-cell>
          <table:table-cell table:style-name="Default" office:value-type="float" office:value="56.48" calcext:value-type="float">
            <text:p>56,48</text:p>
          </table:table-cell>
          <table:table-cell table:style-name="Default" table:number-columns-repeated="2"/>
          <table:table-cell table:style-name="Default" table:formula="of:=2824.24/50" office:value-type="float" office:value="56.4848" calcext:value-type="float">
            <text:p>56,4848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11" calcext:value-type="float">
            <text:p>0,11</text:p>
          </table:table-cell>
          <table:table-cell table:style-name="Default" office:value-type="float" office:value="0.19" calcext:value-type="float">
            <text:p>0,19</text:p>
          </table:table-cell>
          <table:table-cell table:style-name="Default" table:number-columns-repeated="2"/>
          <table:table-cell table:style-name="Default" table:formula="of:=4.75/25" office:value-type="float" office:value="0.19" calcext:value-type="float">
            <text:p>0,1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8" calcext:value-type="float">
            <text:p>0,08</text:p>
          </table:table-cell>
          <table:table-cell table:number-columns-repeated="2" table:style-name="Default" office:value-type="float" office:value="0.06" calcext:value-type="float">
            <text:p>0,06</text:p>
          </table:table-cell>
          <table:table-cell table:style-name="Default" table:number-columns-repeated="2"/>
          <table:table-cell table:style-name="Default" table:formula="of:=0.37/6" office:value-type="float" office:value="0.0616666666666667" calcext:value-type="float">
            <text:p>0,061666666666666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9.43" calcext:value-type="float">
            <text:p>9,43</text:p>
          </table:table-cell>
          <table:table-cell table:style-name="Default" office:value-type="float" office:value="9.24" calcext:value-type="float">
            <text:p>9,24</text:p>
          </table:table-cell>
          <table:table-cell table:style-name="Default" office:value-type="float" office:value="52.58" calcext:value-type="float">
            <text:p>52,58</text:p>
          </table:table-cell>
          <table:table-cell table:style-name="Default" table:number-columns-repeated="2"/>
          <table:table-cell table:style-name="Default" table:formula="of:=5467.86/104" office:value-type="float" office:value="52.5755769230769" calcext:value-type="float">
            <text:p>52,5755769230769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PY</text:p>
          </table:table-cell>
          <table:table-cell table:number-columns-repeated="2" table:style-name="Default" office:value-type="float" office:value="0.09" calcext:value-type="float">
            <text:p>0,09</text:p>
          </table:table-cell>
          <table:table-cell table:style-name="Default" office:value-type="float" office:value="0.07" calcext:value-type="float">
            <text:p>0,07</text:p>
          </table:table-cell>
          <table:table-cell table:style-name="Default" table:number-columns-repeated="2"/>
          <table:table-cell table:style-name="Default" table:formula="of:=0.52/7" office:value-type="float" office:value="0.0742857142857143" calcext:value-type="float">
            <text:p>0,0742857142857143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9" calcext:value-type="float">
            <text:p>0,09</text:p>
          </table:table-cell>
          <table:table-cell table:style-name="Default" office:value-type="float" office:value="0.06" calcext:value-type="float">
            <text:p>0,06</text:p>
          </table:table-cell>
          <table:table-cell table:style-name="Default" office:value-type="float" office:value="0.3" calcext:value-type="float">
            <text:p>0,3</text:p>
          </table:table-cell>
          <table:table-cell table:style-name="Default" table:number-columns-repeated="2"/>
          <table:table-cell table:style-name="Default" table:formula="of:=64.56/217" office:value-type="float" office:value="0.297511520737327" calcext:value-type="float">
            <text:p>0,297511520737327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11.21" calcext:value-type="float">
            <text:p>11,21</text:p>
          </table:table-cell>
          <table:table-cell table:style-name="Default" office:value-type="float" office:value="11.16" calcext:value-type="float">
            <text:p>11,16</text:p>
          </table:table-cell>
          <table:table-cell table:style-name="Default" office:value-type="float" office:value="53.97" calcext:value-type="float">
            <text:p>53,97</text:p>
          </table:table-cell>
          <table:table-cell table:style-name="Default" table:number-columns-repeated="2"/>
          <table:table-cell table:style-name="Default" table:formula="of:=5613.14/104" office:value-type="float" office:value="53.9725" calcext:value-type="float">
            <text:p>53,9725</text:p>
          </table:table-cell>
          <table:table-cell table:style-name="Default"/>
          <table:table-cell table:number-columns-repeated="1016"/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8/160" office:value-type="float" office:value="0.005" calcext:value-type="float">
            <text:p>0,005</text:p>
          </table:table-cell>
          <table:table-cell table:style-name="Default"/>
          <table:table-cell table:number-columns-repeated="1016"/>
        </table:table-row>
        <table:table-row table:style-name="ro1">
          <table:table-cell/>
          <table:table-cell table:style-name="Default" table:number-columns-repeated="7"/>
          <table:table-cell table:number-columns-repeated="101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10.5709375" calcext:value-type="float">
            <text:p>10,5709375</text:p>
          </table:table-cell>
          <table:table-cell table:style-name="ce13" table:formula="of:=AVERAGE([.C34:.C49])" office:value-type="float" office:value="11.6995625" calcext:value-type="float">
            <text:p>11,6995625</text:p>
          </table:table-cell>
          <table:table-cell table:style-name="ce13" table:formula="of:=AVERAGE([.D34:.D49])" office:value-type="float" office:value="19.546" calcext:value-type="float">
            <text:p>19,546</text:p>
          </table:table-cell>
          <table:table-cell table:style-name="ce13" table:number-columns-repeated="2"/>
          <table:table-cell table:style-name="Default" table:number-columns-repeated="2"/>
          <table:table-cell table:number-columns-repeated="1016"/>
        </table:table-row>
      </table:table>
      <table:table table:name="NT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9" calcext:value-type="percentage">
            <text:p>19,00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067" calcext:value-type="percentage">
            <text:p>30,67%</text:p>
          </table:table-cell>
          <table:table-cell office:value-type="percentage" office:value="0.2767" calcext:value-type="percentage">
            <text:p>27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table:number-columns-repeated="3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5234" calcext:value-type="percentage">
            <text:p>15,23%</text:p>
          </table:table-cell>
          <table:table-cell table:style-name="ce1" table:formula="of:=AVERAGE([.H2:.H11])" office:value-type="percentage" office:value="0.15367" calcext:value-type="percentage">
            <text:p>15,37%</text:p>
          </table:table-cell>
          <table:table-cell table:style-name="ce1" table:formula="of:=AVERAGE([.I2:.I11])" office:value-type="percentage" office:value="0.15767" calcext:value-type="percentage">
            <text:p>15,7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92" calcext:value-type="percentage">
            <text:p>37,92%</text:p>
          </table:table-cell>
          <table:table-cell office:value-type="percentage" office:value="0.3527" calcext:value-type="percentage">
            <text:p>35,27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1177" calcext:value-type="percentage">
            <text:p>11,77%</text:p>
          </table:table-cell>
          <table:table-cell office:value-type="percentage" office:value="0.0323" calcext:value-type="percentage">
            <text:p>3,23%</text:p>
          </table:table-cell>
          <table:table-cell office:value-type="percentage" office:value="0.0548" calcext:value-type="percentage">
            <text:p>5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792" calcext:value-type="percentage">
            <text:p>27,92%</text:p>
          </table:table-cell>
          <table:table-cell office:value-type="percentage" office:value="0.3034" calcext:value-type="percentage">
            <text:p>30,34%</text:p>
          </table:table-cell>
          <table:table-cell office:value-type="percentage" office:value="0.2522" calcext:value-type="percentage">
            <text:p>25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0978" calcext:value-type="percentage">
            <text:p>9,78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759" calcext:value-type="percentage">
            <text:p>37,59%</text:p>
          </table:table-cell>
          <table:table-cell office:value-type="percentage" office:value="0.3927" calcext:value-type="percentage">
            <text:p>39,27%</text:p>
          </table:table-cell>
          <table:table-cell office:value-type="percentage" office:value="0.3961" calcext:value-type="percentage">
            <text:p>39,61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591" calcext:value-type="percentage">
            <text:p>15,91%</text:p>
          </table:table-cell>
          <table:table-cell office:value-type="percentage" office:value="0.1048" calcext:value-type="percentage">
            <text:p>10,48%</text:p>
          </table:table-cell>
          <table:table-cell office:value-type="percentage" office:value="0.0978" calcext:value-type="percentage">
            <text:p>9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826" calcext:value-type="percentage">
            <text:p>38,26%</text:p>
          </table:table-cell>
          <table:table-cell office:value-type="percentage" office:value="0.3483" calcext:value-type="percentage">
            <text:p>34,83%</text:p>
          </table:table-cell>
          <table:table-cell office:value-type="percentage" office:value="0.2633" calcext:value-type="percentage">
            <text:p>26,33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355" calcext:value-type="percentage">
            <text:p>13,55%</text:p>
          </table:table-cell>
          <table:table-cell office:value-type="percentage" office:value="0.0833" calcext:value-type="percentage">
            <text:p>8,33%</text:p>
          </table:table-cell>
          <table:table-cell office:value-type="percentage" office:value="0.0962" calcext:value-type="percentage">
            <text:p>9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734" calcext:value-type="percentage">
            <text:p>27,34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1981" calcext:value-type="percentage">
            <text:p>19,8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1769" calcext:value-type="percentage">
            <text:p>17,69%</text:p>
          </table:table-cell>
          <table:table-cell office:value-type="percentage" office:value="0.0645" calcext:value-type="percentage">
            <text:p>6,45%</text:p>
          </table:table-cell>
          <table:table-cell office:value-type="percentage" office:value="0.0898" calcext:value-type="percentage">
            <text:p>8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48" calcext:value-type="percentage">
            <text:p>30,48%</text:p>
          </table:table-cell>
          <table:table-cell office:value-type="percentage" office:value="0.3184" calcext:value-type="percentage">
            <text:p>31,84%</text:p>
          </table:table-cell>
          <table:table-cell office:value-type="percentage" office:value="0.3101" calcext:value-type="percentage">
            <text:p>31,01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95" calcext:value-type="percentage">
            <text:p>4,95%</text:p>
          </table:table-cell>
          <table:table-cell office:value-type="percentage" office:value="0.0349" calcext:value-type="percentage">
            <text:p>3,49%</text:p>
          </table:table-cell>
          <table:table-cell office:value-type="percentage" office:value="0.0398" calcext:value-type="percentage">
            <text:p>3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3" calcext:value-type="percentage">
            <text:p>43,00%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014" calcext:value-type="percentage">
            <text:p>40,14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237" calcext:value-type="percentage">
            <text:p>12,37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263" calcext:value-type="percentage">
            <text:p>12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24" calcext:value-type="percentage">
            <text:p>23,24%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483" calcext:value-type="percentage">
            <text:p>24,8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1108" calcext:value-type="percentage">
            <text:p>11,08%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812" calcext:value-type="percentage">
            <text:p>8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72" calcext:value-type="percentage">
            <text:p>33,72%</text:p>
          </table:table-cell>
          <table:table-cell office:value-type="percentage" office:value="0.3343" calcext:value-type="percentage">
            <text:p>33,43%</text:p>
          </table:table-cell>
          <table:table-cell office:value-type="percentage" office:value="0.3222" calcext:value-type="percentage">
            <text:p>32,22%</text:p>
          </table:table-cell>
          <table:table-cell/>
          <table:table-cell office:value-type="string" calcext:value-type="string">
            <text:p>Balance_9</text:p>
          </table:table-cell>
          <table:table-cell table:number-columns-repeated="2" office:value-type="percentage" office:value="0.0892" calcext:value-type="percentage">
            <text:p>8,92%</text:p>
          </table:table-cell>
          <table:table-cell office:value-type="percentage" office:value="0.0833" calcext:value-type="percentage">
            <text:p>8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99" calcext:value-type="percentage">
            <text:p>28,99%</text:p>
          </table:table-cell>
          <table:table-cell office:value-type="percentage" office:value="0.2903" calcext:value-type="percentage">
            <text:p>29,03%</text:p>
          </table:table-cell>
          <table:table-cell office:value-type="percentage" office:value="0.2594" calcext:value-type="percentage">
            <text:p>25,94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1317" calcext:value-type="percentage">
            <text:p>13,17%</text:p>
          </table:table-cell>
          <table:table-cell office:value-type="percentage" office:value="0.0769" calcext:value-type="percentage">
            <text:p>7,69%</text:p>
          </table:table-cell>
          <table:table-cell office:value-type="percentage" office:value="0.1011" calcext:value-type="percentage">
            <text:p>10,1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846" calcext:value-type="percentage">
            <text:p>32,85%</text:p>
          </table:table-cell>
          <table:table-cell table:style-name="ce1" table:formula="of:=AVERAGE([.C15:.C24])" office:value-type="percentage" office:value="0.3315" calcext:value-type="percentage">
            <text:p>33,15%</text:p>
          </table:table-cell>
          <table:table-cell table:style-name="ce1" table:formula="of:=AVERAGE([.D15:.D24])" office:value-type="percentage" office:value="0.30178" calcext:value-type="percentage">
            <text:p>30,18%</text:p>
          </table:table-cell>
          <table:table-cell table:style-name="ce1" table:number-columns-repeated="2"/>
          <table:table-cell table:style-name="ce1" table:formula="of:=AVERAGE([.G15:.G24])" office:value-type="percentage" office:value="0.11919" calcext:value-type="percentage">
            <text:p>11,92%</text:p>
          </table:table-cell>
          <table:table-cell table:style-name="ce1" table:formula="of:=AVERAGE([.H15:.H24])" office:value-type="percentage" office:value="0.07607" calcext:value-type="percentage">
            <text:p>7,61%</text:p>
          </table:table-cell>
          <table:table-cell table:style-name="ce1" table:formula="of:=AVERAGE([.I15:.I24])" office:value-type="percentage" office:value="0.08714" calcext:value-type="percentage">
            <text:p>8,7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828" calcext:value-type="percentage">
            <text:p>48,28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199" calcext:value-type="percentage">
            <text:p>19,90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06" calcext:value-type="percentage">
            <text:p>6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3919" calcext:value-type="percentage">
            <text:p>39,19%</text:p>
          </table:table-cell>
          <table:table-cell office:value-type="percentage" office:value="0.3414" calcext:value-type="percentage">
            <text:p>34,14%</text:p>
          </table:table-cell>
          <table:table-cell office:value-type="percentage" office:value="0.3253" calcext:value-type="percentage">
            <text:p>32,53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259" calcext:value-type="percentage">
            <text:p>25,90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4736" calcext:value-type="percentage">
            <text:p>47,3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3207" calcext:value-type="percentage">
            <text:p>32,07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4438" calcext:value-type="percentage">
            <text:p>44,38%</text:p>
          </table:table-cell>
          <table:table-cell office:value-type="percentage" office:value="0.3371" calcext:value-type="percentage">
            <text:p>33,71%</text:p>
          </table:table-cell>
          <table:table-cell office:value-type="percentage" office:value="0.2305" calcext:value-type="percentage">
            <text:p>23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3322" calcext:value-type="percentage">
            <text:p>33,22%</text:p>
          </table:table-cell>
          <table:table-cell office:value-type="percentage" office:value="0.308" calcext:value-type="percentage">
            <text:p>30,80%</text:p>
          </table:table-cell>
          <table:table-cell office:value-type="percentage" office:value="0.3402" calcext:value-type="percentage">
            <text:p>34,02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2962" calcext:value-type="percentage">
            <text:p>29,62%</text:p>
          </table:table-cell>
          <table:table-cell office:value-type="percentage" office:value="0.1638" calcext:value-type="percentage">
            <text:p>16,38%</text:p>
          </table:table-cell>
          <table:table-cell office:value-type="percentage" office:value="0.1343" calcext:value-type="percentage">
            <text:p>1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office:value-type="percentage" office:value="0.5506" calcext:value-type="percentage">
            <text:p>55,06%</text:p>
          </table:table-cell>
          <table:table-cell office:value-type="percentage" office:value="0.4598" calcext:value-type="percentage">
            <text:p>45,98%</text:p>
          </table:table-cell>
          <table:table-cell office:value-type="percentage" office:value="0.5012" calcext:value-type="percentage">
            <text:p>50,12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429" calcext:value-type="percentage">
            <text:p>24,29%</text:p>
          </table:table-cell>
          <table:table-cell office:value-type="percentage" office:value="0.1695" calcext:value-type="percentage">
            <text:p>16,95%</text:p>
          </table:table-cell>
          <table:table-cell office:value-type="percentage" office:value="0.1181" calcext:value-type="percentage">
            <text:p>11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2989" calcext:value-type="percentage">
            <text:p>29,89%</text:p>
          </table:table-cell>
          <table:table-cell office:value-type="percentage" office:value="0.3126" calcext:value-type="percentage">
            <text:p>31,26%</text:p>
          </table:table-cell>
          <table:table-cell office:value-type="percentage" office:value="0.2724" calcext:value-type="percentage">
            <text:p>27,24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305" calcext:value-type="percentage">
            <text:p>23,05%</text:p>
          </table:table-cell>
          <table:table-cell office:value-type="percentage" office:value="0.1876" calcext:value-type="percentage">
            <text:p>18,76%</text:p>
          </table:table-cell>
          <table:table-cell office:value-type="percentage" office:value="0.0552" calcext:value-type="percentage">
            <text:p>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3966" calcext:value-type="percentage">
            <text:p>39,66%</text:p>
          </table:table-cell>
          <table:table-cell office:value-type="percentage" office:value="0.4586" calcext:value-type="percentage">
            <text:p>45,86%</text:p>
          </table:table-cell>
          <table:table-cell office:value-type="percentage" office:value="0.4253" calcext:value-type="percentage">
            <text:p>42,53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276" calcext:value-type="percentage">
            <text:p>42,76%</text:p>
          </table:table-cell>
          <table:table-cell office:value-type="percentage" office:value="0.2857" calcext:value-type="percentage">
            <text:p>28,57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034" calcext:value-type="percentage">
            <text:p>60,34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781" calcext:value-type="percentage">
            <text:p>37,81%</text:p>
          </table:table-cell>
          <table:table-cell office:value-type="percentage" office:value="0.3086" calcext:value-type="percentage">
            <text:p>30,86%</text:p>
          </table:table-cell>
          <table:table-cell office:value-type="percentage" office:value="0.281" calcext:value-type="percentage">
            <text:p>2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4575" calcext:value-type="percentage">
            <text:p>45,75%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5057" calcext:value-type="percentage">
            <text:p>50,57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1552" calcext:value-type="percentage">
            <text:p>15,52%</text:p>
          </table:table-cell>
          <table:table-cell office:value-type="percentage" office:value="0.1543" calcext:value-type="percentage">
            <text:p>15,43%</text:p>
          </table:table-cell>
          <table:table-cell office:value-type="percentage" office:value="0.0819" calcext:value-type="percentage">
            <text:p>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3977" calcext:value-type="percentage">
            <text:p>39,77%</text:p>
          </table:table-cell>
          <table:table-cell office:value-type="percentage" office:value="0.4747" calcext:value-type="percentage">
            <text:p>47,47%</text:p>
          </table:table-cell>
          <table:table-cell office:value-type="percentage" office:value="0.3908" calcext:value-type="percentage">
            <text:p>39,08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2086" calcext:value-type="percentage">
            <text:p>20,86%</text:p>
          </table:table-cell>
          <table:table-cell office:value-type="percentage" office:value="0.1448" calcext:value-type="percentage">
            <text:p>14,48%</text:p>
          </table:table-cell>
          <table:table-cell office:value-type="percentage" office:value="0.179" calcext:value-type="percentage">
            <text:p>17,9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43909" calcext:value-type="percentage">
            <text:p>43,91%</text:p>
          </table:table-cell>
          <table:table-cell table:style-name="ce1" table:formula="of:=AVERAGE([.C27:.C36])" office:value-type="percentage" office:value="0.43345" calcext:value-type="percentage">
            <text:p>43,35%</text:p>
          </table:table-cell>
          <table:table-cell table:style-name="ce1" table:formula="of:=AVERAGE([.D27:.D36])" office:value-type="percentage" office:value="0.41287" calcext:value-type="percentage">
            <text:p>41,29%</text:p>
          </table:table-cell>
          <table:table-cell table:style-name="ce1" table:number-columns-repeated="2"/>
          <table:table-cell table:style-name="ce1" table:formula="of:=AVERAGE([.G27:.G36])" office:value-type="percentage" office:value="0.28409" calcext:value-type="percentage">
            <text:p>28,41%</text:p>
          </table:table-cell>
          <table:table-cell table:style-name="ce1" table:formula="of:=AVERAGE([.H27:.H36])" office:value-type="percentage" office:value="0.21276" calcext:value-type="percentage">
            <text:p>21,28%</text:p>
          </table:table-cell>
          <table:table-cell table:style-name="ce1" table:formula="of:=AVERAGE([.I27:.I36])" office:value-type="percentage" office:value="0.14333" calcext:value-type="percentage">
            <text:p>14,33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92" calcext:value-type="percentage">
            <text:p>44,92%</text:p>
          </table:table-cell>
          <table:table-cell office:value-type="percentage" office:value="0.3905" calcext:value-type="percentage">
            <text:p>39,05%</text:p>
          </table:table-cell>
          <table:table-cell/>
          <table:table-cell office:value-type="string" calcext:value-type="string">
            <text:p>Hayes-roth_1</text:p>
          </table:table-cell>
          <table:table-cell office:value-type="percentage" office:value="0.4897" calcext:value-type="percentage">
            <text:p>48,97%</text:p>
          </table:table-cell>
          <table:table-cell office:value-type="percentage" office:value="0.4205" calcext:value-type="percentage">
            <text:p>42,05%</text:p>
          </table:table-cell>
          <table:table-cell office:value-type="percentage" office:value="0.4564" calcext:value-type="percentage">
            <text:p>45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8429" calcext:value-type="percentage">
            <text:p>84,29%</text:p>
          </table:table-cell>
          <table:table-cell office:value-type="percentage" office:value="0.8063" calcext:value-type="percentage">
            <text:p>80,63%</text:p>
          </table:table-cell>
          <table:table-cell office:value-type="percentage" office:value="0.7444" calcext:value-type="percentage">
            <text:p>74,44%</text:p>
          </table:table-cell>
          <table:table-cell/>
          <table:table-cell office:value-type="string" calcext:value-type="string">
            <text:p>Hayes-roth_2</text:p>
          </table:table-cell>
          <table:table-cell office:value-type="percentage" office:value="0.6154" calcext:value-type="percentage">
            <text:p>61,54%</text:p>
          </table:table-cell>
          <table:table-cell office:value-type="percentage" office:value="0.2949" calcext:value-type="percentage">
            <text:p>29,49%</text:p>
          </table:table-cell>
          <table:table-cell office:value-type="percentage" office:value="0.3744" calcext:value-type="percentage">
            <text:p>37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5413" calcext:value-type="percentage">
            <text:p>54,13%</text:p>
          </table:table-cell>
          <table:table-cell office:value-type="percentage" office:value="0.546" calcext:value-type="percentage">
            <text:p>54,60%</text:p>
          </table:table-cell>
          <table:table-cell office:value-type="percentage" office:value="0.5048" calcext:value-type="percentage">
            <text:p>50,48%</text:p>
          </table:table-cell>
          <table:table-cell/>
          <table:table-cell office:value-type="string" calcext:value-type="string">
            <text:p>Hayes-roth_3</text:p>
          </table:table-cell>
          <table:table-cell office:value-type="percentage" office:value="0.3667" calcext:value-type="percentage">
            <text:p>36,67%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359" calcext:value-type="percentage">
            <text:p>35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5508" calcext:value-type="percentage">
            <text:p>55,08%</text:p>
          </table:table-cell>
          <table:table-cell office:value-type="percentage" office:value="0.573" calcext:value-type="percentage">
            <text:p>57,30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4</text:p>
          </table:table-cell>
          <table:table-cell office:value-type="percentage" office:value="0.4385" calcext:value-type="percentage">
            <text:p>43,85%</text:p>
          </table:table-cell>
          <table:table-cell office:value-type="percentage" office:value="0.3128" calcext:value-type="percentage">
            <text:p>31,28%</text:p>
          </table:table-cell>
          <table:table-cell office:value-type="percentage" office:value="0.2692" calcext:value-type="percentage">
            <text:p>26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7111" calcext:value-type="percentage">
            <text:p>71,11%</text:p>
          </table:table-cell>
          <table:table-cell office:value-type="percentage" office:value="0.6619" calcext:value-type="percentage">
            <text:p>66,19%</text:p>
          </table:table-cell>
          <table:table-cell office:value-type="percentage" office:value="0.6635" calcext:value-type="percentage">
            <text:p>66,35%</text:p>
          </table:table-cell>
          <table:table-cell/>
          <table:table-cell office:value-type="string" calcext:value-type="string">
            <text:p>Hayes-roth_5</text:p>
          </table:table-cell>
          <table:table-cell office:value-type="percentage" office:value="0.4667" calcext:value-type="percentage">
            <text:p>46,67%</text:p>
          </table:table-cell>
          <table:table-cell table:number-columns-repeated="2" office:value-type="percentage" office:value="0.4231" calcext:value-type="percentage">
            <text:p>42,3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5635" calcext:value-type="percentage">
            <text:p>56,35%</text:p>
          </table:table-cell>
          <table:table-cell office:value-type="percentage" office:value="0.4952" calcext:value-type="percentage">
            <text:p>49,52%</text:p>
          </table:table-cell>
          <table:table-cell/>
          <table:table-cell office:value-type="string" calcext:value-type="string">
            <text:p>Hayes-roth_6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282" calcext:value-type="percentage">
            <text:p>42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" calcext:value-type="percentage">
            <text:p>60,00%</text:p>
          </table:table-cell>
          <table:table-cell office:value-type="percentage" office:value="0.5762" calcext:value-type="percentage">
            <text:p>57,62%</text:p>
          </table:table-cell>
          <table:table-cell office:value-type="percentage" office:value="0.6" calcext:value-type="percentage">
            <text:p>60,00%</text:p>
          </table:table-cell>
          <table:table-cell/>
          <table:table-cell office:value-type="string" calcext:value-type="string">
            <text:p>Hayes-roth_7</text:p>
          </table:table-cell>
          <table:table-cell office:value-type="percentage" office:value="0.2769" calcext:value-type="percentage">
            <text:p>27,69%</text:p>
          </table:table-cell>
          <table:table-cell office:value-type="percentage" office:value="0.2256" calcext:value-type="percentage">
            <text:p>22,56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4857" calcext:value-type="percentage">
            <text:p>48,57%</text:p>
          </table:table-cell>
          <table:table-cell office:value-type="percentage" office:value="0.4333" calcext:value-type="percentage">
            <text:p>43,33%</text:p>
          </table:table-cell>
          <table:table-cell office:value-type="percentage" office:value="0.3635" calcext:value-type="percentage">
            <text:p>36,35%</text:p>
          </table:table-cell>
          <table:table-cell/>
          <table:table-cell office:value-type="string" calcext:value-type="string">
            <text:p>Hayes-roth_8</text:p>
          </table:table-cell>
          <table:table-cell office:value-type="percentage" office:value="0.7282" calcext:value-type="percentage">
            <text:p>72,82%</text:p>
          </table:table-cell>
          <table:table-cell office:value-type="percentage" office:value="0.5385" calcext:value-type="percentage">
            <text:p>53,85%</text:p>
          </table:table-cell>
          <table:table-cell office:value-type="percentage" office:value="0.4538" calcext:value-type="percentage">
            <text:p>45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3905" calcext:value-type="percentage">
            <text:p>39,05%</text:p>
          </table:table-cell>
          <table:table-cell office:value-type="percentage" office:value="0.3937" calcext:value-type="percentage">
            <text:p>39,37%</text:p>
          </table:table-cell>
          <table:table-cell office:value-type="percentage" office:value="0.3603" calcext:value-type="percentage">
            <text:p>36,03%</text:p>
          </table:table-cell>
          <table:table-cell/>
          <table:table-cell office:value-type="string" calcext:value-type="string">
            <text:p>Hayes-roth_9</text:p>
          </table:table-cell>
          <table:table-cell office:value-type="percentage" office:value="0.4846" calcext:value-type="percentage">
            <text:p>48,46%</text:p>
          </table:table-cell>
          <table:table-cell office:value-type="percentage" office:value="0.159" calcext:value-type="percentage">
            <text:p>15,90%</text:p>
          </table:table-cell>
          <table:table-cell office:value-type="percentage" office:value="0.2128" calcext:value-type="percentage">
            <text:p>2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5794" calcext:value-type="percentage">
            <text:p>57,94%</text:p>
          </table:table-cell>
          <table:table-cell office:value-type="percentage" office:value="0.581" calcext:value-type="percentage">
            <text:p>58,10%</text:p>
          </table:table-cell>
          <table:table-cell office:value-type="percentage" office:value="0.5349" calcext:value-type="percentage">
            <text:p>53,49%</text:p>
          </table:table-cell>
          <table:table-cell/>
          <table:table-cell office:value-type="string" calcext:value-type="string">
            <text:p>Hayes-roth_10</text:p>
          </table:table-cell>
          <table:table-cell office:value-type="percentage" office:value="0.5692" calcext:value-type="percentage">
            <text:p>56,92%</text:p>
          </table:table-cell>
          <table:table-cell office:value-type="percentage" office:value="0.4923" calcext:value-type="percentage">
            <text:p>49,23%</text:p>
          </table:table-cell>
          <table:table-cell office:value-type="percentage" office:value="0.5026" calcext:value-type="percentage">
            <text:p>50,2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57001" calcext:value-type="percentage">
            <text:p>57,00%</text:p>
          </table:table-cell>
          <table:table-cell table:style-name="ce1" table:formula="of:=AVERAGE([.C39:.C48])" office:value-type="percentage" office:value="0.55841" calcext:value-type="percentage">
            <text:p>55,84%</text:p>
          </table:table-cell>
          <table:table-cell table:style-name="ce1" table:formula="of:=AVERAGE([.D39:.D48])" office:value-type="percentage" office:value="0.51523" calcext:value-type="percentage">
            <text:p>51,52%</text:p>
          </table:table-cell>
          <table:table-cell table:style-name="ce1" table:number-columns-repeated="2"/>
          <table:table-cell table:style-name="ce1" table:formula="of:=AVERAGE([.G39:.G48])" office:value-type="percentage" office:value="0.50333" calcext:value-type="percentage">
            <text:p>50,33%</text:p>
          </table:table-cell>
          <table:table-cell table:style-name="ce1" table:formula="of:=AVERAGE([.H39:.H48])" office:value-type="percentage" office:value="0.38564" calcext:value-type="percentage">
            <text:p>38,56%</text:p>
          </table:table-cell>
          <table:table-cell table:style-name="ce1" table:formula="of:=AVERAGE([.I39:.I48])" office:value-type="percentage" office:value="0.36795" calcext:value-type="percentage">
            <text:p>36,8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148" calcext:value-type="percentage">
            <text:p>21,48%</text:p>
          </table:table-cell>
          <table:table-cell office:value-type="percentage" office:value="0.1852" calcext:value-type="percentage">
            <text:p>18,52%</text:p>
          </table:table-cell>
          <table:table-cell/>
          <table:table-cell office:value-type="string" calcext:value-type="string">
            <text:p>HouseVotes_1</text:p>
          </table:table-cell>
          <table:table-cell table:number-columns-repeated="3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2272" calcext:value-type="percentage">
            <text:p>22,72%</text:p>
          </table:table-cell>
          <table:table-cell office:value-type="percentage" office:value="0.221" calcext:value-type="percentage">
            <text:p>22,10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681" calcext:value-type="percentage">
            <text:p>6,81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0951" calcext:value-type="percentage">
            <text:p>9,51%</text:p>
          </table:table-cell>
          <table:table-cell office:value-type="percentage" office:value="0.1123" calcext:value-type="percentage">
            <text:p>11,23%</text:p>
          </table:table-cell>
          <table:table-cell office:value-type="percentage" office:value="0.1346" calcext:value-type="percentage">
            <text:p>13,46%</text:p>
          </table:table-cell>
          <table:table-cell/>
          <table:table-cell office:value-type="string" calcext:value-type="string">
            <text:p>HouseVotes_3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1852" calcext:value-type="percentage">
            <text:p>18,52%</text:p>
          </table:table-cell>
          <table:table-cell office:value-type="percentage" office:value="0.2037" calcext:value-type="percentage">
            <text:p>20,37%</text:p>
          </table:table-cell>
          <table:table-cell office:value-type="percentage" office:value="0.1642" calcext:value-type="percentage">
            <text:p>16,42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449" calcext:value-type="percentage">
            <text:p>4,49%</text:p>
          </table:table-cell>
          <table:table-cell table:number-columns-repeated="2" office:value-type="percentage" office:value="0.0435" calcext:value-type="percentage">
            <text:p>4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1617" calcext:value-type="percentage">
            <text:p>16,17%</text:p>
          </table:table-cell>
          <table:table-cell office:value-type="percentage" office:value="0.163" calcext:value-type="percentage">
            <text:p>16,30%</text:p>
          </table:table-cell>
          <table:table-cell office:value-type="percentage" office:value="0.1469" calcext:value-type="percentage">
            <text:p>14,69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014" calcext:value-type="percentage">
            <text:p>0,14%</text:p>
          </table:table-cell>
          <table:table-cell table:number-columns-repeated="2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2938" calcext:value-type="percentage">
            <text:p>29,38%</text:p>
          </table:table-cell>
          <table:table-cell office:value-type="percentage" office:value="0.2827" calcext:value-type="percentage">
            <text:p>28,27%</text:p>
          </table:table-cell>
          <table:table-cell office:value-type="percentage" office:value="0.2506" calcext:value-type="percentage">
            <text:p>25,06%</text:p>
          </table:table-cell>
          <table:table-cell/>
          <table:table-cell office:value-type="string" calcext:value-type="string">
            <text:p>HouseVotes_6</text:p>
          </table:table-cell>
          <table:table-cell office:value-type="percentage" office:value="0.0478" calcext:value-type="percentage">
            <text:p>4,78%</text:p>
          </table:table-cell>
          <table:table-cell office:value-type="percentage" office:value="0.0246" calcext:value-type="percentage">
            <text:p>2,46%</text:p>
          </table:table-cell>
          <table:table-cell office:value-type="percentage" office:value="0.042" calcext:value-type="percentage">
            <text:p>4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2185" calcext:value-type="percentage">
            <text:p>21,85%</text:p>
          </table:table-cell>
          <table:table-cell office:value-type="percentage" office:value="0.2691" calcext:value-type="percentage">
            <text:p>26,91%</text:p>
          </table:table-cell>
          <table:table-cell office:value-type="percentage" office:value="0.2864" calcext:value-type="percentage">
            <text:p>28,64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029" calcext:value-type="percentage">
            <text:p>0,29%</text:p>
          </table:table-cell>
          <table:table-cell office:value-type="percentage" office:value="0.0116" calcext:value-type="percentage">
            <text:p>1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2346" calcext:value-type="percentage">
            <text:p>23,46%</text:p>
          </table:table-cell>
          <table:table-cell office:value-type="percentage" office:value="0.221" calcext:value-type="percentage">
            <text:p>22,10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8</text:p>
          </table:table-cell>
          <table:table-cell table:number-columns-repeated="3"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table:number-columns-repeated="2" office:value-type="percentage" office:value="0.2346" calcext:value-type="percentage">
            <text:p>23,46%</text:p>
          </table:table-cell>
          <table:table-cell office:value-type="percentage" office:value="0.242" calcext:value-type="percentage">
            <text:p>24,20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986" calcext:value-type="percentage">
            <text:p>9,86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198" calcext:value-type="percentage">
            <text:p>21,98%</text:p>
          </table:table-cell>
          <table:table-cell office:value-type="percentage" office:value="0.1877" calcext:value-type="percentage">
            <text:p>18,77%</text:p>
          </table:table-cell>
          <table:table-cell office:value-type="percentage" office:value="0.1259" calcext:value-type="percentage">
            <text:p>12,59%</text:p>
          </table:table-cell>
          <table:table-cell/>
          <table:table-cell office:value-type="string" calcext:value-type="string">
            <text:p>HouseVotes_10</text:p>
          </table:table-cell>
          <table:table-cell table:number-columns-repeated="3"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20606" calcext:value-type="percentage">
            <text:p>20,61%</text:p>
          </table:table-cell>
          <table:table-cell table:style-name="ce1" table:formula="of:=AVERAGE([.C52:.C61])" office:value-type="percentage" office:value="0.21161" calcext:value-type="percentage">
            <text:p>21,16%</text:p>
          </table:table-cell>
          <table:table-cell table:style-name="ce1" table:formula="of:=AVERAGE([.D52:.D61])" office:value-type="percentage" office:value="0.19988" calcext:value-type="percentage">
            <text:p>19,99%</text:p>
          </table:table-cell>
          <table:table-cell table:style-name="ce1" table:number-columns-repeated="2"/>
          <table:table-cell table:style-name="ce1" table:formula="of:=AVERAGE([.G52:.G61])" office:value-type="percentage" office:value="0.04072" calcext:value-type="percentage">
            <text:p>4,07%</text:p>
          </table:table-cell>
          <table:table-cell table:style-name="ce1" table:formula="of:=AVERAGE([.H52:.H61])" office:value-type="percentage" office:value="0.04306" calcext:value-type="percentage">
            <text:p>4,31%</text:p>
          </table:table-cell>
          <table:table-cell table:style-name="ce1" table:formula="of:=AVERAGE([.I52:.I61])" office:value-type="percentage" office:value="0.03581" calcext:value-type="percentage">
            <text:p>3,5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0952" calcext:value-type="percentage">
            <text:p>9,52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2902" calcext:value-type="percentage">
            <text:p>2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19" calcext:value-type="percentage">
            <text:p>8,19%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0629" calcext:value-type="percentage">
            <text:p>6,29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353" calcext:value-type="percentage">
            <text:p>33,53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84" calcext:value-type="percentage">
            <text:p>27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1181" calcext:value-type="percentage">
            <text:p>11,81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905" calcext:value-type="percentage">
            <text:p>9,05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2873" calcext:value-type="percentage">
            <text:p>28,73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412" calcext:value-type="percentage">
            <text:p>34,1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467" calcext:value-type="percentage">
            <text:p>14,67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441" calcext:value-type="percentage">
            <text:p>44,41%</text:p>
          </table:table-cell>
          <table:table-cell office:value-type="percentage" office:value="0.4765" calcext:value-type="percentage">
            <text:p>47,65%</text:p>
          </table:table-cell>
          <table:table-cell office:value-type="percentage" office:value="0.4382" calcext:value-type="percentage">
            <text:p>43,8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16" calcext:value-type="percentage">
            <text:p>16,00%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571" calcext:value-type="percentage">
            <text:p>5,71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2225" calcext:value-type="percentage">
            <text:p>22,25%</text:p>
          </table:table-cell>
          <table:table-cell office:value-type="percentage" office:value="0.3137" calcext:value-type="percentage">
            <text:p>31,37%</text:p>
          </table:table-cell>
          <table:table-cell office:value-type="percentage" office:value="0.3069" calcext:value-type="percentage">
            <text:p>30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119" calcext:value-type="percentage">
            <text:p>11,90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359" calcext:value-type="percentage">
            <text:p>23,59%</text:p>
          </table:table-cell>
          <table:table-cell office:value-type="percentage" office:value="0.2402" calcext:value-type="percentage">
            <text:p>24,02%</text:p>
          </table:table-cell>
          <table:table-cell office:value-type="percentage" office:value="0.2137" calcext:value-type="percentage">
            <text:p>21,3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431" calcext:value-type="percentage">
            <text:p>14,31%</text:p>
          </table:table-cell>
          <table:table-cell office:value-type="percentage" office:value="0.0895" calcext:value-type="percentage">
            <text:p>8,9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41" calcext:value-type="percentage">
            <text:p>34,41%</text:p>
          </table:table-cell>
          <table:table-cell office:value-type="percentage" office:value="0.3422" calcext:value-type="percentage">
            <text:p>34,2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552" calcext:value-type="percentage">
            <text:p>5,52%</text:p>
          </table:table-cell>
          <table:table-cell office:value-type="percentage" office:value="0.1343" calcext:value-type="percentage">
            <text:p>13,43%</text:p>
          </table:table-cell>
          <table:table-cell office:value-type="percentage" office:value="0.0524" calcext:value-type="percentage">
            <text:p>5,24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265" calcext:value-type="percentage">
            <text:p>22,65%</text:p>
          </table:table-cell>
          <table:table-cell office:value-type="percentage" office:value="0.2961" calcext:value-type="percentage">
            <text:p>29,61%</text:p>
          </table:table-cell>
          <table:table-cell office:value-type="percentage" office:value="0.2353" calcext:value-type="percentage">
            <text:p>23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121" calcext:value-type="percentage">
            <text:p>12,10%</text:p>
          </table:table-cell>
          <table:table-cell office:value-type="percentage" office:value="0.1095" calcext:value-type="percentage">
            <text:p>10,95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08" calcext:value-type="percentage">
            <text:p>36,08%</text:p>
          </table:table-cell>
          <table:table-cell office:value-type="percentage" office:value="0.4343" calcext:value-type="percentage">
            <text:p>43,43%</text:p>
          </table:table-cell>
          <table:table-cell office:value-type="percentage" office:value="0.402" calcext:value-type="percentage">
            <text:p>40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1362" calcext:value-type="percentage">
            <text:p>13,62%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0724" calcext:value-type="percentage">
            <text:p>7,24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3784" calcext:value-type="percentage">
            <text:p>37,84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755" calcext:value-type="percentage">
            <text:p>27,55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2143" calcext:value-type="percentage">
            <text:p>12,14%</text:p>
          </table:table-cell>
          <table:table-cell table:style-name="ce1" table:formula="of:=AVERAGE([.C65:.C74])" office:value-type="percentage" office:value="0.11185" calcext:value-type="percentage">
            <text:p>11,19%</text:p>
          </table:table-cell>
          <table:table-cell table:style-name="ce1" table:formula="of:=AVERAGE([.D65:.D74])" office:value-type="percentage" office:value="0.09228" calcext:value-type="percentage">
            <text:p>9,23%</text:p>
          </table:table-cell>
          <table:table-cell table:style-name="ce1" table:number-columns-repeated="2"/>
          <table:table-cell table:style-name="ce1" table:formula="of:=AVERAGE([.G65:.G74])" office:value-type="percentage" office:value="0.31467" calcext:value-type="percentage">
            <text:p>31,47%</text:p>
          </table:table-cell>
          <table:table-cell table:style-name="ce1" table:formula="of:=AVERAGE([.H65:.H74])" office:value-type="percentage" office:value="0.33009" calcext:value-type="percentage">
            <text:p>33,01%</text:p>
          </table:table-cell>
          <table:table-cell table:style-name="ce1" table:formula="of:=AVERAGE([.I65:.I74])" office:value-type="percentage" office:value="0.31236" calcext:value-type="percentage">
            <text:p>31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181" calcext:value-type="percentage">
            <text:p>21,81%</text:p>
          </table:table-cell>
          <table:table-cell office:value-type="percentage" office:value="0.1819" calcext:value-type="percentage">
            <text:p>18,19%</text:p>
          </table:table-cell>
          <table:table-cell office:value-type="percentage" office:value="0.2021" calcext:value-type="percentage">
            <text:p>20,21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579" calcext:value-type="percentage">
            <text:p>25,79%</text:p>
          </table:table-cell>
          <table:table-cell office:value-type="percentage" office:value="0.2632" calcext:value-type="percentage">
            <text:p>26,32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763" calcext:value-type="percentage">
            <text:p>17,63%</text:p>
          </table:table-cell>
          <table:table-cell office:value-type="percentage" office:value="0.1916" calcext:value-type="percentage">
            <text:p>19,16%</text:p>
          </table:table-cell>
          <table:table-cell office:value-type="percentage" office:value="0.2169" calcext:value-type="percentage">
            <text:p>21,69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2509" calcext:value-type="percentage">
            <text:p>25,09%</text:p>
          </table:table-cell>
          <table:table-cell office:value-type="percentage" office:value="0.2649" calcext:value-type="percentage">
            <text:p>26,49%</text:p>
          </table:table-cell>
          <table:table-cell office:value-type="percentage" office:value="0.2246" calcext:value-type="percentage">
            <text:p>22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434" calcext:value-type="percentage">
            <text:p>24,34%</text:p>
          </table:table-cell>
          <table:table-cell office:value-type="percentage" office:value="0.1996" calcext:value-type="percentage">
            <text:p>19,96%</text:p>
          </table:table-cell>
          <table:table-cell office:value-type="percentage" office:value="0.1908" calcext:value-type="percentage">
            <text:p>19,08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281" calcext:value-type="percentage">
            <text:p>12,81%</text:p>
          </table:table-cell>
          <table:table-cell office:value-type="percentage" office:value="0.0614" calcext:value-type="percentage">
            <text:p>6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table:number-columns-repeated="2" office:value-type="percentage" office:value="0.1209" calcext:value-type="percentage">
            <text:p>12,09%</text:p>
          </table:table-cell>
          <table:table-cell office:value-type="percentage" office:value="0.1322" calcext:value-type="percentage">
            <text:p>13,22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035" calcext:value-type="percentage">
            <text:p>20,35%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2158" calcext:value-type="percentage">
            <text:p>21,5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96" calcext:value-type="percentage">
            <text:p>20,96%</text:p>
          </table:table-cell>
          <table:table-cell office:value-type="percentage" office:value="0.1739" calcext:value-type="percentage">
            <text:p>17,39%</text:p>
          </table:table-cell>
          <table:table-cell office:value-type="percentage" office:value="0.153" calcext:value-type="percentage">
            <text:p>15,30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44" calcext:value-type="percentage">
            <text:p>15,44%</text:p>
          </table:table-cell>
          <table:table-cell office:value-type="percentage" office:value="0.0965" calcext:value-type="percentage">
            <text:p>9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1896" calcext:value-type="percentage">
            <text:p>18,96%</text:p>
          </table:table-cell>
          <table:table-cell office:value-type="percentage" office:value="0.2221" calcext:value-type="percentage">
            <text:p>22,21%</text:p>
          </table:table-cell>
          <table:table-cell office:value-type="percentage" office:value="0.1386" calcext:value-type="percentage">
            <text:p>13,86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596" calcext:value-type="percentage">
            <text:p>5,96%</text:p>
          </table:table-cell>
          <table:table-cell office:value-type="percentage" office:value="0.0491" calcext:value-type="percentage">
            <text:p>4,9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337" calcext:value-type="percentage">
            <text:p>13,37%</text:p>
          </table:table-cell>
          <table:table-cell office:value-type="percentage" office:value="0.1446" calcext:value-type="percentage">
            <text:p>14,46%</text:p>
          </table:table-cell>
          <table:table-cell office:value-type="percentage" office:value="0.1361" calcext:value-type="percentage">
            <text:p>13,6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439" calcext:value-type="percentage">
            <text:p>14,39%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1754" calcext:value-type="percentage">
            <text:p>1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1892" calcext:value-type="percentage">
            <text:p>18,92%</text:p>
          </table:table-cell>
          <table:table-cell office:value-type="percentage" office:value="0.1707" calcext:value-type="percentage">
            <text:p>17,07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2175" calcext:value-type="percentage">
            <text:p>21,75%</text:p>
          </table:table-cell>
          <table:table-cell office:value-type="percentage" office:value="0.2018" calcext:value-type="percentage">
            <text:p>20,18%</text:p>
          </table:table-cell>
          <table:table-cell office:value-type="percentage" office:value="0.1193" calcext:value-type="percentage">
            <text:p>11,9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72" calcext:value-type="percentage">
            <text:p>19,72%</text:p>
          </table:table-cell>
          <table:table-cell office:value-type="percentage" office:value="0.1361" calcext:value-type="percentage">
            <text:p>13,61%</text:p>
          </table:table-cell>
          <table:table-cell office:value-type="percentage" office:value="0.0944" calcext:value-type="percentage">
            <text:p>9,44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579" calcext:value-type="percentage">
            <text:p>5,79%</text:p>
          </table:table-cell>
          <table:table-cell office:value-type="percentage" office:value="0.0561" calcext:value-type="percentage">
            <text:p>5,61%</text:p>
          </table:table-cell>
          <table:table-cell office:value-type="percentage" office:value="0.0298" calcext:value-type="percentage">
            <text:p>2,9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1866" calcext:value-type="percentage">
            <text:p>18,66%</text:p>
          </table:table-cell>
          <table:table-cell table:style-name="ce1" table:formula="of:=AVERAGE([.C78:.C87])" office:value-type="percentage" office:value="0.17366" calcext:value-type="percentage">
            <text:p>17,37%</text:p>
          </table:table-cell>
          <table:table-cell table:style-name="ce1" table:formula="of:=AVERAGE([.D78:.D87])" office:value-type="percentage" office:value="0.15709" calcext:value-type="percentage">
            <text:p>15,71%</text:p>
          </table:table-cell>
          <table:table-cell table:style-name="ce1" table:number-columns-repeated="2"/>
          <table:table-cell table:style-name="ce1" table:formula="of:=AVERAGE([.G78:.G87])" office:value-type="percentage" office:value="0.17282" calcext:value-type="percentage">
            <text:p>17,28%</text:p>
          </table:table-cell>
          <table:table-cell table:style-name="ce1" table:formula="of:=AVERAGE([.H78:.H87])" office:value-type="percentage" office:value="0.17439" calcext:value-type="percentage">
            <text:p>17,44%</text:p>
          </table:table-cell>
          <table:table-cell table:style-name="ce1" table:formula="of:=AVERAGE([.I78:.I87])" office:value-type="percentage" office:value="0.13859" calcext:value-type="percentage">
            <text:p>13,8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237" calcext:value-type="percentage">
            <text:p>32,37%</text:p>
          </table:table-cell>
          <table:table-cell office:value-type="percentage" office:value="0.2465" calcext:value-type="percentage">
            <text:p>24,65%</text:p>
          </table:table-cell>
          <table:table-cell office:value-type="percentage" office:value="0.3382" calcext:value-type="percentage">
            <text:p>33,8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1111" calcext:value-type="percentage">
            <text:p>11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895" calcext:value-type="percentage">
            <text:p>8,9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684" calcext:value-type="percentage">
            <text:p>36,84%</text:p>
          </table:table-cell>
          <table:table-cell office:value-type="percentage" office:value="0.3763" calcext:value-type="percentage">
            <text:p>37,63%</text:p>
          </table:table-cell>
          <table:table-cell office:value-type="percentage" office:value="0.3877" calcext:value-type="percentage">
            <text:p>38,77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1049" calcext:value-type="percentage">
            <text:p>10,49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877" calcext:value-type="percentage">
            <text:p>8,7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286" calcext:value-type="percentage">
            <text:p>28,60%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237" calcext:value-type="percentage">
            <text:p>32,37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364" calcext:value-type="percentage">
            <text:p>3,64%</text:p>
          </table:table-cell>
          <table:table-cell office:value-type="percentage" office:value="0.0105" calcext:value-type="percentage">
            <text:p>1,05%</text:p>
          </table:table-cell>
          <table:table-cell office:value-type="percentage" office:value="0.0179" calcext:value-type="percentage">
            <text:p>1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013" calcext:value-type="percentage">
            <text:p>30,13%</text:p>
          </table:table-cell>
          <table:table-cell office:value-type="percentage" office:value="0.3018" calcext:value-type="percentage">
            <text:p>30,18%</text:p>
          </table:table-cell>
          <table:table-cell office:value-type="percentage" office:value="0.303" calcext:value-type="percentage">
            <text:p>30,30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154" calcext:value-type="percentage">
            <text:p>1,54%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086" calcext:value-type="percentage">
            <text:p>0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13" calcext:value-type="percentage">
            <text:p>25,13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636" calcext:value-type="percentage">
            <text:p>6,3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539" calcext:value-type="percentage">
            <text:p>25,39%</text:p>
          </table:table-cell>
          <table:table-cell office:value-type="percentage" office:value="0.268" calcext:value-type="percentage">
            <text:p>26,80%</text:p>
          </table:table-cell>
          <table:table-cell office:value-type="percentage" office:value="0.2421" calcext:value-type="percentage">
            <text:p>24,2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704" calcext:value-type="percentage">
            <text:p>7,04%</text:p>
          </table:table-cell>
          <table:table-cell office:value-type="percentage" office:value="0.0765" calcext:value-type="percentage">
            <text:p>7,65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3009" calcext:value-type="percentage">
            <text:p>30,09%</text:p>
          </table:table-cell>
          <table:table-cell office:value-type="percentage" office:value="0.2732" calcext:value-type="percentage">
            <text:p>27,32%</text:p>
          </table:table-cell>
          <table:table-cell office:value-type="percentage" office:value="0.2395" calcext:value-type="percentage">
            <text:p>23,95%</text:p>
          </table:table-cell>
          <table:table-cell/>
          <table:table-cell office:value-type="string" calcext:value-type="string">
            <text:p>Popfailures_7</text:p>
          </table:table-cell>
          <table:table-cell office:value-type="percentage" office:value="0.0722" calcext:value-type="percentage">
            <text:p>7,22%</text:p>
          </table:table-cell>
          <table:table-cell office:value-type="percentage" office:value="0.0784" calcext:value-type="percentage">
            <text:p>7,84%</text:p>
          </table:table-cell>
          <table:table-cell office:value-type="percentage" office:value="0.0562" calcext:value-type="percentage">
            <text:p>5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4382" calcext:value-type="percentage">
            <text:p>43,82%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035" calcext:value-type="percentage">
            <text:p>30,35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481" calcext:value-type="percentage">
            <text:p>4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office:value-type="percentage" office:value="0.3987" calcext:value-type="percentage">
            <text:p>39,87%</text:p>
          </table:table-cell>
          <table:table-cell office:value-type="percentage" office:value="0.4026" calcext:value-type="percentage">
            <text:p>40,26%</text:p>
          </table:table-cell>
          <table:table-cell office:value-type="percentage" office:value="0.3276" calcext:value-type="percentage">
            <text:p>32,76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09" calcext:value-type="percentage">
            <text:p>3,09%</text:p>
          </table:table-cell>
          <table:table-cell office:value-type="percentage" office:value="0.0204" calcext:value-type="percentage">
            <text:p>2,04%</text:p>
          </table:table-cell>
          <table:table-cell office:value-type="percentage" office:value="0.0216" calcext:value-type="percentage">
            <text:p>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513" calcext:value-type="percentage">
            <text:p>35,1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539" calcext:value-type="percentage">
            <text:p>35,39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741" calcext:value-type="percentage">
            <text:p>7,41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3189" calcext:value-type="percentage">
            <text:p>33,19%</text:p>
          </table:table-cell>
          <table:table-cell table:style-name="ce1" table:formula="of:=AVERAGE([.C91:.C100])" office:value-type="percentage" office:value="0.31943" calcext:value-type="percentage">
            <text:p>31,94%</text:p>
          </table:table-cell>
          <table:table-cell table:style-name="ce1" table:formula="of:=AVERAGE([.D91:.D100])" office:value-type="percentage" office:value="0.30705" calcext:value-type="percentage">
            <text:p>30,71%</text:p>
          </table:table-cell>
          <table:table-cell table:style-name="ce1" table:number-columns-repeated="2"/>
          <table:table-cell table:style-name="ce1" table:formula="of:=AVERAGE([.G91:.G100])" office:value-type="percentage" office:value="0.06654" calcext:value-type="percentage">
            <text:p>6,65%</text:p>
          </table:table-cell>
          <table:table-cell table:style-name="ce1" table:formula="of:=AVERAGE([.H91:.H100])" office:value-type="percentage" office:value="0.05809" calcext:value-type="percentage">
            <text:p>5,81%</text:p>
          </table:table-cell>
          <table:table-cell table:style-name="ce1" table:formula="of:=AVERAGE([.I91:.I100])" office:value-type="percentage" office:value="0.05235" calcext:value-type="percentage">
            <text:p>5,2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1575" calcext:value-type="percentage">
            <text:p>15,75%</text:p>
          </table:table-cell>
          <table:table-cell office:value-type="percentage" office:value="0.3559" calcext:value-type="percentage">
            <text:p>35,59%</text:p>
          </table:table-cell>
          <table:table-cell office:value-type="percentage" office:value="0.1312" calcext:value-type="percentage">
            <text:p>13,12%</text:p>
          </table:table-cell>
          <table:table-cell/>
          <table:table-cell office:value-type="string" calcext:value-type="string">
            <text:p>Ring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382" calcext:value-type="percentage">
            <text:p>23,82%</text:p>
          </table:table-cell>
          <table:table-cell office:value-type="percentage" office:value="0.2505" calcext:value-type="percentage">
            <text:p>25,05%</text:p>
          </table:table-cell>
          <table:table-cell office:value-type="percentage" office:value="0.2371" calcext:value-type="percentage">
            <text:p>23,71%</text:p>
          </table:table-cell>
          <table:table-cell/>
          <table:table-cell office:value-type="string" calcext:value-type="string">
            <text:p>Ring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1935" calcext:value-type="percentage">
            <text:p>19,35%</text:p>
          </table:table-cell>
          <table:table-cell office:value-type="percentage" office:value="0.2108" calcext:value-type="percentage">
            <text:p>21,08%</text:p>
          </table:table-cell>
          <table:table-cell office:value-type="percentage" office:value="0.1892" calcext:value-type="percentage">
            <text:p>18,92%</text:p>
          </table:table-cell>
          <table:table-cell/>
          <table:table-cell office:value-type="string" calcext:value-type="string">
            <text:p>Ring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2392" calcext:value-type="percentage">
            <text:p>23,92%</text:p>
          </table:table-cell>
          <table:table-cell office:value-type="percentage" office:value="0.229" calcext:value-type="percentage">
            <text:p>22,90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Ring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22" calcext:value-type="percentage">
            <text:p>30,22%</text:p>
          </table:table-cell>
          <table:table-cell office:value-type="percentage" office:value="0.2688" calcext:value-type="percentage">
            <text:p>26,88%</text:p>
          </table:table-cell>
          <table:table-cell office:value-type="percentage" office:value="0.2349" calcext:value-type="percentage">
            <text:p>23,49%</text:p>
          </table:table-cell>
          <table:table-cell/>
          <table:table-cell office:value-type="string" calcext:value-type="string">
            <text:p>Ring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887" calcext:value-type="percentage">
            <text:p>38,87%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Ring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274" calcext:value-type="percentage">
            <text:p>22,74%</text:p>
          </table:table-cell>
          <table:table-cell office:value-type="percentage" office:value="0.2355" calcext:value-type="percentage">
            <text:p>23,55%</text:p>
          </table:table-cell>
          <table:table-cell office:value-type="percentage" office:value="0.2344" calcext:value-type="percentage">
            <text:p>23,44%</text:p>
          </table:table-cell>
          <table:table-cell/>
          <table:table-cell office:value-type="string" calcext:value-type="string">
            <text:p>Ring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3038" calcext:value-type="percentage">
            <text:p>30,38%</text:p>
          </table:table-cell>
          <table:table-cell office:value-type="percentage" office:value="0.2763" calcext:value-type="percentage">
            <text:p>27,63%</text:p>
          </table:table-cell>
          <table:table-cell office:value-type="percentage" office:value="0.2296" calcext:value-type="percentage">
            <text:p>22,96%</text:p>
          </table:table-cell>
          <table:table-cell/>
          <table:table-cell office:value-type="string" calcext:value-type="string">
            <text:p>Ring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46" calcext:value-type="percentage">
            <text:p>24,46%</text:p>
          </table:table-cell>
          <table:table-cell office:value-type="percentage" office:value="0.2065" calcext:value-type="percentage">
            <text:p>20,65%</text:p>
          </table:table-cell>
          <table:table-cell office:value-type="percentage" office:value="0.2005" calcext:value-type="percentage">
            <text:p>20,05%</text:p>
          </table:table-cell>
          <table:table-cell/>
          <table:table-cell office:value-type="string" calcext:value-type="string">
            <text:p>Ring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376" calcext:value-type="percentage">
            <text:p>33,76%</text:p>
          </table:table-cell>
          <table:table-cell office:value-type="percentage" office:value="0.2484" calcext:value-type="percentage">
            <text:p>24,84%</text:p>
          </table:table-cell>
          <table:table-cell office:value-type="percentage" office:value="0.2473" calcext:value-type="percentage">
            <text:p>24,73%</text:p>
          </table:table-cell>
          <table:table-cell/>
          <table:table-cell office:value-type="string" calcext:value-type="string">
            <text:p>Ring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04:.B113])" office:value-type="percentage" office:value="0.26327" calcext:value-type="percentage">
            <text:p>26,33%</text:p>
          </table:table-cell>
          <table:table-cell table:style-name="ce1" table:formula="of:=AVERAGE([.C104:.C113])" office:value-type="percentage" office:value="0.26027" calcext:value-type="percentage">
            <text:p>26,03%</text:p>
          </table:table-cell>
          <table:table-cell table:style-name="ce1" table:formula="of:=AVERAGE([.D104:.D113])" office:value-type="percentage" office:value="0.22252" calcext:value-type="percentage">
            <text:p>22,25%</text:p>
          </table:table-cell>
          <table:table-cell table:style-name="ce1" table:number-columns-repeated="2"/>
          <table:table-cell table:style-name="ce1" table:formula="of:=AVERAGE([.G104:.G113])" office:value-type="string" office:string-value="" calcext:value-type="error">
            <text:p>#DIV/0!</text:p>
          </table:table-cell>
          <table:table-cell table:style-name="ce1" table:formula="of:=AVERAGE([.H104:.H113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2833" calcext:value-type="percentage">
            <text:p>28,33%</text:p>
          </table:table-cell>
          <table:table-cell office:value-type="percentage" office:value="0.3138" calcext:value-type="percentage">
            <text:p>31,38%</text:p>
          </table:table-cell>
          <table:table-cell office:value-type="percentage" office:value="0.3152" calcext:value-type="percentage">
            <text:p>31,52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893" calcext:value-type="percentage">
            <text:p>48,93%</text:p>
          </table:table-cell>
          <table:table-cell office:value-type="percentage" office:value="0.4107" calcext:value-type="percentage">
            <text:p>41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022" calcext:value-type="percentage">
            <text:p>30,22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6808" calcext:value-type="percentage">
            <text:p>68,08%</text:p>
          </table:table-cell>
          <table:table-cell office:value-type="percentage" office:value="0.6733" calcext:value-type="percentage">
            <text:p>67,33%</text:p>
          </table:table-cell>
          <table:table-cell office:value-type="percentage" office:value="0.5296" calcext:value-type="percentage">
            <text:p>5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116" calcext:value-type="percentage">
            <text:p>41,16%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4225" calcext:value-type="percentage">
            <text:p>42,25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7498" calcext:value-type="percentage">
            <text:p>74,98%</text:p>
          </table:table-cell>
          <table:table-cell office:value-type="percentage" office:value="0.5423" calcext:value-type="percentage">
            <text:p>54,23%</text:p>
          </table:table-cell>
          <table:table-cell office:value-type="percentage" office:value="0.5824" calcext:value-type="percentage">
            <text:p>58,2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75" calcext:value-type="percentage">
            <text:p>37,75%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79" calcext:value-type="percentage">
            <text:p>37,90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74" calcext:value-type="percentage">
            <text:p>74,00%</text:p>
          </table:table-cell>
          <table:table-cell office:value-type="percentage" office:value="0.5407" calcext:value-type="percentage">
            <text:p>54,07%</text:p>
          </table:table-cell>
          <table:table-cell office:value-type="percentage" office:value="0.4819" calcext:value-type="percentage">
            <text:p>4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514" calcext:value-type="percentage">
            <text:p>35,14%</text:p>
          </table:table-cell>
          <table:table-cell office:value-type="percentage" office:value="0.2297" calcext:value-type="percentage">
            <text:p>22,97%</text:p>
          </table:table-cell>
          <table:table-cell office:value-type="percentage" office:value="0.3065" calcext:value-type="percentage">
            <text:p>30,65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6498" calcext:value-type="percentage">
            <text:p>64,98%</text:p>
          </table:table-cell>
          <table:table-cell office:value-type="percentage" office:value="0.6935" calcext:value-type="percentage">
            <text:p>69,35%</text:p>
          </table:table-cell>
          <table:table-cell office:value-type="percentage" office:value="0.4097" calcext:value-type="percentage">
            <text:p>40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4014" calcext:value-type="percentage">
            <text:p>40,14%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4043" calcext:value-type="percentage">
            <text:p>40,43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638" calcext:value-type="percentage">
            <text:p>56,38%</text:p>
          </table:table-cell>
          <table:table-cell office:value-type="percentage" office:value="0.6009" calcext:value-type="percentage">
            <text:p>60,09%</text:p>
          </table:table-cell>
          <table:table-cell office:value-type="percentage" office:value="0.5401" calcext:value-type="percentage">
            <text:p>54,0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167" calcext:value-type="percentage">
            <text:p>31,67%</text:p>
          </table:table-cell>
          <table:table-cell office:value-type="percentage" office:value="0.3406" calcext:value-type="percentage">
            <text:p>34,06%</text:p>
          </table:table-cell>
          <table:table-cell office:value-type="percentage" office:value="0.3949" calcext:value-type="percentage">
            <text:p>39,4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7325" calcext:value-type="percentage">
            <text:p>73,25%</text:p>
          </table:table-cell>
          <table:table-cell office:value-type="percentage" office:value="0.6586" calcext:value-type="percentage">
            <text:p>65,86%</text:p>
          </table:table-cell>
          <table:table-cell office:value-type="percentage" office:value="0.5707" calcext:value-type="percentage">
            <text:p>57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413" calcext:value-type="percentage">
            <text:p>41,30%</text:p>
          </table:table-cell>
          <table:table-cell office:value-type="percentage" office:value="0.3421" calcext:value-type="percentage">
            <text:p>34,21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6629" calcext:value-type="percentage">
            <text:p>66,29%</text:p>
          </table:table-cell>
          <table:table-cell office:value-type="percentage" office:value="0.4964" calcext:value-type="percentage">
            <text:p>49,64%</text:p>
          </table:table-cell>
          <table:table-cell office:value-type="percentage" office:value="0.5517" calcext:value-type="percentage">
            <text:p>55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4246" calcext:value-type="percentage">
            <text:p>42,46%</text:p>
          </table:table-cell>
          <table:table-cell office:value-type="percentage" office:value="0.2725" calcext:value-type="percentage">
            <text:p>27,25%</text:p>
          </table:table-cell>
          <table:table-cell office:value-type="percentage" office:value="0.3029" calcext:value-type="percentage">
            <text:p>30,29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6352" calcext:value-type="percentage">
            <text:p>63,52%</text:p>
          </table:table-cell>
          <table:table-cell office:value-type="percentage" office:value="0.5297" calcext:value-type="percentage">
            <text:p>52,97%</text:p>
          </table:table-cell>
          <table:table-cell office:value-type="percentage" office:value="0.4498" calcext:value-type="percentage">
            <text:p>44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341" calcext:value-type="percentage">
            <text:p>33,41%</text:p>
          </table:table-cell>
          <table:table-cell office:value-type="percentage" office:value="0.3116" calcext:value-type="percentage">
            <text:p>31,16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639" calcext:value-type="percentage">
            <text:p>63,90%</text:p>
          </table:table-cell>
          <table:table-cell office:value-type="percentage" office:value="0.6084" calcext:value-type="percentage">
            <text:p>60,84%</text:p>
          </table:table-cell>
          <table:table-cell office:value-type="percentage" office:value="0.4583" calcext:value-type="percentage">
            <text:p>45,83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6107" calcext:value-type="percentage">
            <text:p>36,11%</text:p>
          </table:table-cell>
          <table:table-cell table:style-name="ce1" table:formula="of:=AVERAGE([.C117:.C126])" office:value-type="percentage" office:value="0.32958" calcext:value-type="percentage">
            <text:p>32,96%</text:p>
          </table:table-cell>
          <table:table-cell table:style-name="ce1" table:formula="of:=AVERAGE([.D117:.D126])" office:value-type="percentage" office:value="0.34449" calcext:value-type="percentage">
            <text:p>34,45%</text:p>
          </table:table-cell>
          <table:table-cell table:style-name="ce1" table:number-columns-repeated="2"/>
          <table:table-cell table:style-name="ce1" table:formula="of:=AVERAGE([.G117:.G126])" office:value-type="percentage" office:value="0.66371" calcext:value-type="percentage">
            <text:p>66,37%</text:p>
          </table:table-cell>
          <table:table-cell table:style-name="ce1" table:formula="of:=AVERAGE([.H117:.H126])" office:value-type="percentage" office:value="0.58331" calcext:value-type="percentage">
            <text:p>58,33%</text:p>
          </table:table-cell>
          <table:table-cell table:style-name="ce1" table:formula="of:=AVERAGE([.I117:.I126])" office:value-type="percentage" office:value="0.49849" calcext:value-type="percentage">
            <text:p>49,8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2033" calcext:value-type="percentage">
            <text:p>20,33%</text:p>
          </table:table-cell>
          <table:table-cell office:value-type="percentage" office:value="0.1883" calcext:value-type="percentage">
            <text:p>18,83%</text:p>
          </table:table-cell>
          <table:table-cell/>
          <table:table-cell office:value-type="string" calcext:value-type="string">
            <text:p>Spiral_1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5185" calcext:value-type="percentage">
            <text:p>51,85%</text:p>
          </table:table-cell>
          <table:table-cell office:value-type="percentage" office:value="0.5408" calcext:value-type="percentage">
            <text:p>54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2</text:p>
          </table:table-cell>
          <table:table-cell office:value-type="percentage" office:value="0.3317" calcext:value-type="percentage">
            <text:p>33,17%</text:p>
          </table:table-cell>
          <table:table-cell office:value-type="percentage" office:value="0.3367" calcext:value-type="percentage">
            <text:p>33,6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2</text:p>
          </table:table-cell>
          <table:table-cell office:value-type="percentage" office:value="0.4408" calcext:value-type="percentage">
            <text:p>44,08%</text:p>
          </table:table-cell>
          <table:table-cell office:value-type="percentage" office:value="0.5172" calcext:value-type="percentage">
            <text:p>51,72%</text:p>
          </table:table-cell>
          <table:table-cell office:value-type="percentage" office:value="0.4703" calcext:value-type="percentage">
            <text:p>47,0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3</text:p>
          </table:table-cell>
          <table:table-cell office:value-type="percentage" office:value="0.345" calcext:value-type="percentage">
            <text:p>34,50%</text:p>
          </table:table-cell>
          <table:table-cell office:value-type="percentage" office:value="0.3717" calcext:value-type="percentage">
            <text:p>37,17%</text:p>
          </table:table-cell>
          <table:table-cell office:value-type="percentage" office:value="0.3483" calcext:value-type="percentage">
            <text:p>34,83%</text:p>
          </table:table-cell>
          <table:table-cell/>
          <table:table-cell office:value-type="string" calcext:value-type="string">
            <text:p>Spiral_3</text:p>
          </table:table-cell>
          <table:table-cell office:value-type="percentage" office:value="0.4228" calcext:value-type="percentage">
            <text:p>42,28%</text:p>
          </table:table-cell>
          <table:table-cell office:value-type="percentage" office:value="0.4173" calcext:value-type="percentage">
            <text:p>41,73%</text:p>
          </table:table-cell>
          <table:table-cell office:value-type="percentage" office:value="0.4348" calcext:value-type="percentage">
            <text:p>43,4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4</text:p>
          </table:table-cell>
          <table:table-cell office:value-type="percentage" office:value="0.3117" calcext:value-type="percentage">
            <text:p>31,17%</text:p>
          </table:table-cell>
          <table:table-cell office:value-type="percentage" office:value="0.2883" calcext:value-type="percentage">
            <text:p>28,83%</text:p>
          </table:table-cell>
          <table:table-cell office:value-type="percentage" office:value="0.255" calcext:value-type="percentage">
            <text:p>25,50%</text:p>
          </table:table-cell>
          <table:table-cell/>
          <table:table-cell office:value-type="string" calcext:value-type="string">
            <text:p>Spiral_4</text:p>
          </table:table-cell>
          <table:table-cell office:value-type="percentage" office:value="0.4613" calcext:value-type="percentage">
            <text:p>46,13%</text:p>
          </table:table-cell>
          <table:table-cell office:value-type="percentage" office:value="0.4203" calcext:value-type="percentage">
            <text:p>42,03%</text:p>
          </table:table-cell>
          <table:table-cell office:value-type="percentage" office:value="0.4262" calcext:value-type="percentage">
            <text:p>42,6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5</text:p>
          </table:table-cell>
          <table:table-cell office:value-type="percentage" office:value="0.2433" calcext:value-type="percentage">
            <text:p>24,33%</text:p>
          </table:table-cell>
          <table:table-cell office:value-type="percentage" office:value="0.2567" calcext:value-type="percentage">
            <text:p>25,67%</text:p>
          </table:table-cell>
          <table:table-cell office:value-type="percentage" office:value="0.1367" calcext:value-type="percentage">
            <text:p>13,67%</text:p>
          </table:table-cell>
          <table:table-cell/>
          <table:table-cell office:value-type="string" calcext:value-type="string">
            <text:p>Spiral_5</text:p>
          </table:table-cell>
          <table:table-cell office:value-type="percentage" office:value="0.4798" calcext:value-type="percentage">
            <text:p>47,98%</text:p>
          </table:table-cell>
          <table:table-cell office:value-type="percentage" office:value="0.462" calcext:value-type="percentage">
            <text:p>46,20%</text:p>
          </table:table-cell>
          <table:table-cell office:value-type="percentage" office:value="0.4425" calcext:value-type="percentage">
            <text:p>4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6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365" calcext:value-type="percentage">
            <text:p>36,50%</text:p>
          </table:table-cell>
          <table:table-cell office:value-type="percentage" office:value="0.3683" calcext:value-type="percentage">
            <text:p>36,83%</text:p>
          </table:table-cell>
          <table:table-cell/>
          <table:table-cell office:value-type="string" calcext:value-type="string">
            <text:p>Spiral_6</text:p>
          </table:table-cell>
          <table:table-cell office:value-type="percentage" office:value="0.4345" calcext:value-type="percentage">
            <text:p>43,45%</text:p>
          </table:table-cell>
          <table:table-cell office:value-type="percentage" office:value="0.4825" calcext:value-type="percentage">
            <text:p>48,25%</text:p>
          </table:table-cell>
          <table:table-cell office:value-type="percentage" office:value="0.4597" calcext:value-type="percentage">
            <text:p>45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7</text:p>
          </table:table-cell>
          <table:table-cell office:value-type="percentage" office:value="0.2983" calcext:value-type="percentage">
            <text:p>29,83%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27" calcext:value-type="percentage">
            <text:p>27,00%</text:p>
          </table:table-cell>
          <table:table-cell/>
          <table:table-cell office:value-type="string" calcext:value-type="string">
            <text:p>Spiral_7</text:p>
          </table:table-cell>
          <table:table-cell office:value-type="percentage" office:value="0.421" calcext:value-type="percentage">
            <text:p>42,10%</text:p>
          </table:table-cell>
          <table:table-cell office:value-type="percentage" office:value="0.4383" calcext:value-type="percentage">
            <text:p>43,83%</text:p>
          </table:table-cell>
          <table:table-cell office:value-type="percentage" office:value="0.3883" calcext:value-type="percentage">
            <text:p>38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8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733" calcext:value-type="percentage">
            <text:p>7,33%</text:p>
          </table:table-cell>
          <table:table-cell office:value-type="percentage" office:value="0.06" calcext:value-type="percentage">
            <text:p>6,00%</text:p>
          </table:table-cell>
          <table:table-cell/>
          <table:table-cell office:value-type="string" calcext:value-type="string">
            <text:p>Spiral_8</text:p>
          </table:table-cell>
          <table:table-cell office:value-type="percentage" office:value="0.4195" calcext:value-type="percentage">
            <text:p>41,95%</text:p>
          </table:table-cell>
          <table:table-cell office:value-type="percentage" office:value="0.447" calcext:value-type="percentage">
            <text:p>44,70%</text:p>
          </table:table-cell>
          <table:table-cell office:value-type="percentage" office:value="0.4243" calcext:value-type="percentage">
            <text:p>42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9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1883" calcext:value-type="percentage">
            <text:p>18,83%</text:p>
          </table:table-cell>
          <table:table-cell office:value-type="percentage" office:value="0.2517" calcext:value-type="percentage">
            <text:p>25,17%</text:p>
          </table:table-cell>
          <table:table-cell/>
          <table:table-cell office:value-type="string" calcext:value-type="string">
            <text:p>Spiral_9</text:p>
          </table:table-cell>
          <table:table-cell office:value-type="percentage" office:value="0.4322" calcext:value-type="percentage">
            <text:p>43,22%</text:p>
          </table:table-cell>
          <table:table-cell office:value-type="percentage" office:value="0.4377" calcext:value-type="percentage">
            <text:p>43,77%</text:p>
          </table:table-cell>
          <table:table-cell office:value-type="percentage" office:value="0.4245" calcext:value-type="percentage">
            <text:p>42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onar_10</text:p>
          </table:table-cell>
          <table:table-cell office:value-type="percentage" office:value="0.1817" calcext:value-type="percentage">
            <text:p>18,17%</text:p>
          </table:table-cell>
          <table:table-cell office:value-type="percentage" office:value="0.1967" calcext:value-type="percentage">
            <text:p>19,67%</text:p>
          </table:table-cell>
          <table:table-cell office:value-type="percentage" office:value="0.2283" calcext:value-type="percentage">
            <text:p>22,83%</text:p>
          </table:table-cell>
          <table:table-cell/>
          <table:table-cell office:value-type="string" calcext:value-type="string">
            <text:p>Spiral_10</text:p>
          </table:table-cell>
          <table:table-cell office:value-type="percentage" office:value="0.476" calcext:value-type="percentage">
            <text:p>47,60%</text:p>
          </table:table-cell>
          <table:table-cell office:value-type="percentage" office:value="0.4393" calcext:value-type="percentage">
            <text:p>43,93%</text:p>
          </table:table-cell>
          <table:table-cell office:value-type="percentage" office:value="0.5008" calcext:value-type="percentage">
            <text:p>50,0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0:.B139])" office:value-type="percentage" office:value="0.26567" calcext:value-type="percentage">
            <text:p>26,57%</text:p>
          </table:table-cell>
          <table:table-cell table:style-name="ce1" table:formula="of:=AVERAGE([.C130:.C139])" office:value-type="percentage" office:value="0.24533" calcext:value-type="percentage">
            <text:p>24,53%</text:p>
          </table:table-cell>
          <table:table-cell table:style-name="ce1" table:formula="of:=AVERAGE([.D130:.D139])" office:value-type="percentage" office:value="0.24549" calcext:value-type="percentage">
            <text:p>24,55%</text:p>
          </table:table-cell>
          <table:table-cell table:style-name="ce1" table:number-columns-repeated="2"/>
          <table:table-cell table:style-name="ce1" table:formula="of:=AVERAGE([.G130:.G139])" office:value-type="percentage" office:value="0.44764" calcext:value-type="percentage">
            <text:p>44,76%</text:p>
          </table:table-cell>
          <table:table-cell table:style-name="ce1" table:formula="of:=AVERAGE([.H130:.H139])" office:value-type="percentage" office:value="0.45801" calcext:value-type="percentage">
            <text:p>45,80%</text:p>
          </table:table-cell>
          <table:table-cell table:style-name="ce1" table:formula="of:=AVERAGE([.I130:.I139])" office:value-type="percentage" office:value="0.45122" calcext:value-type="percentage">
            <text:p>45,1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Tae_1</text:p>
          </table:table-cell>
          <table:table-cell office:value-type="percentage" office:value="0.6822" calcext:value-type="percentage">
            <text:p>68,22%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8044" calcext:value-type="percentage">
            <text:p>80,44%</text:p>
          </table:table-cell>
          <table:table-cell/>
          <table:table-cell office:value-type="string" calcext:value-type="string">
            <text:p>Thyroid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2</text:p>
          </table:table-cell>
          <table:table-cell office:value-type="percentage" office:value="0.4644" calcext:value-type="percentage">
            <text:p>46,44%</text:p>
          </table:table-cell>
          <table:table-cell office:value-type="percentage" office:value="0.4689" calcext:value-type="percentage">
            <text:p>46,89%</text:p>
          </table:table-cell>
          <table:table-cell office:value-type="percentage" office:value="0.44" calcext:value-type="percentage">
            <text:p>44,00%</text:p>
          </table:table-cell>
          <table:table-cell/>
          <table:table-cell office:value-type="string" calcext:value-type="string">
            <text:p>Thyroid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3</text:p>
          </table:table-cell>
          <table:table-cell office:value-type="percentage" office:value="0.6644" calcext:value-type="percentage">
            <text:p>66,44%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5933" calcext:value-type="percentage">
            <text:p>59,33%</text:p>
          </table:table-cell>
          <table:table-cell/>
          <table:table-cell office:value-type="string" calcext:value-type="string">
            <text:p>Thyroid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4</text:p>
          </table:table-cell>
          <table:table-cell office:value-type="percentage" office:value="0.6067" calcext:value-type="percentage">
            <text:p>60,67%</text:p>
          </table:table-cell>
          <table:table-cell office:value-type="percentage" office:value="0.62" calcext:value-type="percentage">
            <text:p>62,00%</text:p>
          </table:table-cell>
          <table:table-cell office:value-type="percentage" office:value="0.5333" calcext:value-type="percentage">
            <text:p>53,33%</text:p>
          </table:table-cell>
          <table:table-cell/>
          <table:table-cell office:value-type="string" calcext:value-type="string">
            <text:p>Thyroid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5</text:p>
          </table:table-cell>
          <table:table-cell office:value-type="percentage" office:value="0.6378" calcext:value-type="percentage">
            <text:p>63,78%</text:p>
          </table:table-cell>
          <table:table-cell office:value-type="percentage" office:value="0.5067" calcext:value-type="percentage">
            <text:p>50,67%</text:p>
          </table:table-cell>
          <table:table-cell office:value-type="percentage" office:value="0.6533" calcext:value-type="percentage">
            <text:p>65,33%</text:p>
          </table:table-cell>
          <table:table-cell/>
          <table:table-cell office:value-type="string" calcext:value-type="string">
            <text:p>Thyroid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6</text:p>
          </table:table-cell>
          <table:table-cell office:value-type="percentage" office:value="0.6444" calcext:value-type="percentage">
            <text:p>64,44%</text:p>
          </table:table-cell>
          <table:table-cell office:value-type="percentage" office:value="0.7711" calcext:value-type="percentage">
            <text:p>77,11%</text:p>
          </table:table-cell>
          <table:table-cell office:value-type="percentage" office:value="0.6933" calcext:value-type="percentage">
            <text:p>69,33%</text:p>
          </table:table-cell>
          <table:table-cell/>
          <table:table-cell office:value-type="string" calcext:value-type="string">
            <text:p>Thyroid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7</text:p>
          </table:table-cell>
          <table:table-cell office:value-type="percentage" office:value="0.7333" calcext:value-type="percentage">
            <text:p>73,33%</text:p>
          </table:table-cell>
          <table:table-cell office:value-type="percentage" office:value="0.7378" calcext:value-type="percentage">
            <text:p>73,78%</text:p>
          </table:table-cell>
          <table:table-cell office:value-type="percentage" office:value="0.6467" calcext:value-type="percentage">
            <text:p>64,67%</text:p>
          </table:table-cell>
          <table:table-cell/>
          <table:table-cell office:value-type="string" calcext:value-type="string">
            <text:p>Thyroid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8</text:p>
          </table:table-cell>
          <table:table-cell office:value-type="percentage" office:value="0.2733" calcext:value-type="percentage">
            <text:p>27,33%</text:p>
          </table:table-cell>
          <table:table-cell office:value-type="percentage" office:value="0.2844" calcext:value-type="percentage">
            <text:p>28,44%</text:p>
          </table:table-cell>
          <table:table-cell office:value-type="percentage" office:value="0.3111" calcext:value-type="percentage">
            <text:p>31,11%</text:p>
          </table:table-cell>
          <table:table-cell/>
          <table:table-cell office:value-type="string" calcext:value-type="string">
            <text:p>Thyroid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9</text:p>
          </table:table-cell>
          <table:table-cell office:value-type="percentage" office:value="0.6711" calcext:value-type="percentage">
            <text:p>67,11%</text:p>
          </table:table-cell>
          <table:table-cell office:value-type="percentage" office:value="0.5911" calcext:value-type="percentage">
            <text:p>59,11%</text:p>
          </table:table-cell>
          <table:table-cell office:value-type="percentage" office:value="0.6067" calcext:value-type="percentage">
            <text:p>60,67%</text:p>
          </table:table-cell>
          <table:table-cell/>
          <table:table-cell office:value-type="string" calcext:value-type="string">
            <text:p>Thyroid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Tae_10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2811" calcext:value-type="percentage">
            <text:p>28,11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Thyroid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43:.B152])" office:value-type="percentage" office:value="0.57109" calcext:value-type="percentage">
            <text:p>57,11%</text:p>
          </table:table-cell>
          <table:table-cell table:style-name="ce1" table:formula="of:=AVERAGE([.C143:.C152])" office:value-type="percentage" office:value="0.53989" calcext:value-type="percentage">
            <text:p>53,99%</text:p>
          </table:table-cell>
          <table:table-cell table:style-name="ce1" table:formula="of:=AVERAGE([.D143:.D152])" office:value-type="percentage" office:value="0.55643" calcext:value-type="percentage">
            <text:p>55,64%</text:p>
          </table:table-cell>
          <table:table-cell table:style-name="ce1" table:number-columns-repeated="2"/>
          <table:table-cell table:style-name="ce1" table:formula="of:=AVERAGE([.G143:.G152])" office:value-type="string" office:string-value="" calcext:value-type="error">
            <text:p>#DIV/0!</text:p>
          </table:table-cell>
          <table:table-cell table:style-name="ce1" table:formula="of:=AVERAGE([.H143:.H152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1077" calcext:value-type="percentage">
            <text:p>10,77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2098" calcext:value-type="percentage">
            <text:p>20,98%</text:p>
          </table:table-cell>
          <table:table-cell office:value-type="percentage" office:value="0.1922" calcext:value-type="percentage">
            <text:p>19,22%</text:p>
          </table:table-cell>
          <table:table-cell office:value-type="percentage" office:value="0.2392" calcext:value-type="percentage">
            <text:p>2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452" calcext:value-type="percentage">
            <text:p>4,52%</text:p>
          </table:table-cell>
          <table:table-cell office:value-type="percentage" office:value="0.0363" calcext:value-type="percentage">
            <text:p>3,63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1863" calcext:value-type="percentage">
            <text:p>18,63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1255" calcext:value-type="percentage">
            <text:p>12,5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411" calcext:value-type="percentage">
            <text:p>14,11%</text:p>
          </table:table-cell>
          <table:table-cell office:value-type="percentage" office:value="0.1893" calcext:value-type="percentage">
            <text:p>18,93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1412" calcext:value-type="percentage">
            <text:p>14,12%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098" calcext:value-type="percentage">
            <text:p>10,9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42" calcext:value-type="percentage">
            <text:p>5,42%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357" calcext:value-type="percentage">
            <text:p>3,5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298" calcext:value-type="percentage">
            <text:p>29,80%</text:p>
          </table:table-cell>
          <table:table-cell office:value-type="percentage" office:value="0.1235" calcext:value-type="percentage">
            <text:p>12,35%</text:p>
          </table:table-cell>
          <table:table-cell office:value-type="percentage" office:value="0.051" calcext:value-type="percentage">
            <text:p>5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office:value-type="percentage" office:value="0.0411" calcext:value-type="percentage">
            <text:p>4,11%</text:p>
          </table:table-cell>
          <table:table-cell office:value-type="percentage" office:value="0.0357" calcext:value-type="percentage">
            <text:p>3,57%</text:p>
          </table:table-cell>
          <table:table-cell office:value-type="percentage" office:value="0.0679" calcext:value-type="percentage">
            <text:p>6,79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1216" calcext:value-type="percentage">
            <text:p>12,16%</text:p>
          </table:table-cell>
          <table:table-cell office:value-type="percentage" office:value="0.0157" calcext:value-type="percentage">
            <text:p>1,57%</text:p>
          </table:table-cell>
          <table:table-cell office:value-type="percentage" office:value="0.0392" calcext:value-type="percentage">
            <text:p>3,9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185" calcext:value-type="percentage">
            <text:p>1,85%</text:p>
          </table:table-cell>
          <table:table-cell office:value-type="percentage" office:value="0.0476" calcext:value-type="percentage">
            <text:p>4,76%</text:p>
          </table:table-cell>
          <table:table-cell office:value-type="percentage" office:value="0.0202" calcext:value-type="percentage">
            <text:p>2,02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0137" calcext:value-type="percentage">
            <text:p>1,37%</text:p>
          </table:table-cell>
          <table:table-cell office:value-type="percentage" office:value="0.0078" calcext:value-type="percentage">
            <text:p>0,78%</text:p>
          </table:table-cell>
          <table:table-cell office:value-type="percentage" office:value="0.0314" calcext:value-type="percentage">
            <text:p>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929" calcext:value-type="percentage">
            <text:p>9,29%</text:p>
          </table:table-cell>
          <table:table-cell office:value-type="percentage" office:value="0.0893" calcext:value-type="percentage">
            <text:p>8,9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1314" calcext:value-type="percentage">
            <text:p>13,14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1529" calcext:value-type="percentage">
            <text:p>15,2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71" calcext:value-type="percentage">
            <text:p>10,71%</text:p>
          </table:table-cell>
          <table:table-cell office:value-type="percentage" office:value="0.091" calcext:value-type="percentage">
            <text:p>9,10%</text:p>
          </table:table-cell>
          <table:table-cell office:value-type="percentage" office:value="0.0917" calcext:value-type="percentage">
            <text:p>9,17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0196" calcext:value-type="percentage">
            <text:p>1,96%</text:p>
          </table:table-cell>
          <table:table-cell office:value-type="percentage" office:value="0.1549" calcext:value-type="percentage">
            <text:p>15,49%</text:p>
          </table:table-cell>
          <table:table-cell office:value-type="percentage" office:value="0.0902" calcext:value-type="percentage">
            <text:p>9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0923" calcext:value-type="percentage">
            <text:p>9,23%</text:p>
          </table:table-cell>
          <table:table-cell office:value-type="percentage" office:value="0.0565" calcext:value-type="percentage">
            <text:p>5,65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0235" calcext:value-type="percentage">
            <text:p>2,35%</text:p>
          </table:table-cell>
          <table:table-cell office:value-type="percentage" office:value="0.0588" calcext:value-type="percentage">
            <text:p>5,88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399" calcext:value-type="percentage">
            <text:p>3,99%</text:p>
          </table:table-cell>
          <table:table-cell office:value-type="percentage" office:value="0.0345" calcext:value-type="percentage">
            <text:p>3,45%</text:p>
          </table:table-cell>
          <table:table-cell office:value-type="percentage" office:value="0.0292" calcext:value-type="percentage">
            <text:p>2,92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039" calcext:value-type="percentage">
            <text:p>20,39%</text:p>
          </table:table-cell>
          <table:table-cell office:value-type="percentage" office:value="0.1137" calcext:value-type="percentage">
            <text:p>11,37%</text:p>
          </table:table-cell>
          <table:table-cell office:value-type="percentage" office:value="0" calcext:value-type="percentage">
            <text:p>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6:.B165])" office:value-type="percentage" office:value="0.07382" calcext:value-type="percentage">
            <text:p>7,38%</text:p>
          </table:table-cell>
          <table:table-cell table:style-name="ce1" table:formula="of:=AVERAGE([.C156:.C165])" office:value-type="percentage" office:value="0.06945" calcext:value-type="percentage">
            <text:p>6,94%</text:p>
          </table:table-cell>
          <table:table-cell table:style-name="ce1" table:formula="of:=AVERAGE([.D156:.D165])" office:value-type="percentage" office:value="0.07683" calcext:value-type="percentage">
            <text:p>7,68%</text:p>
          </table:table-cell>
          <table:table-cell table:style-name="ce1" table:number-columns-repeated="2"/>
          <table:table-cell table:style-name="ce1" table:formula="of:=AVERAGE([.G156:.G165])" office:value-type="percentage" office:value="0.1349" calcext:value-type="percentage">
            <text:p>13,49%</text:p>
          </table:table-cell>
          <table:table-cell table:style-name="ce1" table:formula="of:=AVERAGE([.H156:.H165])" office:value-type="percentage" office:value="0.11548" calcext:value-type="percentage">
            <text:p>11,55%</text:p>
          </table:table-cell>
          <table:table-cell table:style-name="ce1" table:formula="of:=AVERAGE([.I156:.I165])" office:value-type="percentage" office:value="0.08392" calcext:value-type="percentage">
            <text:p>8,3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1167" calcext:value-type="percentage">
            <text:p>11,67%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4" calcext:value-type="percentage">
            <text:p>14,00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527" calcext:value-type="percentage">
            <text:p>5,27%</text:p>
          </table:table-cell>
          <table:table-cell office:value-type="percentage" office:value="0.0553" calcext:value-type="percentage">
            <text:p>5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444" calcext:value-type="percentage">
            <text:p>14,44%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1456" calcext:value-type="percentage">
            <text:p>14,56%</text:p>
          </table:table-cell>
          <table:table-cell office:value-type="percentage" office:value="0.0989" calcext:value-type="percentage">
            <text:p>9,89%</text:p>
          </table:table-cell>
          <table:table-cell office:value-type="percentage" office:value="0.1567" calcext:value-type="percentage">
            <text:p>15,67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0711" calcext:value-type="percentage">
            <text:p>7,11%</text:p>
          </table:table-cell>
          <table:table-cell office:value-type="percentage" office:value="0.0556" calcext:value-type="percentage">
            <text:p>5,56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098" calcext:value-type="percentage">
            <text:p>9,80%</text:p>
          </table:table-cell>
          <table:table-cell office:value-type="percentage" office:value="0.066" calcext:value-type="percentage">
            <text:p>6,60%</text:p>
          </table:table-cell>
          <table:table-cell office:value-type="percentage" office:value="0.0753" calcext:value-type="percentage">
            <text:p>7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378" calcext:value-type="percentage">
            <text:p>3,78%</text:p>
          </table:table-cell>
          <table:table-cell office:value-type="percentage" office:value="0.0789" calcext:value-type="percentage">
            <text:p>7,89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082" calcext:value-type="percentage">
            <text:p>8,20%</text:p>
          </table:table-cell>
          <table:table-cell office:value-type="percentage" office:value="0.1287" calcext:value-type="percentage">
            <text:p>12,87%</text:p>
          </table:table-cell>
          <table:table-cell office:value-type="percentage" office:value="0.066" calcext:value-type="percentage">
            <text:p>6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0011" calcext:value-type="percentage">
            <text:p>0,11%</text:p>
          </table:table-cell>
          <table:table-cell office:value-type="percentage" office:value="0.0389" calcext:value-type="percentage">
            <text:p>3,89%</text:p>
          </table:table-cell>
          <table:table-cell office:value-type="percentage" office:value="0.0222" calcext:value-type="percentage">
            <text:p>2,22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313" calcext:value-type="percentage">
            <text:p>13,13%</text:p>
          </table:table-cell>
          <table:table-cell office:value-type="percentage" office:value="0.106" calcext:value-type="percentage">
            <text:p>10,60%</text:p>
          </table:table-cell>
          <table:table-cell office:value-type="percentage" office:value="0.0407" calcext:value-type="percentage">
            <text:p>4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table:number-columns-repeated="2" office:value-type="percentage" office:value="0.0578" calcext:value-type="percentage">
            <text:p>5,78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05" calcext:value-type="percentage">
            <text:p>5,00%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0956" calcext:value-type="percentage">
            <text:p>9,56%</text:p>
          </table:table-cell>
          <table:table-cell office:value-type="percentage" office:value="0.1122" calcext:value-type="percentage">
            <text:p>11,22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44" calcext:value-type="percentage">
            <text:p>14,40%</text:p>
          </table:table-cell>
          <table:table-cell office:value-type="percentage" office:value="0.064" calcext:value-type="percentage">
            <text:p>6,40%</text:p>
          </table:table-cell>
          <table:table-cell office:value-type="percentage" office:value="0.068" calcext:value-type="percentage">
            <text:p>6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0178" calcext:value-type="percentage">
            <text:p>1,78%</text:p>
          </table:table-cell>
          <table:table-cell office:value-type="percentage" office:value="0" calcext:value-type="percentage">
            <text:p>0,00%</text:p>
          </table:table-cell>
          <table:table-cell office:value-type="percentage" office:value="0.0289" calcext:value-type="percentage">
            <text:p>2,89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056" calcext:value-type="percentage">
            <text:p>5,60%</text:p>
          </table:table-cell>
          <table:table-cell office:value-type="percentage" office:value="0.0547" calcext:value-type="percentage">
            <text:p>5,47%</text:p>
          </table:table-cell>
          <table:table-cell office:value-type="percentage" office:value="0.048" calcext:value-type="percentage">
            <text:p>4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0878" calcext:value-type="percentage">
            <text:p>8,78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0711" calcext:value-type="percentage">
            <text:p>7,11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427" calcext:value-type="percentage">
            <text:p>14,27%</text:p>
          </table:table-cell>
          <table:table-cell office:value-type="percentage" office:value="0.0893" calcext:value-type="percentage">
            <text:p>8,93%</text:p>
          </table:table-cell>
          <table:table-cell office:value-type="percentage" office:value="0.1347" calcext:value-type="percentage">
            <text:p>13,4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69:.B178])" office:value-type="percentage" office:value="0.07768" calcext:value-type="percentage">
            <text:p>7,77%</text:p>
          </table:table-cell>
          <table:table-cell table:style-name="ce1" table:formula="of:=AVERAGE([.C169:.C178])" office:value-type="percentage" office:value="0.0759" calcext:value-type="percentage">
            <text:p>7,59%</text:p>
          </table:table-cell>
          <table:table-cell table:style-name="ce1" table:formula="of:=AVERAGE([.D169:.D178])" office:value-type="percentage" office:value="0.08379" calcext:value-type="percentage">
            <text:p>8,38%</text:p>
          </table:table-cell>
          <table:table-cell table:style-name="ce1" table:number-columns-repeated="2"/>
          <table:table-cell table:style-name="ce1" table:formula="of:=AVERAGE([.G169:.G178])" office:value-type="percentage" office:value="0.08214" calcext:value-type="percentage">
            <text:p>8,21%</text:p>
          </table:table-cell>
          <table:table-cell table:style-name="ce1" table:formula="of:=AVERAGE([.H169:.H178])" office:value-type="percentage" office:value="0.07521" calcext:value-type="percentage">
            <text:p>7,52%</text:p>
          </table:table-cell>
          <table:table-cell table:style-name="ce1" table:formula="of:=AVERAGE([.I169:.I178])" office:value-type="percentage" office:value="0.0728" calcext:value-type="percentage">
            <text:p>7,2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73" calcext:value-type="percentage">
            <text:p>1,73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18" calcext:value-type="percentage">
            <text:p>1,80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3" calcext:value-type="percentage">
            <text:p>1,93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353" calcext:value-type="percentage">
            <text:p>3,53%</text:p>
          </table:table-cell>
          <table:table-cell office:value-type="percentage" office:value="0.038" calcext:value-type="percentage">
            <text:p>3,8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93" calcext:value-type="percentage">
            <text:p>1,93%</text:p>
          </table:table-cell>
          <table:table-cell office:value-type="percentage" office:value="0.0127" calcext:value-type="percentage">
            <text:p>1,27%</text:p>
          </table:table-cell>
          <table:table-cell office:value-type="percentage" office:value="0.012" calcext:value-type="percentage">
            <text:p>1,2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07" calcext:value-type="percentage">
            <text:p>0,0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table:number-columns-repeated="2" office:value-type="percentage" office:value="0" calcext:value-type="percentage">
            <text:p>0,00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013" calcext:value-type="percentage">
            <text:p>0,13%</text:p>
          </table:table-cell>
          <table:table-cell office:value-type="percentage" office:value="0.0027" calcext:value-type="percentage">
            <text:p>0,27%</text:p>
          </table:table-cell>
          <table:table-cell office:value-type="percentage" office:value="0.0013" calcext:value-type="percentage">
            <text:p>0,13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393" calcext:value-type="percentage">
            <text:p>3,93%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47" calcext:value-type="percentage">
            <text:p>4,47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87" calcext:value-type="percentage">
            <text:p>2,87%</text:p>
          </table:table-cell>
          <table:table-cell office:value-type="percentage" office:value="0.0307" calcext:value-type="percentage">
            <text:p>3,07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82:.B191])" office:value-type="percentage" office:value="0.02259" calcext:value-type="percentage">
            <text:p>2,26%</text:p>
          </table:table-cell>
          <table:table-cell table:style-name="ce1" table:formula="of:=AVERAGE([.C182:.C191])" office:value-type="percentage" office:value="0.01868" calcext:value-type="percentage">
            <text:p>1,87%</text:p>
          </table:table-cell>
          <table:table-cell table:style-name="ce1" table:formula="of:=AVERAGE([.D182:.D191])" office:value-type="percentage" office:value="0.01993" calcext:value-type="percentage">
            <text:p>1,99%</text:p>
          </table:table-cell>
          <table:table-cell table:style-name="ce1" table:number-columns-repeated="2"/>
          <table:table-cell table:style-name="ce1" table:formula="of:=AVERAGE([.G182:.G191])" office:value-type="string" office:string-value="" calcext:value-type="error">
            <text:p>#DIV/0!</text:p>
          </table:table-cell>
          <table:table-cell table:style-name="ce1" table:formula="of:=AVERAGE([.H182:.H191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2" calcext:value-type="percentage">
            <text:p>2,00%</text:p>
          </table:table-cell>
          <table:table-cell office:value-type="percentage" office:value="0.0367" calcext:value-type="percentage">
            <text:p>3,67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37" calcext:value-type="percentage">
            <text:p>33,70%</text:p>
          </table:table-cell>
          <table:table-cell office:value-type="percentage" office:value="0.3583" calcext:value-type="percentage">
            <text:p>35,8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2467" calcext:value-type="percentage">
            <text:p>24,67%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43" calcext:value-type="percentage">
            <text:p>43,00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787" calcext:value-type="percentage">
            <text:p>37,87%</text:p>
          </table:table-cell>
          <table:table-cell table:number-columns-repeated="2" office:value-type="percentage" office:value="0.387" calcext:value-type="percentage">
            <text:p>3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222" calcext:value-type="percentage">
            <text:p>42,22%</text:p>
          </table:table-cell>
          <table:table-cell office:value-type="percentage" office:value="0.4407" calcext:value-type="percentage">
            <text:p>44,07%</text:p>
          </table:table-cell>
          <table:table-cell office:value-type="percentage" office:value="0.4269" calcext:value-type="percentage">
            <text:p>42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067" calcext:value-type="percentage">
            <text:p>0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4667" calcext:value-type="percentage">
            <text:p>46,67%</text:p>
          </table:table-cell>
          <table:table-cell office:value-type="percentage" office:value="0.3046" calcext:value-type="percentage">
            <text:p>30,46%</text:p>
          </table:table-cell>
          <table:table-cell office:value-type="percentage" office:value="0.2917" calcext:value-type="percentage">
            <text:p>29,1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Bands_5</text:p>
          </table:table-cell>
          <table:table-cell office:value-type="percentage" office:value="0.4722" calcext:value-type="percentage">
            <text:p>47,22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74" calcext:value-type="percentage">
            <text:p>45,7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2767" calcext:value-type="percentage">
            <text:p>27,67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767" calcext:value-type="percentage">
            <text:p>37,67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2944" calcext:value-type="percentage">
            <text:p>29,44%</text:p>
          </table:table-cell>
          <table:table-cell table:number-columns-repeated="2" office:value-type="percentage" office:value="0.2778" calcext:value-type="percentage">
            <text:p>27,7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633" calcext:value-type="percentage">
            <text:p>16,33%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16" calcext:value-type="percentage">
            <text:p>16,00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63" calcext:value-type="percentage">
            <text:p>26,30%</text:p>
          </table:table-cell>
          <table:table-cell office:value-type="percentage" office:value="0.288" calcext:value-type="percentage">
            <text:p>28,80%</text:p>
          </table:table-cell>
          <table:table-cell office:value-type="percentage" office:value="0.2111" calcext:value-type="percentage">
            <text:p>21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33" calcext:value-type="percentage">
            <text:p>9,33%</text:p>
          </table:table-cell>
          <table:table-cell office:value-type="percentage" office:value="0.0967" calcext:value-type="percentage">
            <text:p>9,67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52" calcext:value-type="percentage">
            <text:p>33,52%</text:p>
          </table:table-cell>
          <table:table-cell office:value-type="percentage" office:value="0.2889" calcext:value-type="percentage">
            <text:p>28,8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533" calcext:value-type="percentage">
            <text:p>15,33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Bands_9</text:p>
          </table:table-cell>
          <table:table-cell office:value-type="percentage" office:value="0.2111" calcext:value-type="percentage">
            <text:p>21,11%</text:p>
          </table:table-cell>
          <table:table-cell office:value-type="percentage" office:value="0.2398" calcext:value-type="percentage">
            <text:p>23,98%</text:p>
          </table:table-cell>
          <table:table-cell office:value-type="percentage" office:value="0.2194" calcext:value-type="percentage">
            <text:p>21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1" calcext:value-type="percentage">
            <text:p>10,00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954" calcext:value-type="percentage">
            <text:p>39,54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778" calcext:value-type="percentage">
            <text:p>3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95:.B204])" office:value-type="percentage" office:value="0.147" calcext:value-type="percentage">
            <text:p>14,70%</text:p>
          </table:table-cell>
          <table:table-cell table:style-name="ce1" table:formula="of:=AVERAGE([.C195:.C204])" office:value-type="percentage" office:value="0.12366" calcext:value-type="percentage">
            <text:p>12,37%</text:p>
          </table:table-cell>
          <table:table-cell table:style-name="ce1" table:formula="of:=AVERAGE([.D195:.D204])" office:value-type="percentage" office:value="0.13501" calcext:value-type="percentage">
            <text:p>13,50%</text:p>
          </table:table-cell>
          <table:table-cell table:style-name="ce1" table:number-columns-repeated="2"/>
          <table:table-cell table:style-name="ce1" table:formula="of:=AVERAGE([.G195:.G204])" office:value-type="percentage" office:value="0.35611" calcext:value-type="percentage">
            <text:p>35,61%</text:p>
          </table:table-cell>
          <table:table-cell table:style-name="ce1" table:formula="of:=AVERAGE([.H195:.H204])" office:value-type="percentage" office:value="0.3386" calcext:value-type="percentage">
            <text:p>33,86%</text:p>
          </table:table-cell>
          <table:table-cell table:style-name="ce1" table:formula="of:=AVERAGE([.I195:.I204])" office:value-type="percentage" office:value="0.32963" calcext:value-type="percentage">
            <text:p>32,9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680.08" calcext:value-type="float">
            <text:p>1680,08</text:p>
          </table:table-cell>
          <table:table-cell table:style-name="ce3" office:value-type="float" office:value="1652.543" calcext:value-type="float">
            <text:p>1652,543</text:p>
          </table:table-cell>
          <table:table-cell table:style-name="ce3" office:value-type="float" office:value="1452.256" calcext:value-type="float">
            <text:p>1452,256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623" calcext:value-type="float">
            <text:p>0,623</text:p>
          </table:table-cell>
          <table:table-cell table:style-name="ce3" office:value-type="float" office:value="0.621" calcext:value-type="float">
            <text:p>0,621</text:p>
          </table:table-cell>
          <table:table-cell table:style-name="ce3" office:value-type="float" office:value="0.549" calcext:value-type="float">
            <text:p>0,5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1959.597" calcext:value-type="float">
            <text:p>1959,597</text:p>
          </table:table-cell>
          <table:table-cell table:style-name="ce3" office:value-type="float" office:value="1792.43" calcext:value-type="float">
            <text:p>1792,43</text:p>
          </table:table-cell>
          <table:table-cell table:style-name="ce3" office:value-type="float" office:value="1802.817" calcext:value-type="float">
            <text:p>1802,817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575" calcext:value-type="float">
            <text:p>0,575</text:p>
          </table:table-cell>
          <table:table-cell table:style-name="ce3" office:value-type="float" office:value="0.484" calcext:value-type="float">
            <text:p>0,484</text:p>
          </table:table-cell>
          <table:table-cell table:style-name="ce3" office:value-type="float" office:value="0.54" calcext:value-type="float">
            <text:p>0,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2230.935" calcext:value-type="float">
            <text:p>2230,935</text:p>
          </table:table-cell>
          <table:table-cell table:style-name="ce3" office:value-type="float" office:value="2271.042" calcext:value-type="float">
            <text:p>2271,042</text:p>
          </table:table-cell>
          <table:table-cell table:style-name="ce3" office:value-type="float" office:value="2219.003" calcext:value-type="float">
            <text:p>2219,003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585" calcext:value-type="float">
            <text:p>0,585</text:p>
          </table:table-cell>
          <table:table-cell table:style-name="ce3" office:value-type="float" office:value="0.54" calcext:value-type="float">
            <text:p>0,54</text:p>
          </table:table-cell>
          <table:table-cell table:style-name="ce3" office:value-type="float" office:value="0.532" calcext:value-type="float">
            <text:p>0,5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2059.096" calcext:value-type="float">
            <text:p>2059,096</text:p>
          </table:table-cell>
          <table:table-cell table:style-name="ce3" office:value-type="float" office:value="1969.564" calcext:value-type="float">
            <text:p>1969,564</text:p>
          </table:table-cell>
          <table:table-cell table:style-name="ce3" office:value-type="float" office:value="1905.916" calcext:value-type="float">
            <text:p>1905,916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0.417" calcext:value-type="float">
            <text:p>0,417</text:p>
          </table:table-cell>
          <table:table-cell table:style-name="ce3" office:value-type="float" office:value="0.413" calcext:value-type="float">
            <text:p>0,413</text:p>
          </table:table-cell>
          <table:table-cell table:style-name="ce3" office:value-type="float" office:value="0.416" calcext:value-type="float">
            <text:p>0,4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150.757" calcext:value-type="float">
            <text:p>2150,757</text:p>
          </table:table-cell>
          <table:table-cell table:style-name="ce3" office:value-type="float" office:value="2094.375" calcext:value-type="float">
            <text:p>2094,375</text:p>
          </table:table-cell>
          <table:table-cell table:style-name="ce3" office:value-type="float" office:value="1966.118" calcext:value-type="float">
            <text:p>1966,118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517" calcext:value-type="float">
            <text:p>0,517</text:p>
          </table:table-cell>
          <table:table-cell table:style-name="ce3" office:value-type="float" office:value="0.496" calcext:value-type="float">
            <text:p>0,49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2312.183" calcext:value-type="float">
            <text:p>2312,183</text:p>
          </table:table-cell>
          <table:table-cell table:style-name="ce3" office:value-type="float" office:value="2341.969" calcext:value-type="float">
            <text:p>2341,969</text:p>
          </table:table-cell>
          <table:table-cell table:style-name="ce3" office:value-type="float" office:value="2296.906" calcext:value-type="float">
            <text:p>2296,906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495" calcext:value-type="float">
            <text:p>0,495</text:p>
          </table:table-cell>
          <table:table-cell table:style-name="ce3" office:value-type="float" office:value="0.503" calcext:value-type="float">
            <text:p>0,503</text:p>
          </table:table-cell>
          <table:table-cell table:style-name="ce3" office:value-type="float" office:value="0.465" calcext:value-type="float">
            <text:p>0,4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806.806" calcext:value-type="float">
            <text:p>1806,806</text:p>
          </table:table-cell>
          <table:table-cell table:style-name="ce3" office:value-type="float" office:value="1747.572" calcext:value-type="float">
            <text:p>1747,572</text:p>
          </table:table-cell>
          <table:table-cell table:style-name="ce3" office:value-type="float" office:value="1731.07" calcext:value-type="float">
            <text:p>1731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527" calcext:value-type="float">
            <text:p>0,527</text:p>
          </table:table-cell>
          <table:table-cell table:style-name="ce3" office:value-type="float" office:value="0.508" calcext:value-type="float">
            <text:p>0,508</text:p>
          </table:table-cell>
          <table:table-cell table:style-name="ce3" office:value-type="float" office:value="0.495" calcext:value-type="float">
            <text:p>0,4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2211.813" calcext:value-type="float">
            <text:p>2211,813</text:p>
          </table:table-cell>
          <table:table-cell table:style-name="ce3" office:value-type="float" office:value="2237.985" calcext:value-type="float">
            <text:p>2237,985</text:p>
          </table:table-cell>
          <table:table-cell table:style-name="ce3" office:value-type="float" office:value="2258.914" calcext:value-type="float">
            <text:p>2258,914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63" calcext:value-type="float">
            <text:p>0,563</text:p>
          </table:table-cell>
          <table:table-cell table:style-name="ce3" office:value-type="float" office:value="0.538" calcext:value-type="float">
            <text:p>0,538</text:p>
          </table:table-cell>
          <table:table-cell table:style-name="ce3" office:value-type="float" office:value="0.515" calcext:value-type="float">
            <text:p>0,5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1952.437" calcext:value-type="float">
            <text:p>1952,437</text:p>
          </table:table-cell>
          <table:table-cell table:style-name="ce3" office:value-type="float" office:value="1904.514" calcext:value-type="float">
            <text:p>1904,514</text:p>
          </table:table-cell>
          <table:table-cell table:style-name="ce3" office:value-type="float" office:value="1805.7" calcext:value-type="float">
            <text:p>1805,7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69" calcext:value-type="float">
            <text:p>0,69</text:p>
          </table:table-cell>
          <table:table-cell table:style-name="ce3" office:value-type="float" office:value="0.688" calcext:value-type="float">
            <text:p>0,688</text:p>
          </table:table-cell>
          <table:table-cell table:style-name="ce3" office:value-type="float" office:value="0.634" calcext:value-type="float">
            <text:p>0,6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1975.658" calcext:value-type="float">
            <text:p>1975,658</text:p>
          </table:table-cell>
          <table:table-cell table:style-name="ce3" office:value-type="float" office:value="1884.962" calcext:value-type="float">
            <text:p>1884,962</text:p>
          </table:table-cell>
          <table:table-cell table:style-name="ce3" office:value-type="float" office:value="1874.808" calcext:value-type="float">
            <text:p>1874,808</text:p>
          </table:table-cell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616" calcext:value-type="float">
            <text:p>0,616</text:p>
          </table:table-cell>
          <table:table-cell table:style-name="ce3" office:value-type="float" office:value="0.587" calcext:value-type="float">
            <text:p>0,587</text:p>
          </table:table-cell>
          <table:table-cell table:style-name="ce3" office:value-type="float" office:value="0.582" calcext:value-type="float">
            <text:p>0,58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08:.B217])" office:value-type="float" office:value="2033.9362" calcext:value-type="float">
            <text:p>2033,9362</text:p>
          </table:table-cell>
          <table:table-cell table:style-name="ce4" table:formula="of:=AVERAGE([.C208:.C217])" office:value-type="float" office:value="1989.6956" calcext:value-type="float">
            <text:p>1989,6956</text:p>
          </table:table-cell>
          <table:table-cell table:style-name="ce4" table:formula="of:=AVERAGE([.D208:.D217])" office:value-type="float" office:value="1931.3508" calcext:value-type="float">
            <text:p>1931,3508</text:p>
          </table:table-cell>
          <table:table-cell table:style-name="Default"/>
          <table:table-cell table:style-name="ce1"/>
          <table:table-cell table:style-name="ce4" table:formula="of:=AVERAGE([.G208:.G217])" office:value-type="float" office:value="0.5608" calcext:value-type="float">
            <text:p>0,5608</text:p>
          </table:table-cell>
          <table:table-cell table:style-name="ce4" table:formula="of:=AVERAGE([.H208:.H217])" office:value-type="float" office:value="0.5378" calcext:value-type="float">
            <text:p>0,5378</text:p>
          </table:table-cell>
          <table:table-cell table:style-name="ce4" table:formula="of:=AVERAGE([.I208:.I217])" office:value-type="float" office:value="0.5217" calcext:value-type="float">
            <text:p>0,5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2650.251" calcext:value-type="float">
            <text:p>2650,251</text:p>
          </table:table-cell>
          <table:table-cell table:style-name="ce3" office:value-type="float" office:value="1821.831" calcext:value-type="float">
            <text:p>1821,831</text:p>
          </table:table-cell>
          <table:table-cell table:style-name="ce3" office:value-type="float" office:value="2304.409" calcext:value-type="float">
            <text:p>2304,40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0779" calcext:value-type="float">
            <text:p>0,0779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759" calcext:value-type="float">
            <text:p>0,07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1390.02" calcext:value-type="float">
            <text:p>1390,02</text:p>
          </table:table-cell>
          <table:table-cell table:style-name="ce3" office:value-type="float" office:value="2268.246" calcext:value-type="float">
            <text:p>2268,246</text:p>
          </table:table-cell>
          <table:table-cell table:style-name="ce3" office:value-type="float" office:value="2213" calcext:value-type="float">
            <text:p>2213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0.164" calcext:value-type="float">
            <text:p>0,164</text:p>
          </table:table-cell>
          <table:table-cell table:style-name="ce3" office:value-type="float" office:value="0.152" calcext:value-type="float">
            <text:p>0,152</text:p>
          </table:table-cell>
          <table:table-cell table:style-name="ce3" office:value-type="float" office:value="0.148" calcext:value-type="float">
            <text:p>0,1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2780.484" calcext:value-type="float">
            <text:p>2780,484</text:p>
          </table:table-cell>
          <table:table-cell table:style-name="ce3" office:value-type="float" office:value="2222.638" calcext:value-type="float">
            <text:p>2222,638</text:p>
          </table:table-cell>
          <table:table-cell table:style-name="ce3" office:value-type="float" office:value="2837.921" calcext:value-type="float">
            <text:p>2837,921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81" calcext:value-type="float">
            <text:p>0,181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3465.782" calcext:value-type="float">
            <text:p>3465,782</text:p>
          </table:table-cell>
          <table:table-cell table:style-name="ce3" office:value-type="float" office:value="3096.749" calcext:value-type="float">
            <text:p>3096,749</text:p>
          </table:table-cell>
          <table:table-cell table:style-name="ce3" office:value-type="float" office:value="3160.349" calcext:value-type="float">
            <text:p>3160,349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0.282" calcext:value-type="float">
            <text:p>0,282</text:p>
          </table:table-cell>
          <table:table-cell table:style-name="ce3" office:value-type="float" office:value="0.245" calcext:value-type="float">
            <text:p>0,245</text:p>
          </table:table-cell>
          <table:table-cell table:style-name="ce3" office:value-type="float" office:value="0.217" calcext:value-type="float">
            <text:p>0,2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397.725" calcext:value-type="float">
            <text:p>2397,725</text:p>
          </table:table-cell>
          <table:table-cell table:style-name="ce3" office:value-type="float" office:value="1571.476" calcext:value-type="float">
            <text:p>1571,476</text:p>
          </table:table-cell>
          <table:table-cell table:style-name="ce3" office:value-type="float" office:value="2985.461" calcext:value-type="float">
            <text:p>2985,461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38" calcext:value-type="float">
            <text:p>0,38</text:p>
          </table:table-cell>
          <table:table-cell table:style-name="ce3" office:value-type="float" office:value="0.374" calcext:value-type="float">
            <text:p>0,37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3076.982" calcext:value-type="float">
            <text:p>3076,982</text:p>
          </table:table-cell>
          <table:table-cell table:style-name="ce3" office:value-type="float" office:value="1699.513" calcext:value-type="float">
            <text:p>1699,513</text:p>
          </table:table-cell>
          <table:table-cell table:style-name="ce3" office:value-type="float" office:value="1405.102" calcext:value-type="float">
            <text:p>1405,102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0.094" calcext:value-type="float">
            <text:p>0,094</text:p>
          </table:table-cell>
          <table:table-cell table:style-name="ce3" office:value-type="float" office:value="0.086" calcext:value-type="float">
            <text:p>0,086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2068.698" calcext:value-type="float">
            <text:p>2068,698</text:p>
          </table:table-cell>
          <table:table-cell table:style-name="ce3" office:value-type="float" office:value="2656.97" calcext:value-type="float">
            <text:p>2656,97</text:p>
          </table:table-cell>
          <table:table-cell table:style-name="ce3" office:value-type="float" office:value="2009.426" calcext:value-type="float">
            <text:p>2009,426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5" calcext:value-type="float">
            <text:p>0,075</text:p>
          </table:table-cell>
          <table:table-cell table:style-name="ce3" office:value-type="float" office:value="0.0856" calcext:value-type="float">
            <text:p>0,0856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2872.14" calcext:value-type="float">
            <text:p>2872,14</text:p>
          </table:table-cell>
          <table:table-cell table:style-name="ce3" office:value-type="float" office:value="3296.033" calcext:value-type="float">
            <text:p>3296,033</text:p>
          </table:table-cell>
          <table:table-cell table:style-name="ce3" office:value-type="float" office:value="3618.83" calcext:value-type="float">
            <text:p>3618,83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0.147" calcext:value-type="float">
            <text:p>0,147</text:p>
          </table:table-cell>
          <table:table-cell table:style-name="ce3" office:value-type="float" office:value="0.1878" calcext:value-type="float">
            <text:p>0,1878</text:p>
          </table:table-cell>
          <table:table-cell table:style-name="ce3" office:value-type="float" office:value="0.167" calcext:value-type="float">
            <text:p>0,1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2556.895" calcext:value-type="float">
            <text:p>2556,895</text:p>
          </table:table-cell>
          <table:table-cell table:style-name="ce3" office:value-type="float" office:value="2596.058" calcext:value-type="float">
            <text:p>2596,058</text:p>
          </table:table-cell>
          <table:table-cell table:style-name="ce3" office:value-type="float" office:value="2653.525" calcext:value-type="float">
            <text:p>2653,525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0.256" calcext:value-type="float">
            <text:p>0,256</text:p>
          </table:table-cell>
          <table:table-cell table:style-name="ce3" office:value-type="float" office:value="0.235" calcext:value-type="float">
            <text:p>0,235</text:p>
          </table:table-cell>
          <table:table-cell table:style-name="ce3" office:value-type="float" office:value="0.184" calcext:value-type="float">
            <text:p>0,1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3085.51" calcext:value-type="float">
            <text:p>3085,51</text:p>
          </table:table-cell>
          <table:table-cell table:style-name="ce3" office:value-type="float" office:value="3642.883" calcext:value-type="float">
            <text:p>3642,883</text:p>
          </table:table-cell>
          <table:table-cell table:style-name="ce3" office:value-type="float" office:value="3120.636" calcext:value-type="float">
            <text:p>3120,636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1" calcext:value-type="float">
            <text:p>0,11</text:p>
          </table:table-cell>
          <table:table-cell table:style-name="ce3" office:value-type="float" office:value="0.0983" calcext:value-type="float">
            <text:p>0,0983</text:p>
          </table:table-cell>
          <table:table-cell table:style-name="ce3" office:value-type="float" office:value="0.105" calcext:value-type="float">
            <text:p>0,10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1:.B230])" office:value-type="float" office:value="2634.4487" calcext:value-type="float">
            <text:p>2634,4487</text:p>
          </table:table-cell>
          <table:table-cell table:style-name="ce4" table:formula="of:=AVERAGE([.C221:.C230])" office:value-type="float" office:value="2487.2397" calcext:value-type="float">
            <text:p>2487,2397</text:p>
          </table:table-cell>
          <table:table-cell table:style-name="ce4" table:formula="of:=AVERAGE([.D221:.D230])" office:value-type="float" office:value="2630.8659" calcext:value-type="float">
            <text:p>2630,8659</text:p>
          </table:table-cell>
          <table:table-cell table:style-name="Default"/>
          <table:table-cell table:style-name="ce1"/>
          <table:table-cell table:style-name="ce4" table:formula="of:=AVERAGE([.G221:.G230])" office:value-type="float" office:value="0.17669" calcext:value-type="float">
            <text:p>0,17669</text:p>
          </table:table-cell>
          <table:table-cell table:style-name="ce4" table:formula="of:=AVERAGE([.H221:.H230])" office:value-type="float" office:value="0.17047" calcext:value-type="float">
            <text:p>0,17047</text:p>
          </table:table-cell>
          <table:table-cell table:style-name="ce4" table:formula="of:=AVERAGE([.I221:.I230])" office:value-type="float" office:value="0.17045" calcext:value-type="float">
            <text:p>0,170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097" calcext:value-type="float">
            <text:p>0,0097</text:p>
          </table:table-cell>
          <table:table-cell table:style-name="ce3" office:value-type="float" office:value="0.0162" calcext:value-type="float">
            <text:p>0,0162</text:p>
          </table:table-cell>
          <table:table-cell table:style-name="ce3" office:value-type="float" office:value="0.0098" calcext:value-type="float">
            <text:p>0,0098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1.016" calcext:value-type="float">
            <text:p>1,016</text:p>
          </table:table-cell>
          <table:table-cell table:style-name="ce3" office:value-type="float" office:value="0.785" calcext:value-type="float">
            <text:p>0,785</text:p>
          </table:table-cell>
          <table:table-cell table:style-name="ce3" office:value-type="float" office:value="0.635" calcext:value-type="float">
            <text:p>0,63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0864" calcext:value-type="float">
            <text:p>0,00864</text:p>
          </table:table-cell>
          <table:table-cell table:style-name="ce3" office:value-type="float" office:value="0.00777" calcext:value-type="float">
            <text:p>0,00777</text:p>
          </table:table-cell>
          <table:table-cell table:style-name="ce3" office:value-type="float" office:value="0.0163" calcext:value-type="float">
            <text:p>0,0163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0.861" calcext:value-type="float">
            <text:p>0,861</text:p>
          </table:table-cell>
          <table:table-cell table:style-name="ce3" office:value-type="float" office:value="0.631" calcext:value-type="float">
            <text:p>0,631</text:p>
          </table:table-cell>
          <table:table-cell table:style-name="ce3" office:value-type="float" office:value="0.626" calcext:value-type="float">
            <text:p>0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079" calcext:value-type="float">
            <text:p>0,0079</text:p>
          </table:table-cell>
          <table:table-cell table:style-name="ce3" office:value-type="float" office:value="0.00825" calcext:value-type="float">
            <text:p>0,00825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0.721" calcext:value-type="float">
            <text:p>0,721</text:p>
          </table:table-cell>
          <table:table-cell table:style-name="ce3" office:value-type="float" office:value="0.588" calcext:value-type="float">
            <text:p>0,588</text:p>
          </table:table-cell>
          <table:table-cell table:style-name="ce3" office:value-type="float" office:value="0.606" calcext:value-type="float">
            <text:p>0,6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0.031" calcext:value-type="float">
            <text:p>0,031</text:p>
          </table:table-cell>
          <table:table-cell table:style-name="ce3" office:value-type="float" office:value="0.0235" calcext:value-type="float">
            <text:p>0,0235</text:p>
          </table:table-cell>
          <table:table-cell table:style-name="ce3" office:value-type="float" office:value="0.0639" calcext:value-type="float">
            <text:p>0,0639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0.857" calcext:value-type="float">
            <text:p>0,857</text:p>
          </table:table-cell>
          <table:table-cell table:style-name="ce3" office:value-type="float" office:value="0.624" calcext:value-type="float">
            <text:p>0,624</text:p>
          </table:table-cell>
          <table:table-cell table:style-name="ce3" office:value-type="float" office:value="0.488" calcext:value-type="float">
            <text:p>0,4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0.0197" calcext:value-type="float">
            <text:p>0,0197</text:p>
          </table:table-cell>
          <table:table-cell table:style-name="ce3" office:value-type="float" office:value="0.0153" calcext:value-type="float">
            <text:p>0,0153</text:p>
          </table:table-cell>
          <table:table-cell table:style-name="ce3" office:value-type="float" office:value="0.0364" calcext:value-type="float">
            <text:p>0,0364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102" calcext:value-type="float">
            <text:p>1,102</text:p>
          </table:table-cell>
          <table:table-cell table:style-name="ce3" office:value-type="float" office:value="0.741" calcext:value-type="float">
            <text:p>0,741</text:p>
          </table:table-cell>
          <table:table-cell table:style-name="ce3" office:value-type="float" office:value="0.539" calcext:value-type="float">
            <text:p>0,5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222" calcext:value-type="float">
            <text:p>0,0222</text:p>
          </table:table-cell>
          <table:table-cell table:style-name="ce3" office:value-type="float" office:value="0.0321" calcext:value-type="float">
            <text:p>0,0321</text:p>
          </table:table-cell>
          <table:table-cell table:style-name="ce3" office:value-type="float" office:value="0.0578" calcext:value-type="float">
            <text:p>0,0578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162" calcext:value-type="float">
            <text:p>1,162</text:p>
          </table:table-cell>
          <table:table-cell table:style-name="ce3" office:value-type="float" office:value="0.747" calcext:value-type="float">
            <text:p>0,747</text:p>
          </table:table-cell>
          <table:table-cell table:style-name="ce3" office:value-type="float" office:value="0.557" calcext:value-type="float">
            <text:p>0,5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48" calcext:value-type="float">
            <text:p>0,0348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0.664" calcext:value-type="float">
            <text:p>0,664</text:p>
          </table:table-cell>
          <table:table-cell table:style-name="ce3" office:value-type="float" office:value="0.695" calcext:value-type="float">
            <text:p>0,695</text:p>
          </table:table-cell>
          <table:table-cell table:style-name="ce3" office:value-type="float" office:value="0.651" calcext:value-type="float">
            <text:p>0,6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331" calcext:value-type="float">
            <text:p>0,0331</text:p>
          </table:table-cell>
          <table:table-cell table:style-name="ce3" office:value-type="float" office:value="0.0273" calcext:value-type="float">
            <text:p>0,0273</text:p>
          </table:table-cell>
          <table:table-cell table:style-name="ce3" office:value-type="float" office:value="0.0203" calcext:value-type="float">
            <text:p>0,0203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0.712" calcext:value-type="float">
            <text:p>0,712</text:p>
          </table:table-cell>
          <table:table-cell table:style-name="ce3" office:value-type="float" office:value="0.685" calcext:value-type="float">
            <text:p>0,685</text:p>
          </table:table-cell>
          <table:table-cell table:style-name="ce3" office:value-type="float" office:value="0.576" calcext:value-type="float">
            <text:p>0,5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96" calcext:value-type="float">
            <text:p>0,0296</text:p>
          </table:table-cell>
          <table:table-cell table:style-name="ce3" office:value-type="float" office:value="0.0136" calcext:value-type="float">
            <text:p>0,0136</text:p>
          </table:table-cell>
          <table:table-cell table:style-name="ce3" office:value-type="float" office:value="0.0167" calcext:value-type="float">
            <text:p>0,0167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0.599" calcext:value-type="float">
            <text:p>0,599</text:p>
          </table:table-cell>
          <table:table-cell table:style-name="ce3" office:value-type="float" office:value="0.506" calcext:value-type="float">
            <text:p>0,506</text:p>
          </table:table-cell>
          <table:table-cell table:style-name="ce3" office:value-type="float" office:value="0.489" calcext:value-type="float">
            <text:p>0,4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0.0402" calcext:value-type="float">
            <text:p>0,0402</text:p>
          </table:table-cell>
          <table:table-cell table:style-name="ce3" office:value-type="float" office:value="0.0381" calcext:value-type="float">
            <text:p>0,0381</text:p>
          </table:table-cell>
          <table:table-cell table:style-name="ce3" office:value-type="float" office:value="0.029" calcext:value-type="float">
            <text:p>0,029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0.833" calcext:value-type="float">
            <text:p>0,833</text:p>
          </table:table-cell>
          <table:table-cell table:style-name="ce3" office:value-type="float" office:value="0.614" calcext:value-type="float">
            <text:p>0,614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4:.B243])" office:value-type="float" office:value="0.025714" calcext:value-type="float">
            <text:p>0,025714</text:p>
          </table:table-cell>
          <table:table-cell table:style-name="ce4" table:formula="of:=AVERAGE([.C234:.C243])" office:value-type="float" office:value="0.021657" calcext:value-type="float">
            <text:p>0,021657</text:p>
          </table:table-cell>
          <table:table-cell table:style-name="ce4" table:formula="of:=AVERAGE([.D234:.D243])" office:value-type="float" office:value="0.028455" calcext:value-type="float">
            <text:p>0,028455</text:p>
          </table:table-cell>
          <table:table-cell table:style-name="Default"/>
          <table:table-cell table:style-name="ce1"/>
          <table:table-cell table:style-name="ce4" table:formula="of:=AVERAGE([.G234:.G243])" office:value-type="float" office:value="0.8527" calcext:value-type="float">
            <text:p>0,8527</text:p>
          </table:table-cell>
          <table:table-cell table:style-name="ce4" table:formula="of:=AVERAGE([.H234:.H243])" office:value-type="float" office:value="0.6616" calcext:value-type="float">
            <text:p>0,6616</text:p>
          </table:table-cell>
          <table:table-cell table:style-name="ce4" table:formula="of:=AVERAGE([.I234:.I243])" office:value-type="float" office:value="0.5751" calcext:value-type="float">
            <text:p>0,57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office:value-type="float" office:value="0.112" calcext:value-type="float">
            <text:p>0,112</text:p>
          </table:table-cell>
          <table:table-cell table:number-columns-repeated="2" table:style-name="ce3" office:value-type="float" office:value="0.11" calcext:value-type="float">
            <text:p>0,11</text:p>
          </table:table-cell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1.12" calcext:value-type="float">
            <text:p>1,12</text:p>
          </table:table-cell>
          <table:table-cell table:style-name="ce3" office:value-type="float" office:value="1.473" calcext:value-type="float">
            <text:p>1,473</text:p>
          </table:table-cell>
          <table:table-cell table:style-name="ce3" office:value-type="float" office:value="1.156" calcext:value-type="float">
            <text:p>1,1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office:value-type="float" office:value="0.0534" calcext:value-type="float">
            <text:p>0,0534</text:p>
          </table:table-cell>
          <table:table-cell table:style-name="ce3" office:value-type="float" office:value="0.0518" calcext:value-type="float">
            <text:p>0,0518</text:p>
          </table:table-cell>
          <table:table-cell table:style-name="ce3" office:value-type="float" office:value="0.0504" calcext:value-type="float">
            <text:p>0,0504</text:p>
          </table:table-cell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0.311" calcext:value-type="float">
            <text:p>0,31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0936" calcext:value-type="float">
            <text:p>0,09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number-columns-repeated="2" table:style-name="ce3" office:value-type="float" office:value="0.108" calcext:value-type="float">
            <text:p>0,108</text:p>
          </table:table-cell>
          <table:table-cell table:style-name="ce3" office:value-type="float" office:value="0.109" calcext:value-type="float">
            <text:p>0,109</text:p>
          </table:table-cell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1.629" calcext:value-type="float">
            <text:p>1,629</text:p>
          </table:table-cell>
          <table:table-cell table:style-name="ce3" office:value-type="float" office:value="1.409" calcext:value-type="float">
            <text:p>1,409</text:p>
          </table:table-cell>
          <table:table-cell table:style-name="ce3" office:value-type="float" office:value="1.27" calcext:value-type="float">
            <text:p>1,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number-columns-repeated="2" table:style-name="ce3" office:value-type="float" office:value="0.09" calcext:value-type="float">
            <text:p>0,09</text:p>
          </table:table-cell>
          <table:table-cell table:style-name="ce3" office:value-type="float" office:value="0.0847" calcext:value-type="float">
            <text:p>0,0847</text:p>
          </table:table-cell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67" calcext:value-type="float">
            <text:p>2,67</text:p>
          </table:table-cell>
          <table:table-cell table:style-name="ce3" office:value-type="float" office:value="2.191" calcext:value-type="float">
            <text:p>2,191</text:p>
          </table:table-cell>
          <table:table-cell table:style-name="ce3" office:value-type="float" office:value="2.155" calcext:value-type="float">
            <text:p>2,1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number-columns-repeated="2" table:style-name="ce3" office:value-type="float" office:value="0.127" calcext:value-type="float">
            <text:p>0,127</text:p>
          </table:table-cell>
          <table:table-cell table:style-name="ce3" office:value-type="float" office:value="0.125" calcext:value-type="float">
            <text:p>0,125</text:p>
          </table:table-cell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275" calcext:value-type="float">
            <text:p>1,275</text:p>
          </table:table-cell>
          <table:table-cell table:style-name="ce3" office:value-type="float" office:value="1.215" calcext:value-type="float">
            <text:p>1,215</text:p>
          </table:table-cell>
          <table:table-cell table:style-name="ce3" office:value-type="float" office:value="1.403" calcext:value-type="float">
            <text:p>1,4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office:value-type="float" office:value="0.063" calcext:value-type="float">
            <text:p>0,063</text:p>
          </table:table-cell>
          <table:table-cell table:style-name="ce3" office:value-type="float" office:value="0.0631" calcext:value-type="float">
            <text:p>0,0631</text:p>
          </table:table-cell>
          <table:table-cell table:style-name="ce3" office:value-type="float" office:value="0.063" calcext:value-type="float">
            <text:p>0,063</text:p>
          </table:table-cell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1.106" calcext:value-type="float">
            <text:p>1,106</text:p>
          </table:table-cell>
          <table:table-cell table:style-name="ce3" office:value-type="float" office:value="1.086" calcext:value-type="float">
            <text:p>1,086</text:p>
          </table:table-cell>
          <table:table-cell table:style-name="ce3" office:value-type="float" office:value="1.034" calcext:value-type="float">
            <text:p>1,03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89" calcext:value-type="float">
            <text:p>0,0389</text:p>
          </table:table-cell>
          <table:table-cell table:style-name="ce3" office:value-type="float" office:value="0.043" calcext:value-type="float">
            <text:p>0,043</text:p>
          </table:table-cell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09" calcext:value-type="float">
            <text:p>1,09</text:p>
          </table:table-cell>
          <table:table-cell table:style-name="ce3" office:value-type="float" office:value="1.037" calcext:value-type="float">
            <text:p>1,037</text:p>
          </table:table-cell>
          <table:table-cell table:style-name="ce3" office:value-type="float" office:value="0.928" calcext:value-type="float">
            <text:p>0,92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number-columns-repeated="2" table:style-name="ce3" office:value-type="float" office:value="0.088" calcext:value-type="float">
            <text:p>0,088</text:p>
          </table:table-cell>
          <table:table-cell table:style-name="ce3" office:value-type="float" office:value="0.087" calcext:value-type="float">
            <text:p>0,087</text:p>
          </table:table-cell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.121" calcext:value-type="float">
            <text:p>4,121</text:p>
          </table:table-cell>
          <table:table-cell table:style-name="ce3" office:value-type="float" office:value="4.165" calcext:value-type="float">
            <text:p>4,165</text:p>
          </table:table-cell>
          <table:table-cell table:style-name="ce3" office:value-type="float" office:value="4.081" calcext:value-type="float">
            <text:p>4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office:value-type="float" office:value="0.095" calcext:value-type="float">
            <text:p>0,095</text:p>
          </table:table-cell>
          <table:table-cell table:style-name="ce3" office:value-type="float" office:value="0.097" calcext:value-type="float">
            <text:p>0,097</text:p>
          </table:table-cell>
          <table:table-cell table:style-name="ce3" office:value-type="float" office:value="0.099" calcext:value-type="float">
            <text:p>0,099</text:p>
          </table:table-cell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202" calcext:value-type="float">
            <text:p>0,202</text:p>
          </table:table-cell>
          <table:table-cell table:style-name="ce3" office:value-type="float" office:value="0.17" calcext:value-type="float">
            <text:p>0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office:value-type="float" office:value="0.0475" calcext:value-type="float">
            <text:p>0,0475</text:p>
          </table:table-cell>
          <table:table-cell table:style-name="ce3" office:value-type="float" office:value="0.0497" calcext:value-type="float">
            <text:p>0,0497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498" calcext:value-type="float">
            <text:p>0,498</text:p>
          </table:table-cell>
          <table:table-cell table:style-name="ce3" office:value-type="float" office:value="0.659" calcext:value-type="float">
            <text:p>0,659</text:p>
          </table:table-cell>
          <table:table-cell table:style-name="ce3" office:value-type="float" office:value="0.533" calcext:value-type="float">
            <text:p>0,5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7:.B256])" office:value-type="float" office:value="0.08209" calcext:value-type="float">
            <text:p>0,08209</text:p>
          </table:table-cell>
          <table:table-cell table:style-name="ce4" table:formula="of:=AVERAGE([.C247:.C256])" office:value-type="float" office:value="0.08235" calcext:value-type="float">
            <text:p>0,08235</text:p>
          </table:table-cell>
          <table:table-cell table:style-name="ce4" table:formula="of:=AVERAGE([.D247:.D256])" office:value-type="float" office:value="0.08191" calcext:value-type="float">
            <text:p>0,08191</text:p>
          </table:table-cell>
          <table:table-cell table:style-name="Default"/>
          <table:table-cell table:style-name="ce1"/>
          <table:table-cell table:style-name="ce4" table:formula="of:=AVERAGE([.G247:.G256])" office:value-type="float" office:value="1.4296" calcext:value-type="float">
            <text:p>1,4296</text:p>
          </table:table-cell>
          <table:table-cell table:style-name="ce4" table:formula="of:=AVERAGE([.H247:.H256])" office:value-type="float" office:value="1.3716" calcext:value-type="float">
            <text:p>1,3716</text:p>
          </table:table-cell>
          <table:table-cell table:style-name="ce4" table:formula="of:=AVERAGE([.I247:.I256])" office:value-type="float" office:value="1.28236" calcext:value-type="float">
            <text:p>1,282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2445.546" calcext:value-type="float">
            <text:p>2445,546</text:p>
          </table:table-cell>
          <table:table-cell table:style-name="ce3" office:value-type="float" office:value="2253.978" calcext:value-type="float">
            <text:p>2253,978</text:p>
          </table:table-cell>
          <table:table-cell table:style-name="ce3" office:value-type="float" office:value="2148.409" calcext:value-type="float">
            <text:p>2148,409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0.454" calcext:value-type="float">
            <text:p>0,454</text:p>
          </table:table-cell>
          <table:table-cell table:number-columns-repeated="2" table:style-name="ce3" office:value-type="float" office:value="0.346" calcext:value-type="float">
            <text:p>0,3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495.074" calcext:value-type="float">
            <text:p>1495,074</text:p>
          </table:table-cell>
          <table:table-cell table:style-name="ce3" office:value-type="float" office:value="1346.582" calcext:value-type="float">
            <text:p>1346,582</text:p>
          </table:table-cell>
          <table:table-cell table:style-name="ce3" office:value-type="float" office:value="1239.975" calcext:value-type="float">
            <text:p>1239,975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0.381" calcext:value-type="float">
            <text:p>0,381</text:p>
          </table:table-cell>
          <table:table-cell table:style-name="ce3" office:value-type="float" office:value="0.429" calcext:value-type="float">
            <text:p>0,429</text:p>
          </table:table-cell>
          <table:table-cell table:style-name="ce3" office:value-type="float" office:value="0.396" calcext:value-type="float">
            <text:p>0,3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8.094" calcext:value-type="float">
            <text:p>1588,094</text:p>
          </table:table-cell>
          <table:table-cell table:style-name="ce3" office:value-type="float" office:value="1313.566" calcext:value-type="float">
            <text:p>1313,566</text:p>
          </table:table-cell>
          <table:table-cell table:style-name="ce3" office:value-type="float" office:value="1258.559" calcext:value-type="float">
            <text:p>1258,559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0.676" calcext:value-type="float">
            <text:p>0,676</text:p>
          </table:table-cell>
          <table:table-cell table:style-name="ce3" office:value-type="float" office:value="0.636" calcext:value-type="float">
            <text:p>0,636</text:p>
          </table:table-cell>
          <table:table-cell table:style-name="ce3" office:value-type="float" office:value="0.584" calcext:value-type="float">
            <text:p>0,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1847.19" calcext:value-type="float">
            <text:p>1847,19</text:p>
          </table:table-cell>
          <table:table-cell table:style-name="ce3" office:value-type="float" office:value="1972.397" calcext:value-type="float">
            <text:p>1972,397</text:p>
          </table:table-cell>
          <table:table-cell table:style-name="ce3" office:value-type="float" office:value="1568.552" calcext:value-type="float">
            <text:p>1568,552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92" calcext:value-type="float">
            <text:p>0,692</text:p>
          </table:table-cell>
          <table:table-cell table:style-name="ce3" office:value-type="float" office:value="0.499" calcext:value-type="float">
            <text:p>0,499</text:p>
          </table:table-cell>
          <table:table-cell table:style-name="ce3" office:value-type="float" office:value="0.412" calcext:value-type="float">
            <text:p>0,4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873.785" calcext:value-type="float">
            <text:p>1873,785</text:p>
          </table:table-cell>
          <table:table-cell table:style-name="ce3" office:value-type="float" office:value="1594.121" calcext:value-type="float">
            <text:p>1594,121</text:p>
          </table:table-cell>
          <table:table-cell table:style-name="ce3" office:value-type="float" office:value="1345.027" calcext:value-type="float">
            <text:p>1345,027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567" calcext:value-type="float">
            <text:p>0,567</text:p>
          </table:table-cell>
          <table:table-cell table:style-name="ce3" office:value-type="float" office:value="0.534" calcext:value-type="float">
            <text:p>0,534</text:p>
          </table:table-cell>
          <table:table-cell table:style-name="ce3" office:value-type="float" office:value="0.519" calcext:value-type="float">
            <text:p>0,51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036.527" calcext:value-type="float">
            <text:p>2036,527</text:p>
          </table:table-cell>
          <table:table-cell table:style-name="ce3" office:value-type="float" office:value="2567.165" calcext:value-type="float">
            <text:p>2567,165</text:p>
          </table:table-cell>
          <table:table-cell table:style-name="ce3" office:value-type="float" office:value="1436.055" calcext:value-type="float">
            <text:p>1436,055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295" calcext:value-type="float">
            <text:p>0,295</text:p>
          </table:table-cell>
          <table:table-cell table:style-name="ce3" office:value-type="float" office:value="0.355" calcext:value-type="float">
            <text:p>0,355</text:p>
          </table:table-cell>
          <table:table-cell table:style-name="ce3" office:value-type="float" office:value="0.354" calcext:value-type="float">
            <text:p>0,35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000.324" calcext:value-type="float">
            <text:p>2000,324</text:p>
          </table:table-cell>
          <table:table-cell table:style-name="ce3" office:value-type="float" office:value="1698.544" calcext:value-type="float">
            <text:p>1698,544</text:p>
          </table:table-cell>
          <table:table-cell table:style-name="ce3" office:value-type="float" office:value="1886.766" calcext:value-type="float">
            <text:p>1886,766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304" calcext:value-type="float">
            <text:p>0,304</text:p>
          </table:table-cell>
          <table:table-cell table:style-name="ce3" office:value-type="float" office:value="0.321" calcext:value-type="float">
            <text:p>0,321</text:p>
          </table:table-cell>
          <table:table-cell table:style-name="ce3" office:value-type="float" office:value="0.306" calcext:value-type="float">
            <text:p>0,3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563.15" calcext:value-type="float">
            <text:p>1563,15</text:p>
          </table:table-cell>
          <table:table-cell table:style-name="ce3" office:value-type="float" office:value="1680.686" calcext:value-type="float">
            <text:p>1680,686</text:p>
          </table:table-cell>
          <table:table-cell table:style-name="ce3" office:value-type="float" office:value="1627.746" calcext:value-type="float">
            <text:p>1627,746</text:p>
          </table:table-cell>
          <table:table-cell table:style-name="Default"/>
          <table:table-cell office:value-type="string" calcext:value-type="string">
            <text:p>FA_8</text:p>
          </table:table-cell>
          <table:table-cell table:style-name="ce3" office:value-type="float" office:value="0.797" calcext:value-type="float">
            <text:p>0,797</text:p>
          </table:table-cell>
          <table:table-cell table:style-name="ce3" office:value-type="float" office:value="0.652" calcext:value-type="float">
            <text:p>0,652</text:p>
          </table:table-cell>
          <table:table-cell table:style-name="ce3" office:value-type="float" office:value="0.544" calcext:value-type="float">
            <text:p>0,5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618.567" calcext:value-type="float">
            <text:p>1618,567</text:p>
          </table:table-cell>
          <table:table-cell table:style-name="ce3" office:value-type="float" office:value="2375.562" calcext:value-type="float">
            <text:p>2375,562</text:p>
          </table:table-cell>
          <table:table-cell table:style-name="ce3" office:value-type="float" office:value="1545.821" calcext:value-type="float">
            <text:p>1545,821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314" calcext:value-type="float">
            <text:p>0,314</text:p>
          </table:table-cell>
          <table:table-cell table:style-name="ce3" office:value-type="float" office:value="0.378" calcext:value-type="float">
            <text:p>0,378</text:p>
          </table:table-cell>
          <table:table-cell table:style-name="ce3" office:value-type="float" office:value="0.343" calcext:value-type="float">
            <text:p>0,3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747.692" calcext:value-type="float">
            <text:p>1747,692</text:p>
          </table:table-cell>
          <table:table-cell table:style-name="ce3" office:value-type="float" office:value="1137.83" calcext:value-type="float">
            <text:p>1137,83</text:p>
          </table:table-cell>
          <table:table-cell table:style-name="ce3" office:value-type="float" office:value="1267.703" calcext:value-type="float">
            <text:p>1267,703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0.457" calcext:value-type="float">
            <text:p>0,457</text:p>
          </table:table-cell>
          <table:table-cell table:style-name="ce3" office:value-type="float" office:value="0.591" calcext:value-type="float">
            <text:p>0,591</text:p>
          </table:table-cell>
          <table:table-cell table:style-name="ce3" office:value-type="float" office:value="0.408" calcext:value-type="float">
            <text:p>0,40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0:.B269])" office:value-type="float" office:value="1821.5949" calcext:value-type="float">
            <text:p>1821,5949</text:p>
          </table:table-cell>
          <table:table-cell table:style-name="ce4" table:formula="of:=AVERAGE([.C260:.C269])" office:value-type="float" office:value="1794.0431" calcext:value-type="float">
            <text:p>1794,0431</text:p>
          </table:table-cell>
          <table:table-cell table:style-name="ce4" table:formula="of:=AVERAGE([.D260:.D269])" office:value-type="float" office:value="1532.4613" calcext:value-type="float">
            <text:p>1532,4613</text:p>
          </table:table-cell>
          <table:table-cell table:style-name="Default"/>
          <table:table-cell table:style-name="ce1"/>
          <table:table-cell table:style-name="ce4" table:formula="of:=AVERAGE([.G260:.G269])" office:value-type="float" office:value="0.4937" calcext:value-type="float">
            <text:p>0,4937</text:p>
          </table:table-cell>
          <table:table-cell table:style-name="ce4" table:formula="of:=AVERAGE([.H260:.H269])" office:value-type="float" office:value="0.4741" calcext:value-type="float">
            <text:p>0,4741</text:p>
          </table:table-cell>
          <table:table-cell table:style-name="ce4" table:formula="of:=AVERAGE([.I260:.I269])" office:value-type="float" office:value="0.4212" calcext:value-type="float">
            <text:p>0,421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4" calcext:value-type="float">
            <text:p>0,364</text:p>
          </table:table-cell>
          <table:table-cell table:style-name="ce3" office:value-type="float" office:value="0.352" calcext:value-type="float">
            <text:p>0,352</text:p>
          </table:table-cell>
          <table:table-cell table:style-name="ce3" office:value-type="float" office:value="0.351" calcext:value-type="float">
            <text:p>0,351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8.654" calcext:value-type="float">
            <text:p>18,654</text:p>
          </table:table-cell>
          <table:table-cell table:style-name="ce3" office:value-type="float" office:value="8.672" calcext:value-type="float">
            <text:p>8,672</text:p>
          </table:table-cell>
          <table:table-cell table:style-name="ce3" office:value-type="float" office:value="8.613" calcext:value-type="float">
            <text:p>8,6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632" calcext:value-type="float">
            <text:p>0,632</text:p>
          </table:table-cell>
          <table:table-cell table:style-name="ce3" office:value-type="float" office:value="0.679" calcext:value-type="float">
            <text:p>0,679</text:p>
          </table:table-cell>
          <table:table-cell table:style-name="ce3" office:value-type="float" office:value="0.714" calcext:value-type="float">
            <text:p>0,71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7.515" calcext:value-type="float">
            <text:p>7,515</text:p>
          </table:table-cell>
          <table:table-cell table:style-name="ce3" office:value-type="float" office:value="7.318" calcext:value-type="float">
            <text:p>7,318</text:p>
          </table:table-cell>
          <table:table-cell table:style-name="ce3" office:value-type="float" office:value="7.256" calcext:value-type="float">
            <text:p>7,2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47" calcext:value-type="float">
            <text:p>0,247</text:p>
          </table:table-cell>
          <table:table-cell table:style-name="ce3" office:value-type="float" office:value="0.17" calcext:value-type="float">
            <text:p>0,17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9.074" calcext:value-type="float">
            <text:p>9,074</text:p>
          </table:table-cell>
          <table:table-cell table:style-name="ce3" office:value-type="float" office:value="8.954" calcext:value-type="float">
            <text:p>8,954</text:p>
          </table:table-cell>
          <table:table-cell table:style-name="ce3" office:value-type="float" office:value="9.17" calcext:value-type="float">
            <text:p>9,1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0.209" calcext:value-type="float">
            <text:p>0,209</text:p>
          </table:table-cell>
          <table:table-cell table:style-name="ce3" office:value-type="float" office:value="0.196" calcext:value-type="float">
            <text:p>0,196</text:p>
          </table:table-cell>
          <table:table-cell table:style-name="ce3" office:value-type="float" office:value="0.186" calcext:value-type="float">
            <text:p>0,186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7.743" calcext:value-type="float">
            <text:p>7,743</text:p>
          </table:table-cell>
          <table:table-cell table:style-name="ce3" office:value-type="float" office:value="7.618" calcext:value-type="float">
            <text:p>7,618</text:p>
          </table:table-cell>
          <table:table-cell table:style-name="ce3" office:value-type="float" office:value="7.767" calcext:value-type="float">
            <text:p>7,76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72" calcext:value-type="float">
            <text:p>0,472</text:p>
          </table:table-cell>
          <table:table-cell table:style-name="ce3" office:value-type="float" office:value="0.476" calcext:value-type="float">
            <text:p>0,476</text:p>
          </table:table-cell>
          <table:table-cell table:style-name="ce3" office:value-type="float" office:value="0.478" calcext:value-type="float">
            <text:p>0,478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7.815" calcext:value-type="float">
            <text:p>7,815</text:p>
          </table:table-cell>
          <table:table-cell table:style-name="ce3" office:value-type="float" office:value="7.955" calcext:value-type="float">
            <text:p>7,955</text:p>
          </table:table-cell>
          <table:table-cell table:style-name="ce3" office:value-type="float" office:value="7.193" calcext:value-type="float">
            <text:p>7,1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88" calcext:value-type="float">
            <text:p>0,088</text:p>
          </table:table-cell>
          <table:table-cell table:style-name="ce3" office:value-type="float" office:value="0.0798" calcext:value-type="float">
            <text:p>0,0798</text:p>
          </table:table-cell>
          <table:table-cell table:style-name="ce3" office:value-type="float" office:value="0.0787" calcext:value-type="float">
            <text:p>0,078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8.214" calcext:value-type="float">
            <text:p>8,214</text:p>
          </table:table-cell>
          <table:table-cell table:style-name="ce3" office:value-type="float" office:value="8.017" calcext:value-type="float">
            <text:p>8,017</text:p>
          </table:table-cell>
          <table:table-cell table:style-name="ce3" office:value-type="float" office:value="8.106" calcext:value-type="float">
            <text:p>8,10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365" calcext:value-type="float">
            <text:p>0,365</text:p>
          </table:table-cell>
          <table:table-cell table:style-name="ce3" office:value-type="float" office:value="0.288" calcext:value-type="float">
            <text:p>0,288</text:p>
          </table:table-cell>
          <table:table-cell table:style-name="ce3" office:value-type="float" office:value="0.316" calcext:value-type="float">
            <text:p>0,316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9.362" calcext:value-type="float">
            <text:p>9,362</text:p>
          </table:table-cell>
          <table:table-cell table:style-name="ce3" office:value-type="float" office:value="9.517" calcext:value-type="float">
            <text:p>9,517</text:p>
          </table:table-cell>
          <table:table-cell table:style-name="ce3" office:value-type="float" office:value="10.191" calcext:value-type="float">
            <text:p>10,19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0.2" calcext:value-type="float">
            <text:p>0,2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47" calcext:value-type="float">
            <text:p>0,14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7.79" calcext:value-type="float">
            <text:p>7,79</text:p>
          </table:table-cell>
          <table:table-cell table:style-name="ce3" office:value-type="float" office:value="7.673" calcext:value-type="float">
            <text:p>7,673</text:p>
          </table:table-cell>
          <table:table-cell table:style-name="ce3" office:value-type="float" office:value="7.59" calcext:value-type="float">
            <text:p>7,5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191" calcext:value-type="float">
            <text:p>0,191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216" calcext:value-type="float">
            <text:p>0,216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6.758" calcext:value-type="float">
            <text:p>6,758</text:p>
          </table:table-cell>
          <table:table-cell table:style-name="ce3" office:value-type="float" office:value="6.845" calcext:value-type="float">
            <text:p>6,845</text:p>
          </table:table-cell>
          <table:table-cell table:style-name="ce3" office:value-type="float" office:value="6.484" calcext:value-type="float">
            <text:p>6,4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number-columns-repeated="2" table:style-name="ce3" office:value-type="float" office:value="0.173" calcext:value-type="float">
            <text:p>0,173</text:p>
          </table:table-cell>
          <table:table-cell table:style-name="ce3" office:value-type="float" office:value="0.176" calcext:value-type="float">
            <text:p>0,176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10.17" calcext:value-type="float">
            <text:p>10,17</text:p>
          </table:table-cell>
          <table:table-cell table:style-name="ce3" office:value-type="float" office:value="7.211" calcext:value-type="float">
            <text:p>7,211</text:p>
          </table:table-cell>
          <table:table-cell table:style-name="ce3" office:value-type="float" office:value="7.203" calcext:value-type="float">
            <text:p>7,2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3:.B282])" office:value-type="float" office:value="0.2941" calcext:value-type="float">
            <text:p>0,2941</text:p>
          </table:table-cell>
          <table:table-cell table:style-name="ce4" table:formula="of:=AVERAGE([.C273:.C282])" office:value-type="float" office:value="0.28088" calcext:value-type="float">
            <text:p>0,28088</text:p>
          </table:table-cell>
          <table:table-cell table:style-name="ce4" table:formula="of:=AVERAGE([.D273:.D282])" office:value-type="float" office:value="0.28317" calcext:value-type="float">
            <text:p>0,28317</text:p>
          </table:table-cell>
          <table:table-cell table:style-name="Default"/>
          <table:table-cell table:style-name="ce1"/>
          <table:table-cell table:style-name="ce4" table:formula="of:=AVERAGE([.G273:.G282])" office:value-type="float" office:value="9.3095" calcext:value-type="float">
            <text:p>9,3095</text:p>
          </table:table-cell>
          <table:table-cell table:style-name="ce4" table:formula="of:=AVERAGE([.H273:.H282])" office:value-type="float" office:value="7.978" calcext:value-type="float">
            <text:p>7,978</text:p>
          </table:table-cell>
          <table:table-cell table:style-name="ce4" table:formula="of:=AVERAGE([.I273:.I282])" office:value-type="float" office:value="7.9573" calcext:value-type="float">
            <text:p>7,95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0.844" calcext:value-type="float">
            <text:p>0,844</text:p>
          </table:table-cell>
          <table:table-cell table:style-name="ce3" office:value-type="float" office:value="0.67" calcext:value-type="float">
            <text:p>0,67</text:p>
          </table:table-cell>
          <table:table-cell table:style-name="ce3" office:value-type="float" office:value="0.96" calcext:value-type="float">
            <text:p>0,96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801" calcext:value-type="float">
            <text:p>0,0801</text:p>
          </table:table-cell>
          <table:table-cell table:style-name="ce3" office:value-type="float" office:value="0.0443" calcext:value-type="float">
            <text:p>0,04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0.1" calcext:value-type="float">
            <text:p>0,1</text:p>
          </table:table-cell>
          <table:table-cell table:style-name="ce3" office:value-type="float" office:value="0.0494" calcext:value-type="float">
            <text:p>0,0494</text:p>
          </table:table-cell>
          <table:table-cell table:style-name="ce3" office:value-type="float" office:value="0.091" calcext:value-type="float">
            <text:p>0,091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046" calcext:value-type="float">
            <text:p>0,046</text:p>
          </table:table-cell>
          <table:table-cell table:style-name="ce3" office:value-type="float" office:value="0.0393" calcext:value-type="float">
            <text:p>0,0393</text:p>
          </table:table-cell>
          <table:table-cell table:style-name="ce3" office:value-type="float" office:value="0.0318" calcext:value-type="float">
            <text:p>0,03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0.057" calcext:value-type="float">
            <text:p>0,057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0.0276" calcext:value-type="float">
            <text:p>0,0276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473" calcext:value-type="float">
            <text:p>0,0473</text:p>
          </table:table-cell>
          <table:table-cell table:style-name="ce3" office:value-type="float" office:value="0.0516" calcext:value-type="float">
            <text:p>0,051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0.0373" calcext:value-type="float">
            <text:p>0,0373</text:p>
          </table:table-cell>
          <table:table-cell table:style-name="ce3" office:value-type="float" office:value="0.0289" calcext:value-type="float">
            <text:p>0,0289</text:p>
          </table:table-cell>
          <table:table-cell table:style-name="ce3" office:value-type="float" office:value="0.0189" calcext:value-type="float">
            <text:p>0,0189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0.0578" calcext:value-type="float">
            <text:p>0,0578</text:p>
          </table:table-cell>
          <table:table-cell table:style-name="ce3" office:value-type="float" office:value="0.0584" calcext:value-type="float">
            <text:p>0,058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0.0653" calcext:value-type="float">
            <text:p>0,0653</text:p>
          </table:table-cell>
          <table:table-cell table:style-name="ce3" office:value-type="float" office:value="0.039" calcext:value-type="float">
            <text:p>0,039</text:p>
          </table:table-cell>
          <table:table-cell table:style-name="ce3" office:value-type="float" office:value="0.0322" calcext:value-type="float">
            <text:p>0,0322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style-name="ce3" office:value-type="float" office:value="0.0715" calcext:value-type="float">
            <text:p>0,0715</text:p>
          </table:table-cell>
          <table:table-cell table:style-name="ce3" office:value-type="float" office:value="0.0574" calcext:value-type="float">
            <text:p>0,0574</text:p>
          </table:table-cell>
          <table:table-cell table:style-name="ce3" office:value-type="float" office:value="0.0418" calcext:value-type="float">
            <text:p>0,04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0.129" calcext:value-type="float">
            <text:p>0,129</text:p>
          </table:table-cell>
          <table:table-cell table:style-name="ce3" office:value-type="float" office:value="0.141" calcext:value-type="float">
            <text:p>0,141</text:p>
          </table:table-cell>
          <table:table-cell table:style-name="ce3" office:value-type="float" office:value="0.0938" calcext:value-type="float">
            <text:p>0,0938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509" calcext:value-type="float">
            <text:p>0,0509</text:p>
          </table:table-cell>
          <table:table-cell table:style-name="ce3" office:value-type="float" office:value="0.0434" calcext:value-type="float">
            <text:p>0,0434</text:p>
          </table:table-cell>
          <table:table-cell table:style-name="ce3" office:value-type="float" office:value="0.044" calcext:value-type="float">
            <text:p>0,04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0.0546" calcext:value-type="float">
            <text:p>0,0546</text:p>
          </table:table-cell>
          <table:table-cell table:style-name="ce3" office:value-type="float" office:value="0.0575" calcext:value-type="float">
            <text:p>0,0575</text:p>
          </table:table-cell>
          <table:table-cell table:style-name="ce3" office:value-type="float" office:value="0.13" calcext:value-type="float">
            <text:p>0,13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565" calcext:value-type="float">
            <text:p>0,0565</text:p>
          </table:table-cell>
          <table:table-cell table:style-name="ce3" office:value-type="float" office:value="0.0554" calcext:value-type="float">
            <text:p>0,0554</text:p>
          </table:table-cell>
          <table:table-cell table:style-name="ce3" office:value-type="float" office:value="0.0561" calcext:value-type="float">
            <text:p>0,05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0.0307" calcext:value-type="float">
            <text:p>0,0307</text:p>
          </table:table-cell>
          <table:table-cell table:style-name="ce3" office:value-type="float" office:value="0.0237" calcext:value-type="float">
            <text:p>0,0237</text:p>
          </table:table-cell>
          <table:table-cell table:style-name="ce3" office:value-type="float" office:value="0.0453" calcext:value-type="float">
            <text:p>0,0453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662" calcext:value-type="float">
            <text:p>0,0662</text:p>
          </table:table-cell>
          <table:table-cell table:style-name="ce3" office:value-type="float" office:value="0.0595" calcext:value-type="float">
            <text:p>0,0595</text:p>
          </table:table-cell>
          <table:table-cell table:style-name="ce3" office:value-type="float" office:value="0.0732" calcext:value-type="float">
            <text:p>0,07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0.0492" calcext:value-type="float">
            <text:p>0,0492</text:p>
          </table:table-cell>
          <table:table-cell table:style-name="ce3" office:value-type="float" office:value="0.0733" calcext:value-type="float">
            <text:p>0,0733</text:p>
          </table:table-cell>
          <table:table-cell table:style-name="ce3" office:value-type="float" office:value="0.0424" calcext:value-type="float">
            <text:p>0,042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0.0661" calcext:value-type="float">
            <text:p>0,0661</text:p>
          </table:table-cell>
          <table:table-cell table:style-name="ce3" office:value-type="float" office:value="0.065" calcext:value-type="float">
            <text:p>0,065</text:p>
          </table:table-cell>
          <table:table-cell table:style-name="ce3" office:value-type="float" office:value="0.0645" calcext:value-type="float">
            <text:p>0,06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0.113" calcext:value-type="float">
            <text:p>0,113</text:p>
          </table:table-cell>
          <table:table-cell table:style-name="ce3" office:value-type="float" office:value="0.126" calcext:value-type="float">
            <text:p>0,126</text:p>
          </table:table-cell>
          <table:table-cell table:style-name="ce3" office:value-type="float" office:value="0.0921" calcext:value-type="float">
            <text:p>0,0921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674" calcext:value-type="float">
            <text:p>0,0674</text:p>
          </table:table-cell>
          <table:table-cell table:style-name="ce3" office:value-type="float" office:value="0.0385" calcext:value-type="float">
            <text:p>0,0385</text:p>
          </table:table-cell>
          <table:table-cell table:style-name="ce3" office:value-type="float" office:value="0.0458" calcext:value-type="float">
            <text:p>0,04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6:.B295])" office:value-type="float" office:value="0.14801" calcext:value-type="float">
            <text:p>0,14801</text:p>
          </table:table-cell>
          <table:table-cell table:style-name="ce4" table:formula="of:=AVERAGE([.C286:.C295])" office:value-type="float" office:value="0.12598" calcext:value-type="float">
            <text:p>0,12598</text:p>
          </table:table-cell>
          <table:table-cell table:style-name="ce4" table:formula="of:=AVERAGE([.D286:.D295])" office:value-type="float" office:value="0.15333" calcext:value-type="float">
            <text:p>0,15333</text:p>
          </table:table-cell>
          <table:table-cell table:style-name="Default"/>
          <table:table-cell table:style-name="ce1"/>
          <table:table-cell table:style-name="ce4" table:formula="of:=AVERAGE([.G286:.G295])" office:value-type="float" office:value="0.0632" calcext:value-type="float">
            <text:p>0,0632</text:p>
          </table:table-cell>
          <table:table-cell table:style-name="ce4" table:formula="of:=AVERAGE([.H286:.H295])" office:value-type="float" office:value="0.05437" calcext:value-type="float">
            <text:p>0,05437</text:p>
          </table:table-cell>
          <table:table-cell table:style-name="ce4" table:formula="of:=AVERAGE([.I286:.I295])" office:value-type="float" office:value="0.05115" calcext:value-type="float">
            <text:p>0,051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6.989" calcext:value-type="float">
            <text:p>6,989</text:p>
          </table:table-cell>
          <table:table-cell table:style-name="ce3" office:value-type="float" office:value="6.557" calcext:value-type="float">
            <text:p>6,557</text:p>
          </table:table-cell>
          <table:table-cell table:style-name="ce3" office:value-type="float" office:value="6.291" calcext:value-type="float">
            <text:p>6,29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53.048" calcext:value-type="float">
            <text:p>253,048</text:p>
          </table:table-cell>
          <table:table-cell table:style-name="ce3" office:value-type="float" office:value="124.497" calcext:value-type="float">
            <text:p>124,497</text:p>
          </table:table-cell>
          <table:table-cell table:style-name="ce3" office:value-type="float" office:value="134.03" calcext:value-type="float">
            <text:p>134,0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6.774" calcext:value-type="float">
            <text:p>6,774</text:p>
          </table:table-cell>
          <table:table-cell table:style-name="ce3" office:value-type="float" office:value="8.5" calcext:value-type="float">
            <text:p>8,5</text:p>
          </table:table-cell>
          <table:table-cell table:style-name="ce3" office:value-type="float" office:value="6.072" calcext:value-type="float">
            <text:p>6,072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0.324" calcext:value-type="float">
            <text:p>210,324</text:p>
          </table:table-cell>
          <table:table-cell table:style-name="ce3" office:value-type="float" office:value="191.206" calcext:value-type="float">
            <text:p>191,206</text:p>
          </table:table-cell>
          <table:table-cell table:style-name="ce3" office:value-type="float" office:value="195.911" calcext:value-type="float">
            <text:p>195,91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764" calcext:value-type="float">
            <text:p>11,764</text:p>
          </table:table-cell>
          <table:table-cell table:style-name="ce3" office:value-type="float" office:value="11.409" calcext:value-type="float">
            <text:p>11,409</text:p>
          </table:table-cell>
          <table:table-cell table:style-name="ce3" office:value-type="float" office:value="8.597" calcext:value-type="float">
            <text:p>8,597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80.349" calcext:value-type="float">
            <text:p>180,349</text:p>
          </table:table-cell>
          <table:table-cell table:style-name="ce3" office:value-type="float" office:value="118.423" calcext:value-type="float">
            <text:p>118,423</text:p>
          </table:table-cell>
          <table:table-cell table:style-name="ce3" office:value-type="float" office:value="134.349" calcext:value-type="float">
            <text:p>134,3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8.728" calcext:value-type="float">
            <text:p>8,728</text:p>
          </table:table-cell>
          <table:table-cell table:style-name="ce3" office:value-type="float" office:value="8.384" calcext:value-type="float">
            <text:p>8,384</text:p>
          </table:table-cell>
          <table:table-cell table:style-name="ce3" office:value-type="float" office:value="7.305" calcext:value-type="float">
            <text:p>7,305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16.179" calcext:value-type="float">
            <text:p>216,179</text:p>
          </table:table-cell>
          <table:table-cell table:style-name="ce3" office:value-type="float" office:value="185.453" calcext:value-type="float">
            <text:p>185,453</text:p>
          </table:table-cell>
          <table:table-cell table:style-name="ce3" office:value-type="float" office:value="141.007" calcext:value-type="float">
            <text:p>141,0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14" calcext:value-type="float">
            <text:p>10,914</text:p>
          </table:table-cell>
          <table:table-cell table:style-name="ce3" office:value-type="float" office:value="10.662" calcext:value-type="float">
            <text:p>10,662</text:p>
          </table:table-cell>
          <table:table-cell table:style-name="ce3" office:value-type="float" office:value="9.535" calcext:value-type="float">
            <text:p>9,535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12.862" calcext:value-type="float">
            <text:p>212,862</text:p>
          </table:table-cell>
          <table:table-cell table:style-name="ce3" office:value-type="float" office:value="181.508" calcext:value-type="float">
            <text:p>181,508</text:p>
          </table:table-cell>
          <table:table-cell table:style-name="ce3" office:value-type="float" office:value="145.094" calcext:value-type="float">
            <text:p>145,09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0.516" calcext:value-type="float">
            <text:p>10,516</text:p>
          </table:table-cell>
          <table:table-cell table:style-name="ce3" office:value-type="float" office:value="10.959" calcext:value-type="float">
            <text:p>10,959</text:p>
          </table:table-cell>
          <table:table-cell table:style-name="ce3" office:value-type="float" office:value="8.769" calcext:value-type="float">
            <text:p>8,769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70.823" calcext:value-type="float">
            <text:p>270,823</text:p>
          </table:table-cell>
          <table:table-cell table:style-name="ce3" office:value-type="float" office:value="191.564" calcext:value-type="float">
            <text:p>191,564</text:p>
          </table:table-cell>
          <table:table-cell table:style-name="ce3" office:value-type="float" office:value="132.169" calcext:value-type="float">
            <text:p>132,1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5.926" calcext:value-type="float">
            <text:p>5,926</text:p>
          </table:table-cell>
          <table:table-cell table:style-name="ce3" office:value-type="float" office:value="6.432" calcext:value-type="float">
            <text:p>6,432</text:p>
          </table:table-cell>
          <table:table-cell table:style-name="ce3" office:value-type="float" office:value="5.321" calcext:value-type="float">
            <text:p>5,321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0.823" calcext:value-type="float">
            <text:p>180,823</text:p>
          </table:table-cell>
          <table:table-cell table:style-name="ce3" office:value-type="float" office:value="143.883" calcext:value-type="float">
            <text:p>143,883</text:p>
          </table:table-cell>
          <table:table-cell table:style-name="ce3" office:value-type="float" office:value="107.523" calcext:value-type="float">
            <text:p>107,5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7.718" calcext:value-type="float">
            <text:p>7,718</text:p>
          </table:table-cell>
          <table:table-cell table:style-name="ce3" office:value-type="float" office:value="6.873" calcext:value-type="float">
            <text:p>6,873</text:p>
          </table:table-cell>
          <table:table-cell table:style-name="ce3" office:value-type="float" office:value="7.935" calcext:value-type="float">
            <text:p>7,935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171.434" calcext:value-type="float">
            <text:p>171,434</text:p>
          </table:table-cell>
          <table:table-cell table:style-name="ce3" office:value-type="float" office:value="208.395" calcext:value-type="float">
            <text:p>208,395</text:p>
          </table:table-cell>
          <table:table-cell table:style-name="ce3" office:value-type="float" office:value="128.498" calcext:value-type="float">
            <text:p>128,4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5.088" calcext:value-type="float">
            <text:p>5,088</text:p>
          </table:table-cell>
          <table:table-cell table:style-name="ce3" office:value-type="float" office:value="5.692" calcext:value-type="float">
            <text:p>5,692</text:p>
          </table:table-cell>
          <table:table-cell table:style-name="ce3" office:value-type="float" office:value="5.667" calcext:value-type="float">
            <text:p>5,667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18.502" calcext:value-type="float">
            <text:p>218,502</text:p>
          </table:table-cell>
          <table:table-cell table:style-name="ce3" office:value-type="float" office:value="195.012" calcext:value-type="float">
            <text:p>195,012</text:p>
          </table:table-cell>
          <table:table-cell table:style-name="ce3" office:value-type="float" office:value="169.069" calcext:value-type="float">
            <text:p>169,0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6.123" calcext:value-type="float">
            <text:p>6,123</text:p>
          </table:table-cell>
          <table:table-cell table:style-name="ce3" office:value-type="float" office:value="5.518" calcext:value-type="float">
            <text:p>5,518</text:p>
          </table:table-cell>
          <table:table-cell table:style-name="ce3" office:value-type="float" office:value="6.156" calcext:value-type="float">
            <text:p>6,156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81.133" calcext:value-type="float">
            <text:p>281,133</text:p>
          </table:table-cell>
          <table:table-cell table:style-name="ce3" office:value-type="float" office:value="292.843" calcext:value-type="float">
            <text:p>292,843</text:p>
          </table:table-cell>
          <table:table-cell table:style-name="ce3" office:value-type="float" office:value="204.247" calcext:value-type="float">
            <text:p>204,2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99:.B308])" office:value-type="float" office:value="8.054" calcext:value-type="float">
            <text:p>8,054</text:p>
          </table:table-cell>
          <table:table-cell table:style-name="ce4" table:formula="of:=AVERAGE([.C299:.C308])" office:value-type="float" office:value="8.0986" calcext:value-type="float">
            <text:p>8,0986</text:p>
          </table:table-cell>
          <table:table-cell table:style-name="ce4" table:formula="of:=AVERAGE([.D299:.D308])" office:value-type="float" office:value="7.1648" calcext:value-type="float">
            <text:p>7,1648</text:p>
          </table:table-cell>
          <table:table-cell table:style-name="Default"/>
          <table:table-cell table:style-name="ce1"/>
          <table:table-cell table:style-name="ce4" table:formula="of:=AVERAGE([.G299:.G308])" office:value-type="float" office:value="219.5477" calcext:value-type="float">
            <text:p>219,5477</text:p>
          </table:table-cell>
          <table:table-cell table:style-name="ce4" table:formula="of:=AVERAGE([.H299:.H308])" office:value-type="float" office:value="183.2784" calcext:value-type="float">
            <text:p>183,2784</text:p>
          </table:table-cell>
          <table:table-cell table:style-name="ce4" table:formula="of:=AVERAGE([.I299:.I308])" office:value-type="float" office:value="149.1897" calcext:value-type="float">
            <text:p>149,18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186.532" calcext:value-type="float">
            <text:p>186,532</text:p>
          </table:table-cell>
          <table:table-cell table:style-name="ce3" office:value-type="float" office:value="161.295" calcext:value-type="float">
            <text:p>161,295</text:p>
          </table:table-cell>
          <table:table-cell table:style-name="ce3" office:value-type="float" office:value="132.75" calcext:value-type="float">
            <text:p>132,75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1595" calcext:value-type="percentage">
            <text:p>15,95%</text:p>
          </table:table-cell>
          <table:table-cell office:value-type="percentage" office:value="0.1976" calcext:value-type="percentage">
            <text:p>19,76%</text:p>
          </table:table-cell>
          <table:table-cell office:value-type="percentage" office:value="0.1857" calcext:value-type="percentage">
            <text:p>18,57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325.983" calcext:value-type="float">
            <text:p>325,983</text:p>
          </table:table-cell>
          <table:table-cell table:style-name="ce3" office:value-type="float" office:value="325.108" calcext:value-type="float">
            <text:p>325,108</text:p>
          </table:table-cell>
          <table:table-cell table:style-name="ce3" office:value-type="float" office:value="218.238" calcext:value-type="float">
            <text:p>218,238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452" calcext:value-type="percentage">
            <text:p>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22.55" calcext:value-type="float">
            <text:p>222,55</text:p>
          </table:table-cell>
          <table:table-cell table:style-name="ce3" office:value-type="float" office:value="131.996" calcext:value-type="float">
            <text:p>131,996</text:p>
          </table:table-cell>
          <table:table-cell table:style-name="ce3" office:value-type="float" office:value="114.315" calcext:value-type="float">
            <text:p>114,315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2595" calcext:value-type="percentage">
            <text:p>25,95%</text:p>
          </table:table-cell>
          <table:table-cell table:number-columns-repeated="2" office:value-type="percentage" office:value="0.2429" calcext:value-type="percentage">
            <text:p>2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24.655" calcext:value-type="float">
            <text:p>224,655</text:p>
          </table:table-cell>
          <table:table-cell table:style-name="ce3" office:value-type="float" office:value="175.539" calcext:value-type="float">
            <text:p>175,539</text:p>
          </table:table-cell>
          <table:table-cell table:style-name="ce3" office:value-type="float" office:value="153.622" calcext:value-type="float">
            <text:p>153,622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3024" calcext:value-type="percentage">
            <text:p>30,24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571" calcext:value-type="percentage">
            <text:p>25,7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49.017" calcext:value-type="float">
            <text:p>249,017</text:p>
          </table:table-cell>
          <table:table-cell table:style-name="ce3" office:value-type="float" office:value="312.772" calcext:value-type="float">
            <text:p>312,772</text:p>
          </table:table-cell>
          <table:table-cell table:style-name="ce3" office:value-type="float" office:value="147.204" calcext:value-type="float">
            <text:p>147,204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4619" calcext:value-type="percentage">
            <text:p>46,19%</text:p>
          </table:table-cell>
          <table:table-cell office:value-type="percentage" office:value="0.4262" calcext:value-type="percentage">
            <text:p>42,62%</text:p>
          </table:table-cell>
          <table:table-cell office:value-type="percentage" office:value="0.3786" calcext:value-type="percentage">
            <text:p>37,86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296.812" calcext:value-type="float">
            <text:p>296,812</text:p>
          </table:table-cell>
          <table:table-cell table:style-name="ce3" office:value-type="float" office:value="281.456" calcext:value-type="float">
            <text:p>281,456</text:p>
          </table:table-cell>
          <table:table-cell table:style-name="ce3" office:value-type="float" office:value="163.01" calcext:value-type="float">
            <text:p>163,01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31" calcext:value-type="percentage">
            <text:p>13,10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429" calcext:value-type="percentage">
            <text:p>14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57.793" calcext:value-type="float">
            <text:p>257,793</text:p>
          </table:table-cell>
          <table:table-cell table:style-name="ce3" office:value-type="float" office:value="152.144" calcext:value-type="float">
            <text:p>152,144</text:p>
          </table:table-cell>
          <table:table-cell table:style-name="ce3" office:value-type="float" office:value="196.602" calcext:value-type="float">
            <text:p>196,602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024" calcext:value-type="percentage">
            <text:p>20,24%</text:p>
          </table:table-cell>
          <table:table-cell office:value-type="percentage" office:value="0.2357" calcext:value-type="percentage">
            <text:p>23,57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01.286" calcext:value-type="float">
            <text:p>201,286</text:p>
          </table:table-cell>
          <table:table-cell table:style-name="ce3" office:value-type="float" office:value="182.584" calcext:value-type="float">
            <text:p>182,584</text:p>
          </table:table-cell>
          <table:table-cell table:style-name="ce3" office:value-type="float" office:value="137.918" calcext:value-type="float">
            <text:p>137,918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643" calcext:value-type="percentage">
            <text:p>16,43%</text:p>
          </table:table-cell>
          <table:table-cell office:value-type="percentage" office:value="0.2143" calcext:value-type="percentage">
            <text:p>21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162.094" calcext:value-type="float">
            <text:p>162,094</text:p>
          </table:table-cell>
          <table:table-cell table:style-name="ce3" office:value-type="float" office:value="195.562" calcext:value-type="float">
            <text:p>195,562</text:p>
          </table:table-cell>
          <table:table-cell table:style-name="ce3" office:value-type="float" office:value="136.416" calcext:value-type="float">
            <text:p>136,416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2548" calcext:value-type="percentage">
            <text:p>25,48%</text:p>
          </table:table-cell>
          <table:table-cell office:value-type="percentage" office:value="0.331" calcext:value-type="percentage">
            <text:p>33,10%</text:p>
          </table:table-cell>
          <table:table-cell office:value-type="percentage" office:value="0.3095" calcext:value-type="percentage">
            <text:p>3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35.097" calcext:value-type="float">
            <text:p>335,097</text:p>
          </table:table-cell>
          <table:table-cell table:style-name="ce3" office:value-type="float" office:value="288" calcext:value-type="float">
            <text:p>288</text:p>
          </table:table-cell>
          <table:table-cell table:style-name="ce3" office:value-type="float" office:value="135.933" calcext:value-type="float">
            <text:p>135,933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238" calcext:value-type="percentage">
            <text:p>12,38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095" calcext:value-type="percentage">
            <text:p>10,9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312:.B321])" office:value-type="float" office:value="246.1819" calcext:value-type="float">
            <text:p>246,1819</text:p>
          </table:table-cell>
          <table:table-cell table:style-name="ce4" table:formula="of:=AVERAGE([.C312:.C321])" office:value-type="float" office:value="220.6456" calcext:value-type="float">
            <text:p>220,6456</text:p>
          </table:table-cell>
          <table:table-cell table:style-name="ce4" table:formula="of:=AVERAGE([.D312:.D321])" office:value-type="float" office:value="153.6008" calcext:value-type="float">
            <text:p>153,6008</text:p>
          </table:table-cell>
          <table:table-cell table:style-name="Default"/>
          <table:table-cell table:style-name="ce1"/>
          <table:table-cell table:style-name="ce1" table:formula="of:=AVERAGE([.G312:.G321])" office:value-type="percentage" office:value="0.22239" calcext:value-type="percentage">
            <text:p>22,24%</text:p>
          </table:table-cell>
          <table:table-cell table:style-name="ce1" table:formula="of:=AVERAGE([.H312:.H321])" office:value-type="percentage" office:value="0.22572" calcext:value-type="percentage">
            <text:p>22,57%</text:p>
          </table:table-cell>
          <table:table-cell table:style-name="ce1" table:formula="of:=AVERAGE([.I312:.I321])" office:value-type="percentage" office:value="0.20738" calcext:value-type="percentage">
            <text:p>20,74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20</text:p>
          </table:table-cell>
          <table:table-cell table:style-name="ce1" office:value-type="string" calcext:value-type="string">
            <text:p>NT=40</text:p>
          </table:table-cell>
          <table:table-cell table:style-name="ce1" office:value-type="string" calcext:value-type="string">
            <text:p>NT=1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27" calcext:value-type="percentage">
            <text:p>8,27%</text:p>
          </table:table-cell>
          <table:table-cell office:value-type="percentage" office:value="0.0652" calcext:value-type="percentage">
            <text:p>6,52%</text:p>
          </table:table-cell>
          <table:table-cell office:value-type="percentage" office:value="0.0709" calcext:value-type="percentage">
            <text:p>7,0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605" calcext:value-type="percentage">
            <text:p>6,05%</text:p>
          </table:table-cell>
          <table:table-cell office:value-type="percentage" office:value="0.072" calcext:value-type="percentage">
            <text:p>7,20%</text:p>
          </table:table-cell>
          <table:table-cell office:value-type="percentage" office:value="0.0555" calcext:value-type="percentage">
            <text:p>5,55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6" calcext:value-type="percentage">
            <text:p>8,60%</text:p>
          </table:table-cell>
          <table:table-cell office:value-type="percentage" office:value="0.0668" calcext:value-type="percentage">
            <text:p>6,68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84" calcext:value-type="percentage">
            <text:p>8,40%</text:p>
          </table:table-cell>
          <table:table-cell office:value-type="percentage" office:value="0.0762" calcext:value-type="percentage">
            <text:p>7,62%</text:p>
          </table:table-cell>
          <table:table-cell office:value-type="percentage" office:value="0.0667" calcext:value-type="percentage">
            <text:p>6,6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05" calcext:value-type="percentage">
            <text:p>7,05%</text:p>
          </table:table-cell>
          <table:table-cell office:value-type="percentage" office:value="0.0732" calcext:value-type="percentage">
            <text:p>7,32%</text:p>
          </table:table-cell>
          <table:table-cell office:value-type="percentage" office:value="0.0637" calcext:value-type="percentage">
            <text:p>6,3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79" calcext:value-type="percentage">
            <text:p>7,79%</text:p>
          </table:table-cell>
          <table:table-cell office:value-type="percentage" office:value="0.0723" calcext:value-type="percentage">
            <text:p>7,23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624" calcext:value-type="percentage">
            <text:p>6,24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65" calcext:value-type="percentage">
            <text:p>6,50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539" calcext:value-type="percentage">
            <text:p>5,39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739" calcext:value-type="percentage">
            <text:p>7,3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1253" calcext:value-type="percentage">
            <text:p>12,53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617" calcext:value-type="percentage">
            <text:p>6,17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35" calcext:value-type="percentage">
            <text:p>8,35%</text:p>
          </table:table-cell>
          <table:table-cell office:value-type="percentage" office:value="0.0846" calcext:value-type="percentage">
            <text:p>8,4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25:.B334])" office:value-type="percentage" office:value="0.07951" calcext:value-type="percentage">
            <text:p>7,95%</text:p>
          </table:table-cell>
          <table:table-cell table:style-name="ce1" table:formula="of:=AVERAGE([.C325:.C334])" office:value-type="percentage" office:value="0.07679" calcext:value-type="percentage">
            <text:p>7,68%</text:p>
          </table:table-cell>
          <table:table-cell table:style-name="ce1" table:formula="of:=AVERAGE([.D325:.D334])" office:value-type="percentage" office:value="0.06811" calcext:value-type="percentage">
            <text:p>6,81%</text:p>
          </table:table-cell>
          <table:table-cell table:style-name="Default" table:number-columns-repeated="8"/>
          <table:table-cell table:number-columns-repeated="1012"/>
        </table:table-row>
      </table:table>
      <table:table table:name="NT 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5" table:default-cell-style-name="ce2"/>
        <table:table-row table:style-name="ro1">
          <table:table-cell/>
          <table:table-cell table:style-name="Default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523" calcext:value-type="percentage">
            <text:p>15,23%</text:p>
          </table:table-cell>
          <table:table-cell office:value-type="percentage" office:value="0.1537" calcext:value-type="percentage">
            <text:p>15,37%</text:p>
          </table:table-cell>
          <table:table-cell office:value-type="percentage" office:value="0.1577" calcext:value-type="percentage">
            <text:p>15,7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285" calcext:value-type="percentage">
            <text:p>32,85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018" calcext:value-type="percentage">
            <text:p>30,1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1192" calcext:value-type="percentage">
            <text:p>11,92%</text:p>
          </table:table-cell>
          <table:table-cell office:value-type="percentage" office:value="0.0761" calcext:value-type="percentage">
            <text:p>7,61%</text:p>
          </table:table-cell>
          <table:table-cell office:value-type="percentage" office:value="0.0871" calcext:value-type="percentage">
            <text:p>8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561" calcext:value-type="percentage">
            <text:p>35,61%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4391" calcext:value-type="percentage">
            <text:p>43,91%</text:p>
          </table:table-cell>
          <table:table-cell office:value-type="percentage" office:value="0.4335" calcext:value-type="percentage">
            <text:p>43,35%</text:p>
          </table:table-cell>
          <table:table-cell office:value-type="percentage" office:value="0.4129" calcext:value-type="percentage">
            <text:p>41,2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2841" calcext:value-type="percentage">
            <text:p>28,41%</text:p>
          </table:table-cell>
          <table:table-cell office:value-type="percentage" office:value="0.2128" calcext:value-type="percentage">
            <text:p>21,28%</text:p>
          </table:table-cell>
          <table:table-cell office:value-type="percentage" office:value="0.1433" calcext:value-type="percentage">
            <text:p>14,3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033" calcext:value-type="percentage">
            <text:p>50,33%</text:p>
          </table:table-cell>
          <table:table-cell office:value-type="percentage" office:value="0.3856" calcext:value-type="percentage">
            <text:p>38,56%</text:p>
          </table:table-cell>
          <table:table-cell office:value-type="percentage" office:value="0.368" calcext:value-type="percentage">
            <text:p>36,8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2061" calcext:value-type="percentage">
            <text:p>20,61%</text:p>
          </table:table-cell>
          <table:table-cell office:value-type="percentage" office:value="0.2116" calcext:value-type="percentage">
            <text:p>21,16%</text:p>
          </table:table-cell>
          <table:table-cell office:value-type="percentage" office:value="0.1999" calcext:value-type="percentage">
            <text:p>19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431" calcext:value-type="percentage">
            <text:p>4,31%</text:p>
          </table:table-cell>
          <table:table-cell office:value-type="percentage" office:value="0.0358" calcext:value-type="percentage">
            <text:p>3,5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214" calcext:value-type="percentage">
            <text:p>12,14%</text:p>
          </table:table-cell>
          <table:table-cell office:value-type="percentage" office:value="0.1119" calcext:value-type="percentage">
            <text:p>11,19%</text:p>
          </table:table-cell>
          <table:table-cell office:value-type="percentage" office:value="0.0923" calcext:value-type="percentage">
            <text:p>9,2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147" calcext:value-type="percentage">
            <text:p>31,47%</text:p>
          </table:table-cell>
          <table:table-cell office:value-type="percentage" office:value="0.3301" calcext:value-type="percentage">
            <text:p>33,01%</text:p>
          </table:table-cell>
          <table:table-cell office:value-type="percentage" office:value="0.3124" calcext:value-type="percentage">
            <text:p>31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224" calcext:value-type="percentage">
            <text:p>22,24%</text:p>
          </table:table-cell>
          <table:table-cell office:value-type="percentage" office:value="0.2257" calcext:value-type="percentage">
            <text:p>22,57%</text:p>
          </table:table-cell>
          <table:table-cell office:value-type="percentage" office:value="0.2074" calcext:value-type="percentage">
            <text:p>20,7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1866" calcext:value-type="percentage">
            <text:p>18,66%</text:p>
          </table:table-cell>
          <table:table-cell office:value-type="percentage" office:value="0.1737" calcext:value-type="percentage">
            <text:p>17,37%</text:p>
          </table:table-cell>
          <table:table-cell office:value-type="percentage" office:value="0.1571" calcext:value-type="percentage">
            <text:p>15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795" calcext:value-type="percentage">
            <text:p>7,95%</text:p>
          </table:table-cell>
          <table:table-cell office:value-type="percentage" office:value="0.0768" calcext:value-type="percentage">
            <text:p>7,68%</text:p>
          </table:table-cell>
          <table:table-cell office:value-type="percentage" office:value="0.0681" calcext:value-type="percentage">
            <text:p>6,8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728" calcext:value-type="percentage">
            <text:p>17,28%</text:p>
          </table:table-cell>
          <table:table-cell office:value-type="percentage" office:value="0.1744" calcext:value-type="percentage">
            <text:p>17,44%</text:p>
          </table:table-cell>
          <table:table-cell office:value-type="percentage" office:value="0.1386" calcext:value-type="percentage">
            <text:p>13,8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319" calcext:value-type="percentage">
            <text:p>33,19%</text:p>
          </table:table-cell>
          <table:table-cell office:value-type="percentage" office:value="0.3194" calcext:value-type="percentage">
            <text:p>31,94%</text:p>
          </table:table-cell>
          <table:table-cell office:value-type="percentage" office:value="0.3071" calcext:value-type="percentage">
            <text:p>30,7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665" calcext:value-type="percentage">
            <text:p>6,65%</text:p>
          </table:table-cell>
          <table:table-cell office:value-type="percentage" office:value="0.0581" calcext:value-type="percentage">
            <text:p>5,81%</text:p>
          </table:table-cell>
          <table:table-cell office:value-type="percentage" office:value="0.0524" calcext:value-type="percentage">
            <text:p>5,2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633" calcext:value-type="percentage">
            <text:p>26,33%</text:p>
          </table:table-cell>
          <table:table-cell office:value-type="percentage" office:value="0.2603" calcext:value-type="percentage">
            <text:p>26,03%</text:p>
          </table:table-cell>
          <table:table-cell office:value-type="percentage" office:value="0.2225" calcext:value-type="percentage">
            <text:p>22,2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611" calcext:value-type="percentage">
            <text:p>36,11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3445" calcext:value-type="percentage">
            <text:p>34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6637" calcext:value-type="percentage">
            <text:p>66,37%</text:p>
          </table:table-cell>
          <table:table-cell office:value-type="percentage" office:value="0.5833" calcext:value-type="percentage">
            <text:p>58,33%</text:p>
          </table:table-cell>
          <table:table-cell office:value-type="percentage" office:value="0.4985" calcext:value-type="percentage">
            <text:p>49,8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738" calcext:value-type="percentage">
            <text:p>7,38%</text:p>
          </table:table-cell>
          <table:table-cell office:value-type="percentage" office:value="0.0695" calcext:value-type="percentage">
            <text:p>6,95%</text:p>
          </table:table-cell>
          <table:table-cell office:value-type="percentage" office:value="0.0768" calcext:value-type="percentage">
            <text:p>7,6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1349" calcext:value-type="percentage">
            <text:p>13,49%</text:p>
          </table:table-cell>
          <table:table-cell office:value-type="percentage" office:value="0.1155" calcext:value-type="percentage">
            <text:p>11,55%</text:p>
          </table:table-cell>
          <table:table-cell office:value-type="percentage" office:value="0.0839" calcext:value-type="percentage">
            <text:p>8,3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0777" calcext:value-type="percentage">
            <text:p>7,77%</text:p>
          </table:table-cell>
          <table:table-cell office:value-type="percentage" office:value="0.0759" calcext:value-type="percentage">
            <text:p>7,59%</text:p>
          </table:table-cell>
          <table:table-cell office:value-type="percentage" office:value="0.0838" calcext:value-type="percentage">
            <text:p>8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0821" calcext:value-type="percentage">
            <text:p>8,21%</text:p>
          </table:table-cell>
          <table:table-cell office:value-type="percentage" office:value="0.0752" calcext:value-type="percentage">
            <text:p>7,52%</text:p>
          </table:table-cell>
          <table:table-cell office:value-type="percentage" office:value="0.0728" calcext:value-type="percentage">
            <text:p>7,2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26" calcext:value-type="percentage">
            <text:p>2,26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99" calcext:value-type="percentage">
            <text:p>1,9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47" calcext:value-type="percentage">
            <text:p>14,70%</text:p>
          </table:table-cell>
          <table:table-cell office:value-type="percentage" office:value="0.123" calcext:value-type="percentage">
            <text:p>12,30%</text:p>
          </table:table-cell>
          <table:table-cell office:value-type="percentage" office:value="0.135" calcext:value-type="percentage">
            <text:p>13,50%</text:p>
          </table:table-cell>
          <table:table-cell table:number-columns-repeated="3"/>
        </table:table-row>
        <table:table-row table:style-name="ro1">
          <table:table-cell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21207692307692" calcext:value-type="percentage">
            <text:p>22,12%</text:p>
          </table:table-cell>
          <table:table-cell table:style-name="ce14" table:formula="of:=AVERAGE([.C3:.C28])" office:value-type="percentage" office:value="0.204138461538462" calcext:value-type="percentage">
            <text:p>20,41%</text:p>
          </table:table-cell>
          <table:table-cell table:style-name="ce14" table:formula="of:=AVERAGE([.D3:.D28])" office:value-type="percentage" office:value="0.188815384615385" calcext:value-type="percentage">
            <text:p>18,88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6"/>
        </table:table-row>
        <table:table-row table:style-name="ro1">
          <table:table-cell/>
          <table:table-cell table:style-name="Default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20</text:p>
          </table:table-cell>
          <table:table-cell table:style-name="ce13" office:value-type="string" calcext:value-type="string">
            <text:p>NT=40</text:p>
          </table:table-cell>
          <table:table-cell table:style-name="ce13" office:value-type="string" calcext:value-type="string">
            <text:p>NT=100</text:p>
          </table:table-cell>
          <table:table-cell table:style-name="ce13" table:number-columns-repeated="2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office:value-type="float" office:value="4.88" calcext:value-type="float">
            <text:p>4,88</text:p>
          </table:table-cell>
          <table:table-cell table:style-name="Default" office:value-type="float" office:value="4.77" calcext:value-type="float">
            <text:p>4,77</text:p>
          </table:table-cell>
          <table:table-cell table:style-name="Default" office:value-type="float" office:value="4.63" calcext:value-type="float">
            <text:p>4,63</text:p>
          </table:table-cell>
          <table:table-cell table:style-name="Default" table:number-columns-repeated="2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office:value-type="float" office:value="0.0037" calcext:value-type="float">
            <text:p>0,0037</text:p>
          </table:table-cell>
          <table:table-cell table:style-name="Default" office:value-type="float" office:value="0.0036" calcext:value-type="float">
            <text:p>0,0036</text:p>
          </table:table-cell>
          <table:table-cell table:style-name="Default" office:value-type="float" office:value="0.0035" calcext:value-type="float">
            <text:p>0,0035</text:p>
          </table:table-cell>
          <table:table-cell table:style-name="Default" table:number-columns-repeated="2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office:value-type="float" office:value="69.83" calcext:value-type="float">
            <text:p>69,83</text:p>
          </table:table-cell>
          <table:table-cell table:style-name="Default" office:value-type="float" office:value="65.37" calcext:value-type="float">
            <text:p>65,37</text:p>
          </table:table-cell>
          <table:table-cell table:style-name="Default" office:value-type="float" office:value="69.72" calcext:value-type="float">
            <text:p>69,72</text:p>
          </table:table-cell>
          <table:table-cell table:style-name="Default" table:number-columns-repeated="2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office:value-type="float" office:value="0.0196" calcext:value-type="float">
            <text:p>0,0196</text:p>
          </table:table-cell>
          <table:table-cell table:number-columns-repeated="2" table:style-name="Default" office:value-type="float" office:value="0.0189" calcext:value-type="float">
            <text:p>0,0189</text:p>
          </table:table-cell>
          <table:table-cell table:style-name="Default" table:number-columns-repeated="2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office:value-type="float" office:value="0.007" calcext:value-type="float">
            <text:p>0,007</text:p>
          </table:table-cell>
          <table:table-cell table:style-name="Default" table:number-columns-repeated="2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office:value-type="float" office:value="0.008" calcext:value-type="float">
            <text:p>0,008</text:p>
          </table:table-cell>
          <table:table-cell table:style-name="Default" office:value-type="float" office:value="0.006" calcext:value-type="float">
            <text:p>0,006</text:p>
          </table:table-cell>
          <table:table-cell table:style-name="Default" office:value-type="float" office:value="0.005" calcext:value-type="float">
            <text:p>0,005</text:p>
          </table:table-cell>
          <table:table-cell table:style-name="Default" table:number-columns-repeated="2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office:value-type="float" office:value="0.224" calcext:value-type="float">
            <text:p>0,224</text:p>
          </table:table-cell>
          <table:table-cell table:style-name="Default" office:value-type="float" office:value="0.225" calcext:value-type="float">
            <text:p>0,225</text:p>
          </table:table-cell>
          <table:table-cell table:style-name="Default" office:value-type="float" office:value="0.199" calcext:value-type="float">
            <text:p>0,199</text:p>
          </table:table-cell>
          <table:table-cell table:style-name="Default" table:number-columns-repeated="2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office:value-type="float" office:value="0.357" calcext:value-type="float">
            <text:p>0,357</text:p>
          </table:table-cell>
          <table:table-cell table:style-name="Default" office:value-type="float" office:value="0.343" calcext:value-type="float">
            <text:p>0,343</text:p>
          </table:table-cell>
          <table:table-cell table:style-name="Default" office:value-type="float" office:value="0.321" calcext:value-type="float">
            <text:p>0,321</text:p>
          </table:table-cell>
          <table:table-cell table:style-name="Default" table:number-columns-repeated="2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office:value-type="float" office:value="26.43" calcext:value-type="float">
            <text:p>26,43</text:p>
          </table:table-cell>
          <table:table-cell table:style-name="Default" office:value-type="float" office:value="25.88" calcext:value-type="float">
            <text:p>25,88</text:p>
          </table:table-cell>
          <table:table-cell table:style-name="Default" office:value-type="float" office:value="20.65" calcext:value-type="float">
            <text:p>20,65</text:p>
          </table:table-cell>
          <table:table-cell table:style-name="Default" table:number-columns-repeated="2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office:value-type="float" office:value="0.0197" calcext:value-type="float">
            <text:p>0,0197</text:p>
          </table:table-cell>
          <table:table-cell table:style-name="Default" office:value-type="float" office:value="0.019" calcext:value-type="float">
            <text:p>0,019</text:p>
          </table:table-cell>
          <table:table-cell table:style-name="Default" office:value-type="float" office:value="0.0168" calcext:value-type="float">
            <text:p>0,0168</text:p>
          </table:table-cell>
          <table:table-cell table:style-name="Default" table:number-columns-repeated="2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office:value-type="float" office:value="0.048" calcext:value-type="float">
            <text:p>0,048</text:p>
          </table:table-cell>
          <table:table-cell table:number-columns-repeated="2" table:style-name="Default" office:value-type="float" office:value="0.047" calcext:value-type="float">
            <text:p>0,047</text:p>
          </table:table-cell>
          <table:table-cell table:style-name="Default" table:number-columns-repeated="2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office:value-type="float" office:value="2.11" calcext:value-type="float">
            <text:p>2,11</text:p>
          </table:table-cell>
          <table:table-cell table:style-name="Default" office:value-type="float" office:value="1.76" calcext:value-type="float">
            <text:p>1,76</text:p>
          </table:table-cell>
          <table:table-cell table:style-name="Default" office:value-type="float" office:value="1.44" calcext:value-type="float">
            <text:p>1,44</text:p>
          </table:table-cell>
          <table:table-cell table:style-name="Default" table:number-columns-repeated="2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office:value-type="float" office:value="0.02" calcext:value-type="float">
            <text:p>0,02</text:p>
          </table:table-cell>
          <table:table-cell table:style-name="Default" office:value-type="float" office:value="0.018" calcext:value-type="float">
            <text:p>0,018</text:p>
          </table:table-cell>
          <table:table-cell table:style-name="Default" office:value-type="float" office:value="0.022" calcext:value-type="float">
            <text:p>0,022</text:p>
          </table:table-cell>
          <table:table-cell table:style-name="Default" table:number-columns-repeated="2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office:value-type="float" office:value="0.042" calcext:value-type="float">
            <text:p>0,042</text:p>
          </table:table-cell>
          <table:table-cell table:number-columns-repeated="2" table:style-name="Default" office:value-type="float" office:value="0.037" calcext:value-type="float">
            <text:p>0,037</text:p>
          </table:table-cell>
          <table:table-cell table:style-name="Default" table:number-columns-repeated="2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office:value-type="float" office:value="2.37" calcext:value-type="float">
            <text:p>2,37</text:p>
          </table:table-cell>
          <table:table-cell table:style-name="Default" office:value-type="float" office:value="2.12" calcext:value-type="float">
            <text:p>2,12</text:p>
          </table:table-cell>
          <table:table-cell table:style-name="Default" office:value-type="float" office:value="1.48" calcext:value-type="float">
            <text:p>1,48</text:p>
          </table:table-cell>
          <table:table-cell table:style-name="Default" table:number-columns-repeated="2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office:value-type="float" office:value="0.0004" calcext:value-type="float">
            <text:p>0,0004</text:p>
          </table:table-cell>
          <table:table-cell table:number-columns-repeated="2" table:style-name="Default" office:value-type="float" office:value="0.0003" calcext:value-type="float">
            <text:p>0,0003</text:p>
          </table:table-cell>
          <table:table-cell table:style-name="Default" table:number-columns-repeated="2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6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6.648025" calcext:value-type="float">
            <text:p>6,648025</text:p>
          </table:table-cell>
          <table:table-cell table:style-name="ce13" table:formula="of:=AVERAGE([.C34:.C49])" office:value-type="float" office:value="6.288925" calcext:value-type="float">
            <text:p>6,288925</text:p>
          </table:table-cell>
          <table:table-cell table:style-name="ce13" table:formula="of:=AVERAGE([.D34:.D49])" office:value-type="float" office:value="6.16234375" calcext:value-type="float">
            <text:p>6,16234375</text:p>
          </table:table-cell>
          <table:table-cell table:style-name="ce13" table:number-columns-repeated="2"/>
          <table:table-cell table:style-name="Default"/>
        </table:table-row>
      </table:table>
      <table:table table:name="genetic_experiments" table:style-name="ta1">
        <table:table-column table:style-name="co3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2" table:default-cell-style-name="ce2"/>
        <table:table-column table:style-name="co6" table:default-cell-style-name="ce2"/>
        <table:table-column table:style-name="co2" table:default-cell-style-name="ce2"/>
        <table:table-column table:style-name="co4" table:default-cell-style-name="ce2"/>
        <table:table-column table:style-name="co2" table:number-columns-repeated="4" table:default-cell-style-name="ce2"/>
        <table:table-column table:style-name="co2" table:number-columns-repeated="1012" table:default-cell-style-name="Default"/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</text:p>
          </table:table-cell>
          <table:table-cell table:number-columns-repeated="4"/>
          <table:table-cell office:value-type="string" calcext:value-type="string">
            <text:p>Appendicitis_1</text:p>
          </table:table-cell>
          <table:table-cell office:value-type="percentage" office:value="0.21" calcext:value-type="percentage">
            <text:p>21,00%</text:p>
          </table:table-cell>
          <table:table-cell office:value-type="percentage" office:value="0.2233" calcext:value-type="percentage">
            <text:p>22,33%</text:p>
          </table:table-cell>
          <table:table-cell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2</text:p>
          </table:table-cell>
          <table:table-cell table:number-columns-repeated="4"/>
          <table:table-cell office:value-type="string" calcext:value-type="string">
            <text:p>Appendicitis_2</text:p>
          </table:table-cell>
          <table:table-cell office:value-type="percentage" office:value="0.2667" calcext:value-type="percentage">
            <text:p>26,67%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67" calcext:value-type="percentage">
            <text:p>31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3</text:p>
          </table:table-cell>
          <table:table-cell table:number-columns-repeated="4"/>
          <table:table-cell office:value-type="string" calcext:value-type="string">
            <text:p>Appendicitis_3</text:p>
          </table:table-cell>
          <table:table-cell office:value-type="percentage" office:value="0.1133" calcext:value-type="percentage">
            <text:p>11,33%</text:p>
          </table:table-cell>
          <table:table-cell office:value-type="percentage" office:value="0.14" calcext:value-type="percentage">
            <text:p>14,00%</text:p>
          </table:table-cell>
          <table:table-cell office:value-type="percentage" office:value="0.13" calcext:value-type="percentage">
            <text:p>13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4</text:p>
          </table:table-cell>
          <table:table-cell table:number-columns-repeated="4"/>
          <table:table-cell office:value-type="string" calcext:value-type="string">
            <text:p>Appendicitis_4</text:p>
          </table:table-cell>
          <table:table-cell table:number-columns-repeated="2" office:value-type="percentage" office:value="0.1067" calcext:value-type="percentage">
            <text:p>10,67%</text:p>
          </table:table-cell>
          <table:table-cell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5</text:p>
          </table:table-cell>
          <table:table-cell table:number-columns-repeated="4"/>
          <table:table-cell office:value-type="string" calcext:value-type="string">
            <text:p>Appendicitis_5</text:p>
          </table:table-cell>
          <table:table-cell table:number-columns-repeated="2" office:value-type="percentage" office:value="0.1167" calcext:value-type="percentage">
            <text:p>11,67%</text:p>
          </table:table-cell>
          <table:table-cell office:value-type="percentage" office:value="0.1367" calcext:value-type="percentage">
            <text:p>13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6</text:p>
          </table:table-cell>
          <table:table-cell table:number-columns-repeated="4"/>
          <table:table-cell office:value-type="string" calcext:value-type="string">
            <text:p>Appendicitis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033" calcext:value-type="percentage">
            <text:p>30,33%</text:p>
          </table:table-cell>
          <table:table-cell office:value-type="percentage" office:value="0.29" calcext:value-type="percentage">
            <text:p>29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7</text:p>
          </table:table-cell>
          <table:table-cell table:number-columns-repeated="4"/>
          <table:table-cell office:value-type="string" calcext:value-type="string">
            <text:p>Appendicitis_7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1367" calcext:value-type="percentage">
            <text:p>13,67%</text:p>
          </table:table-cell>
          <table:table-cell office:value-type="percentage" office:value="0.1667" calcext:value-type="percentage">
            <text:p>1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8</text:p>
          </table:table-cell>
          <table:table-cell table:number-columns-repeated="4"/>
          <table:table-cell office:value-type="string" calcext:value-type="string">
            <text:p>Appendicitis_8</text:p>
          </table:table-cell>
          <table:table-cell table:number-columns-repeated="3" office:value-type="percentage" office:value="0.2" calcext:value-type="percentage">
            <text:p>2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9</text:p>
          </table:table-cell>
          <table:table-cell table:number-columns-repeated="4"/>
          <table:table-cell office:value-type="string" calcext:value-type="string">
            <text:p>Appendicitis_9</text:p>
          </table:table-cell>
          <table:table-cell office:value-type="percentage" office:value="0.0967" calcext:value-type="percentage">
            <text:p>9,67%</text:p>
          </table:table-cell>
          <table:table-cell table:number-columns-repeated="2" office:value-type="percentage" office:value="0.11" calcext:value-type="percentage">
            <text:p>11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lcohol_10</text:p>
          </table:table-cell>
          <table:table-cell table:number-columns-repeated="4"/>
          <table:table-cell office:value-type="string" calcext:value-type="string">
            <text:p>Appendicitis_10</text:p>
          </table:table-cell>
          <table:table-cell table:number-columns-repeated="3" office:value-type="percentage" office:value="0.2367" calcext:value-type="percentage">
            <text:p>23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:.B11])" office:value-type="string" office:string-value="" calcext:value-type="error">
            <text:p>#DIV/0!</text:p>
          </table:table-cell>
          <table:table-cell table:style-name="ce1" table:formula="of:=AVERAGE([.C2:.C11])" office:value-type="string" office:string-value="" calcext:value-type="error">
            <text:p>#DIV/0!</text:p>
          </table:table-cell>
          <table:table-cell table:style-name="ce1" table:formula="of:=AVERAGE([.D2:.D11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2:.G11])" office:value-type="percentage" office:value="0.17701" calcext:value-type="percentage">
            <text:p>17,70%</text:p>
          </table:table-cell>
          <table:table-cell table:style-name="ce1" table:formula="of:=AVERAGE([.H2:.H11])" office:value-type="percentage" office:value="0.18867" calcext:value-type="percentage">
            <text:p>18,87%</text:p>
          </table:table-cell>
          <table:table-cell table:style-name="ce1" table:formula="of:=AVERAGE([.I2:.I11])" office:value-type="percentage" office:value="0.18968" calcext:value-type="percentage">
            <text:p>18,9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</text:p>
          </table:table-cell>
          <table:table-cell office:value-type="percentage" office:value="0.3758" calcext:value-type="percentage">
            <text:p>37,58%</text:p>
          </table:table-cell>
          <table:table-cell office:value-type="percentage" office:value="0.3783" calcext:value-type="percentage">
            <text:p>37,83%</text:p>
          </table:table-cell>
          <table:table-cell office:value-type="percentage" office:value="0.3913" calcext:value-type="percentage">
            <text:p>39,13%</text:p>
          </table:table-cell>
          <table:table-cell/>
          <table:table-cell office:value-type="string" calcext:value-type="string">
            <text:p>Balance_1</text:p>
          </table:table-cell>
          <table:table-cell office:value-type="percentage" office:value="0.0656" calcext:value-type="percentage">
            <text:p>6,56%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602" calcext:value-type="percentage">
            <text:p>6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2</text:p>
          </table:table-cell>
          <table:table-cell office:value-type="percentage" office:value="0.285" calcext:value-type="percentage">
            <text:p>28,50%</text:p>
          </table:table-cell>
          <table:table-cell office:value-type="percentage" office:value="0.2913" calcext:value-type="percentage">
            <text:p>29,13%</text:p>
          </table:table-cell>
          <table:table-cell office:value-type="percentage" office:value="0.2822" calcext:value-type="percentage">
            <text:p>28,22%</text:p>
          </table:table-cell>
          <table:table-cell/>
          <table:table-cell office:value-type="string" calcext:value-type="string">
            <text:p>Balance_2</text:p>
          </table:table-cell>
          <table:table-cell office:value-type="percentage" office:value="0.1059" calcext:value-type="percentage">
            <text:p>10,59%</text:p>
          </table:table-cell>
          <table:table-cell office:value-type="percentage" office:value="0.1113" calcext:value-type="percentage">
            <text:p>11,13%</text:p>
          </table:table-cell>
          <table:table-cell office:value-type="percentage" office:value="0.1075" calcext:value-type="percentage">
            <text:p>10,7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3</text:p>
          </table:table-cell>
          <table:table-cell office:value-type="percentage" office:value="0.385" calcext:value-type="percentage">
            <text:p>38,50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792" calcext:value-type="percentage">
            <text:p>37,92%</text:p>
          </table:table-cell>
          <table:table-cell/>
          <table:table-cell office:value-type="string" calcext:value-type="string">
            <text:p>Balance_3</text:p>
          </table:table-cell>
          <table:table-cell office:value-type="percentage" office:value="0.107" calcext:value-type="percentage">
            <text:p>10,70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02" calcext:value-type="percentage">
            <text:p>11,0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4</text:p>
          </table:table-cell>
          <table:table-cell office:value-type="percentage" office:value="0.3705" calcext:value-type="percentage">
            <text:p>37,05%</text:p>
          </table:table-cell>
          <table:table-cell office:value-type="percentage" office:value="0.357" calcext:value-type="percentage">
            <text:p>35,70%</text:p>
          </table:table-cell>
          <table:table-cell office:value-type="percentage" office:value="0.3536" calcext:value-type="percentage">
            <text:p>35,36%</text:p>
          </table:table-cell>
          <table:table-cell/>
          <table:table-cell office:value-type="string" calcext:value-type="string">
            <text:p>Balance_4</text:p>
          </table:table-cell>
          <table:table-cell office:value-type="percentage" office:value="0.1038" calcext:value-type="percentage">
            <text:p>10,38%</text:p>
          </table:table-cell>
          <table:table-cell office:value-type="percentage" office:value="0.0973" calcext:value-type="percentage">
            <text:p>9,73%</text:p>
          </table:table-cell>
          <table:table-cell office:value-type="percentage" office:value="0.1032" calcext:value-type="percentage">
            <text:p>10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5</text:p>
          </table:table-cell>
          <table:table-cell office:value-type="percentage" office:value="0.2923" calcext:value-type="percentage">
            <text:p>29,23%</text:p>
          </table:table-cell>
          <table:table-cell office:value-type="percentage" office:value="0.2976" calcext:value-type="percentage">
            <text:p>29,76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Balance_5</text:p>
          </table:table-cell>
          <table:table-cell office:value-type="percentage" office:value="0.0763" calcext:value-type="percentage">
            <text:p>7,63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806" calcext:value-type="percentage">
            <text:p>8,0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6</text:p>
          </table:table-cell>
          <table:table-cell office:value-type="percentage" office:value="0.3087" calcext:value-type="percentage">
            <text:p>30,87%</text:p>
          </table:table-cell>
          <table:table-cell office:value-type="percentage" office:value="0.3063" calcext:value-type="percentage">
            <text:p>30,63%</text:p>
          </table:table-cell>
          <table:table-cell office:value-type="percentage" office:value="0.3087" calcext:value-type="percentage">
            <text:p>30,87%</text:p>
          </table:table-cell>
          <table:table-cell/>
          <table:table-cell office:value-type="string" calcext:value-type="string">
            <text:p>Balance_6</text:p>
          </table:table-cell>
          <table:table-cell office:value-type="percentage" office:value="0.0457" calcext:value-type="percentage">
            <text:p>4,57%</text:p>
          </table:table-cell>
          <table:table-cell office:value-type="percentage" office:value="0.0484" calcext:value-type="percentage">
            <text:p>4,84%</text:p>
          </table:table-cell>
          <table:table-cell office:value-type="percentage" office:value="0.0554" calcext:value-type="percentage">
            <text:p>5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7</text:p>
          </table:table-cell>
          <table:table-cell office:value-type="percentage" office:value="0.4193" calcext:value-type="percentage">
            <text:p>41,93%</text:p>
          </table:table-cell>
          <table:table-cell office:value-type="percentage" office:value="0.4271" calcext:value-type="percentage">
            <text:p>42,71%</text:p>
          </table:table-cell>
          <table:table-cell office:value-type="percentage" office:value="0.4179" calcext:value-type="percentage">
            <text:p>41,79%</text:p>
          </table:table-cell>
          <table:table-cell/>
          <table:table-cell office:value-type="string" calcext:value-type="string">
            <text:p>Balance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339" calcext:value-type="percentage">
            <text:p>13,39%</text:p>
          </table:table-cell>
          <table:table-cell office:value-type="percentage" office:value="0.1425" calcext:value-type="percentage">
            <text:p>14,2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8</text:p>
          </table:table-cell>
          <table:table-cell office:value-type="percentage" office:value="0.2367" calcext:value-type="percentage">
            <text:p>23,67%</text:p>
          </table:table-cell>
          <table:table-cell table:number-columns-repeated="2" office:value-type="percentage" office:value="0.2333" calcext:value-type="percentage">
            <text:p>23,33%</text:p>
          </table:table-cell>
          <table:table-cell/>
          <table:table-cell office:value-type="string" calcext:value-type="string">
            <text:p>Balance_8</text:p>
          </table:table-cell>
          <table:table-cell office:value-type="percentage" office:value="0.0785" calcext:value-type="percentage">
            <text:p>7,85%</text:p>
          </table:table-cell>
          <table:table-cell office:value-type="percentage" office:value="0.079" calcext:value-type="percentage">
            <text:p>7,90%</text:p>
          </table:table-cell>
          <table:table-cell office:value-type="percentage" office:value="0.0763" calcext:value-type="percentage">
            <text:p>7,6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9</text:p>
          </table:table-cell>
          <table:table-cell office:value-type="percentage" office:value="0.3386" calcext:value-type="percentage">
            <text:p>33,86%</text:p>
          </table:table-cell>
          <table:table-cell office:value-type="percentage" office:value="0.3459" calcext:value-type="percentage">
            <text:p>34,59%</text:p>
          </table:table-cell>
          <table:table-cell office:value-type="percentage" office:value="0.3493" calcext:value-type="percentage">
            <text:p>34,93%</text:p>
          </table:table-cell>
          <table:table-cell/>
          <table:table-cell office:value-type="string" calcext:value-type="string">
            <text:p>Balance_9</text:p>
          </table:table-cell>
          <table:table-cell office:value-type="percentage" office:value="0.1016" calcext:value-type="percentage">
            <text:p>10,16%</text:p>
          </table:table-cell>
          <table:table-cell table:number-columns-repeated="2"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Australian_10</text:p>
          </table:table-cell>
          <table:table-cell office:value-type="percentage" office:value="0.2879" calcext:value-type="percentage">
            <text:p>28,79%</text:p>
          </table:table-cell>
          <table:table-cell office:value-type="percentage" office:value="0.3019" calcext:value-type="percentage">
            <text:p>30,19%</text:p>
          </table:table-cell>
          <table:table-cell office:value-type="percentage" office:value="0.2903" calcext:value-type="percentage">
            <text:p>29,03%</text:p>
          </table:table-cell>
          <table:table-cell/>
          <table:table-cell office:value-type="string" calcext:value-type="string">
            <text:p>Balance_10</text:p>
          </table:table-cell>
          <table:table-cell office:value-type="percentage" office:value="0.0914" calcext:value-type="percentage">
            <text:p>9,14%</text:p>
          </table:table-cell>
          <table:table-cell office:value-type="percentage" office:value="0.1005" calcext:value-type="percentage">
            <text:p>10,05%</text:p>
          </table:table-cell>
          <table:table-cell office:value-type="percentage" office:value="0.1" calcext:value-type="percentage">
            <text:p>10,00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5:.B24])" office:value-type="percentage" office:value="0.32998" calcext:value-type="percentage">
            <text:p>33,00%</text:p>
          </table:table-cell>
          <table:table-cell table:style-name="ce1" table:formula="of:=AVERAGE([.C15:.C24])" office:value-type="percentage" office:value="0.33155" calcext:value-type="percentage">
            <text:p>33,16%</text:p>
          </table:table-cell>
          <table:table-cell table:style-name="ce1" table:formula="of:=AVERAGE([.D15:.D24])" office:value-type="percentage" office:value="0.33029" calcext:value-type="percentage">
            <text:p>33,03%</text:p>
          </table:table-cell>
          <table:table-cell table:style-name="ce1" table:number-columns-repeated="2"/>
          <table:table-cell table:style-name="ce1" table:formula="of:=AVERAGE([.G15:.G24])" office:value-type="percentage" office:value="0.09091" calcext:value-type="percentage">
            <text:p>9,09%</text:p>
          </table:table-cell>
          <table:table-cell table:style-name="ce1" table:formula="of:=AVERAGE([.H15:.H24])" office:value-type="percentage" office:value="0.09425" calcext:value-type="percentage">
            <text:p>9,43%</text:p>
          </table:table-cell>
          <table:table-cell table:style-name="ce1" table:formula="of:=AVERAGE([.I15:.I24])" office:value-type="percentage" office:value="0.09359" calcext:value-type="percentage">
            <text:p>9,36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</text:p>
          </table:table-cell>
          <table:table-cell office:value-type="percentage" office:value="0.5782" calcext:value-type="percentage">
            <text:p>57,82%</text:p>
          </table:table-cell>
          <table:table-cell office:value-type="percentage" office:value="0.5989" calcext:value-type="percentage">
            <text:p>59,89%</text:p>
          </table:table-cell>
          <table:table-cell office:value-type="percentage" office:value="0.6057" calcext:value-type="percentage">
            <text:p>60,57%</text:p>
          </table:table-cell>
          <table:table-cell/>
          <table:table-cell office:value-type="string" calcext:value-type="string">
            <text:p>Dermatology_1</text:p>
          </table:table-cell>
          <table:table-cell office:value-type="percentage" office:value="0.2029" calcext:value-type="percentage">
            <text:p>20,29%</text:p>
          </table:table-cell>
          <table:table-cell office:value-type="percentage" office:value="0.179" calcext:value-type="percentage">
            <text:p>17,90%</text:p>
          </table:table-cell>
          <table:table-cell office:value-type="percentage" office:value="0.1314" calcext:value-type="percentage">
            <text:p>13,1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2</text:p>
          </table:table-cell>
          <table:table-cell office:value-type="percentage" office:value="0.5218" calcext:value-type="percentage">
            <text:p>52,18%</text:p>
          </table:table-cell>
          <table:table-cell office:value-type="percentage" office:value="0.5736" calcext:value-type="percentage">
            <text:p>57,36%</text:p>
          </table:table-cell>
          <table:table-cell office:value-type="percentage" office:value="0.5448" calcext:value-type="percentage">
            <text:p>54,48%</text:p>
          </table:table-cell>
          <table:table-cell/>
          <table:table-cell office:value-type="string" calcext:value-type="string">
            <text:p>Dermatology_2</text:p>
          </table:table-cell>
          <table:table-cell office:value-type="percentage" office:value="0.5427" calcext:value-type="percentage">
            <text:p>54,27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2" calcext:value-type="percentage">
            <text:p>22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3</text:p>
          </table:table-cell>
          <table:table-cell office:value-type="percentage" office:value="0.5448" calcext:value-type="percentage">
            <text:p>54,48%</text:p>
          </table:table-cell>
          <table:table-cell office:value-type="percentage" office:value="0.4885" calcext:value-type="percentage">
            <text:p>48,85%</text:p>
          </table:table-cell>
          <table:table-cell office:value-type="percentage" office:value="0.4954" calcext:value-type="percentage">
            <text:p>49,54%</text:p>
          </table:table-cell>
          <table:table-cell/>
          <table:table-cell office:value-type="string" calcext:value-type="string">
            <text:p>Dermatology_3</text:p>
          </table:table-cell>
          <table:table-cell office:value-type="percentage" office:value="0.341" calcext:value-type="percentage">
            <text:p>34,10%</text:p>
          </table:table-cell>
          <table:table-cell office:value-type="percentage" office:value="0.2867" calcext:value-type="percentage">
            <text:p>28,67%</text:p>
          </table:table-cell>
          <table:table-cell office:value-type="percentage" office:value="0.2552" calcext:value-type="percentage">
            <text:p>25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4</text:p>
          </table:table-cell>
          <table:table-cell office:value-type="percentage" office:value="0.4713" calcext:value-type="percentage">
            <text:p>47,13%</text:p>
          </table:table-cell>
          <table:table-cell office:value-type="percentage" office:value="0.531" calcext:value-type="percentage">
            <text:p>53,10%</text:p>
          </table:table-cell>
          <table:table-cell office:value-type="percentage" office:value="0.5115" calcext:value-type="percentage">
            <text:p>51,15%</text:p>
          </table:table-cell>
          <table:table-cell/>
          <table:table-cell office:value-type="string" calcext:value-type="string">
            <text:p>Dermatology_4</text:p>
          </table:table-cell>
          <table:table-cell office:value-type="percentage" office:value="0.3381" calcext:value-type="percentage">
            <text:p>33,81%</text:p>
          </table:table-cell>
          <table:table-cell office:value-type="percentage" office:value="0.2562" calcext:value-type="percentage">
            <text:p>25,62%</text:p>
          </table:table-cell>
          <table:table-cell office:value-type="percentage" office:value="0.1705" calcext:value-type="percentage">
            <text:p>17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5</text:p>
          </table:table-cell>
          <table:table-cell table:number-columns-repeated="2" office:value-type="percentage" office:value="0.5517" calcext:value-type="percentage">
            <text:p>55,17%</text:p>
          </table:table-cell>
          <table:table-cell office:value-type="percentage" office:value="0.569" calcext:value-type="percentage">
            <text:p>56,90%</text:p>
          </table:table-cell>
          <table:table-cell/>
          <table:table-cell office:value-type="string" calcext:value-type="string">
            <text:p>Dermatology_5</text:p>
          </table:table-cell>
          <table:table-cell office:value-type="percentage" office:value="0.2695" calcext:value-type="percentage">
            <text:p>26,95%</text:p>
          </table:table-cell>
          <table:table-cell office:value-type="percentage" office:value="0.2295" calcext:value-type="percentage">
            <text:p>22,95%</text:p>
          </table:table-cell>
          <table:table-cell office:value-type="percentage" office:value="0.1752" calcext:value-type="percentage">
            <text:p>17,5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6</text:p>
          </table:table-cell>
          <table:table-cell office:value-type="percentage" office:value="0.5195" calcext:value-type="percentage">
            <text:p>51,95%</text:p>
          </table:table-cell>
          <table:table-cell office:value-type="percentage" office:value="0.554" calcext:value-type="percentage">
            <text:p>55,40%</text:p>
          </table:table-cell>
          <table:table-cell office:value-type="percentage" office:value="0.5138" calcext:value-type="percentage">
            <text:p>51,38%</text:p>
          </table:table-cell>
          <table:table-cell/>
          <table:table-cell office:value-type="string" calcext:value-type="string">
            <text:p>Dermatology_6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2124" calcext:value-type="percentage">
            <text:p>21,24%</text:p>
          </table:table-cell>
          <table:table-cell office:value-type="percentage" office:value="0.1838" calcext:value-type="percentage">
            <text:p>18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7</text:p>
          </table:table-cell>
          <table:table-cell office:value-type="percentage" office:value="0.4989" calcext:value-type="percentage">
            <text:p>49,89%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494" calcext:value-type="percentage">
            <text:p>54,94%</text:p>
          </table:table-cell>
          <table:table-cell/>
          <table:table-cell office:value-type="string" calcext:value-type="string">
            <text:p>Dermatology_7</text:p>
          </table:table-cell>
          <table:table-cell office:value-type="percentage" office:value="0.4324" calcext:value-type="percentage">
            <text:p>43,24%</text:p>
          </table:table-cell>
          <table:table-cell office:value-type="percentage" office:value="0.3276" calcext:value-type="percentage">
            <text:p>32,76%</text:p>
          </table:table-cell>
          <table:table-cell office:value-type="percentage" office:value="0.2781" calcext:value-type="percentage">
            <text:p>27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8</text:p>
          </table:table-cell>
          <table:table-cell office:value-type="percentage" office:value="0.6862" calcext:value-type="percentage">
            <text:p>68,62%</text:p>
          </table:table-cell>
          <table:table-cell office:value-type="percentage" office:value="0.6828" calcext:value-type="percentage">
            <text:p>68,28%</text:p>
          </table:table-cell>
          <table:table-cell office:value-type="percentage" office:value="0.669" calcext:value-type="percentage">
            <text:p>66,90%</text:p>
          </table:table-cell>
          <table:table-cell/>
          <table:table-cell office:value-type="string" calcext:value-type="string">
            <text:p>Dermatology_8</text:p>
          </table:table-cell>
          <table:table-cell office:value-type="percentage" office:value="0.3504" calcext:value-type="percentage">
            <text:p>35,04%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238" calcext:value-type="percentage">
            <text:p>22,3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9</text:p>
          </table:table-cell>
          <table:table-cell office:value-type="percentage" office:value="0.5862" calcext:value-type="percentage">
            <text:p>58,62%</text:p>
          </table:table-cell>
          <table:table-cell office:value-type="percentage" office:value="0.5943" calcext:value-type="percentage">
            <text:p>59,43%</text:p>
          </table:table-cell>
          <table:table-cell office:value-type="percentage" office:value="0.5736" calcext:value-type="percentage">
            <text:p>57,36%</text:p>
          </table:table-cell>
          <table:table-cell/>
          <table:table-cell office:value-type="string" calcext:value-type="string">
            <text:p>Dermatology_9</text:p>
          </table:table-cell>
          <table:table-cell office:value-type="percentage" office:value="0.2705" calcext:value-type="percentage">
            <text:p>27,05%</text:p>
          </table:table-cell>
          <table:table-cell office:value-type="percentage" office:value="0.2152" calcext:value-type="percentage">
            <text:p>21,52%</text:p>
          </table:table-cell>
          <table:table-cell office:value-type="percentage" office:value="0.1819" calcext:value-type="percentage">
            <text:p>18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Cleveland_10</text:p>
          </table:table-cell>
          <table:table-cell office:value-type="percentage" office:value="0.5322" calcext:value-type="percentage">
            <text:p>53,22%</text:p>
          </table:table-cell>
          <table:table-cell office:value-type="percentage" office:value="0.5644" calcext:value-type="percentage">
            <text:p>56,44%</text:p>
          </table:table-cell>
          <table:table-cell office:value-type="percentage" office:value="0.5506" calcext:value-type="percentage">
            <text:p>55,06%</text:p>
          </table:table-cell>
          <table:table-cell/>
          <table:table-cell office:value-type="string" calcext:value-type="string">
            <text:p>Dermatology_10</text:p>
          </table:table-cell>
          <table:table-cell office:value-type="percentage" office:value="0.3181" calcext:value-type="percentage">
            <text:p>31,81%</text:p>
          </table:table-cell>
          <table:table-cell office:value-type="percentage" office:value="0.2514" calcext:value-type="percentage">
            <text:p>25,14%</text:p>
          </table:table-cell>
          <table:table-cell office:value-type="percentage" office:value="0.1867" calcext:value-type="percentage">
            <text:p>18,6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27:.B36])" office:value-type="percentage" office:value="0.54908" calcext:value-type="percentage">
            <text:p>54,91%</text:p>
          </table:table-cell>
          <table:table-cell table:style-name="ce1" table:formula="of:=AVERAGE([.C27:.C36])" office:value-type="percentage" office:value="0.57254" calcext:value-type="percentage">
            <text:p>57,25%</text:p>
          </table:table-cell>
          <table:table-cell table:style-name="ce1" table:formula="of:=AVERAGE([.D27:.D36])" office:value-type="percentage" office:value="0.55828" calcext:value-type="percentage">
            <text:p>55,83%</text:p>
          </table:table-cell>
          <table:table-cell table:style-name="ce1" table:number-columns-repeated="2"/>
          <table:table-cell table:style-name="ce1" table:formula="of:=AVERAGE([.G27:.G36])" office:value-type="percentage" office:value="0.33589" calcext:value-type="percentage">
            <text:p>33,59%</text:p>
          </table:table-cell>
          <table:table-cell table:style-name="ce1" table:formula="of:=AVERAGE([.H27:.H36])" office:value-type="percentage" office:value="0.24828" calcext:value-type="percentage">
            <text:p>24,83%</text:p>
          </table:table-cell>
          <table:table-cell table:style-name="ce1" table:formula="of:=AVERAGE([.I27:.I36])" office:value-type="percentage" office:value="0.20066" calcext:value-type="percentage">
            <text:p>20,07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</text:p>
          </table:table-cell>
          <table:table-cell office:value-type="percentage" office:value="0.554" calcext:value-type="percentage">
            <text:p>55,40%</text:p>
          </table:table-cell>
          <table:table-cell table:number-columns-repeated="3"/>
          <table:table-cell office:value-type="string" calcext:value-type="string">
            <text:p>Hayes-roth_1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5103" calcext:value-type="percentage">
            <text:p>51,03%</text:p>
          </table:table-cell>
          <table:table-cell office:value-type="percentage" office:value="0.4846" calcext:value-type="percentage">
            <text:p>48,4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2</text:p>
          </table:table-cell>
          <table:table-cell office:value-type="percentage" office:value="0.7778" calcext:value-type="percentage">
            <text:p>77,78%</text:p>
          </table:table-cell>
          <table:table-cell table:number-columns-repeated="3"/>
          <table:table-cell office:value-type="string" calcext:value-type="string">
            <text:p>Hayes-roth_2</text:p>
          </table:table-cell>
          <table:table-cell office:value-type="percentage" office:value="0.6282" calcext:value-type="percentage">
            <text:p>62,82%</text:p>
          </table:table-cell>
          <table:table-cell office:value-type="percentage" office:value="0.6513" calcext:value-type="percentage">
            <text:p>65,13%</text:p>
          </table:table-cell>
          <table:table-cell office:value-type="percentage" office:value="0.5769" calcext:value-type="percentage">
            <text:p>57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3</text:p>
          </table:table-cell>
          <table:table-cell office:value-type="percentage" office:value="0.6159" calcext:value-type="percentage">
            <text:p>61,59%</text:p>
          </table:table-cell>
          <table:table-cell table:number-columns-repeated="3"/>
          <table:table-cell office:value-type="string" calcext:value-type="string">
            <text:p>Hayes-roth_3</text:p>
          </table:table-cell>
          <table:table-cell office:value-type="percentage" office:value="0.5205" calcext:value-type="percentage">
            <text:p>52,05%</text:p>
          </table:table-cell>
          <table:table-cell office:value-type="percentage" office:value="0.4564" calcext:value-type="percentage">
            <text:p>45,64%</text:p>
          </table:table-cell>
          <table:table-cell office:value-type="percentage" office:value="0.5359" calcext:value-type="percentage">
            <text:p>53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4</text:p>
          </table:table-cell>
          <table:table-cell office:value-type="percentage" office:value="0.6016" calcext:value-type="percentage">
            <text:p>60,16%</text:p>
          </table:table-cell>
          <table:table-cell table:number-columns-repeated="3"/>
          <table:table-cell office:value-type="string" calcext:value-type="string">
            <text:p>Hayes-roth_4</text:p>
          </table:table-cell>
          <table:table-cell office:value-type="percentage" office:value="0.5872" calcext:value-type="percentage">
            <text:p>58,72%</text:p>
          </table:table-cell>
          <table:table-cell office:value-type="percentage" office:value="0.5462" calcext:value-type="percentage">
            <text:p>54,62%</text:p>
          </table:table-cell>
          <table:table-cell office:value-type="percentage" office:value="0.5487" calcext:value-type="percentage">
            <text:p>54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5</text:p>
          </table:table-cell>
          <table:table-cell office:value-type="percentage" office:value="0.6873" calcext:value-type="percentage">
            <text:p>68,73%</text:p>
          </table:table-cell>
          <table:table-cell table:number-columns-repeated="3"/>
          <table:table-cell office:value-type="string" calcext:value-type="string">
            <text:p>Hayes-roth_5</text:p>
          </table:table-cell>
          <table:table-cell office:value-type="percentage" office:value="0.5923" calcext:value-type="percentage">
            <text:p>59,23%</text:p>
          </table:table-cell>
          <table:table-cell office:value-type="percentage" office:value="0.6205" calcext:value-type="percentage">
            <text:p>62,05%</text:p>
          </table:table-cell>
          <table:table-cell office:value-type="percentage" office:value="0.6" calcext:value-type="percentage">
            <text:p>60,0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6</text:p>
          </table:table-cell>
          <table:table-cell office:value-type="percentage" office:value="0.6063" calcext:value-type="percentage">
            <text:p>60,63%</text:p>
          </table:table-cell>
          <table:table-cell table:number-columns-repeated="3"/>
          <table:table-cell office:value-type="string" calcext:value-type="string">
            <text:p>Hayes-roth_6</text:p>
          </table:table-cell>
          <table:table-cell office:value-type="percentage" office:value="0.5744" calcext:value-type="percentage">
            <text:p>57,44%</text:p>
          </table:table-cell>
          <table:table-cell office:value-type="percentage" office:value="0.5974" calcext:value-type="percentage">
            <text:p>59,74%</text:p>
          </table:table-cell>
          <table:table-cell office:value-type="percentage" office:value="0.5897" calcext:value-type="percentage">
            <text:p>58,9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7</text:p>
          </table:table-cell>
          <table:table-cell office:value-type="percentage" office:value="0.6048" calcext:value-type="percentage">
            <text:p>60,48%</text:p>
          </table:table-cell>
          <table:table-cell table:number-columns-repeated="3"/>
          <table:table-cell office:value-type="string" calcext:value-type="string">
            <text:p>Hayes-roth_7</text:p>
          </table:table-cell>
          <table:table-cell office:value-type="percentage" office:value="0.5051" calcext:value-type="percentage">
            <text:p>50,51%</text:p>
          </table:table-cell>
          <table:table-cell office:value-type="percentage" office:value="0.4692" calcext:value-type="percentage">
            <text:p>46,92%</text:p>
          </table:table-cell>
          <table:table-cell office:value-type="percentage" office:value="0.4128" calcext:value-type="percentage">
            <text:p>41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8</text:p>
          </table:table-cell>
          <table:table-cell office:value-type="percentage" office:value="0.5222" calcext:value-type="percentage">
            <text:p>52,22%</text:p>
          </table:table-cell>
          <table:table-cell table:number-columns-repeated="3"/>
          <table:table-cell office:value-type="string" calcext:value-type="string">
            <text:p>Hayes-roth_8</text:p>
          </table:table-cell>
          <table:table-cell office:value-type="percentage" office:value="0.6385" calcext:value-type="percentage">
            <text:p>63,85%</text:p>
          </table:table-cell>
          <table:table-cell office:value-type="percentage" office:value="0.6051" calcext:value-type="percentage">
            <text:p>60,51%</text:p>
          </table:table-cell>
          <table:table-cell office:value-type="percentage" office:value="0.5641" calcext:value-type="percentage">
            <text:p>56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9</text:p>
          </table:table-cell>
          <table:table-cell office:value-type="percentage" office:value="0.4365" calcext:value-type="percentage">
            <text:p>43,65%</text:p>
          </table:table-cell>
          <table:table-cell table:number-columns-repeated="3"/>
          <table:table-cell office:value-type="string" calcext:value-type="string">
            <text:p>Hayes-roth_9</text:p>
          </table:table-cell>
          <table:table-cell office:value-type="percentage" office:value="0.6667" calcext:value-type="percentage">
            <text:p>66,67%</text:p>
          </table:table-cell>
          <table:table-cell office:value-type="percentage" office:value="0.6538" calcext:value-type="percentage">
            <text:p>65,38%</text:p>
          </table:table-cell>
          <table:table-cell office:value-type="percentage" office:value="0.6026" calcext:value-type="percentage">
            <text:p>60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Glass_10</text:p>
          </table:table-cell>
          <table:table-cell office:value-type="percentage" office:value="0.6984" calcext:value-type="percentage">
            <text:p>69,84%</text:p>
          </table:table-cell>
          <table:table-cell table:number-columns-repeated="3"/>
          <table:table-cell office:value-type="string" calcext:value-type="string">
            <text:p>Hayes-roth_10</text:p>
          </table:table-cell>
          <table:table-cell table:number-columns-repeated="2" office:value-type="percentage" office:value="0.6103" calcext:value-type="percentage">
            <text:p>61,03%</text:p>
          </table:table-cell>
          <table:table-cell office:value-type="percentage" office:value="0.6359" calcext:value-type="percentage">
            <text:p>63,5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39:.B48])" office:value-type="percentage" office:value="0.61048" calcext:value-type="percentage">
            <text:p>61,05%</text:p>
          </table:table-cell>
          <table:table-cell table:style-name="ce1" table:formula="of:=AVERAGE([.C39:.C48])" office:value-type="string" office:string-value="" calcext:value-type="error">
            <text:p>#DIV/0!</text:p>
          </table:table-cell>
          <table:table-cell table:style-name="ce1" table:formula="of:=AVERAGE([.D39:.D48])" office:value-type="string" office:string-value="" calcext:value-type="error">
            <text:p>#DIV/0!</text:p>
          </table:table-cell>
          <table:table-cell table:style-name="ce1" table:number-columns-repeated="2"/>
          <table:table-cell table:style-name="ce1" table:formula="of:=AVERAGE([.G39:.G48])" office:value-type="percentage" office:value="0.58437" calcext:value-type="percentage">
            <text:p>58,44%</text:p>
          </table:table-cell>
          <table:table-cell table:style-name="ce1" table:formula="of:=AVERAGE([.H39:.H48])" office:value-type="percentage" office:value="0.57205" calcext:value-type="percentage">
            <text:p>57,21%</text:p>
          </table:table-cell>
          <table:table-cell table:style-name="ce1" table:formula="of:=AVERAGE([.I39:.I48])" office:value-type="percentage" office:value="0.55512" calcext:value-type="percentage">
            <text:p>55,51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</text:p>
          </table:table-cell>
          <table:table-cell office:value-type="percentage" office:value="0.363" calcext:value-type="percentage">
            <text:p>36,30%</text:p>
          </table:table-cell>
          <table:table-cell office:value-type="percentage" office:value="0.342" calcext:value-type="percentage">
            <text:p>34,20%</text:p>
          </table:table-cell>
          <table:table-cell office:value-type="percentage" office:value="0.3531" calcext:value-type="percentage">
            <text:p>35,31%</text:p>
          </table:table-cell>
          <table:table-cell/>
          <table:table-cell office:value-type="string" calcext:value-type="string">
            <text:p>HouseVotes_1</text:p>
          </table:table-cell>
          <table:table-cell office:value-type="percentage" office:value="0.0507" calcext:value-type="percentage">
            <text:p>5,07%</text:p>
          </table:table-cell>
          <table:table-cell office:value-type="percentage" office:value="0.042" calcext:value-type="percentage">
            <text:p>4,20%</text:p>
          </table:table-cell>
          <table:table-cell office:value-type="percentage" office:value="0.058" calcext:value-type="percentage">
            <text:p>5,8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2</text:p>
          </table:table-cell>
          <table:table-cell office:value-type="percentage" office:value="0.2704" calcext:value-type="percentage">
            <text:p>27,04%</text:p>
          </table:table-cell>
          <table:table-cell office:value-type="percentage" office:value="0.258" calcext:value-type="percentage">
            <text:p>25,80%</text:p>
          </table:table-cell>
          <table:table-cell office:value-type="percentage" office:value="0.2358" calcext:value-type="percentage">
            <text:p>23,58%</text:p>
          </table:table-cell>
          <table:table-cell/>
          <table:table-cell office:value-type="string" calcext:value-type="string">
            <text:p>HouseVotes_2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86" calcext:value-type="percentage">
            <text:p>9,8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3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3296" calcext:value-type="percentage">
            <text:p>32,96%</text:p>
          </table:table-cell>
          <table:table-cell office:value-type="percentage" office:value="0.2765" calcext:value-type="percentage">
            <text:p>27,65%</text:p>
          </table:table-cell>
          <table:table-cell/>
          <table:table-cell office:value-type="string" calcext:value-type="string">
            <text:p>HouseVotes_3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1014" calcext:value-type="percentage">
            <text:p>10,14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4</text:p>
          </table:table-cell>
          <table:table-cell office:value-type="percentage" office:value="0.2444" calcext:value-type="percentage">
            <text:p>24,44%</text:p>
          </table:table-cell>
          <table:table-cell office:value-type="percentage" office:value="0.2407" calcext:value-type="percentage">
            <text:p>24,07%</text:p>
          </table:table-cell>
          <table:table-cell office:value-type="percentage" office:value="0.2346" calcext:value-type="percentage">
            <text:p>23,46%</text:p>
          </table:table-cell>
          <table:table-cell/>
          <table:table-cell office:value-type="string" calcext:value-type="string">
            <text:p>HouseVotes_4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28" calcext:value-type="percentage">
            <text:p>9,28%</text:p>
          </table:table-cell>
          <table:table-cell office:value-type="percentage" office:value="0.0826" calcext:value-type="percentage">
            <text:p>8,2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5</text:p>
          </table:table-cell>
          <table:table-cell office:value-type="percentage" office:value="0.2506" calcext:value-type="percentage">
            <text:p>25,06%</text:p>
          </table:table-cell>
          <table:table-cell office:value-type="percentage" office:value="0.2543" calcext:value-type="percentage">
            <text:p>25,43%</text:p>
          </table:table-cell>
          <table:table-cell office:value-type="percentage" office:value="0.2407" calcext:value-type="percentage">
            <text:p>24,07%</text:p>
          </table:table-cell>
          <table:table-cell/>
          <table:table-cell office:value-type="string" calcext:value-type="string">
            <text:p>HouseVotes_5</text:p>
          </table:table-cell>
          <table:table-cell office:value-type="percentage" office:value="0.0667" calcext:value-type="percentage">
            <text:p>6,67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6</text:p>
          </table:table-cell>
          <table:table-cell office:value-type="percentage" office:value="0.3247" calcext:value-type="percentage">
            <text:p>32,47%</text:p>
          </table:table-cell>
          <table:table-cell office:value-type="percentage" office:value="0.2864" calcext:value-type="percentage">
            <text:p>28,64%</text:p>
          </table:table-cell>
          <table:table-cell office:value-type="percentage" office:value="0.2914" calcext:value-type="percentage">
            <text:p>29,14%</text:p>
          </table:table-cell>
          <table:table-cell/>
          <table:table-cell office:value-type="string" calcext:value-type="string">
            <text:p>HouseVotes_6</text:p>
          </table:table-cell>
          <table:table-cell table:number-columns-repeated="2" office:value-type="percentage" office:value="0.0768" calcext:value-type="percentage">
            <text:p>7,68%</text:p>
          </table:table-cell>
          <table:table-cell office:value-type="percentage" office:value="0.0841" calcext:value-type="percentage">
            <text:p>8,4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7</text:p>
          </table:table-cell>
          <table:table-cell office:value-type="percentage" office:value="0.3864" calcext:value-type="percentage">
            <text:p>38,64%</text:p>
          </table:table-cell>
          <table:table-cell office:value-type="percentage" office:value="0.3642" calcext:value-type="percentage">
            <text:p>36,42%</text:p>
          </table:table-cell>
          <table:table-cell office:value-type="percentage" office:value="0.3457" calcext:value-type="percentage">
            <text:p>34,57%</text:p>
          </table:table-cell>
          <table:table-cell/>
          <table:table-cell office:value-type="string" calcext:value-type="string">
            <text:p>HouseVotes_7</text:p>
          </table:table-cell>
          <table:table-cell office:value-type="percentage" office:value="0.0464" calcext:value-type="percentage">
            <text:p>4,64%</text:p>
          </table:table-cell>
          <table:table-cell office:value-type="percentage" office:value="0.0435" calcext:value-type="percentage">
            <text:p>4,35%</text:p>
          </table:table-cell>
          <table:table-cell office:value-type="percentage" office:value="0.0464" calcext:value-type="percentage">
            <text:p>4,6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8</text:p>
          </table:table-cell>
          <table:table-cell office:value-type="percentage" office:value="0.3272" calcext:value-type="percentage">
            <text:p>32,72%</text:p>
          </table:table-cell>
          <table:table-cell office:value-type="percentage" office:value="0.3173" calcext:value-type="percentage">
            <text:p>31,73%</text:p>
          </table:table-cell>
          <table:table-cell office:value-type="percentage" office:value="0.3235" calcext:value-type="percentage">
            <text:p>32,35%</text:p>
          </table:table-cell>
          <table:table-cell/>
          <table:table-cell office:value-type="string" calcext:value-type="string">
            <text:p>HouseVotes_8</text:p>
          </table:table-cell>
          <table:table-cell office:value-type="percentage" office:value="0.087" calcext:value-type="percentage">
            <text:p>8,70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87" calcext:value-type="percentage">
            <text:p>8,7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9</text:p>
          </table:table-cell>
          <table:table-cell office:value-type="percentage" office:value="0.2963" calcext:value-type="percentage">
            <text:p>29,63%</text:p>
          </table:table-cell>
          <table:table-cell office:value-type="percentage" office:value="0.3259" calcext:value-type="percentage">
            <text:p>32,59%</text:p>
          </table:table-cell>
          <table:table-cell office:value-type="percentage" office:value="0.3494" calcext:value-type="percentage">
            <text:p>34,94%</text:p>
          </table:table-cell>
          <table:table-cell/>
          <table:table-cell office:value-type="string" calcext:value-type="string">
            <text:p>HouseVotes_9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25" calcext:value-type="percentage">
            <text:p>7,25%</text:p>
          </table:table-cell>
          <table:table-cell office:value-type="percentage" office:value="0.0754" calcext:value-type="percentage">
            <text:p>7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Heart_10</text:p>
          </table:table-cell>
          <table:table-cell office:value-type="percentage" office:value="0.2568" calcext:value-type="percentage">
            <text:p>25,68%</text:p>
          </table:table-cell>
          <table:table-cell office:value-type="percentage" office:value="0.2469" calcext:value-type="percentage">
            <text:p>24,69%</text:p>
          </table:table-cell>
          <table:table-cell office:value-type="percentage" office:value="0.2926" calcext:value-type="percentage">
            <text:p>29,26%</text:p>
          </table:table-cell>
          <table:table-cell/>
          <table:table-cell office:value-type="string" calcext:value-type="string">
            <text:p>HouseVotes_10</text:p>
          </table:table-cell>
          <table:table-cell office:value-type="percentage" office:value="0.0913" calcext:value-type="percentage">
            <text:p>9,13%</text:p>
          </table:table-cell>
          <table:table-cell office:value-type="percentage" office:value="0.0957" calcext:value-type="percentage">
            <text:p>9,57%</text:p>
          </table:table-cell>
          <table:table-cell office:value-type="percentage" office:value="0.0928" calcext:value-type="percentage">
            <text:p>9,2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52:.B61])" office:value-type="percentage" office:value="0.30198" calcext:value-type="percentage">
            <text:p>30,20%</text:p>
          </table:table-cell>
          <table:table-cell table:style-name="ce1" table:formula="of:=AVERAGE([.C52:.C61])" office:value-type="percentage" office:value="0.29653" calcext:value-type="percentage">
            <text:p>29,65%</text:p>
          </table:table-cell>
          <table:table-cell table:style-name="ce1" table:formula="of:=AVERAGE([.D52:.D61])" office:value-type="percentage" office:value="0.29433" calcext:value-type="percentage">
            <text:p>29,43%</text:p>
          </table:table-cell>
          <table:table-cell table:style-name="ce1" table:number-columns-repeated="2"/>
          <table:table-cell table:style-name="ce1" table:formula="of:=AVERAGE([.G52:.G61])" office:value-type="percentage" office:value="0.07451" calcext:value-type="percentage">
            <text:p>7,45%</text:p>
          </table:table-cell>
          <table:table-cell table:style-name="ce1" table:formula="of:=AVERAGE([.H52:.H61])" office:value-type="percentage" office:value="0.08218" calcext:value-type="percentage">
            <text:p>8,22%</text:p>
          </table:table-cell>
          <table:table-cell table:style-name="ce1" table:formula="of:=AVERAGE([.I52:.I61])" office:value-type="percentage" office:value="0.08018" calcext:value-type="percentage">
            <text:p>8,02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</text:p>
          </table:table-cell>
          <table:table-cell office:value-type="percentage" office:value="0.1171" calcext:value-type="percentage">
            <text:p>11,71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1" calcext:value-type="percentage">
            <text:p>10,10%</text:p>
          </table:table-cell>
          <table:table-cell/>
          <table:table-cell office:value-type="string" calcext:value-type="string">
            <text:p>Liverdisorder_1</text:p>
          </table:table-cell>
          <table:table-cell office:value-type="percentage" office:value="0.3255" calcext:value-type="percentage">
            <text:p>32,55%</text:p>
          </table:table-cell>
          <table:table-cell office:value-type="percentage" office:value="0.3578" calcext:value-type="percentage">
            <text:p>35,78%</text:p>
          </table:table-cell>
          <table:table-cell office:value-type="percentage" office:value="0.3343" calcext:value-type="percentage">
            <text:p>33,4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2</text:p>
          </table:table-cell>
          <table:table-cell office:value-type="percentage" office:value="0.0829" calcext:value-type="percentage">
            <text:p>8,29%</text:p>
          </table:table-cell>
          <table:table-cell office:value-type="percentage" office:value="0.0781" calcext:value-type="percentage">
            <text:p>7,81%</text:p>
          </table:table-cell>
          <table:table-cell office:value-type="percentage" office:value="0.0838" calcext:value-type="percentage">
            <text:p>8,38%</text:p>
          </table:table-cell>
          <table:table-cell/>
          <table:table-cell office:value-type="string" calcext:value-type="string">
            <text:p>Liverdisorder_2</text:p>
          </table:table-cell>
          <table:table-cell office:value-type="percentage" office:value="0.3029" calcext:value-type="percentage">
            <text:p>30,29%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049" calcext:value-type="percentage">
            <text:p>30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3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952" calcext:value-type="percentage">
            <text:p>9,52%</text:p>
          </table:table-cell>
          <table:table-cell office:value-type="percentage" office:value="0.081" calcext:value-type="percentage">
            <text:p>8,10%</text:p>
          </table:table-cell>
          <table:table-cell/>
          <table:table-cell office:value-type="string" calcext:value-type="string">
            <text:p>Liverdisorder_3</text:p>
          </table:table-cell>
          <table:table-cell office:value-type="percentage" office:value="0.3206" calcext:value-type="percentage">
            <text:p>32,06%</text:p>
          </table:table-cell>
          <table:table-cell office:value-type="percentage" office:value="0.3284" calcext:value-type="percentage">
            <text:p>32,84%</text:p>
          </table:table-cell>
          <table:table-cell office:value-type="percentage" office:value="0.3147" calcext:value-type="percentage">
            <text:p>31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4</text:p>
          </table:table-cell>
          <table:table-cell office:value-type="percentage" office:value="0.1524" calcext:value-type="percentage">
            <text:p>15,24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448" calcext:value-type="percentage">
            <text:p>14,48%</text:p>
          </table:table-cell>
          <table:table-cell/>
          <table:table-cell office:value-type="string" calcext:value-type="string">
            <text:p>Liverdisorder_4</text:p>
          </table:table-cell>
          <table:table-cell office:value-type="percentage" office:value="0.4617" calcext:value-type="percentage">
            <text:p>46,17%</text:p>
          </table:table-cell>
          <table:table-cell office:value-type="percentage" office:value="0.448" calcext:value-type="percentage">
            <text:p>44,80%</text:p>
          </table:table-cell>
          <table:table-cell office:value-type="percentage" office:value="0.4461" calcext:value-type="percentage">
            <text:p>44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5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857" calcext:value-type="percentage">
            <text:p>8,57%</text:p>
          </table:table-cell>
          <table:table-cell office:value-type="percentage" office:value="0.0705" calcext:value-type="percentage">
            <text:p>7,05%</text:p>
          </table:table-cell>
          <table:table-cell/>
          <table:table-cell office:value-type="string" calcext:value-type="string">
            <text:p>Liverdisorder_5</text:p>
          </table:table-cell>
          <table:table-cell office:value-type="percentage" office:value="0.3088" calcext:value-type="percentage">
            <text:p>30,88%</text:p>
          </table:table-cell>
          <table:table-cell office:value-type="percentage" office:value="0.3235" calcext:value-type="percentage">
            <text:p>32,35%</text:p>
          </table:table-cell>
          <table:table-cell office:value-type="percentage" office:value="0.3559" calcext:value-type="percentage">
            <text:p>35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6</text:p>
          </table:table-cell>
          <table:table-cell office:value-type="percentage" office:value="0.1229" calcext:value-type="percentage">
            <text:p>12,29%</text:p>
          </table:table-cell>
          <table:table-cell office:value-type="percentage" office:value="0.1029" calcext:value-type="percentage">
            <text:p>10,29%</text:p>
          </table:table-cell>
          <table:table-cell office:value-type="percentage" office:value="0.1162" calcext:value-type="percentage">
            <text:p>11,62%</text:p>
          </table:table-cell>
          <table:table-cell/>
          <table:table-cell office:value-type="string" calcext:value-type="string">
            <text:p>Liverdisorder_6</text:p>
          </table:table-cell>
          <table:table-cell office:value-type="percentage" office:value="0.2922" calcext:value-type="percentage">
            <text:p>29,22%</text:p>
          </table:table-cell>
          <table:table-cell office:value-type="percentage" office:value="0.2588" calcext:value-type="percentage">
            <text:p>25,88%</text:p>
          </table:table-cell>
          <table:table-cell office:value-type="percentage" office:value="0.3039" calcext:value-type="percentage">
            <text:p>30,3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7</text:p>
          </table:table-cell>
          <table:table-cell office:value-type="percentage" office:value="0.1429" calcext:value-type="percentage">
            <text:p>14,29%</text:p>
          </table:table-cell>
          <table:table-cell table:number-columns-repeated="2" office:value-type="percentage" office:value="0.1305" calcext:value-type="percentage">
            <text:p>13,05%</text:p>
          </table:table-cell>
          <table:table-cell/>
          <table:table-cell office:value-type="string" calcext:value-type="string">
            <text:p>Liverdisorder_7</text:p>
          </table:table-cell>
          <table:table-cell office:value-type="percentage" office:value="0.3971" calcext:value-type="percentage">
            <text:p>39,71%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735" calcext:value-type="percentage">
            <text:p>37,3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8</text:p>
          </table:table-cell>
          <table:table-cell office:value-type="percentage" office:value="0.081" calcext:value-type="percentage">
            <text:p>8,1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Liverdisorder_8</text:p>
          </table:table-cell>
          <table:table-cell office:value-type="percentage" office:value="0.2853" calcext:value-type="percentage">
            <text:p>28,53%</text:p>
          </table:table-cell>
          <table:table-cell office:value-type="percentage" office:value="0.2569" calcext:value-type="percentage">
            <text:p>25,69%</text:p>
          </table:table-cell>
          <table:table-cell office:value-type="percentage" office:value="0.2284" calcext:value-type="percentage">
            <text:p>22,8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9</text:p>
          </table:table-cell>
          <table:table-cell office:value-type="percentage" office:value="0.1019" calcext:value-type="percentage">
            <text:p>10,19%</text:p>
          </table:table-cell>
          <table:table-cell office:value-type="percentage" office:value="0.1057" calcext:value-type="percentage">
            <text:p>10,57%</text:p>
          </table:table-cell>
          <table:table-cell office:value-type="percentage" office:value="0.1076" calcext:value-type="percentage">
            <text:p>10,76%</text:p>
          </table:table-cell>
          <table:table-cell/>
          <table:table-cell office:value-type="string" calcext:value-type="string">
            <text:p>Liverdisorder_9</text:p>
          </table:table-cell>
          <table:table-cell office:value-type="percentage" office:value="0.3627" calcext:value-type="percentage">
            <text:p>36,27%</text:p>
          </table:table-cell>
          <table:table-cell office:value-type="percentage" office:value="0.3882" calcext:value-type="percentage">
            <text:p>38,82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Ionosphere_10</text:p>
          </table:table-cell>
          <table:table-cell office:value-type="percentage" office:value="0.0971" calcext:value-type="percentage">
            <text:p>9,71%</text:p>
          </table:table-cell>
          <table:table-cell office:value-type="percentage" office:value="0.0848" calcext:value-type="percentage">
            <text:p>8,48%</text:p>
          </table:table-cell>
          <table:table-cell office:value-type="percentage" office:value="0.0819" calcext:value-type="percentage">
            <text:p>8,19%</text:p>
          </table:table-cell>
          <table:table-cell/>
          <table:table-cell office:value-type="string" calcext:value-type="string">
            <text:p>Liverdisorder_10</text:p>
          </table:table-cell>
          <table:table-cell office:value-type="percentage" office:value="0.2735" calcext:value-type="percentage">
            <text:p>27,35%</text:p>
          </table:table-cell>
          <table:table-cell office:value-type="percentage" office:value="0.2794" calcext:value-type="percentage">
            <text:p>27,94%</text:p>
          </table:table-cell>
          <table:table-cell office:value-type="percentage" office:value="0.2961" calcext:value-type="percentage">
            <text:p>29,61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65:.B74])" office:value-type="percentage" office:value="0.10687" calcext:value-type="percentage">
            <text:p>10,69%</text:p>
          </table:table-cell>
          <table:table-cell table:style-name="ce1" table:formula="of:=AVERAGE([.C65:.C74])" office:value-type="percentage" office:value="0.10019" calcext:value-type="percentage">
            <text:p>10,02%</text:p>
          </table:table-cell>
          <table:table-cell table:style-name="ce1" table:formula="of:=AVERAGE([.D65:.D74])" office:value-type="percentage" office:value="0.0984" calcext:value-type="percentage">
            <text:p>9,84%</text:p>
          </table:table-cell>
          <table:table-cell table:style-name="ce1" table:number-columns-repeated="2"/>
          <table:table-cell table:style-name="ce1" table:formula="of:=AVERAGE([.G65:.G74])" office:value-type="percentage" office:value="0.33303" calcext:value-type="percentage">
            <text:p>33,30%</text:p>
          </table:table-cell>
          <table:table-cell table:style-name="ce1" table:formula="of:=AVERAGE([.H65:.H74])" office:value-type="percentage" office:value="0.33243" calcext:value-type="percentage">
            <text:p>33,24%</text:p>
          </table:table-cell>
          <table:table-cell table:style-name="ce1" table:formula="of:=AVERAGE([.I65:.I74])" office:value-type="percentage" office:value="0.33186" calcext:value-type="percentage">
            <text:p>33,1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</text:p>
          </table:table-cell>
          <table:table-cell office:value-type="percentage" office:value="0.2253" calcext:value-type="percentage">
            <text:p>22,53%</text:p>
          </table:table-cell>
          <table:table-cell office:value-type="percentage" office:value="0.2092" calcext:value-type="percentage">
            <text:p>20,92%</text:p>
          </table:table-cell>
          <table:table-cell office:value-type="percentage" office:value="0.2322" calcext:value-type="percentage">
            <text:p>23,22%</text:p>
          </table:table-cell>
          <table:table-cell/>
          <table:table-cell office:value-type="string" calcext:value-type="string">
            <text:p>Parkinsons_1</text:p>
          </table:table-cell>
          <table:table-cell office:value-type="percentage" office:value="0.2561" calcext:value-type="percentage">
            <text:p>25,61%</text:p>
          </table:table-cell>
          <table:table-cell office:value-type="percentage" office:value="0.2596" calcext:value-type="percentage">
            <text:p>25,96%</text:p>
          </table:table-cell>
          <table:table-cell office:value-type="percentage" office:value="0.2561" calcext:value-type="percentage">
            <text:p>25,6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2</text:p>
          </table:table-cell>
          <table:table-cell office:value-type="percentage" office:value="0.2261" calcext:value-type="percentage">
            <text:p>22,61%</text:p>
          </table:table-cell>
          <table:table-cell office:value-type="percentage" office:value="0.2177" calcext:value-type="percentage">
            <text:p>21,77%</text:p>
          </table:table-cell>
          <table:table-cell office:value-type="percentage" office:value="0.2145" calcext:value-type="percentage">
            <text:p>21,45%</text:p>
          </table:table-cell>
          <table:table-cell/>
          <table:table-cell office:value-type="string" calcext:value-type="string">
            <text:p>Parkinsons_2</text:p>
          </table:table-cell>
          <table:table-cell office:value-type="percentage" office:value="0.293" calcext:value-type="percentage">
            <text:p>29,30%</text:p>
          </table:table-cell>
          <table:table-cell office:value-type="percentage" office:value="0.2772" calcext:value-type="percentage">
            <text:p>27,72%</text:p>
          </table:table-cell>
          <table:table-cell office:value-type="percentage" office:value="0.2719" calcext:value-type="percentage">
            <text:p>27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3</text:p>
          </table:table-cell>
          <table:table-cell office:value-type="percentage" office:value="0.1815" calcext:value-type="percentage">
            <text:p>18,15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052" calcext:value-type="percentage">
            <text:p>20,52%</text:p>
          </table:table-cell>
          <table:table-cell/>
          <table:table-cell office:value-type="string" calcext:value-type="string">
            <text:p>Parkinsons_3</text:p>
          </table:table-cell>
          <table:table-cell office:value-type="percentage" office:value="0.3238" calcext:value-type="percentage">
            <text:p>32,38%</text:p>
          </table:table-cell>
          <table:table-cell office:value-type="percentage" office:value="0.3158" calcext:value-type="percentage">
            <text:p>31,58%</text:p>
          </table:table-cell>
          <table:table-cell office:value-type="percentage" office:value="0.3088" calcext:value-type="percentage">
            <text:p>30,8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4</text:p>
          </table:table-cell>
          <table:table-cell office:value-type="percentage" office:value="0.255" calcext:value-type="percentage">
            <text:p>25,50%</text:p>
          </table:table-cell>
          <table:table-cell office:value-type="percentage" office:value="0.2614" calcext:value-type="percentage">
            <text:p>26,14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arkinsons_4</text:p>
          </table:table-cell>
          <table:table-cell office:value-type="percentage" office:value="0.1754" calcext:value-type="percentage">
            <text:p>17,54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1772" calcext:value-type="percentage">
            <text:p>17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5</text:p>
          </table:table-cell>
          <table:table-cell office:value-type="percentage" office:value="0.1699" calcext:value-type="percentage">
            <text:p>16,99%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743" calcext:value-type="percentage">
            <text:p>17,43%</text:p>
          </table:table-cell>
          <table:table-cell/>
          <table:table-cell office:value-type="string" calcext:value-type="string">
            <text:p>Parkinsons_5</text:p>
          </table:table-cell>
          <table:table-cell office:value-type="percentage" office:value="0.2123" calcext:value-type="percentage">
            <text:p>21,23%</text:p>
          </table:table-cell>
          <table:table-cell office:value-type="percentage" office:value="0.1895" calcext:value-type="percentage">
            <text:p>18,95%</text:p>
          </table:table-cell>
          <table:table-cell office:value-type="percentage" office:value="0.2123" calcext:value-type="percentage">
            <text:p>21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6</text:p>
          </table:table-cell>
          <table:table-cell office:value-type="percentage" office:value="0.2072" calcext:value-type="percentage">
            <text:p>20,72%</text:p>
          </table:table-cell>
          <table:table-cell office:value-type="percentage" office:value="0.2133" calcext:value-type="percentage">
            <text:p>21,33%</text:p>
          </table:table-cell>
          <table:table-cell office:value-type="percentage" office:value="0.1968" calcext:value-type="percentage">
            <text:p>19,68%</text:p>
          </table:table-cell>
          <table:table-cell/>
          <table:table-cell office:value-type="string" calcext:value-type="string">
            <text:p>Parkinsons_6</text:p>
          </table:table-cell>
          <table:table-cell office:value-type="percentage" office:value="0.1649" calcext:value-type="percentage">
            <text:p>16,49%</text:p>
          </table:table-cell>
          <table:table-cell office:value-type="percentage" office:value="0.1526" calcext:value-type="percentage">
            <text:p>15,26%</text:p>
          </table:table-cell>
          <table:table-cell office:value-type="percentage" office:value="0.1649" calcext:value-type="percentage">
            <text:p>16,4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7</text:p>
          </table:table-cell>
          <table:table-cell office:value-type="percentage" office:value="0.2582" calcext:value-type="percentage">
            <text:p>25,82%</text:p>
          </table:table-cell>
          <table:table-cell office:value-type="percentage" office:value="0.2683" calcext:value-type="percentage">
            <text:p>26,83%</text:p>
          </table:table-cell>
          <table:table-cell office:value-type="percentage" office:value="0.2687" calcext:value-type="percentage">
            <text:p>26,87%</text:p>
          </table:table-cell>
          <table:table-cell/>
          <table:table-cell office:value-type="string" calcext:value-type="string">
            <text:p>Parkinsons_7</text:p>
          </table:table-cell>
          <table:table-cell office:value-type="percentage" office:value="0.0912" calcext:value-type="percentage">
            <text:p>9,12%</text:p>
          </table:table-cell>
          <table:table-cell office:value-type="percentage" office:value="0.0982" calcext:value-type="percentage">
            <text:p>9,82%</text:p>
          </table:table-cell>
          <table:table-cell office:value-type="percentage" office:value="0.086" calcext:value-type="percentage">
            <text:p>8,6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8</text:p>
          </table:table-cell>
          <table:table-cell office:value-type="percentage" office:value="0.1835" calcext:value-type="percentage">
            <text:p>18,35%</text:p>
          </table:table-cell>
          <table:table-cell office:value-type="percentage" office:value="0.1811" calcext:value-type="percentage">
            <text:p>18,11%</text:p>
          </table:table-cell>
          <table:table-cell office:value-type="percentage" office:value="0.1791" calcext:value-type="percentage">
            <text:p>17,91%</text:p>
          </table:table-cell>
          <table:table-cell/>
          <table:table-cell office:value-type="string" calcext:value-type="string">
            <text:p>Parkinsons_8</text:p>
          </table:table-cell>
          <table:table-cell office:value-type="percentage" office:value="0.1965" calcext:value-type="percentage">
            <text:p>19,65%</text:p>
          </table:table-cell>
          <table:table-cell office:value-type="percentage" office:value="0.193" calcext:value-type="percentage">
            <text:p>19,30%</text:p>
          </table:table-cell>
          <table:table-cell office:value-type="percentage" office:value="0.214" calcext:value-type="percentage">
            <text:p>21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9</text:p>
          </table:table-cell>
          <table:table-cell office:value-type="percentage" office:value="0.1851" calcext:value-type="percentage">
            <text:p>18,51%</text:p>
          </table:table-cell>
          <table:table-cell office:value-type="percentage" office:value="0.1787" calcext:value-type="percentage">
            <text:p>17,87%</text:p>
          </table:table-cell>
          <table:table-cell office:value-type="percentage" office:value="0.1799" calcext:value-type="percentage">
            <text:p>17,99%</text:p>
          </table:table-cell>
          <table:table-cell/>
          <table:table-cell office:value-type="string" calcext:value-type="string">
            <text:p>Parkinsons_9</text:p>
          </table:table-cell>
          <table:table-cell office:value-type="percentage" office:value="0.1684" calcext:value-type="percentage">
            <text:p>16,84%</text:p>
          </table:table-cell>
          <table:table-cell office:value-type="percentage" office:value="0.1421" calcext:value-type="percentage">
            <text:p>14,21%</text:p>
          </table:table-cell>
          <table:table-cell office:value-type="percentage" office:value="0.1579" calcext:value-type="percentage">
            <text:p>15,7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Mammographic_10</text:p>
          </table:table-cell>
          <table:table-cell office:value-type="percentage" office:value="0.1912" calcext:value-type="percentage">
            <text:p>19,12%</text:p>
          </table:table-cell>
          <table:table-cell office:value-type="percentage" office:value="0.2068" calcext:value-type="percentage">
            <text:p>20,68%</text:p>
          </table:table-cell>
          <table:table-cell office:value-type="percentage" office:value="0.1956" calcext:value-type="percentage">
            <text:p>19,56%</text:p>
          </table:table-cell>
          <table:table-cell/>
          <table:table-cell office:value-type="string" calcext:value-type="string">
            <text:p>Parkinsons_10</text:p>
          </table:table-cell>
          <table:table-cell office:value-type="percentage" office:value="0.0737" calcext:value-type="percentage">
            <text:p>7,37%</text:p>
          </table:table-cell>
          <table:table-cell office:value-type="percentage" office:value="0.0632" calcext:value-type="percentage">
            <text:p>6,32%</text:p>
          </table:table-cell>
          <table:table-cell office:value-type="percentage" office:value="0.0649" calcext:value-type="percentage">
            <text:p>6,49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78:.B87])" office:value-type="percentage" office:value="0.2083" calcext:value-type="percentage">
            <text:p>20,83%</text:p>
          </table:table-cell>
          <table:table-cell table:style-name="ce1" table:formula="of:=AVERAGE([.C78:.C87])" office:value-type="percentage" office:value="0.21188" calcext:value-type="percentage">
            <text:p>21,19%</text:p>
          </table:table-cell>
          <table:table-cell table:style-name="ce1" table:formula="of:=AVERAGE([.D78:.D87])" office:value-type="percentage" office:value="0.21134" calcext:value-type="percentage">
            <text:p>21,13%</text:p>
          </table:table-cell>
          <table:table-cell table:style-name="ce1" table:number-columns-repeated="2"/>
          <table:table-cell table:style-name="ce1" table:formula="of:=AVERAGE([.G78:.G87])" office:value-type="percentage" office:value="0.19553" calcext:value-type="percentage">
            <text:p>19,55%</text:p>
          </table:table-cell>
          <table:table-cell table:style-name="ce1" table:formula="of:=AVERAGE([.H78:.H87])" office:value-type="percentage" office:value="0.18807" calcext:value-type="percentage">
            <text:p>18,81%</text:p>
          </table:table-cell>
          <table:table-cell table:style-name="ce1" table:formula="of:=AVERAGE([.I78:.I87])" office:value-type="percentage" office:value="0.1914" calcext:value-type="percentage">
            <text:p>19,14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</text:p>
          </table:table-cell>
          <table:table-cell office:value-type="percentage" office:value="0.3636" calcext:value-type="percentage">
            <text:p>36,36%</text:p>
          </table:table-cell>
          <table:table-cell office:value-type="percentage" office:value="0.3496" calcext:value-type="percentage">
            <text:p>34,96%</text:p>
          </table:table-cell>
          <table:table-cell office:value-type="percentage" office:value="0.3412" calcext:value-type="percentage">
            <text:p>34,12%</text:p>
          </table:table-cell>
          <table:table-cell/>
          <table:table-cell office:value-type="string" calcext:value-type="string">
            <text:p>Popfailures_1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623" calcext:value-type="percentage">
            <text:p>6,23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2</text:p>
          </table:table-cell>
          <table:table-cell office:value-type="percentage" office:value="0.3947" calcext:value-type="percentage">
            <text:p>39,47%</text:p>
          </table:table-cell>
          <table:table-cell office:value-type="percentage" office:value="0.3816" calcext:value-type="percentage">
            <text:p>38,16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Popfailures_2</text:p>
          </table:table-cell>
          <table:table-cell office:value-type="percentage" office:value="0.063" calcext:value-type="percentage">
            <text:p>6,30%</text:p>
          </table:table-cell>
          <table:table-cell office:value-type="percentage" office:value="0.0543" calcext:value-type="percentage">
            <text:p>5,43%</text:p>
          </table:table-cell>
          <table:table-cell office:value-type="percentage" office:value="0.063" calcext:value-type="percentage">
            <text:p>6,3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3</text:p>
          </table:table-cell>
          <table:table-cell office:value-type="percentage" office:value="0.3425" calcext:value-type="percentage">
            <text:p>34,25%</text:p>
          </table:table-cell>
          <table:table-cell office:value-type="percentage" office:value="0.3263" calcext:value-type="percentage">
            <text:p>32,63%</text:p>
          </table:table-cell>
          <table:table-cell office:value-type="percentage" office:value="0.3342" calcext:value-type="percentage">
            <text:p>33,42%</text:p>
          </table:table-cell>
          <table:table-cell/>
          <table:table-cell office:value-type="string" calcext:value-type="string">
            <text:p>Popfailures_3</text:p>
          </table:table-cell>
          <table:table-cell office:value-type="percentage" office:value="0.021" calcext:value-type="percentage">
            <text:p>2,10%</text:p>
          </table:table-cell>
          <table:table-cell table:number-columns-repeated="2" office:value-type="percentage" office:value="0.0154" calcext:value-type="percentage">
            <text:p>1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4</text:p>
          </table:table-cell>
          <table:table-cell office:value-type="percentage" office:value="0.3202" calcext:value-type="percentage">
            <text:p>32,02%</text:p>
          </table:table-cell>
          <table:table-cell office:value-type="percentage" office:value="0.3211" calcext:value-type="percentage">
            <text:p>32,11%</text:p>
          </table:table-cell>
          <table:table-cell office:value-type="percentage" office:value="0.3219" calcext:value-type="percentage">
            <text:p>32,19%</text:p>
          </table:table-cell>
          <table:table-cell/>
          <table:table-cell office:value-type="string" calcext:value-type="string">
            <text:p>Popfailures_4</text:p>
          </table:table-cell>
          <table:table-cell office:value-type="percentage" office:value="0.0586" calcext:value-type="percentage">
            <text:p>5,86%</text:p>
          </table:table-cell>
          <table:table-cell office:value-type="percentage" office:value="0.0593" calcext:value-type="percentage">
            <text:p>5,93%</text:p>
          </table:table-cell>
          <table:table-cell office:value-type="percentage" office:value="0.0667" calcext:value-type="percentage">
            <text:p>6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5</text:p>
          </table:table-cell>
          <table:table-cell office:value-type="percentage" office:value="0.2934" calcext:value-type="percentage">
            <text:p>29,34%</text:p>
          </table:table-cell>
          <table:table-cell office:value-type="percentage" office:value="0.2829" calcext:value-type="percentage">
            <text:p>28,29%</text:p>
          </table:table-cell>
          <table:table-cell office:value-type="percentage" office:value="0.2776" calcext:value-type="percentage">
            <text:p>27,76%</text:p>
          </table:table-cell>
          <table:table-cell/>
          <table:table-cell office:value-type="string" calcext:value-type="string">
            <text:p>Popfailures_5</text:p>
          </table:table-cell>
          <table:table-cell office:value-type="percentage" office:value="0.0747" calcext:value-type="percentage">
            <text:p>7,47%</text:p>
          </table:table-cell>
          <table:table-cell office:value-type="percentage" office:value="0.0815" calcext:value-type="percentage">
            <text:p>8,15%</text:p>
          </table:table-cell>
          <table:table-cell office:value-type="percentage" office:value="0.0673" calcext:value-type="percentage">
            <text:p>6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6</text:p>
          </table:table-cell>
          <table:table-cell office:value-type="percentage" office:value="0.2996" calcext:value-type="percentage">
            <text:p>29,96%</text:p>
          </table:table-cell>
          <table:table-cell office:value-type="percentage" office:value="0.2759" calcext:value-type="percentage">
            <text:p>27,59%</text:p>
          </table:table-cell>
          <table:table-cell office:value-type="percentage" office:value="0.2851" calcext:value-type="percentage">
            <text:p>28,51%</text:p>
          </table:table-cell>
          <table:table-cell/>
          <table:table-cell office:value-type="string" calcext:value-type="string">
            <text:p>Popfailures_6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549" calcext:value-type="percentage">
            <text:p>5,49%</text:p>
          </table:table-cell>
          <table:table-cell office:value-type="percentage" office:value="0.0654" calcext:value-type="percentage">
            <text:p>6,5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7</text:p>
          </table:table-cell>
          <table:table-cell office:value-type="percentage" office:value="0.2855" calcext:value-type="percentage">
            <text:p>28,55%</text:p>
          </table:table-cell>
          <table:table-cell office:value-type="percentage" office:value="0.2798" calcext:value-type="percentage">
            <text:p>27,98%</text:p>
          </table:table-cell>
          <table:table-cell office:value-type="percentage" office:value="0.2671" calcext:value-type="percentage">
            <text:p>26,71%</text:p>
          </table:table-cell>
          <table:table-cell/>
          <table:table-cell office:value-type="string" calcext:value-type="string">
            <text:p>Popfailures_7</text:p>
          </table:table-cell>
          <table:table-cell table:number-columns-repeated="2" office:value-type="percentage" office:value="0.0556" calcext:value-type="percentage">
            <text:p>5,56%</text:p>
          </table:table-cell>
          <table:table-cell office:value-type="percentage" office:value="0.0611" calcext:value-type="percentage">
            <text:p>6,1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8</text:p>
          </table:table-cell>
          <table:table-cell office:value-type="percentage" office:value="0.3732" calcext:value-type="percentage">
            <text:p>37,32%</text:p>
          </table:table-cell>
          <table:table-cell office:value-type="percentage" office:value="0.368" calcext:value-type="percentage">
            <text:p>36,80%</text:p>
          </table:table-cell>
          <table:table-cell office:value-type="percentage" office:value="0.3697" calcext:value-type="percentage">
            <text:p>36,97%</text:p>
          </table:table-cell>
          <table:table-cell/>
          <table:table-cell office:value-type="string" calcext:value-type="string">
            <text:p>Popfailures_8</text:p>
          </table:table-cell>
          <table:table-cell office:value-type="percentage" office:value="0.0377" calcext:value-type="percentage">
            <text:p>3,77%</text:p>
          </table:table-cell>
          <table:table-cell office:value-type="percentage" office:value="0.037" calcext:value-type="percentage">
            <text:p>3,70%</text:p>
          </table:table-cell>
          <table:table-cell office:value-type="percentage" office:value="0.034" calcext:value-type="percentage">
            <text:p>3,4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9</text:p>
          </table:table-cell>
          <table:table-cell table:number-columns-repeated="2" office:value-type="percentage" office:value="0.3987" calcext:value-type="percentage">
            <text:p>39,87%</text:p>
          </table:table-cell>
          <table:table-cell office:value-type="percentage" office:value="0.4175" calcext:value-type="percentage">
            <text:p>41,75%</text:p>
          </table:table-cell>
          <table:table-cell/>
          <table:table-cell office:value-type="string" calcext:value-type="string">
            <text:p>Popfailures_9</text:p>
          </table:table-cell>
          <table:table-cell office:value-type="percentage" office:value="0.034" calcext:value-type="percentage">
            <text:p>3,40%</text:p>
          </table:table-cell>
          <table:table-cell office:value-type="percentage" office:value="0.0302" calcext:value-type="percentage">
            <text:p>3,02%</text:p>
          </table:table-cell>
          <table:table-cell office:value-type="percentage" office:value="0.0265" calcext:value-type="percentage">
            <text:p>2,6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Pima_10</text:p>
          </table:table-cell>
          <table:table-cell office:value-type="percentage" office:value="0.3921" calcext:value-type="percentage">
            <text:p>39,21%</text:p>
          </table:table-cell>
          <table:table-cell office:value-type="percentage" office:value="0.3702" calcext:value-type="percentage">
            <text:p>37,02%</text:p>
          </table:table-cell>
          <table:table-cell office:value-type="percentage" office:value="0.3622" calcext:value-type="percentage">
            <text:p>36,22%</text:p>
          </table:table-cell>
          <table:table-cell/>
          <table:table-cell office:value-type="string" calcext:value-type="string">
            <text:p>Popfailures_10</text:p>
          </table:table-cell>
          <table:table-cell office:value-type="percentage" office:value="0.0697" calcext:value-type="percentage">
            <text:p>6,97%</text:p>
          </table:table-cell>
          <table:table-cell office:value-type="percentage" office:value="0.0796" calcext:value-type="percentage">
            <text:p>7,96%</text:p>
          </table:table-cell>
          <table:table-cell office:value-type="percentage" office:value="0.0778" calcext:value-type="percentage">
            <text:p>7,78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91:.B100])" office:value-type="percentage" office:value="0.34635" calcext:value-type="percentage">
            <text:p>34,64%</text:p>
          </table:table-cell>
          <table:table-cell table:style-name="ce1" table:formula="of:=AVERAGE([.C91:.C100])" office:value-type="percentage" office:value="0.33541" calcext:value-type="percentage">
            <text:p>33,54%</text:p>
          </table:table-cell>
          <table:table-cell table:style-name="ce1" table:formula="of:=AVERAGE([.D91:.D100])" office:value-type="percentage" office:value="0.3362" calcext:value-type="percentage">
            <text:p>33,62%</text:p>
          </table:table-cell>
          <table:table-cell table:style-name="ce1" table:number-columns-repeated="2"/>
          <table:table-cell table:style-name="ce1" table:formula="of:=AVERAGE([.G91:.G100])" office:value-type="percentage" office:value="0.05365" calcext:value-type="percentage">
            <text:p>5,37%</text:p>
          </table:table-cell>
          <table:table-cell table:style-name="ce1" table:formula="of:=AVERAGE([.H91:.H100])" office:value-type="percentage" office:value="0.05301" calcext:value-type="percentage">
            <text:p>5,30%</text:p>
          </table:table-cell>
          <table:table-cell table:style-name="ce1" table:formula="of:=AVERAGE([.I91:.I100])" office:value-type="percentage" office:value="0.05383" calcext:value-type="percentage">
            <text:p>5,38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20"/>
        </table:table-row>
        <table:table-row table:style-name="ro1">
          <table:table-cell office:value-type="string" calcext:value-type="string">
            <text:p>Regions2_1</text:p>
          </table:table-cell>
          <table:table-cell office:value-type="percentage" office:value="0.2586" calcext:value-type="percentage">
            <text:p>25,86%</text:p>
          </table:table-cell>
          <table:table-cell office:value-type="percentage" office:value="0.2511" calcext:value-type="percentage">
            <text:p>25,11%</text:p>
          </table:table-cell>
          <table:table-cell office:value-type="percentage" office:value="0.2478" calcext:value-type="percentage">
            <text:p>24,78%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2</text:p>
          </table:table-cell>
          <table:table-cell office:value-type="percentage" office:value="0.2672" calcext:value-type="percentage">
            <text:p>26,72%</text:p>
          </table:table-cell>
          <table:table-cell office:value-type="percentage" office:value="0.2565" calcext:value-type="percentage">
            <text:p>25,65%</text:p>
          </table:table-cell>
          <table:table-cell office:value-type="percentage" office:value="0.25" calcext:value-type="percentage">
            <text:p>25,00%</text:p>
          </table:table-cell>
          <table:table-cell/>
          <table:table-cell office:value-type="string" calcext:value-type="string">
            <text:p>Bands_1</text:p>
          </table:table-cell>
          <table:table-cell office:value-type="percentage" office:value="0.338" calcext:value-type="percentage">
            <text:p>33,80%</text:p>
          </table:table-cell>
          <table:table-cell office:value-type="percentage" office:value="0.3315" calcext:value-type="percentage">
            <text:p>33,15%</text:p>
          </table:table-cell>
          <table:table-cell office:value-type="percentage" office:value="0.3296" calcext:value-type="percentage">
            <text:p>32,9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3</text:p>
          </table:table-cell>
          <table:table-cell office:value-type="percentage" office:value="0.2882" calcext:value-type="percentage">
            <text:p>28,82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552" calcext:value-type="percentage">
            <text:p>25,52%</text:p>
          </table:table-cell>
          <table:table-cell/>
          <table:table-cell office:value-type="string" calcext:value-type="string">
            <text:p>Bands_2</text:p>
          </table:table-cell>
          <table:table-cell office:value-type="percentage" office:value="0.3611" calcext:value-type="percentage">
            <text:p>36,11%</text:p>
          </table:table-cell>
          <table:table-cell table:number-columns-repeated="2" office:value-type="percentage" office:value="0.3472" calcext:value-type="percentage">
            <text:p>34,7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4</text:p>
          </table:table-cell>
          <table:table-cell office:value-type="percentage" office:value="0.321" calcext:value-type="percentage">
            <text:p>32,10%</text:p>
          </table:table-cell>
          <table:table-cell office:value-type="percentage" office:value="0.2892" calcext:value-type="percentage">
            <text:p>28,92%</text:p>
          </table:table-cell>
          <table:table-cell office:value-type="percentage" office:value="0.3167" calcext:value-type="percentage">
            <text:p>31,67%</text:p>
          </table:table-cell>
          <table:table-cell/>
          <table:table-cell office:value-type="string" calcext:value-type="string">
            <text:p>Bands_3</text:p>
          </table:table-cell>
          <table:table-cell office:value-type="percentage" office:value="0.4935" calcext:value-type="percentage">
            <text:p>49,35%</text:p>
          </table:table-cell>
          <table:table-cell office:value-type="percentage" office:value="0.4852" calcext:value-type="percentage">
            <text:p>48,52%</text:p>
          </table:table-cell>
          <table:table-cell office:value-type="percentage" office:value="0.4787" calcext:value-type="percentage">
            <text:p>47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5</text:p>
          </table:table-cell>
          <table:table-cell office:value-type="percentage" office:value="0.3032" calcext:value-type="percentage">
            <text:p>30,32%</text:p>
          </table:table-cell>
          <table:table-cell office:value-type="percentage" office:value="0.2946" calcext:value-type="percentage">
            <text:p>29,46%</text:p>
          </table:table-cell>
          <table:table-cell office:value-type="percentage" office:value="0.3097" calcext:value-type="percentage">
            <text:p>30,97%</text:p>
          </table:table-cell>
          <table:table-cell/>
          <table:table-cell office:value-type="string" calcext:value-type="string">
            <text:p>Bands_4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81" calcext:value-type="percentage">
            <text:p>29,81%</text:p>
          </table:table-cell>
          <table:table-cell office:value-type="percentage" office:value="0.3019" calcext:value-type="percentage">
            <text:p>30,1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6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683" calcext:value-type="percentage">
            <text:p>36,83%</text:p>
          </table:table-cell>
          <table:table-cell office:value-type="percentage" office:value="0.3661" calcext:value-type="percentage">
            <text:p>36,61%</text:p>
          </table:table-cell>
          <table:table-cell/>
          <table:table-cell office:value-type="string" calcext:value-type="string">
            <text:p>Bands_5</text:p>
          </table:table-cell>
          <table:table-cell table:number-columns-repeated="2" office:value-type="percentage" office:value="0.4444" calcext:value-type="percentage">
            <text:p>44,44%</text:p>
          </table:table-cell>
          <table:table-cell office:value-type="percentage" office:value="0.4315" calcext:value-type="percentage">
            <text:p>43,1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7</text:p>
          </table:table-cell>
          <table:table-cell office:value-type="percentage" office:value="0.2812" calcext:value-type="percentage">
            <text:p>28,12%</text:p>
          </table:table-cell>
          <table:table-cell office:value-type="percentage" office:value="0.2935" calcext:value-type="percentage">
            <text:p>29,35%</text:p>
          </table:table-cell>
          <table:table-cell office:value-type="percentage" office:value="0.2919" calcext:value-type="percentage">
            <text:p>29,19%</text:p>
          </table:table-cell>
          <table:table-cell/>
          <table:table-cell office:value-type="string" calcext:value-type="string">
            <text:p>Bands_6</text:p>
          </table:table-cell>
          <table:table-cell office:value-type="percentage" office:value="0.3074" calcext:value-type="percentage">
            <text:p>30,74%</text:p>
          </table:table-cell>
          <table:table-cell office:value-type="percentage" office:value="0.2954" calcext:value-type="percentage">
            <text:p>29,54%</text:p>
          </table:table-cell>
          <table:table-cell office:value-type="percentage" office:value="0.2944" calcext:value-type="percentage">
            <text:p>29,4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8</text:p>
          </table:table-cell>
          <table:table-cell office:value-type="percentage" office:value="0.2919" calcext:value-type="percentage">
            <text:p>29,19%</text:p>
          </table:table-cell>
          <table:table-cell office:value-type="percentage" office:value="0.2591" calcext:value-type="percentage">
            <text:p>25,91%</text:p>
          </table:table-cell>
          <table:table-cell office:value-type="percentage" office:value="0.2452" calcext:value-type="percentage">
            <text:p>24,52%</text:p>
          </table:table-cell>
          <table:table-cell/>
          <table:table-cell office:value-type="string" calcext:value-type="string">
            <text:p>Bands_7</text:p>
          </table:table-cell>
          <table:table-cell office:value-type="percentage" office:value="0.275" calcext:value-type="percentage">
            <text:p>27,50%</text:p>
          </table:table-cell>
          <table:table-cell office:value-type="percentage" office:value="0.2741" calcext:value-type="percentage">
            <text:p>27,41%</text:p>
          </table:table-cell>
          <table:table-cell office:value-type="percentage" office:value="0.275" calcext:value-type="percentage">
            <text:p>27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9</text:p>
          </table:table-cell>
          <table:table-cell office:value-type="percentage" office:value="0.2462" calcext:value-type="percentage">
            <text:p>24,62%</text:p>
          </table:table-cell>
          <table:table-cell office:value-type="percentage" office:value="0.2376" calcext:value-type="percentage">
            <text:p>23,76%</text:p>
          </table:table-cell>
          <table:table-cell office:value-type="percentage" office:value="0.2446" calcext:value-type="percentage">
            <text:p>24,46%</text:p>
          </table:table-cell>
          <table:table-cell/>
          <table:table-cell office:value-type="string" calcext:value-type="string">
            <text:p>Bands_8</text:p>
          </table:table-cell>
          <table:table-cell office:value-type="percentage" office:value="0.3278" calcext:value-type="percentage">
            <text:p>32,78%</text:p>
          </table:table-cell>
          <table:table-cell office:value-type="percentage" office:value="0.3213" calcext:value-type="percentage">
            <text:p>32,13%</text:p>
          </table:table-cell>
          <table:table-cell office:value-type="percentage" office:value="0.325" calcext:value-type="percentage">
            <text:p>32,5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Regions2_10</text:p>
          </table:table-cell>
          <table:table-cell office:value-type="percentage" office:value="0.314" calcext:value-type="percentage">
            <text:p>31,40%</text:p>
          </table:table-cell>
          <table:table-cell office:value-type="percentage" office:value="0.3446" calcext:value-type="percentage">
            <text:p>34,46%</text:p>
          </table:table-cell>
          <table:table-cell office:value-type="percentage" office:value="0.3194" calcext:value-type="percentage">
            <text:p>31,94%</text:p>
          </table:table-cell>
          <table:table-cell/>
          <table:table-cell office:value-type="string" calcext:value-type="string">
            <text:p>Bands_9</text:p>
          </table:table-cell>
          <table:table-cell table:number-columns-repeated="2" office:value-type="percentage" office:value="0.2519" calcext:value-type="percentage">
            <text:p>25,19%</text:p>
          </table:table-cell>
          <table:table-cell office:value-type="percentage" office:value="0.2537" calcext:value-type="percentage">
            <text:p>25,3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04:.B113])" office:value-type="percentage" office:value="0.29107" calcext:value-type="percentage">
            <text:p>29,11%</text:p>
          </table:table-cell>
          <table:table-cell table:style-name="ce1" table:formula="of:=AVERAGE([.C104:.C113])" office:value-type="percentage" office:value="0.28536" calcext:value-type="percentage">
            <text:p>28,54%</text:p>
          </table:table-cell>
          <table:table-cell table:style-name="ce1" table:formula="of:=AVERAGE([.D104:.D113])" office:value-type="percentage" office:value="0.28466" calcext:value-type="percentage">
            <text:p>28,47%</text:p>
          </table:table-cell>
          <table:table-cell/>
          <table:table-cell office:value-type="string" calcext:value-type="string">
            <text:p>Bands_10</text:p>
          </table:table-cell>
          <table:table-cell office:value-type="percentage" office:value="0.3806" calcext:value-type="percentage">
            <text:p>38,06%</text:p>
          </table:table-cell>
          <table:table-cell office:value-type="percentage" office:value="0.3426" calcext:value-type="percentage">
            <text:p>34,26%</text:p>
          </table:table-cell>
          <table:table-cell office:value-type="percentage" office:value="0.3509" calcext:value-type="percentage">
            <text:p>35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ce1" table:number-columns-repeated="2"/>
          <table:table-cell table:style-name="ce1" table:formula="of:=AVERAGE([.G105:.G114])" office:value-type="percentage" office:value="0.34871" calcext:value-type="percentage">
            <text:p>34,87%</text:p>
          </table:table-cell>
          <table:table-cell table:style-name="ce1" table:formula="of:=AVERAGE([.H105:.H114])" office:value-type="percentage" office:value="0.33917" calcext:value-type="percentage">
            <text:p>33,92%</text:p>
          </table:table-cell>
          <table:table-cell table:style-name="ce1" table:formula="of:=AVERAGE([.I105:.I114])" office:value-type="percentage" office:value="0.33879" calcext:value-type="percentage">
            <text:p>33,88%</text:p>
          </table:table-cell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</text:p>
          </table:table-cell>
          <table:table-cell office:value-type="percentage" office:value="0.3" calcext:value-type="percentage">
            <text:p>30,00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71" calcext:value-type="percentage">
            <text:p>29,71%</text:p>
          </table:table-cell>
          <table:table-cell/>
          <table:table-cell office:value-type="string" calcext:value-type="string">
            <text:p>Segment_1</text:p>
          </table:table-cell>
          <table:table-cell office:value-type="percentage" office:value="0.6141" calcext:value-type="percentage">
            <text:p>61,41%</text:p>
          </table:table-cell>
          <table:table-cell office:value-type="percentage" office:value="0.5088" calcext:value-type="percentage">
            <text:p>50,88%</text:p>
          </table:table-cell>
          <table:table-cell office:value-type="percentage" office:value="0.5281" calcext:value-type="percentage">
            <text:p>52,81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2</text:p>
          </table:table-cell>
          <table:table-cell office:value-type="percentage" office:value="0.2826" calcext:value-type="percentage">
            <text:p>28,26%</text:p>
          </table:table-cell>
          <table:table-cell office:value-type="percentage" office:value="0.2942" calcext:value-type="percentage">
            <text:p>29,42%</text:p>
          </table:table-cell>
          <table:table-cell office:value-type="percentage" office:value="0.2928" calcext:value-type="percentage">
            <text:p>29,28%</text:p>
          </table:table-cell>
          <table:table-cell/>
          <table:table-cell office:value-type="string" calcext:value-type="string">
            <text:p>Segment_2</text:p>
          </table:table-cell>
          <table:table-cell office:value-type="percentage" office:value="0.5685" calcext:value-type="percentage">
            <text:p>56,85%</text:p>
          </table:table-cell>
          <table:table-cell office:value-type="percentage" office:value="0.5175" calcext:value-type="percentage">
            <text:p>51,75%</text:p>
          </table:table-cell>
          <table:table-cell office:value-type="percentage" office:value="0.381" calcext:value-type="percentage">
            <text:p>38,1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3</text:p>
          </table:table-cell>
          <table:table-cell office:value-type="percentage" office:value="0.4471" calcext:value-type="percentage">
            <text:p>44,71%</text:p>
          </table:table-cell>
          <table:table-cell office:value-type="percentage" office:value="0.45" calcext:value-type="percentage">
            <text:p>45,00%</text:p>
          </table:table-cell>
          <table:table-cell office:value-type="percentage" office:value="0.4507" calcext:value-type="percentage">
            <text:p>45,07%</text:p>
          </table:table-cell>
          <table:table-cell/>
          <table:table-cell office:value-type="string" calcext:value-type="string">
            <text:p>Segment_3</text:p>
          </table:table-cell>
          <table:table-cell office:value-type="percentage" office:value="0.5208" calcext:value-type="percentage">
            <text:p>52,08%</text:p>
          </table:table-cell>
          <table:table-cell office:value-type="percentage" office:value="0.5494" calcext:value-type="percentage">
            <text:p>54,94%</text:p>
          </table:table-cell>
          <table:table-cell office:value-type="percentage" office:value="0.5173" calcext:value-type="percentage">
            <text:p>51,7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4</text:p>
          </table:table-cell>
          <table:table-cell office:value-type="percentage" office:value="0.3725" calcext:value-type="percentage">
            <text:p>37,25%</text:p>
          </table:table-cell>
          <table:table-cell office:value-type="percentage" office:value="0.3754" calcext:value-type="percentage">
            <text:p>37,54%</text:p>
          </table:table-cell>
          <table:table-cell office:value-type="percentage" office:value="0.3667" calcext:value-type="percentage">
            <text:p>36,67%</text:p>
          </table:table-cell>
          <table:table-cell/>
          <table:table-cell office:value-type="string" calcext:value-type="string">
            <text:p>Segment_4</text:p>
          </table:table-cell>
          <table:table-cell office:value-type="percentage" office:value="0.5485" calcext:value-type="percentage">
            <text:p>54,85%</text:p>
          </table:table-cell>
          <table:table-cell office:value-type="percentage" office:value="0.5531" calcext:value-type="percentage">
            <text:p>55,31%</text:p>
          </table:table-cell>
          <table:table-cell office:value-type="percentage" office:value="0.5866" calcext:value-type="percentage">
            <text:p>58,6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5</text:p>
          </table:table-cell>
          <table:table-cell office:value-type="percentage" office:value="0.3036" calcext:value-type="percentage">
            <text:p>30,36%</text:p>
          </table:table-cell>
          <table:table-cell office:value-type="percentage" office:value="0.287" calcext:value-type="percentage">
            <text:p>28,70%</text:p>
          </table:table-cell>
          <table:table-cell office:value-type="percentage" office:value="0.2913" calcext:value-type="percentage">
            <text:p>29,13%</text:p>
          </table:table-cell>
          <table:table-cell/>
          <table:table-cell office:value-type="string" calcext:value-type="string">
            <text:p>Segment_5</text:p>
          </table:table-cell>
          <table:table-cell office:value-type="percentage" office:value="0.5589" calcext:value-type="percentage">
            <text:p>55,89%</text:p>
          </table:table-cell>
          <table:table-cell office:value-type="percentage" office:value="0.5039" calcext:value-type="percentage">
            <text:p>50,39%</text:p>
          </table:table-cell>
          <table:table-cell office:value-type="percentage" office:value="0.4805" calcext:value-type="percentage">
            <text:p>48,0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6</text:p>
          </table:table-cell>
          <table:table-cell office:value-type="percentage" office:value="0.3833" calcext:value-type="percentage">
            <text:p>38,33%</text:p>
          </table:table-cell>
          <table:table-cell office:value-type="percentage" office:value="0.3768" calcext:value-type="percentage">
            <text:p>37,68%</text:p>
          </table:table-cell>
          <table:table-cell office:value-type="percentage" office:value="0.3812" calcext:value-type="percentage">
            <text:p>38,12%</text:p>
          </table:table-cell>
          <table:table-cell/>
          <table:table-cell office:value-type="string" calcext:value-type="string">
            <text:p>Segment_6</text:p>
          </table:table-cell>
          <table:table-cell office:value-type="percentage" office:value="0.5446" calcext:value-type="percentage">
            <text:p>54,46%</text:p>
          </table:table-cell>
          <table:table-cell office:value-type="percentage" office:value="0.4749" calcext:value-type="percentage">
            <text:p>47,49%</text:p>
          </table:table-cell>
          <table:table-cell office:value-type="percentage" office:value="0.3723" calcext:value-type="percentage">
            <text:p>37,2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7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703" calcext:value-type="percentage">
            <text:p>37,03%</text:p>
          </table:table-cell>
          <table:table-cell office:value-type="percentage" office:value="0.3899" calcext:value-type="percentage">
            <text:p>38,99%</text:p>
          </table:table-cell>
          <table:table-cell/>
          <table:table-cell office:value-type="string" calcext:value-type="string">
            <text:p>Segment_7</text:p>
          </table:table-cell>
          <table:table-cell office:value-type="percentage" office:value="0.5548" calcext:value-type="percentage">
            <text:p>55,48%</text:p>
          </table:table-cell>
          <table:table-cell office:value-type="percentage" office:value="0.513" calcext:value-type="percentage">
            <text:p>51,30%</text:p>
          </table:table-cell>
          <table:table-cell office:value-type="percentage" office:value="0.632" calcext:value-type="percentage">
            <text:p>63,2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8</text:p>
          </table:table-cell>
          <table:table-cell office:value-type="percentage" office:value="0.3964" calcext:value-type="percentage">
            <text:p>39,64%</text:p>
          </table:table-cell>
          <table:table-cell office:value-type="percentage" office:value="0.3848" calcext:value-type="percentage">
            <text:p>38,48%</text:p>
          </table:table-cell>
          <table:table-cell office:value-type="percentage" office:value="0.3855" calcext:value-type="percentage">
            <text:p>38,55%</text:p>
          </table:table-cell>
          <table:table-cell/>
          <table:table-cell office:value-type="string" calcext:value-type="string">
            <text:p>Segment_8</text:p>
          </table:table-cell>
          <table:table-cell office:value-type="percentage" office:value="0.5908" calcext:value-type="percentage">
            <text:p>59,08%</text:p>
          </table:table-cell>
          <table:table-cell office:value-type="percentage" office:value="0.557" calcext:value-type="percentage">
            <text:p>55,70%</text:p>
          </table:table-cell>
          <table:table-cell office:value-type="percentage" office:value="0.6732" calcext:value-type="percentage">
            <text:p>67,32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9</text:p>
          </table:table-cell>
          <table:table-cell office:value-type="percentage" office:value="0.3232" calcext:value-type="percentage">
            <text:p>32,32%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3058" calcext:value-type="percentage">
            <text:p>30,58%</text:p>
          </table:table-cell>
          <table:table-cell/>
          <table:table-cell office:value-type="string" calcext:value-type="string">
            <text:p>Segment_9</text:p>
          </table:table-cell>
          <table:table-cell office:value-type="percentage" office:value="0.5525" calcext:value-type="percentage">
            <text:p>55,25%</text:p>
          </table:table-cell>
          <table:table-cell office:value-type="percentage" office:value="0.4973" calcext:value-type="percentage">
            <text:p>49,73%</text:p>
          </table:table-cell>
          <table:table-cell office:value-type="percentage" office:value="0.4394" calcext:value-type="percentage">
            <text:p>43,9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Saheart_10</text:p>
          </table:table-cell>
          <table:table-cell office:value-type="percentage" office:value="0.3312" calcext:value-type="percentage">
            <text:p>33,12%</text:p>
          </table:table-cell>
          <table:table-cell office:value-type="percentage" office:value="0.3304" calcext:value-type="percentage">
            <text:p>33,04%</text:p>
          </table:table-cell>
          <table:table-cell office:value-type="percentage" office:value="0.3319" calcext:value-type="percentage">
            <text:p>33,19%</text:p>
          </table:table-cell>
          <table:table-cell/>
          <table:table-cell office:value-type="string" calcext:value-type="string">
            <text:p>Segment_10</text:p>
          </table:table-cell>
          <table:table-cell office:value-type="percentage" office:value="0.5537" calcext:value-type="percentage">
            <text:p>55,37%</text:p>
          </table:table-cell>
          <table:table-cell office:value-type="percentage" office:value="0.5681" calcext:value-type="percentage">
            <text:p>56,81%</text:p>
          </table:table-cell>
          <table:table-cell office:value-type="percentage" office:value="0.4892" calcext:value-type="percentage">
            <text:p>48,92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17:.B126])" office:value-type="percentage" office:value="0.35247" calcext:value-type="percentage">
            <text:p>35,25%</text:p>
          </table:table-cell>
          <table:table-cell table:style-name="ce1" table:formula="of:=AVERAGE([.C117:.C126])" office:value-type="percentage" office:value="0.34602" calcext:value-type="percentage">
            <text:p>34,60%</text:p>
          </table:table-cell>
          <table:table-cell table:style-name="ce1" table:formula="of:=AVERAGE([.D117:.D126])" office:value-type="percentage" office:value="0.34929" calcext:value-type="percentage">
            <text:p>34,93%</text:p>
          </table:table-cell>
          <table:table-cell table:style-name="ce1" table:number-columns-repeated="2"/>
          <table:table-cell table:style-name="ce1" table:formula="of:=AVERAGE([.G117:.G126])" office:value-type="percentage" office:value="0.56072" calcext:value-type="percentage">
            <text:p>56,07%</text:p>
          </table:table-cell>
          <table:table-cell table:style-name="ce1" table:formula="of:=AVERAGE([.H117:.H126])" office:value-type="percentage" office:value="0.5243" calcext:value-type="percentage">
            <text:p>52,43%</text:p>
          </table:table-cell>
          <table:table-cell table:style-name="ce1" table:formula="of:=AVERAGE([.I117:.I126])" office:value-type="percentage" office:value="0.50996" calcext:value-type="percentage">
            <text:p>51,00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</text:p>
          </table:table-cell>
          <table:table-cell office:value-type="percentage" office:value="0.1345" calcext:value-type="percentage">
            <text:p>13,45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304" calcext:value-type="percentage">
            <text:p>13,04%</text:p>
          </table:table-cell>
          <table:table-cell/>
          <table:table-cell office:value-type="string" calcext:value-type="string">
            <text:p>Wine_1</text:p>
          </table:table-cell>
          <table:table-cell office:value-type="percentage" office:value="0.5353" calcext:value-type="percentage">
            <text:p>53,53%</text:p>
          </table:table-cell>
          <table:table-cell office:value-type="percentage" office:value="0.3333" calcext:value-type="percentage">
            <text:p>33,33%</text:p>
          </table:table-cell>
          <table:table-cell office:value-type="percentage" office:value="0.3608" calcext:value-type="percentage">
            <text:p>36,0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2</text:p>
          </table:table-cell>
          <table:table-cell office:value-type="percentage" office:value="0.0583" calcext:value-type="percentage">
            <text:p>5,83%</text:p>
          </table:table-cell>
          <table:table-cell office:value-type="percentage" office:value="0.0494" calcext:value-type="percentage">
            <text:p>4,94%</text:p>
          </table:table-cell>
          <table:table-cell office:value-type="percentage" office:value="0.0589" calcext:value-type="percentage">
            <text:p>5,89%</text:p>
          </table:table-cell>
          <table:table-cell/>
          <table:table-cell office:value-type="string" calcext:value-type="string">
            <text:p>Wine_2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647" calcext:value-type="percentage">
            <text:p>26,47%</text:p>
          </table:table-cell>
          <table:table-cell office:value-type="percentage" office:value="0.2216" calcext:value-type="percentage">
            <text:p>22,16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3</text:p>
          </table:table-cell>
          <table:table-cell office:value-type="percentage" office:value="0.1369" calcext:value-type="percentage">
            <text:p>13,69%</text:p>
          </table:table-cell>
          <table:table-cell office:value-type="percentage" office:value="0.1274" calcext:value-type="percentage">
            <text:p>12,74%</text:p>
          </table:table-cell>
          <table:table-cell office:value-type="percentage" office:value="0.1405" calcext:value-type="percentage">
            <text:p>14,05%</text:p>
          </table:table-cell>
          <table:table-cell/>
          <table:table-cell office:value-type="string" calcext:value-type="string">
            <text:p>Wine_3</text:p>
          </table:table-cell>
          <table:table-cell office:value-type="percentage" office:value="0.398" calcext:value-type="percentage">
            <text:p>39,80%</text:p>
          </table:table-cell>
          <table:table-cell office:value-type="percentage" office:value="0.3588" calcext:value-type="percentage">
            <text:p>35,88%</text:p>
          </table:table-cell>
          <table:table-cell office:value-type="percentage" office:value="0.3569" calcext:value-type="percentage">
            <text:p>35,6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4</text:p>
          </table:table-cell>
          <table:table-cell office:value-type="percentage" office:value="0.0577" calcext:value-type="percentage">
            <text:p>5,77%</text:p>
          </table:table-cell>
          <table:table-cell office:value-type="percentage" office:value="0.0554" calcext:value-type="percentage">
            <text:p>5,54%</text:p>
          </table:table-cell>
          <table:table-cell office:value-type="percentage" office:value="0.0667" calcext:value-type="percentage">
            <text:p>6,67%</text:p>
          </table:table-cell>
          <table:table-cell/>
          <table:table-cell office:value-type="string" calcext:value-type="string">
            <text:p>Wine_4</text:p>
          </table:table-cell>
          <table:table-cell office:value-type="percentage" office:value="0.3706" calcext:value-type="percentage">
            <text:p>37,06%</text:p>
          </table:table-cell>
          <table:table-cell office:value-type="percentage" office:value="0.2176" calcext:value-type="percentage">
            <text:p>21,76%</text:p>
          </table:table-cell>
          <table:table-cell office:value-type="percentage" office:value="0.1745" calcext:value-type="percentage">
            <text:p>17,45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5</text:p>
          </table:table-cell>
          <table:table-cell table:number-columns-repeated="2" office:value-type="percentage" office:value="0.0905" calcext:value-type="percentage">
            <text:p>9,05%</text:p>
          </table:table-cell>
          <table:table-cell office:value-type="percentage" office:value="0.0762" calcext:value-type="percentage">
            <text:p>7,62%</text:p>
          </table:table-cell>
          <table:table-cell/>
          <table:table-cell office:value-type="string" calcext:value-type="string">
            <text:p>Wine_5</text:p>
          </table:table-cell>
          <table:table-cell office:value-type="percentage" office:value="0.3216" calcext:value-type="percentage">
            <text:p>32,16%</text:p>
          </table:table-cell>
          <table:table-cell office:value-type="percentage" office:value="0.2804" calcext:value-type="percentage">
            <text:p>28,04%</text:p>
          </table:table-cell>
          <table:table-cell office:value-type="percentage" office:value="0.2159" calcext:value-type="percentage">
            <text:p>21,59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6</text:p>
          </table:table-cell>
          <table:table-cell office:value-type="percentage" office:value="0.0661" calcext:value-type="percentage">
            <text:p>6,61%</text:p>
          </table:table-cell>
          <table:table-cell office:value-type="percentage" office:value="0.0798" calcext:value-type="percentage">
            <text:p>7,98%</text:p>
          </table:table-cell>
          <table:table-cell office:value-type="percentage" office:value="0.0964" calcext:value-type="percentage">
            <text:p>9,64%</text:p>
          </table:table-cell>
          <table:table-cell/>
          <table:table-cell office:value-type="string" calcext:value-type="string">
            <text:p>Wine_6</text:p>
          </table:table-cell>
          <table:table-cell office:value-type="percentage" office:value="0.2529" calcext:value-type="percentage">
            <text:p>25,29%</text:p>
          </table:table-cell>
          <table:table-cell office:value-type="percentage" office:value="0.2686" calcext:value-type="percentage">
            <text:p>26,86%</text:p>
          </table:table-cell>
          <table:table-cell office:value-type="percentage" office:value="0.1804" calcext:value-type="percentage">
            <text:p>18,04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7</text:p>
          </table:table-cell>
          <table:table-cell office:value-type="percentage" office:value="0.0887" calcext:value-type="percentage">
            <text:p>8,87%</text:p>
          </table:table-cell>
          <table:table-cell office:value-type="percentage" office:value="0.0905" calcext:value-type="percentage">
            <text:p>9,05%</text:p>
          </table:table-cell>
          <table:table-cell office:value-type="percentage" office:value="0.0833" calcext:value-type="percentage">
            <text:p>8,33%</text:p>
          </table:table-cell>
          <table:table-cell/>
          <table:table-cell office:value-type="string" calcext:value-type="string">
            <text:p>Wine_7</text:p>
          </table:table-cell>
          <table:table-cell office:value-type="percentage" office:value="0.2471" calcext:value-type="percentage">
            <text:p>24,71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149" calcext:value-type="percentage">
            <text:p>14,90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8</text:p>
          </table:table-cell>
          <table:table-cell office:value-type="percentage" office:value="0.1054" calcext:value-type="percentage">
            <text:p>10,54%</text:p>
          </table:table-cell>
          <table:table-cell office:value-type="percentage" office:value="0.1042" calcext:value-type="percentage">
            <text:p>10,42%</text:p>
          </table:table-cell>
          <table:table-cell office:value-type="percentage" office:value="0.1036" calcext:value-type="percentage">
            <text:p>10,36%</text:p>
          </table:table-cell>
          <table:table-cell/>
          <table:table-cell office:value-type="string" calcext:value-type="string">
            <text:p>Wine_8</text:p>
          </table:table-cell>
          <table:table-cell office:value-type="percentage" office:value="0.1608" calcext:value-type="percentage">
            <text:p>16,08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18" calcext:value-type="percentage">
            <text:p>11,18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9</text:p>
          </table:table-cell>
          <table:table-cell office:value-type="percentage" office:value="0.103" calcext:value-type="percentage">
            <text:p>10,30%</text:p>
          </table:table-cell>
          <table:table-cell office:value-type="percentage" office:value="0.1036" calcext:value-type="percentage">
            <text:p>10,36%</text:p>
          </table:table-cell>
          <table:table-cell office:value-type="percentage" office:value="0.0982" calcext:value-type="percentage">
            <text:p>9,82%</text:p>
          </table:table-cell>
          <table:table-cell/>
          <table:table-cell office:value-type="string" calcext:value-type="string">
            <text:p>Wine_9</text:p>
          </table:table-cell>
          <table:table-cell office:value-type="percentage" office:value="0.2255" calcext:value-type="percentage">
            <text:p>22,55%</text:p>
          </table:table-cell>
          <table:table-cell office:value-type="percentage" office:value="0.2353" calcext:value-type="percentage">
            <text:p>23,53%</text:p>
          </table:table-cell>
          <table:table-cell office:value-type="percentage" office:value="0.2647" calcext:value-type="percentage">
            <text:p>26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Wdbc_10</text:p>
          </table:table-cell>
          <table:table-cell office:value-type="percentage" office:value="0.0673" calcext:value-type="percentage">
            <text:p>6,73%</text:p>
          </table:table-cell>
          <table:table-cell office:value-type="percentage" office:value="0.0685" calcext:value-type="percentage">
            <text:p>6,85%</text:p>
          </table:table-cell>
          <table:table-cell office:value-type="percentage" office:value="0.0643" calcext:value-type="percentage">
            <text:p>6,43%</text:p>
          </table:table-cell>
          <table:table-cell/>
          <table:table-cell office:value-type="string" calcext:value-type="string">
            <text:p>Wine_10</text:p>
          </table:table-cell>
          <table:table-cell office:value-type="percentage" office:value="0.2294" calcext:value-type="percentage">
            <text:p>22,94%</text:p>
          </table:table-cell>
          <table:table-cell office:value-type="percentage" office:value="0.2078" calcext:value-type="percentage">
            <text:p>20,78%</text:p>
          </table:table-cell>
          <table:table-cell office:value-type="percentage" office:value="0.1196" calcext:value-type="percentage">
            <text:p>11,96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32:.B141])" office:value-type="percentage" office:value="0.09084" calcext:value-type="percentage">
            <text:p>9,08%</text:p>
          </table:table-cell>
          <table:table-cell table:style-name="ce1" table:formula="of:=AVERAGE([.C132:.C141])" office:value-type="percentage" office:value="0.0902" calcext:value-type="percentage">
            <text:p>9,02%</text:p>
          </table:table-cell>
          <table:table-cell table:style-name="ce1" table:formula="of:=AVERAGE([.D132:.D141])" office:value-type="percentage" office:value="0.09185" calcext:value-type="percentage">
            <text:p>9,19%</text:p>
          </table:table-cell>
          <table:table-cell table:style-name="ce1" table:number-columns-repeated="2"/>
          <table:table-cell table:style-name="ce1" table:formula="of:=AVERAGE([.G132:.G141])" office:value-type="percentage" office:value="0.30432" calcext:value-type="percentage">
            <text:p>30,43%</text:p>
          </table:table-cell>
          <table:table-cell table:style-name="ce1" table:formula="of:=AVERAGE([.H132:.H141])" office:value-type="percentage" office:value="0.25351" calcext:value-type="percentage">
            <text:p>25,35%</text:p>
          </table:table-cell>
          <table:table-cell table:style-name="ce1" table:formula="of:=AVERAGE([.I132:.I141])" office:value-type="percentage" office:value="0.21552" calcext:value-type="percentage">
            <text:p>21,55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</text:p>
          </table:table-cell>
          <table:table-cell office:value-type="percentage" office:value="0.2322" calcext:value-type="percentage">
            <text:p>23,22%</text:p>
          </table:table-cell>
          <table:table-cell office:value-type="percentage" office:value="0.1822" calcext:value-type="percentage">
            <text:p>18,22%</text:p>
          </table:table-cell>
          <table:table-cell office:value-type="percentage" office:value="0.1733" calcext:value-type="percentage">
            <text:p>17,33%</text:p>
          </table:table-cell>
          <table:table-cell/>
          <table:table-cell office:value-type="string" calcext:value-type="string">
            <text:p>ZO_NF_S_1</text:p>
          </table:table-cell>
          <table:table-cell office:value-type="percentage" office:value="0.156" calcext:value-type="percentage">
            <text:p>15,60%</text:p>
          </table:table-cell>
          <table:table-cell office:value-type="percentage" office:value="0.1147" calcext:value-type="percentage">
            <text:p>11,47%</text:p>
          </table:table-cell>
          <table:table-cell office:value-type="percentage" office:value="0.0513" calcext:value-type="percentage">
            <text:p>5,1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2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511" calcext:value-type="percentage">
            <text:p>15,11%</text:p>
          </table:table-cell>
          <table:table-cell office:value-type="percentage" office:value="0.1556" calcext:value-type="percentage">
            <text:p>15,56%</text:p>
          </table:table-cell>
          <table:table-cell/>
          <table:table-cell office:value-type="string" calcext:value-type="string">
            <text:p>ZO_NF_S_2</text:p>
          </table:table-cell>
          <table:table-cell office:value-type="percentage" office:value="0.188" calcext:value-type="percentage">
            <text:p>18,80%</text:p>
          </table:table-cell>
          <table:table-cell office:value-type="percentage" office:value="0.0627" calcext:value-type="percentage">
            <text:p>6,27%</text:p>
          </table:table-cell>
          <table:table-cell office:value-type="percentage" office:value="0.0947" calcext:value-type="percentage">
            <text:p>9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3</text:p>
          </table:table-cell>
          <table:table-cell office:value-type="percentage" office:value="0.2122" calcext:value-type="percentage">
            <text:p>21,22%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1622" calcext:value-type="percentage">
            <text:p>16,22%</text:p>
          </table:table-cell>
          <table:table-cell/>
          <table:table-cell office:value-type="string" calcext:value-type="string">
            <text:p>ZO_NF_S_3</text:p>
          </table:table-cell>
          <table:table-cell office:value-type="percentage" office:value="0.172" calcext:value-type="percentage">
            <text:p>17,20%</text:p>
          </table:table-cell>
          <table:table-cell office:value-type="percentage" office:value="0.1193" calcext:value-type="percentage">
            <text:p>11,93%</text:p>
          </table:table-cell>
          <table:table-cell office:value-type="percentage" office:value="0.1267" calcext:value-type="percentage">
            <text:p>12,6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4</text:p>
          </table:table-cell>
          <table:table-cell office:value-type="percentage" office:value="0.13" calcext:value-type="percentage">
            <text:p>13,00%</text:p>
          </table:table-cell>
          <table:table-cell office:value-type="percentage" office:value="0.0789" calcext:value-type="percentage">
            <text:p>7,89%</text:p>
          </table:table-cell>
          <table:table-cell office:value-type="percentage" office:value="0.08" calcext:value-type="percentage">
            <text:p>8,00%</text:p>
          </table:table-cell>
          <table:table-cell/>
          <table:table-cell office:value-type="string" calcext:value-type="string">
            <text:p>ZO_NF_S_4</text:p>
          </table:table-cell>
          <table:table-cell office:value-type="percentage" office:value="0.1767" calcext:value-type="percentage">
            <text:p>17,67%</text:p>
          </table:table-cell>
          <table:table-cell office:value-type="percentage" office:value="0.0967" calcext:value-type="percentage">
            <text:p>9,67%</text:p>
          </table:table-cell>
          <table:table-cell office:value-type="percentage" office:value="0.0953" calcext:value-type="percentage">
            <text:p>9,5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5</text:p>
          </table:table-cell>
          <table:table-cell office:value-type="percentage" office:value="0.1711" calcext:value-type="percentage">
            <text:p>17,11%</text:p>
          </table:table-cell>
          <table:table-cell office:value-type="percentage" office:value="0.09" calcext:value-type="percentage">
            <text:p>9,00%</text:p>
          </table:table-cell>
          <table:table-cell office:value-type="percentage" office:value="0.1278" calcext:value-type="percentage">
            <text:p>12,78%</text:p>
          </table:table-cell>
          <table:table-cell/>
          <table:table-cell office:value-type="string" calcext:value-type="string">
            <text:p>ZO_NF_S_5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1047" calcext:value-type="percentage">
            <text:p>10,4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6</text:p>
          </table:table-cell>
          <table:table-cell office:value-type="percentage" office:value="0.1856" calcext:value-type="percentage">
            <text:p>18,56%</text:p>
          </table:table-cell>
          <table:table-cell office:value-type="percentage" office:value="0.0844" calcext:value-type="percentage">
            <text:p>8,44%</text:p>
          </table:table-cell>
          <table:table-cell office:value-type="percentage" office:value="0.0467" calcext:value-type="percentage">
            <text:p>4,67%</text:p>
          </table:table-cell>
          <table:table-cell/>
          <table:table-cell office:value-type="string" calcext:value-type="string">
            <text:p>ZO_NF_S_6</text:p>
          </table:table-cell>
          <table:table-cell office:value-type="percentage" office:value="0.1873" calcext:value-type="percentage">
            <text:p>18,73%</text:p>
          </table:table-cell>
          <table:table-cell office:value-type="percentage" office:value="0.114" calcext:value-type="percentage">
            <text:p>11,40%</text:p>
          </table:table-cell>
          <table:table-cell office:value-type="percentage" office:value="0.1127" calcext:value-type="percentage">
            <text:p>11,2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7</text:p>
          </table:table-cell>
          <table:table-cell office:value-type="percentage" office:value="0.1656" calcext:value-type="percentage">
            <text:p>16,56%</text:p>
          </table:table-cell>
          <table:table-cell office:value-type="percentage" office:value="0.1033" calcext:value-type="percentage">
            <text:p>10,33%</text:p>
          </table:table-cell>
          <table:table-cell office:value-type="percentage" office:value="0.0856" calcext:value-type="percentage">
            <text:p>8,56%</text:p>
          </table:table-cell>
          <table:table-cell/>
          <table:table-cell office:value-type="string" calcext:value-type="string">
            <text:p>ZO_NF_S_7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058" calcext:value-type="percentage">
            <text:p>5,80%</text:p>
          </table:table-cell>
          <table:table-cell office:value-type="percentage" office:value="0.0733" calcext:value-type="percentage">
            <text:p>7,33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8</text:p>
          </table:table-cell>
          <table:table-cell office:value-type="percentage" office:value="0.2167" calcext:value-type="percentage">
            <text:p>21,67%</text:p>
          </table:table-cell>
          <table:table-cell office:value-type="percentage" office:value="0.1422" calcext:value-type="percentage">
            <text:p>14,22%</text:p>
          </table:table-cell>
          <table:table-cell office:value-type="percentage" office:value="0.1478" calcext:value-type="percentage">
            <text:p>14,78%</text:p>
          </table:table-cell>
          <table:table-cell/>
          <table:table-cell office:value-type="string" calcext:value-type="string">
            <text:p>ZO_NF_S_8</text:p>
          </table:table-cell>
          <table:table-cell office:value-type="percentage" office:value="0.1687" calcext:value-type="percentage">
            <text:p>16,87%</text:p>
          </table:table-cell>
          <table:table-cell office:value-type="percentage" office:value="0.1327" calcext:value-type="percentage">
            <text:p>13,27%</text:p>
          </table:table-cell>
          <table:table-cell office:value-type="percentage" office:value="0.1187" calcext:value-type="percentage">
            <text:p>11,8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9</text:p>
          </table:table-cell>
          <table:table-cell office:value-type="percentage" office:value="0.1278" calcext:value-type="percentage">
            <text:p>12,78%</text:p>
          </table:table-cell>
          <table:table-cell office:value-type="percentage" office:value="0.0767" calcext:value-type="percentage">
            <text:p>7,67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O_NF_S_9</text:p>
          </table:table-cell>
          <table:table-cell office:value-type="percentage" office:value="0.182" calcext:value-type="percentage">
            <text:p>18,20%</text:p>
          </table:table-cell>
          <table:table-cell office:value-type="percentage" office:value="0.148" calcext:value-type="percentage">
            <text:p>14,80%</text:p>
          </table:table-cell>
          <table:table-cell office:value-type="percentage" office:value="0.1007" calcext:value-type="percentage">
            <text:p>10,07%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_f_s_10</text:p>
          </table:table-cell>
          <table:table-cell office:value-type="percentage" office:value="0.1911" calcext:value-type="percentage">
            <text:p>19,11%</text:p>
          </table:table-cell>
          <table:table-cell office:value-type="percentage" office:value="0.0944" calcext:value-type="percentage">
            <text:p>9,44%</text:p>
          </table:table-cell>
          <table:table-cell office:value-type="percentage" office:value="0.12" calcext:value-type="percentage">
            <text:p>12,00%</text:p>
          </table:table-cell>
          <table:table-cell/>
          <table:table-cell office:value-type="string" calcext:value-type="string">
            <text:p>ZO_NF_S_10</text:p>
          </table:table-cell>
          <table:table-cell office:value-type="percentage" office:value="0.164" calcext:value-type="percentage">
            <text:p>16,40%</text:p>
          </table:table-cell>
          <table:table-cell office:value-type="percentage" office:value="0.1387" calcext:value-type="percentage">
            <text:p>13,87%</text:p>
          </table:table-cell>
          <table:table-cell office:value-type="percentage" office:value="0.1307" calcext:value-type="percentage">
            <text:p>13,07%</text:p>
          </table:table-cell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45:.B154])" office:value-type="percentage" office:value="0.18234" calcext:value-type="percentage">
            <text:p>18,23%</text:p>
          </table:table-cell>
          <table:table-cell table:style-name="ce1" table:formula="of:=AVERAGE([.C145:.C154])" office:value-type="percentage" office:value="0.11943" calcext:value-type="percentage">
            <text:p>11,94%</text:p>
          </table:table-cell>
          <table:table-cell table:style-name="ce1" table:formula="of:=AVERAGE([.D145:.D154])" office:value-type="percentage" office:value="0.1149" calcext:value-type="percentage">
            <text:p>11,49%</text:p>
          </table:table-cell>
          <table:table-cell table:style-name="ce1" table:number-columns-repeated="2"/>
          <table:table-cell table:style-name="ce1" table:formula="of:=AVERAGE([.G145:.G154])" office:value-type="percentage" office:value="0.16607" calcext:value-type="percentage">
            <text:p>16,61%</text:p>
          </table:table-cell>
          <table:table-cell table:style-name="ce1" table:formula="of:=AVERAGE([.H145:.H154])" office:value-type="percentage" office:value="0.10848" calcext:value-type="percentage">
            <text:p>10,85%</text:p>
          </table:table-cell>
          <table:table-cell table:style-name="ce1" table:formula="of:=AVERAGE([.I145:.I154])" office:value-type="percentage" office:value="0.10088" calcext:value-type="percentage">
            <text:p>10,09%</text:p>
          </table:table-cell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number-columns-repeated="1024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number-columns-repeated="1015"/>
        </table:table-row>
        <table:table-row table:style-name="ro1">
          <table:table-cell office:value-type="string" calcext:value-type="string">
            <text:p>ZONF_S_1</text:p>
          </table:table-cell>
          <table:table-cell office:value-type="percentage" office:value="0.0267" calcext:value-type="percentage">
            <text:p>2,6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2</text:p>
          </table:table-cell>
          <table:table-cell office:value-type="percentage" office:value="0.0273" calcext:value-type="percentage">
            <text:p>2,73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5" calcext:value-type="percentage">
            <text:p>5,00%</text:p>
          </table:table-cell>
          <table:table-cell/>
          <table:table-cell office:value-type="string" calcext:value-type="string">
            <text:p>Z_O_N_F_S_2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3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6" calcext:value-type="percentage">
            <text:p>3,6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3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4</text:p>
          </table:table-cell>
          <table:table-cell office:value-type="percentage" office:value="0.044" calcext:value-type="percentage">
            <text:p>4,40%</text:p>
          </table:table-cell>
          <table:table-cell office:value-type="percentage" office:value="0.0407" calcext:value-type="percentage">
            <text:p>4,07%</text:p>
          </table:table-cell>
          <table:table-cell office:value-type="percentage" office:value="0.03" calcext:value-type="percentage">
            <text:p>3,00%</text:p>
          </table:table-cell>
          <table:table-cell/>
          <table:table-cell office:value-type="string" calcext:value-type="string">
            <text:p>Z_O_N_F_S_4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5</text:p>
          </table:table-cell>
          <table:table-cell office:value-type="percentage" office:value="0.0167" calcext:value-type="percentage">
            <text:p>1,67%</text:p>
          </table:table-cell>
          <table:table-cell office:value-type="percentage" office:value="0.0187" calcext:value-type="percentage">
            <text:p>1,87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5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6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14" calcext:value-type="percentage">
            <text:p>1,40%</text:p>
          </table:table-cell>
          <table:table-cell office:value-type="percentage" office:value="0" calcext:value-type="percentage">
            <text:p>0,00%</text:p>
          </table:table-cell>
          <table:table-cell/>
          <table:table-cell office:value-type="string" calcext:value-type="string">
            <text:p>Z_O_N_F_S_6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7</text:p>
          </table:table-cell>
          <table:table-cell office:value-type="percentage" office:value="0.0047" calcext:value-type="percentage">
            <text:p>0,47%</text:p>
          </table:table-cell>
          <table:table-cell office:value-type="percentage" office:value="0.0093" calcext:value-type="percentage">
            <text:p>0,9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7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8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33" calcext:value-type="percentage">
            <text:p>2,33%</text:p>
          </table:table-cell>
          <table:table-cell office:value-type="percentage" office:value="0.01" calcext:value-type="percentage">
            <text:p>1,00%</text:p>
          </table:table-cell>
          <table:table-cell/>
          <table:table-cell office:value-type="string" calcext:value-type="string">
            <text:p>Z_O_N_F_S_8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9</text:p>
          </table:table-cell>
          <table:table-cell office:value-type="percentage" office:value="0.04" calcext:value-type="percentage">
            <text:p>4,00%</text:p>
          </table:table-cell>
          <table:table-cell office:value-type="percentage" office:value="0.0427" calcext:value-type="percentage">
            <text:p>4,27%</text:p>
          </table:table-cell>
          <table:table-cell office:value-type="percentage" office:value="0.04" calcext:value-type="percentage">
            <text:p>4,00%</text:p>
          </table:table-cell>
          <table:table-cell/>
          <table:table-cell office:value-type="string" calcext:value-type="string">
            <text:p>Z_O_N_F_S_9</text:p>
          </table:table-cell>
          <table:table-cell table:number-columns-repeated="1018"/>
        </table:table-row>
        <table:table-row table:style-name="ro1">
          <table:table-cell office:value-type="string" calcext:value-type="string">
            <text:p>ZONF_S_10</text:p>
          </table:table-cell>
          <table:table-cell office:value-type="percentage" office:value="0.0307" calcext:value-type="percentage">
            <text:p>3,07%</text:p>
          </table:table-cell>
          <table:table-cell office:value-type="percentage" office:value="0.03" calcext:value-type="percentage">
            <text:p>3,00%</text:p>
          </table:table-cell>
          <table:table-cell office:value-type="percentage" office:value="0.02" calcext:value-type="percentage">
            <text:p>2,00%</text:p>
          </table:table-cell>
          <table:table-cell/>
          <table:table-cell office:value-type="string" calcext:value-type="string">
            <text:p>Z_O_N_F_S_10</text:p>
          </table:table-cell>
          <table:table-cell table:number-columns-repeated="1018"/>
        </table:table-row>
        <table:table-row table:style-name="ro1">
          <table:table-cell table:style-name="ce1"/>
          <table:table-cell table:style-name="ce1" table:formula="of:=AVERAGE([.B158:.B167])" office:value-type="percentage" office:value="0.02701" calcext:value-type="percentage">
            <text:p>2,70%</text:p>
          </table:table-cell>
          <table:table-cell table:style-name="ce1" table:formula="of:=AVERAGE([.C158:.C167])" office:value-type="percentage" office:value="0.02747" calcext:value-type="percentage">
            <text:p>2,75%</text:p>
          </table:table-cell>
          <table:table-cell table:style-name="ce1" table:formula="of:=AVERAGE([.D158:.D167])" office:value-type="percentage" office:value="0.021" calcext:value-type="percentage">
            <text:p>2,10%</text:p>
          </table:table-cell>
          <table:table-cell table:style-name="ce1" table:number-columns-repeated="2"/>
          <table:table-cell table:style-name="ce1" table:formula="of:=AVERAGE([.G158:.G167])" office:value-type="string" office:string-value="" calcext:value-type="error">
            <text:p>#DIV/0!</text:p>
          </table:table-cell>
          <table:table-cell table:style-name="ce1" table:formula="of:=AVERAGE([.H158:.H167])" office:value-type="string" office:string-value="" calcext:value-type="error">
            <text:p>#DIV/0!</text:p>
          </table:table-cell>
          <table:table-cell table:style-name="ce1" table:number-columns-repeated="4"/>
          <table:table-cell table:style-name="ce5" table:number-columns-repeated="1012"/>
        </table:table-row>
        <table:table-row table:style-name="ro1">
          <table:table-cell table:number-columns-repeated="4"/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</text:p>
          </table:table-cell>
          <table:table-cell office:value-type="percentage" office:value="0.1067" calcext:value-type="percentage">
            <text:p>10,67%</text:p>
          </table:table-cell>
          <table:table-cell office:value-type="percentage" office:value="0.06" calcext:value-type="percentage">
            <text:p>6,00%</text:p>
          </table:table-cell>
          <table:table-cell office:value-type="percentage" office:value="0.0633" calcext:value-type="percentage">
            <text:p>6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2</text:p>
          </table:table-cell>
          <table:table-cell office:value-type="percentage" office:value="0.35" calcext:value-type="percentage">
            <text:p>35,00%</text:p>
          </table:table-cell>
          <table:table-cell office:value-type="percentage" office:value="0.2933" calcext:value-type="percentage">
            <text:p>29,33%</text:p>
          </table:table-cell>
          <table:table-cell office:value-type="percentage" office:value="0.3" calcext:value-type="percentage">
            <text:p>30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3</text:p>
          </table:table-cell>
          <table:table-cell office:value-type="percentage" office:value="0.1733" calcext:value-type="percentage">
            <text:p>17,33%</text:p>
          </table:table-cell>
          <table:table-cell office:value-type="percentage" office:value="0.15" calcext:value-type="percentage">
            <text:p>15,00%</text:p>
          </table:table-cell>
          <table:table-cell office:value-type="percentage" office:value="0.1433" calcext:value-type="percentage">
            <text:p>14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4</text:p>
          </table:table-cell>
          <table:table-cell office:value-type="percentage" office:value="0.12" calcext:value-type="percentage">
            <text:p>12,00%</text:p>
          </table:table-cell>
          <table:table-cell office:value-type="percentage" office:value="0.11" calcext:value-type="percentage">
            <text:p>11,00%</text:p>
          </table:table-cell>
          <table:table-cell office:value-type="percentage" office:value="0.1033" calcext:value-type="percentage">
            <text:p>10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5</text:p>
          </table:table-cell>
          <table:table-cell office:value-type="percentage" office:value="0.0567" calcext:value-type="percentage">
            <text:p>5,67%</text:p>
          </table:table-cell>
          <table:table-cell office:value-type="percentage" office:value="0.0133" calcext:value-type="percentage">
            <text:p>1,33%</text:p>
          </table:table-cell>
          <table:table-cell office:value-type="percentage" office:value="0.03" calcext:value-type="percentage">
            <text:p>3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6</text:p>
          </table:table-cell>
          <table:table-cell office:value-type="percentage" office:value="0.3133" calcext:value-type="percentage">
            <text:p>31,33%</text:p>
          </table:table-cell>
          <table:table-cell office:value-type="percentage" office:value="0.31" calcext:value-type="percentage">
            <text:p>31,00%</text:p>
          </table:table-cell>
          <table:table-cell office:value-type="percentage" office:value="0.2967" calcext:value-type="percentage">
            <text:p>29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7</text:p>
          </table:table-cell>
          <table:table-cell office:value-type="percentage" office:value="0.1433" calcext:value-type="percentage">
            <text:p>14,33%</text:p>
          </table:table-cell>
          <table:table-cell office:value-type="percentage" office:value="0.1333" calcext:value-type="percentage">
            <text:p>13,33%</text:p>
          </table:table-cell>
          <table:table-cell office:value-type="percentage" office:value="0.1167" calcext:value-type="percentage">
            <text:p>11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8</text:p>
          </table:table-cell>
          <table:table-cell office:value-type="percentage" office:value="0.1567" calcext:value-type="percentage">
            <text:p>15,67%</text:p>
          </table:table-cell>
          <table:table-cell office:value-type="percentage" office:value="0.1" calcext:value-type="percentage">
            <text:p>10,00%</text:p>
          </table:table-cell>
          <table:table-cell office:value-type="percentage" office:value="0.09" calcext:value-type="percentage">
            <text:p>9,00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9</text:p>
          </table:table-cell>
          <table:table-cell office:value-type="percentage" office:value="0.1833" calcext:value-type="percentage">
            <text:p>18,33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567" calcext:value-type="percentage">
            <text:p>15,67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office:value-type="string" calcext:value-type="string">
            <text:p>ZOO_10</text:p>
          </table:table-cell>
          <table:table-cell office:value-type="percentage" office:value="0.0333" calcext:value-type="percentage">
            <text:p>3,33%</text:p>
          </table:table-cell>
          <table:table-cell office:value-type="percentage" office:value="0.01" calcext:value-type="percentage">
            <text:p>1,00%</text:p>
          </table:table-cell>
          <table:table-cell office:value-type="percentage" office:value="0.0333" calcext:value-type="percentage">
            <text:p>3,33%</text:p>
          </table:table-cell>
          <table:table-cell table:style-name="Default" table:number-columns-repeated="5"/>
          <table:table-cell table:number-columns-repeated="1015"/>
        </table:table-row>
        <table:table-row table:style-name="ro1">
          <table:table-cell table:style-name="ce1"/>
          <table:table-cell table:style-name="ce1" table:formula="of:=AVERAGE([.B171:.B180])" office:value-type="percentage" office:value="0.16366" calcext:value-type="percentage">
            <text:p>16,37%</text:p>
          </table:table-cell>
          <table:table-cell table:style-name="ce1" table:formula="of:=AVERAGE([.C171:.C180])" office:value-type="percentage" office:value="0.13466" calcext:value-type="percentage">
            <text:p>13,47%</text:p>
          </table:table-cell>
          <table:table-cell table:style-name="ce1" table:formula="of:=AVERAGE([.D171:.D180])" office:value-type="percentage" office:value="0.13333" calcext:value-type="percentage">
            <text:p>13,33%</text:p>
          </table:table-cell>
          <table:table-cell table:style-name="Default" table:number-columns-repeated="5"/>
          <table:table-cell table:style-name="ce1" table:number-columns-repeated="3"/>
          <table:table-cell table:style-name="ce5"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</text:p>
          </table:table-cell>
          <table:table-cell table:style-name="ce3" office:value-type="float" office:value="1479.2" calcext:value-type="float">
            <text:p>1479,2</text:p>
          </table:table-cell>
          <table:table-cell table:style-name="ce3" office:value-type="float" office:value="1750.29" calcext:value-type="float">
            <text:p>1750,29</text:p>
          </table:table-cell>
          <table:table-cell table:style-name="ce3" office:value-type="float" office:value="1434.07" calcext:value-type="float">
            <text:p>1434,07</text:p>
          </table:table-cell>
          <table:table-cell table:style-name="Default"/>
          <table:table-cell office:value-type="string" calcext:value-type="string">
            <text:p>Airfoil_1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26" calcext:value-type="float">
            <text:p>0,226</text:p>
          </table:table-cell>
          <table:table-cell table:style-name="ce3" office:value-type="float" office:value="0.173" calcext:value-type="float">
            <text:p>0,1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2</text:p>
          </table:table-cell>
          <table:table-cell table:style-name="ce3" office:value-type="float" office:value="2103.68" calcext:value-type="float">
            <text:p>2103,68</text:p>
          </table:table-cell>
          <table:table-cell table:style-name="ce3" office:value-type="float" office:value="2913.72" calcext:value-type="float">
            <text:p>2913,72</text:p>
          </table:table-cell>
          <table:table-cell table:style-name="ce3" office:value-type="float" office:value="2686.19" calcext:value-type="float">
            <text:p>2686,19</text:p>
          </table:table-cell>
          <table:table-cell table:style-name="Default"/>
          <table:table-cell office:value-type="string" calcext:value-type="string">
            <text:p>Airfoil_2</text:p>
          </table:table-cell>
          <table:table-cell table:style-name="ce3" office:value-type="float" office:value="0.275" calcext:value-type="float">
            <text:p>0,275</text:p>
          </table:table-cell>
          <table:table-cell table:style-name="ce3" office:value-type="float" office:value="0.198" calcext:value-type="float">
            <text:p>0,198</text:p>
          </table:table-cell>
          <table:table-cell table:style-name="ce3" office:value-type="float" office:value="0.197" calcext:value-type="float">
            <text:p>0,19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3</text:p>
          </table:table-cell>
          <table:table-cell table:style-name="ce3" office:value-type="float" office:value="4670.97" calcext:value-type="float">
            <text:p>4670,97</text:p>
          </table:table-cell>
          <table:table-cell table:style-name="ce3" office:value-type="float" office:value="2654.71" calcext:value-type="float">
            <text:p>2654,71</text:p>
          </table:table-cell>
          <table:table-cell table:style-name="ce3" office:value-type="float" office:value="3695.41" calcext:value-type="float">
            <text:p>3695,41</text:p>
          </table:table-cell>
          <table:table-cell table:style-name="Default"/>
          <table:table-cell office:value-type="string" calcext:value-type="string">
            <text:p>Airfoil_3</text:p>
          </table:table-cell>
          <table:table-cell table:style-name="ce3" office:value-type="float" office:value="0.348" calcext:value-type="float">
            <text:p>0,348</text:p>
          </table:table-cell>
          <table:table-cell table:style-name="ce3" office:value-type="float" office:value="0.233" calcext:value-type="float">
            <text:p>0,233</text:p>
          </table:table-cell>
          <table:table-cell table:style-name="ce3" office:value-type="float" office:value="0.314" calcext:value-type="float">
            <text:p>0,31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4</text:p>
          </table:table-cell>
          <table:table-cell table:style-name="ce3" office:value-type="float" office:value="3373.64" calcext:value-type="float">
            <text:p>3373,64</text:p>
          </table:table-cell>
          <table:table-cell table:style-name="ce3" office:value-type="float" office:value="2598.46" calcext:value-type="float">
            <text:p>2598,46</text:p>
          </table:table-cell>
          <table:table-cell table:style-name="ce3" office:value-type="float" office:value="3752.82" calcext:value-type="float">
            <text:p>3752,82</text:p>
          </table:table-cell>
          <table:table-cell table:style-name="Default"/>
          <table:table-cell office:value-type="string" calcext:value-type="string">
            <text:p>Airfoil_4</text:p>
          </table:table-cell>
          <table:table-cell table:style-name="ce3" office:value-type="float" office:value="9.086" calcext:value-type="float">
            <text:p>9,086</text:p>
          </table:table-cell>
          <table:table-cell table:style-name="ce3" office:value-type="float" office:value="57.19" calcext:value-type="float">
            <text:p>57,19</text:p>
          </table:table-cell>
          <table:table-cell table:style-name="ce3" office:value-type="float" office:value="6.441" calcext:value-type="float">
            <text:p>6,44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5</text:p>
          </table:table-cell>
          <table:table-cell table:style-name="ce3" office:value-type="float" office:value="2780.36" calcext:value-type="float">
            <text:p>2780,36</text:p>
          </table:table-cell>
          <table:table-cell table:style-name="ce3" office:value-type="float" office:value="2695.73" calcext:value-type="float">
            <text:p>2695,73</text:p>
          </table:table-cell>
          <table:table-cell table:style-name="ce3" office:value-type="float" office:value="2003.56" calcext:value-type="float">
            <text:p>2003,56</text:p>
          </table:table-cell>
          <table:table-cell table:style-name="Default"/>
          <table:table-cell office:value-type="string" calcext:value-type="string">
            <text:p>Airfoil_5</text:p>
          </table:table-cell>
          <table:table-cell table:style-name="ce3" office:value-type="float" office:value="0.366" calcext:value-type="float">
            <text:p>0,366</text:p>
          </table:table-cell>
          <table:table-cell table:style-name="ce3" office:value-type="float" office:value="0.302" calcext:value-type="float">
            <text:p>0,302</text:p>
          </table:table-cell>
          <table:table-cell table:style-name="ce3" office:value-type="float" office:value="6.46" calcext:value-type="float">
            <text:p>6,4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6</text:p>
          </table:table-cell>
          <table:table-cell table:style-name="ce3" office:value-type="float" office:value="1984.6" calcext:value-type="float">
            <text:p>1984,6</text:p>
          </table:table-cell>
          <table:table-cell table:style-name="ce3" office:value-type="float" office:value="1930.39" calcext:value-type="float">
            <text:p>1930,39</text:p>
          </table:table-cell>
          <table:table-cell table:style-name="ce3" office:value-type="float" office:value="1840.55" calcext:value-type="float">
            <text:p>1840,55</text:p>
          </table:table-cell>
          <table:table-cell table:style-name="Default"/>
          <table:table-cell office:value-type="string" calcext:value-type="string">
            <text:p>Airfoil_6</text:p>
          </table:table-cell>
          <table:table-cell table:style-name="ce3" office:value-type="float" office:value="0.179" calcext:value-type="float">
            <text:p>0,179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62" calcext:value-type="float">
            <text:p>0,16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7</text:p>
          </table:table-cell>
          <table:table-cell table:style-name="ce3" office:value-type="float" office:value="1906.56" calcext:value-type="float">
            <text:p>1906,56</text:p>
          </table:table-cell>
          <table:table-cell table:style-name="ce3" office:value-type="float" office:value="1571.37" calcext:value-type="float">
            <text:p>1571,37</text:p>
          </table:table-cell>
          <table:table-cell table:style-name="ce3" office:value-type="float" office:value="3649.07" calcext:value-type="float">
            <text:p>3649,07</text:p>
          </table:table-cell>
          <table:table-cell table:style-name="Default"/>
          <table:table-cell office:value-type="string" calcext:value-type="string">
            <text:p>Airfoil_7</text:p>
          </table:table-cell>
          <table:table-cell table:style-name="ce3" office:value-type="float" office:value="0.332" calcext:value-type="float">
            <text:p>0,332</text:p>
          </table:table-cell>
          <table:table-cell table:style-name="ce3" office:value-type="float" office:value="0.214" calcext:value-type="float">
            <text:p>0,214</text:p>
          </table:table-cell>
          <table:table-cell table:style-name="ce3" office:value-type="float" office:value="0.215" calcext:value-type="float">
            <text:p>0,21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8</text:p>
          </table:table-cell>
          <table:table-cell table:style-name="ce3" office:value-type="float" office:value="3520.11" calcext:value-type="float">
            <text:p>3520,11</text:p>
          </table:table-cell>
          <table:table-cell table:style-name="ce3" office:value-type="float" office:value="4135.34" calcext:value-type="float">
            <text:p>4135,34</text:p>
          </table:table-cell>
          <table:table-cell table:style-name="ce3" office:value-type="float" office:value="2856.97" calcext:value-type="float">
            <text:p>2856,97</text:p>
          </table:table-cell>
          <table:table-cell table:style-name="Default"/>
          <table:table-cell office:value-type="string" calcext:value-type="string">
            <text:p>Airfoil_8</text:p>
          </table:table-cell>
          <table:table-cell table:style-name="ce3" office:value-type="float" office:value="0.558" calcext:value-type="float">
            <text:p>0,558</text:p>
          </table:table-cell>
          <table:table-cell table:style-name="ce3" office:value-type="float" office:value="0.434" calcext:value-type="float">
            <text:p>0,434</text:p>
          </table:table-cell>
          <table:table-cell table:style-name="ce3" office:value-type="float" office:value="0.223" calcext:value-type="float">
            <text:p>0,22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9</text:p>
          </table:table-cell>
          <table:table-cell table:style-name="ce3" office:value-type="float" office:value="3747.47" calcext:value-type="float">
            <text:p>3747,47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2420.43" calcext:value-type="float">
            <text:p>2420,43</text:p>
          </table:table-cell>
          <table:table-cell table:style-name="Default"/>
          <table:table-cell office:value-type="string" calcext:value-type="string">
            <text:p>Airfoil_9</text:p>
          </table:table-cell>
          <table:table-cell table:style-name="ce3" office:value-type="float" office:value="0.277" calcext:value-type="float">
            <text:p>0,277</text:p>
          </table:table-cell>
          <table:table-cell table:number-columns-repeated="2" table:style-name="ce3" office:value-type="float" office:value="0.207" calcext:value-type="float">
            <text:p>0,2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Abalone_10</text:p>
          </table:table-cell>
          <table:table-cell table:style-name="ce3" office:value-type="float" office:value="3131.29" calcext:value-type="float">
            <text:p>3131,29</text:p>
          </table:table-cell>
          <table:table-cell table:style-name="ce3" office:value-type="float" office:value="2055.7" calcext:value-type="float">
            <text:p>2055,7</text:p>
          </table:table-cell>
          <table:table-cell table:style-name="ce3"/>
          <table:table-cell table:style-name="Default"/>
          <table:table-cell office:value-type="string" calcext:value-type="string">
            <text:p>Airfoil_10</text:p>
          </table:table-cell>
          <table:table-cell table:style-name="ce3" office:value-type="float" office:value="0.29" calcext:value-type="float">
            <text:p>0,29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4" calcext:value-type="float">
            <text:p>0,1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84:.B193])" office:value-type="float" office:value="2869.788" calcext:value-type="float">
            <text:p>2869,788</text:p>
          </table:table-cell>
          <table:table-cell table:style-name="ce4" table:formula="of:=AVERAGE([.C184:.C193])" office:value-type="float" office:value="2619.328" calcext:value-type="float">
            <text:p>2619,328</text:p>
          </table:table-cell>
          <table:table-cell table:style-name="ce4" table:formula="of:=AVERAGE([.D184:.D193])" office:value-type="float" office:value="2704.34111111111" calcext:value-type="float">
            <text:p>2704,34111111111</text:p>
          </table:table-cell>
          <table:table-cell table:style-name="Default"/>
          <table:table-cell table:style-name="ce1"/>
          <table:table-cell table:style-name="ce4" table:formula="of:=AVERAGE([.G184:.G193])" office:value-type="float" office:value="1.199" calcext:value-type="float">
            <text:p>1,199</text:p>
          </table:table-cell>
          <table:table-cell table:style-name="ce4" table:formula="of:=AVERAGE([.H184:.H193])" office:value-type="float" office:value="5.9356" calcext:value-type="float">
            <text:p>5,9356</text:p>
          </table:table-cell>
          <table:table-cell table:style-name="ce4" table:formula="of:=AVERAGE([.I184:.I193])" office:value-type="float" office:value="1.4566" calcext:value-type="float">
            <text:p>1,45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</text:p>
          </table:table-cell>
          <table:table-cell table:style-name="ce3" office:value-type="float" office:value="3885.53" calcext:value-type="float">
            <text:p>3885,53</text:p>
          </table:table-cell>
          <table:table-cell table:style-name="ce3" office:value-type="float" office:value="3767.96" calcext:value-type="float">
            <text:p>3767,96</text:p>
          </table:table-cell>
          <table:table-cell table:style-name="ce3" office:value-type="float" office:value="3762.59" calcext:value-type="float">
            <text:p>3762,59</text:p>
          </table:table-cell>
          <table:table-cell table:style-name="Default"/>
          <table:table-cell office:value-type="string" calcext:value-type="string">
            <text:p>BK_1</text:p>
          </table:table-cell>
          <table:table-cell table:style-name="ce3" office:value-type="float" office:value="0.121" calcext:value-type="float">
            <text:p>0,121</text:p>
          </table:table-cell>
          <table:table-cell table:style-name="ce3" office:value-type="float" office:value="266.73" calcext:value-type="float">
            <text:p>266,73</text:p>
          </table:table-cell>
          <table:table-cell table:style-name="ce3" office:value-type="float" office:value="0.081" calcext:value-type="float">
            <text:p>0,0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2</text:p>
          </table:table-cell>
          <table:table-cell table:style-name="ce3" office:value-type="float" office:value="2626.58" calcext:value-type="float">
            <text:p>2626,58</text:p>
          </table:table-cell>
          <table:table-cell table:style-name="ce3" office:value-type="float" office:value="2624.25" calcext:value-type="float">
            <text:p>2624,25</text:p>
          </table:table-cell>
          <table:table-cell table:style-name="ce3" office:value-type="float" office:value="2417.42" calcext:value-type="float">
            <text:p>2417,42</text:p>
          </table:table-cell>
          <table:table-cell table:style-name="Default"/>
          <table:table-cell office:value-type="string" calcext:value-type="string">
            <text:p>BK_2</text:p>
          </table:table-cell>
          <table:table-cell table:style-name="ce3" office:value-type="float" office:value="130.45" calcext:value-type="float">
            <text:p>130,45</text:p>
          </table:table-cell>
          <table:table-cell table:style-name="ce3" office:value-type="float" office:value="27.1" calcext:value-type="float">
            <text:p>27,1</text:p>
          </table:table-cell>
          <table:table-cell table:style-name="ce3" office:value-type="float" office:value="0.179" calcext:value-type="float">
            <text:p>0,17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3</text:p>
          </table:table-cell>
          <table:table-cell table:style-name="ce3" office:value-type="float" office:value="3745.63" calcext:value-type="float">
            <text:p>3745,63</text:p>
          </table:table-cell>
          <table:table-cell table:style-name="ce3" office:value-type="float" office:value="3702.61" calcext:value-type="float">
            <text:p>3702,61</text:p>
          </table:table-cell>
          <table:table-cell table:style-name="ce3" office:value-type="float" office:value="3663.54" calcext:value-type="float">
            <text:p>3663,54</text:p>
          </table:table-cell>
          <table:table-cell table:style-name="Default"/>
          <table:table-cell office:value-type="string" calcext:value-type="string">
            <text:p>BK_3</text:p>
          </table:table-cell>
          <table:table-cell table:style-name="ce3" office:value-type="float" office:value="0.175" calcext:value-type="float">
            <text:p>0,175</text:p>
          </table:table-cell>
          <table:table-cell table:style-name="ce3" office:value-type="float" office:value="0.177" calcext:value-type="float">
            <text:p>0,177</text:p>
          </table:table-cell>
          <table:table-cell table:style-name="ce3" office:value-type="float" office:value="0.192" calcext:value-type="float">
            <text:p>0,19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4</text:p>
          </table:table-cell>
          <table:table-cell table:style-name="ce3" office:value-type="float" office:value="4358.6" calcext:value-type="float">
            <text:p>4358,6</text:p>
          </table:table-cell>
          <table:table-cell table:style-name="ce3" office:value-type="float" office:value="4222.42" calcext:value-type="float">
            <text:p>4222,42</text:p>
          </table:table-cell>
          <table:table-cell table:style-name="ce3" office:value-type="float" office:value="5106.57" calcext:value-type="float">
            <text:p>5106,57</text:p>
          </table:table-cell>
          <table:table-cell table:style-name="Default"/>
          <table:table-cell office:value-type="string" calcext:value-type="string">
            <text:p>BK_4</text:p>
          </table:table-cell>
          <table:table-cell table:style-name="ce3" office:value-type="float" office:value="150.67" calcext:value-type="float">
            <text:p>150,67</text:p>
          </table:table-cell>
          <table:table-cell table:style-name="ce3" office:value-type="float" office:value="22.87" calcext:value-type="float">
            <text:p>22,87</text:p>
          </table:table-cell>
          <table:table-cell table:style-name="ce3" office:value-type="float" office:value="415.65" calcext:value-type="float">
            <text:p>415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5</text:p>
          </table:table-cell>
          <table:table-cell table:style-name="ce3" office:value-type="float" office:value="2648.43" calcext:value-type="float">
            <text:p>2648,43</text:p>
          </table:table-cell>
          <table:table-cell table:style-name="ce3" office:value-type="float" office:value="2997.66" calcext:value-type="float">
            <text:p>2997,66</text:p>
          </table:table-cell>
          <table:table-cell table:style-name="ce3" office:value-type="float" office:value="3609.76" calcext:value-type="float">
            <text:p>3609,76</text:p>
          </table:table-cell>
          <table:table-cell table:style-name="Default"/>
          <table:table-cell office:value-type="string" calcext:value-type="string">
            <text:p>BK_5</text:p>
          </table:table-cell>
          <table:table-cell table:style-name="ce3" office:value-type="float" office:value="0.463" calcext:value-type="float">
            <text:p>0,463</text:p>
          </table:table-cell>
          <table:table-cell table:style-name="ce3" office:value-type="float" office:value="0.421" calcext:value-type="float">
            <text:p>0,421</text:p>
          </table:table-cell>
          <table:table-cell table:style-name="ce3" office:value-type="float" office:value="0.42" calcext:value-type="float">
            <text:p>0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6</text:p>
          </table:table-cell>
          <table:table-cell table:style-name="ce3" office:value-type="float" office:value="2707.32" calcext:value-type="float">
            <text:p>2707,32</text:p>
          </table:table-cell>
          <table:table-cell table:style-name="ce3" office:value-type="float" office:value="2736.75" calcext:value-type="float">
            <text:p>2736,75</text:p>
          </table:table-cell>
          <table:table-cell table:style-name="ce3" office:value-type="float" office:value="2363.41" calcext:value-type="float">
            <text:p>2363,41</text:p>
          </table:table-cell>
          <table:table-cell table:style-name="Default"/>
          <table:table-cell office:value-type="string" calcext:value-type="string">
            <text:p>BK_6</text:p>
          </table:table-cell>
          <table:table-cell table:style-name="ce3" office:value-type="float" office:value="554.16" calcext:value-type="float">
            <text:p>554,16</text:p>
          </table:table-cell>
          <table:table-cell table:style-name="ce3" office:value-type="float" office:value="20.47" calcext:value-type="float">
            <text:p>20,47</text:p>
          </table:table-cell>
          <table:table-cell table:style-name="ce3" office:value-type="float" office:value="38.65" calcext:value-type="float">
            <text:p>38,6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7</text:p>
          </table:table-cell>
          <table:table-cell table:style-name="ce3" office:value-type="float" office:value="4077.44" calcext:value-type="float">
            <text:p>4077,44</text:p>
          </table:table-cell>
          <table:table-cell table:style-name="ce3" office:value-type="float" office:value="3832.47" calcext:value-type="float">
            <text:p>3832,47</text:p>
          </table:table-cell>
          <table:table-cell table:style-name="ce3" office:value-type="float" office:value="2605.1" calcext:value-type="float">
            <text:p>2605,1</text:p>
          </table:table-cell>
          <table:table-cell table:style-name="Default"/>
          <table:table-cell office:value-type="string" calcext:value-type="string">
            <text:p>BK_7</text:p>
          </table:table-cell>
          <table:table-cell table:style-name="ce3" office:value-type="float" office:value="0.071" calcext:value-type="float">
            <text:p>0,071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8</text:p>
          </table:table-cell>
          <table:table-cell table:style-name="ce3" office:value-type="float" office:value="3614.41" calcext:value-type="float">
            <text:p>3614,41</text:p>
          </table:table-cell>
          <table:table-cell table:style-name="ce3" office:value-type="float" office:value="3893.81" calcext:value-type="float">
            <text:p>3893,81</text:p>
          </table:table-cell>
          <table:table-cell table:style-name="ce3" office:value-type="float" office:value="4210.76" calcext:value-type="float">
            <text:p>4210,76</text:p>
          </table:table-cell>
          <table:table-cell table:style-name="Default"/>
          <table:table-cell office:value-type="string" calcext:value-type="string">
            <text:p>BK_8</text:p>
          </table:table-cell>
          <table:table-cell table:style-name="ce3" office:value-type="float" office:value="40.02" calcext:value-type="float">
            <text:p>40,02</text:p>
          </table:table-cell>
          <table:table-cell table:style-name="ce3" office:value-type="float" office:value="3.14" calcext:value-type="float">
            <text:p>3,14</text:p>
          </table:table-cell>
          <table:table-cell table:style-name="ce3" office:value-type="float" office:value="10.69" calcext:value-type="float">
            <text:p>10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9</text:p>
          </table:table-cell>
          <table:table-cell table:style-name="ce3" office:value-type="float" office:value="3453.7" calcext:value-type="float">
            <text:p>3453,7</text:p>
          </table:table-cell>
          <table:table-cell table:style-name="ce3" office:value-type="float" office:value="3656.14" calcext:value-type="float">
            <text:p>3656,14</text:p>
          </table:table-cell>
          <table:table-cell table:style-name="ce3" office:value-type="float" office:value="3335.89" calcext:value-type="float">
            <text:p>3335,89</text:p>
          </table:table-cell>
          <table:table-cell table:style-name="Default"/>
          <table:table-cell office:value-type="string" calcext:value-type="string">
            <text:p>BK_9</text:p>
          </table:table-cell>
          <table:table-cell table:style-name="ce3" office:value-type="float" office:value="82.38" calcext:value-type="float">
            <text:p>82,38</text:p>
          </table:table-cell>
          <table:table-cell table:style-name="ce3" office:value-type="float" office:value="53.03" calcext:value-type="float">
            <text:p>53,03</text:p>
          </table:table-cell>
          <table:table-cell table:style-name="ce3" office:value-type="float" office:value="70.88" calcext:value-type="float">
            <text:p>70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aseball_10</text:p>
          </table:table-cell>
          <table:table-cell table:style-name="ce3" office:value-type="float" office:value="4017.92" calcext:value-type="float">
            <text:p>4017,92</text:p>
          </table:table-cell>
          <table:table-cell table:style-name="ce3" office:value-type="float" office:value="3887.57" calcext:value-type="float">
            <text:p>3887,57</text:p>
          </table:table-cell>
          <table:table-cell table:style-name="ce3" office:value-type="float" office:value="4334.99" calcext:value-type="float">
            <text:p>4334,99</text:p>
          </table:table-cell>
          <table:table-cell table:style-name="Default"/>
          <table:table-cell office:value-type="string" calcext:value-type="string">
            <text:p>BK_10</text:p>
          </table:table-cell>
          <table:table-cell table:style-name="ce3" office:value-type="float" office:value="0.136" calcext:value-type="float">
            <text:p>0,136</text:p>
          </table:table-cell>
          <table:table-cell table:style-name="ce3" office:value-type="float" office:value="0.128" calcext:value-type="float">
            <text:p>0,128</text:p>
          </table:table-cell>
          <table:table-cell table:style-name="ce3" office:value-type="float" office:value="0.131" calcext:value-type="float">
            <text:p>0,13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197:.B206])" office:value-type="float" office:value="3513.556" calcext:value-type="float">
            <text:p>3513,556</text:p>
          </table:table-cell>
          <table:table-cell table:style-name="ce4" table:formula="of:=AVERAGE([.C197:.C206])" office:value-type="float" office:value="3532.164" calcext:value-type="float">
            <text:p>3532,164</text:p>
          </table:table-cell>
          <table:table-cell table:style-name="ce4" table:formula="of:=AVERAGE([.D197:.D206])" office:value-type="float" office:value="3541.003" calcext:value-type="float">
            <text:p>3541,003</text:p>
          </table:table-cell>
          <table:table-cell table:style-name="Default"/>
          <table:table-cell table:style-name="ce1"/>
          <table:table-cell table:style-name="ce4" table:formula="of:=AVERAGE([.G197:.G206])" office:value-type="float" office:value="95.8646" calcext:value-type="float">
            <text:p>95,8646</text:p>
          </table:table-cell>
          <table:table-cell table:style-name="ce4" table:formula="of:=AVERAGE([.H197:.H206])" office:value-type="float" office:value="39.4541" calcext:value-type="float">
            <text:p>39,4541</text:p>
          </table:table-cell>
          <table:table-cell table:style-name="ce4" table:formula="of:=AVERAGE([.I197:.I206])" office:value-type="float" office:value="53.698" calcext:value-type="float">
            <text:p>53,6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</text:p>
          </table:table-cell>
          <table:table-cell table:style-name="ce3" office:value-type="float" office:value="0.058" calcext:value-type="float">
            <text:p>0,058</text:p>
          </table:table-cell>
          <table:table-cell table:style-name="ce3" office:value-type="float" office:value="0.162" calcext:value-type="float">
            <text:p>0,162</text:p>
          </table:table-cell>
          <table:table-cell table:style-name="ce3" office:value-type="float" office:value="0.106" calcext:value-type="float">
            <text:p>0,106</text:p>
          </table:table-cell>
          <table:table-cell table:style-name="Default"/>
          <table:table-cell office:value-type="string" calcext:value-type="string">
            <text:p>Concrete_1</text:p>
          </table:table-cell>
          <table:table-cell table:style-name="ce3" office:value-type="float" office:value="2.167" calcext:value-type="float">
            <text:p>2,167</text:p>
          </table:table-cell>
          <table:table-cell table:style-name="ce3" office:value-type="float" office:value="1.772" calcext:value-type="float">
            <text:p>1,772</text:p>
          </table:table-cell>
          <table:table-cell table:style-name="ce3" office:value-type="float" office:value="1.672" calcext:value-type="float">
            <text:p>1,6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2</text:p>
          </table:table-cell>
          <table:table-cell table:style-name="ce3" office:value-type="float" office:value="0.011" calcext:value-type="float">
            <text:p>0,011</text:p>
          </table:table-cell>
          <table:table-cell table:style-name="ce3" office:value-type="float" office:value="0.0121" calcext:value-type="float">
            <text:p>0,0121</text:p>
          </table:table-cell>
          <table:table-cell table:style-name="ce3" office:value-type="float" office:value="74.79" calcext:value-type="float">
            <text:p>74,79</text:p>
          </table:table-cell>
          <table:table-cell table:style-name="Default"/>
          <table:table-cell office:value-type="string" calcext:value-type="string">
            <text:p>Concrete_2</text:p>
          </table:table-cell>
          <table:table-cell table:style-name="ce3" office:value-type="float" office:value="1.522" calcext:value-type="float">
            <text:p>1,522</text:p>
          </table:table-cell>
          <table:table-cell table:style-name="ce3" office:value-type="float" office:value="22.46" calcext:value-type="float">
            <text:p>22,46</text:p>
          </table:table-cell>
          <table:table-cell table:style-name="ce3" office:value-type="float" office:value="421.56" calcext:value-type="float">
            <text:p>421,5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3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0.0446" calcext:value-type="float">
            <text:p>0,0446</text:p>
          </table:table-cell>
          <table:table-cell table:style-name="ce3" office:value-type="float" office:value="21.414" calcext:value-type="float">
            <text:p>21,414</text:p>
          </table:table-cell>
          <table:table-cell table:style-name="Default"/>
          <table:table-cell office:value-type="string" calcext:value-type="string">
            <text:p>Concrete_3</text:p>
          </table:table-cell>
          <table:table-cell table:style-name="ce3" office:value-type="float" office:value="1.42" calcext:value-type="float">
            <text:p>1,42</text:p>
          </table:table-cell>
          <table:table-cell table:style-name="ce3" office:value-type="float" office:value="1.309" calcext:value-type="float">
            <text:p>1,309</text:p>
          </table:table-cell>
          <table:table-cell table:style-name="ce3" office:value-type="float" office:value="1.143" calcext:value-type="float">
            <text:p>1,1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4</text:p>
          </table:table-cell>
          <table:table-cell table:style-name="ce3" office:value-type="float" office:value="282.61" calcext:value-type="float">
            <text:p>282,61</text:p>
          </table:table-cell>
          <table:table-cell table:style-name="ce3" office:value-type="float" office:value="42.12" calcext:value-type="float">
            <text:p>42,12</text:p>
          </table:table-cell>
          <table:table-cell table:style-name="ce3" office:value-type="float" office:value="71.738" calcext:value-type="float">
            <text:p>71,738</text:p>
          </table:table-cell>
          <table:table-cell table:style-name="Default"/>
          <table:table-cell office:value-type="string" calcext:value-type="string">
            <text:p>Concrete_4</text:p>
          </table:table-cell>
          <table:table-cell table:style-name="ce3" office:value-type="float" office:value="1.617" calcext:value-type="float">
            <text:p>1,617</text:p>
          </table:table-cell>
          <table:table-cell table:style-name="ce3" office:value-type="float" office:value="1.329" calcext:value-type="float">
            <text:p>1,329</text:p>
          </table:table-cell>
          <table:table-cell table:style-name="ce3" office:value-type="float" office:value="1.833" calcext:value-type="float">
            <text:p>1,83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5</text:p>
          </table:table-cell>
          <table:table-cell table:style-name="ce3" office:value-type="float" office:value="46.72" calcext:value-type="float">
            <text:p>46,72</text:p>
          </table:table-cell>
          <table:table-cell table:style-name="ce3" office:value-type="float" office:value="0.0601" calcext:value-type="float">
            <text:p>0,0601</text:p>
          </table:table-cell>
          <table:table-cell table:style-name="ce3" office:value-type="float" office:value="0.05" calcext:value-type="float">
            <text:p>0,05</text:p>
          </table:table-cell>
          <table:table-cell table:style-name="Default"/>
          <table:table-cell office:value-type="string" calcext:value-type="string">
            <text:p>Concrete_5</text:p>
          </table:table-cell>
          <table:table-cell table:style-name="ce3" office:value-type="float" office:value="1.934" calcext:value-type="float">
            <text:p>1,934</text:p>
          </table:table-cell>
          <table:table-cell table:style-name="ce3" office:value-type="float" office:value="1.786" calcext:value-type="float">
            <text:p>1,786</text:p>
          </table:table-cell>
          <table:table-cell table:style-name="ce3" office:value-type="float" office:value="1.599" calcext:value-type="float">
            <text:p>1,59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6</text:p>
          </table:table-cell>
          <table:table-cell table:style-name="ce3" office:value-type="float" office:value="0.04" calcext:value-type="float">
            <text:p>0,04</text:p>
          </table:table-cell>
          <table:table-cell table:style-name="ce3" office:value-type="float" office:value="0.085" calcext:value-type="float">
            <text:p>0,085</text:p>
          </table:table-cell>
          <table:table-cell table:style-name="ce3" office:value-type="float" office:value="55.44" calcext:value-type="float">
            <text:p>55,44</text:p>
          </table:table-cell>
          <table:table-cell table:style-name="Default"/>
          <table:table-cell office:value-type="string" calcext:value-type="string">
            <text:p>Concrete_6</text:p>
          </table:table-cell>
          <table:table-cell table:style-name="ce3" office:value-type="float" office:value="1.65" calcext:value-type="float">
            <text:p>1,65</text:p>
          </table:table-cell>
          <table:table-cell table:style-name="ce3" office:value-type="float" office:value="1.496" calcext:value-type="float">
            <text:p>1,496</text:p>
          </table:table-cell>
          <table:table-cell table:style-name="ce3" office:value-type="float" office:value="1.509" calcext:value-type="float">
            <text:p>1,50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7</text:p>
          </table:table-cell>
          <table:table-cell table:style-name="ce3" office:value-type="float" office:value="0.079" calcext:value-type="float">
            <text:p>0,079</text:p>
          </table:table-cell>
          <table:table-cell table:style-name="ce3" office:value-type="float" office:value="0.0621" calcext:value-type="float">
            <text:p>0,0621</text:p>
          </table:table-cell>
          <table:table-cell table:style-name="ce3" office:value-type="float" office:value="6.713" calcext:value-type="float">
            <text:p>6,713</text:p>
          </table:table-cell>
          <table:table-cell table:style-name="Default"/>
          <table:table-cell office:value-type="string" calcext:value-type="string">
            <text:p>Concrete_7</text:p>
          </table:table-cell>
          <table:table-cell table:style-name="ce3" office:value-type="float" office:value="1.829" calcext:value-type="float">
            <text:p>1,829</text:p>
          </table:table-cell>
          <table:table-cell table:style-name="ce3" office:value-type="float" office:value="1.532" calcext:value-type="float">
            <text:p>1,532</text:p>
          </table:table-cell>
          <table:table-cell table:style-name="ce3" office:value-type="float" office:value="1.626" calcext:value-type="float">
            <text:p>1,62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8</text:p>
          </table:table-cell>
          <table:table-cell table:style-name="ce3" office:value-type="float" office:value="0.051" calcext:value-type="float">
            <text:p>0,051</text:p>
          </table:table-cell>
          <table:table-cell table:style-name="ce3" office:value-type="float" office:value="1.171" calcext:value-type="float">
            <text:p>1,171</text:p>
          </table:table-cell>
          <table:table-cell table:style-name="ce3" office:value-type="float" office:value="22.77" calcext:value-type="float">
            <text:p>22,77</text:p>
          </table:table-cell>
          <table:table-cell table:style-name="Default"/>
          <table:table-cell office:value-type="string" calcext:value-type="string">
            <text:p>Concrete_8</text:p>
          </table:table-cell>
          <table:table-cell table:style-name="ce3" office:value-type="float" office:value="1.795" calcext:value-type="float">
            <text:p>1,795</text:p>
          </table:table-cell>
          <table:table-cell table:style-name="ce3" office:value-type="float" office:value="1.47" calcext:value-type="float">
            <text:p>1,47</text:p>
          </table:table-cell>
          <table:table-cell table:style-name="ce3" office:value-type="float" office:value="1.147" calcext:value-type="float">
            <text:p>1,1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9</text:p>
          </table:table-cell>
          <table:table-cell table:style-name="ce3" office:value-type="float" office:value="0.02" calcext:value-type="float">
            <text:p>0,02</text:p>
          </table:table-cell>
          <table:table-cell table:style-name="ce3" office:value-type="float" office:value="0.0368" calcext:value-type="float">
            <text:p>0,0368</text:p>
          </table:table-cell>
          <table:table-cell table:style-name="ce3" office:value-type="float" office:value="0.0181" calcext:value-type="float">
            <text:p>0,0181</text:p>
          </table:table-cell>
          <table:table-cell table:style-name="Default"/>
          <table:table-cell office:value-type="string" calcext:value-type="string">
            <text:p>Concrete_9</text:p>
          </table:table-cell>
          <table:table-cell table:style-name="ce3" office:value-type="float" office:value="1.52" calcext:value-type="float">
            <text:p>1,52</text:p>
          </table:table-cell>
          <table:table-cell table:style-name="ce3" office:value-type="float" office:value="1.216" calcext:value-type="float">
            <text:p>1,216</text:p>
          </table:table-cell>
          <table:table-cell table:style-name="ce3" office:value-type="float" office:value="1.161" calcext:value-type="float">
            <text:p>1,1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BL_10</text:p>
          </table:table-cell>
          <table:table-cell table:style-name="ce3" office:value-type="float" office:value="62.49" calcext:value-type="float">
            <text:p>62,49</text:p>
          </table:table-cell>
          <table:table-cell table:style-name="ce3" office:value-type="float" office:value="11.33" calcext:value-type="float">
            <text:p>11,33</text:p>
          </table:table-cell>
          <table:table-cell table:style-name="ce3" office:value-type="float" office:value="60.77" calcext:value-type="float">
            <text:p>60,77</text:p>
          </table:table-cell>
          <table:table-cell table:style-name="Default"/>
          <table:table-cell office:value-type="string" calcext:value-type="string">
            <text:p>Concrete_10</text:p>
          </table:table-cell>
          <table:table-cell table:style-name="ce3" office:value-type="float" office:value="1.91" calcext:value-type="float">
            <text:p>1,91</text:p>
          </table:table-cell>
          <table:table-cell table:style-name="ce3" office:value-type="float" office:value="265.35" calcext:value-type="float">
            <text:p>265,35</text:p>
          </table:table-cell>
          <table:table-cell table:style-name="ce3" office:value-type="float" office:value="1.45" calcext:value-type="float">
            <text:p>1,4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10:.B219])" office:value-type="float" office:value="39.2102" calcext:value-type="float">
            <text:p>39,2102</text:p>
          </table:table-cell>
          <table:table-cell table:style-name="ce4" table:formula="of:=AVERAGE([.C210:.C219])" office:value-type="float" office:value="5.50837" calcext:value-type="float">
            <text:p>5,50837</text:p>
          </table:table-cell>
          <table:table-cell table:style-name="ce4" table:formula="of:=AVERAGE([.D210:.D219])" office:value-type="float" office:value="31.38091" calcext:value-type="float">
            <text:p>31,38091</text:p>
          </table:table-cell>
          <table:table-cell table:style-name="Default"/>
          <table:table-cell table:style-name="ce1"/>
          <table:table-cell table:style-name="ce4" table:formula="of:=AVERAGE([.G210:.G219])" office:value-type="float" office:value="1.7364" calcext:value-type="float">
            <text:p>1,7364</text:p>
          </table:table-cell>
          <table:table-cell table:style-name="ce4" table:formula="of:=AVERAGE([.H210:.H219])" office:value-type="float" office:value="29.972" calcext:value-type="float">
            <text:p>29,972</text:p>
          </table:table-cell>
          <table:table-cell table:style-name="ce4" table:formula="of:=AVERAGE([.I210:.I219])" office:value-type="float" office:value="43.47" calcext:value-type="float">
            <text:p>43,4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</text:p>
          </table:table-cell>
          <table:table-cell table:style-name="ce3" office:value-type="float" office:value="89.89" calcext:value-type="float">
            <text:p>89,89</text:p>
          </table:table-cell>
          <table:table-cell table:style-name="ce3" office:value-type="float" office:value="39.75" calcext:value-type="float">
            <text:p>39,75</text:p>
          </table:table-cell>
          <table:table-cell table:style-name="ce3" office:value-type="float" office:value="15.755" calcext:value-type="float">
            <text:p>15,7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2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2</text:p>
          </table:table-cell>
          <table:table-cell table:style-name="ce3" office:value-type="float" office:value="710.44" calcext:value-type="float">
            <text:p>710,44</text:p>
          </table:table-cell>
          <table:table-cell table:style-name="ce3" office:value-type="float" office:value="89.65" calcext:value-type="float">
            <text:p>89,65</text:p>
          </table:table-cell>
          <table:table-cell table:style-name="ce3" office:value-type="float" office:value="416.88" calcext:value-type="float">
            <text:p>416,8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3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3</text:p>
          </table:table-cell>
          <table:table-cell table:style-name="ce3" office:value-type="float" office:value="508.21" calcext:value-type="float">
            <text:p>508,21</text:p>
          </table:table-cell>
          <table:table-cell table:style-name="ce3" office:value-type="float" office:value="41.54" calcext:value-type="float">
            <text:p>41,54</text:p>
          </table:table-cell>
          <table:table-cell table:style-name="ce3" office:value-type="float" office:value="78.051" calcext:value-type="float">
            <text:p>78,0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4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4</text:p>
          </table:table-cell>
          <table:table-cell table:style-name="ce3" office:value-type="float" office:value="2.79" calcext:value-type="float">
            <text:p>2,79</text:p>
          </table:table-cell>
          <table:table-cell table:style-name="ce3" office:value-type="float" office:value="43.96" calcext:value-type="float">
            <text:p>43,96</text:p>
          </table:table-cell>
          <table:table-cell table:style-name="ce3" office:value-type="float" office:value="645.53" calcext:value-type="float">
            <text:p>645,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5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5</text:p>
          </table:table-cell>
          <table:table-cell table:style-name="ce3" office:value-type="float" office:value="1.14" calcext:value-type="float">
            <text:p>1,14</text:p>
          </table:table-cell>
          <table:table-cell table:style-name="ce3" office:value-type="float" office:value="1.706" calcext:value-type="float">
            <text:p>1,706</text:p>
          </table:table-cell>
          <table:table-cell table:style-name="ce3" office:value-type="float" office:value="18.89" calcext:value-type="float">
            <text:p>18,8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6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6</text:p>
          </table:table-cell>
          <table:table-cell table:style-name="ce3" office:value-type="float" office:value="0.75" calcext:value-type="float">
            <text:p>0,75</text:p>
          </table:table-cell>
          <table:table-cell table:style-name="ce3" office:value-type="float" office:value="0.994" calcext:value-type="float">
            <text:p>0,994</text:p>
          </table:table-cell>
          <table:table-cell table:style-name="ce3" office:value-type="float" office:value="1.453" calcext:value-type="float">
            <text:p>1,45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7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7</text:p>
          </table:table-cell>
          <table:table-cell table:style-name="ce3" office:value-type="float" office:value="1.68" calcext:value-type="float">
            <text:p>1,68</text:p>
          </table:table-cell>
          <table:table-cell table:style-name="ce3" office:value-type="float" office:value="55.67" calcext:value-type="float">
            <text:p>55,67</text:p>
          </table:table-cell>
          <table:table-cell table:style-name="ce3" office:value-type="float" office:value="2.121" calcext:value-type="float">
            <text:p>2,12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8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8</text:p>
          </table:table-cell>
          <table:table-cell table:style-name="ce3" office:value-type="float" office:value="42.9" calcext:value-type="float">
            <text:p>42,9</text:p>
          </table:table-cell>
          <table:table-cell table:style-name="ce3" office:value-type="float" office:value="81.49" calcext:value-type="float">
            <text:p>81,49</text:p>
          </table:table-cell>
          <table:table-cell table:style-name="ce3" office:value-type="float" office:value="712.72" calcext:value-type="float">
            <text:p>712,7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9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9</text:p>
          </table:table-cell>
          <table:table-cell table:style-name="ce3" office:value-type="float" office:value="162.83" calcext:value-type="float">
            <text:p>162,83</text:p>
          </table:table-cell>
          <table:table-cell table:style-name="ce3" office:value-type="float" office:value="10.23" calcext:value-type="float">
            <text:p>10,23</text:p>
          </table:table-cell>
          <table:table-cell table:style-name="ce3" office:value-type="float" office:value="16.58" calcext:value-type="float">
            <text:p>16,5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NT_10</text:p>
          </table:table-cell>
          <table:table-cell table:style-name="ce3" table:number-columns-repeated="3"/>
          <table:table-cell table:style-name="Default"/>
          <table:table-cell office:value-type="string" calcext:value-type="string">
            <text:p>Diabetes_10</text:p>
          </table:table-cell>
          <table:table-cell table:style-name="ce3" office:value-type="float" office:value="0.805" calcext:value-type="float">
            <text:p>0,805</text:p>
          </table:table-cell>
          <table:table-cell table:style-name="ce3" office:value-type="float" office:value="22.96" calcext:value-type="float">
            <text:p>22,96</text:p>
          </table:table-cell>
          <table:table-cell table:style-name="ce3" office:value-type="float" office:value="31.95" calcext:value-type="float">
            <text:p>31,9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23:.B232])" office:value-type="string" office:string-value="" calcext:value-type="error">
            <text:p>#DIV/0!</text:p>
          </table:table-cell>
          <table:table-cell table:style-name="ce4" table:formula="of:=AVERAGE([.C223:.C232])" office:value-type="string" office:string-value="" calcext:value-type="error">
            <text:p>#DIV/0!</text:p>
          </table:table-cell>
          <table:table-cell table:style-name="ce4" table:formula="of:=AVERAGE([.D223:.D232])" office:value-type="string" office:string-value="" calcext:value-type="error">
            <text:p>#DIV/0!</text:p>
          </table:table-cell>
          <table:table-cell table:style-name="Default"/>
          <table:table-cell table:style-name="ce1"/>
          <table:table-cell table:style-name="ce4" table:formula="of:=AVERAGE([.G223:.G232])" office:value-type="float" office:value="152.1435" calcext:value-type="float">
            <text:p>152,1435</text:p>
          </table:table-cell>
          <table:table-cell table:style-name="ce4" table:formula="of:=AVERAGE([.H223:.H232])" office:value-type="float" office:value="38.795" calcext:value-type="float">
            <text:p>38,795</text:p>
          </table:table-cell>
          <table:table-cell table:style-name="ce4" table:formula="of:=AVERAGE([.I223:.I232])" office:value-type="float" office:value="193.993" calcext:value-type="float">
            <text:p>193,9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</text:p>
          </table:table-cell>
          <table:table-cell table:style-name="ce3" office:value-type="float" office:value="1891.24" calcext:value-type="float">
            <text:p>1891,24</text:p>
          </table:table-cell>
          <table:table-cell table:style-name="ce3" office:value-type="float" office:value="1956.98" calcext:value-type="float">
            <text:p>1956,98</text:p>
          </table:table-cell>
          <table:table-cell table:style-name="ce3" office:value-type="float" office:value="1557.34" calcext:value-type="float">
            <text:p>1557,34</text:p>
          </table:table-cell>
          <table:table-cell table:style-name="Default"/>
          <table:table-cell office:value-type="string" calcext:value-type="string">
            <text:p>FA_1</text:p>
          </table:table-cell>
          <table:table-cell table:style-name="ce3" office:value-type="float" office:value="66.105" calcext:value-type="float">
            <text:p>66,105</text:p>
          </table:table-cell>
          <table:table-cell table:style-name="ce3" office:value-type="float" office:value="0.52" calcext:value-type="float">
            <text:p>0,52</text:p>
          </table:table-cell>
          <table:table-cell table:style-name="ce3" office:value-type="float" office:value="0.51" calcext:value-type="float">
            <text:p>0,5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2</text:p>
          </table:table-cell>
          <table:table-cell table:style-name="ce3" office:value-type="float" office:value="1601.46" calcext:value-type="float">
            <text:p>1601,46</text:p>
          </table:table-cell>
          <table:table-cell table:style-name="ce3" office:value-type="float" office:value="1674.14" calcext:value-type="float">
            <text:p>1674,14</text:p>
          </table:table-cell>
          <table:table-cell table:style-name="ce3" office:value-type="float" office:value="1667.81" calcext:value-type="float">
            <text:p>1667,81</text:p>
          </table:table-cell>
          <table:table-cell table:style-name="Default"/>
          <table:table-cell office:value-type="string" calcext:value-type="string">
            <text:p>FA_2</text:p>
          </table:table-cell>
          <table:table-cell table:style-name="ce3" office:value-type="float" office:value="157.14" calcext:value-type="float">
            <text:p>157,14</text:p>
          </table:table-cell>
          <table:table-cell table:style-name="ce3" office:value-type="float" office:value="0.505" calcext:value-type="float">
            <text:p>0,505</text:p>
          </table:table-cell>
          <table:table-cell table:style-name="ce3" office:value-type="float" office:value="0.48" calcext:value-type="float">
            <text:p>0,4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3</text:p>
          </table:table-cell>
          <table:table-cell table:style-name="ce3" office:value-type="float" office:value="1582.54" calcext:value-type="float">
            <text:p>1582,54</text:p>
          </table:table-cell>
          <table:table-cell table:style-name="ce3" office:value-type="float" office:value="1784.47" calcext:value-type="float">
            <text:p>1784,47</text:p>
          </table:table-cell>
          <table:table-cell table:style-name="ce3" office:value-type="float" office:value="1576.34" calcext:value-type="float">
            <text:p>1576,34</text:p>
          </table:table-cell>
          <table:table-cell table:style-name="Default"/>
          <table:table-cell office:value-type="string" calcext:value-type="string">
            <text:p>FA_3</text:p>
          </table:table-cell>
          <table:table-cell table:style-name="ce3" office:value-type="float" office:value="107.95" calcext:value-type="float">
            <text:p>107,95</text:p>
          </table:table-cell>
          <table:table-cell table:style-name="ce3" office:value-type="float" office:value="161.27" calcext:value-type="float">
            <text:p>161,27</text:p>
          </table:table-cell>
          <table:table-cell table:style-name="ce3" office:value-type="float" office:value="204.63" calcext:value-type="float">
            <text:p>204,6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4</text:p>
          </table:table-cell>
          <table:table-cell table:style-name="ce3" office:value-type="float" office:value="2187.9" calcext:value-type="float">
            <text:p>2187,9</text:p>
          </table:table-cell>
          <table:table-cell table:style-name="ce3" office:value-type="float" office:value="2027.83" calcext:value-type="float">
            <text:p>2027,83</text:p>
          </table:table-cell>
          <table:table-cell table:style-name="ce3" office:value-type="float" office:value="2121.59" calcext:value-type="float">
            <text:p>2121,59</text:p>
          </table:table-cell>
          <table:table-cell table:style-name="Default"/>
          <table:table-cell office:value-type="string" calcext:value-type="string">
            <text:p>FA_4</text:p>
          </table:table-cell>
          <table:table-cell table:style-name="ce3" office:value-type="float" office:value="0.673" calcext:value-type="float">
            <text:p>0,673</text:p>
          </table:table-cell>
          <table:table-cell table:style-name="ce3" office:value-type="float" office:value="0.83" calcext:value-type="float">
            <text:p>0,83</text:p>
          </table:table-cell>
          <table:table-cell table:style-name="ce3" office:value-type="float" office:value="0.64" calcext:value-type="float">
            <text:p>0,6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5</text:p>
          </table:table-cell>
          <table:table-cell table:style-name="ce3" office:value-type="float" office:value="1961.6" calcext:value-type="float">
            <text:p>1961,6</text:p>
          </table:table-cell>
          <table:table-cell table:style-name="ce3" office:value-type="float" office:value="1853.15" calcext:value-type="float">
            <text:p>1853,15</text:p>
          </table:table-cell>
          <table:table-cell table:style-name="ce3" office:value-type="float" office:value="2214.41" calcext:value-type="float">
            <text:p>2214,41</text:p>
          </table:table-cell>
          <table:table-cell table:style-name="Default"/>
          <table:table-cell office:value-type="string" calcext:value-type="string">
            <text:p>FA_5</text:p>
          </table:table-cell>
          <table:table-cell table:style-name="ce3" office:value-type="float" office:value="0.66" calcext:value-type="float">
            <text:p>0,66</text:p>
          </table:table-cell>
          <table:table-cell table:style-name="ce3" office:value-type="float" office:value="0.63" calcext:value-type="float">
            <text:p>0,63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6</text:p>
          </table:table-cell>
          <table:table-cell table:style-name="ce3" office:value-type="float" office:value="2360.33" calcext:value-type="float">
            <text:p>2360,33</text:p>
          </table:table-cell>
          <table:table-cell table:style-name="ce3" office:value-type="float" office:value="2230.65" calcext:value-type="float">
            <text:p>2230,65</text:p>
          </table:table-cell>
          <table:table-cell table:style-name="ce3" office:value-type="float" office:value="2128.78" calcext:value-type="float">
            <text:p>2128,78</text:p>
          </table:table-cell>
          <table:table-cell table:style-name="Default"/>
          <table:table-cell office:value-type="string" calcext:value-type="string">
            <text:p>FA_6</text:p>
          </table:table-cell>
          <table:table-cell table:style-name="ce3" office:value-type="float" office:value="0.37" calcext:value-type="float">
            <text:p>0,37</text:p>
          </table:table-cell>
          <table:table-cell table:style-name="ce3" office:value-type="float" office:value="0.36" calcext:value-type="float">
            <text:p>0,36</text:p>
          </table:table-cell>
          <table:table-cell table:style-name="ce3" office:value-type="float" office:value="0.32" calcext:value-type="float">
            <text:p>0,3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7</text:p>
          </table:table-cell>
          <table:table-cell table:style-name="ce3" office:value-type="float" office:value="2805.58" calcext:value-type="float">
            <text:p>2805,58</text:p>
          </table:table-cell>
          <table:table-cell table:style-name="ce3" office:value-type="float" office:value="1825.31" calcext:value-type="float">
            <text:p>1825,31</text:p>
          </table:table-cell>
          <table:table-cell table:style-name="ce3" office:value-type="float" office:value="1789.58" calcext:value-type="float">
            <text:p>1789,58</text:p>
          </table:table-cell>
          <table:table-cell table:style-name="Default"/>
          <table:table-cell office:value-type="string" calcext:value-type="string">
            <text:p>FA_7</text:p>
          </table:table-cell>
          <table:table-cell table:style-name="ce3" office:value-type="float" office:value="0.44" calcext:value-type="float">
            <text:p>0,44</text:p>
          </table:table-cell>
          <table:table-cell table:style-name="ce3" office:value-type="float" office:value="0.4" calcext:value-type="float">
            <text:p>0,4</text:p>
          </table:table-cell>
          <table:table-cell table:style-name="ce3" office:value-type="float" office:value="0.39" calcext:value-type="float">
            <text:p>0,3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8</text:p>
          </table:table-cell>
          <table:table-cell table:style-name="ce3" office:value-type="float" office:value="1600.06" calcext:value-type="float">
            <text:p>1600,06</text:p>
          </table:table-cell>
          <table:table-cell table:style-name="ce3" office:value-type="float" office:value="1355.4" calcext:value-type="float">
            <text:p>1355,4</text:p>
          </table:table-cell>
          <table:table-cell table:style-name="ce3" office:value-type="float" office:value="1485.98" calcext:value-type="float">
            <text:p>1485,98</text:p>
          </table:table-cell>
          <table:table-cell table:style-name="Default"/>
          <table:table-cell office:value-type="string" calcext:value-type="string">
            <text:p>FA_8</text:p>
          </table:table-cell>
          <table:table-cell table:number-columns-repeated="2" table:style-name="ce3" office:value-type="float" office:value="0.78" calcext:value-type="float">
            <text:p>0,78</text:p>
          </table:table-cell>
          <table:table-cell table:style-name="ce3" office:value-type="float" office:value="0.76" calcext:value-type="float">
            <text:p>0,7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9</text:p>
          </table:table-cell>
          <table:table-cell table:style-name="ce3" office:value-type="float" office:value="1842.26" calcext:value-type="float">
            <text:p>1842,26</text:p>
          </table:table-cell>
          <table:table-cell table:style-name="ce3" office:value-type="float" office:value="1625.91" calcext:value-type="float">
            <text:p>1625,91</text:p>
          </table:table-cell>
          <table:table-cell table:style-name="ce3" office:value-type="float" office:value="2006.58" calcext:value-type="float">
            <text:p>2006,58</text:p>
          </table:table-cell>
          <table:table-cell table:style-name="Default"/>
          <table:table-cell office:value-type="string" calcext:value-type="string">
            <text:p>FA_9</text:p>
          </table:table-cell>
          <table:table-cell table:style-name="ce3" office:value-type="float" office:value="0.48" calcext:value-type="float">
            <text:p>0,48</text:p>
          </table:table-cell>
          <table:table-cell table:style-name="ce3" office:value-type="float" office:value="0.51" calcext:value-type="float">
            <text:p>0,51</text:p>
          </table:table-cell>
          <table:table-cell table:style-name="ce3" office:value-type="float" office:value="0.43" calcext:value-type="float">
            <text:p>0,4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Housing_10</text:p>
          </table:table-cell>
          <table:table-cell table:style-name="ce3" office:value-type="float" office:value="1386.97" calcext:value-type="float">
            <text:p>1386,97</text:p>
          </table:table-cell>
          <table:table-cell table:style-name="ce3" office:value-type="float" office:value="1468.99" calcext:value-type="float">
            <text:p>1468,99</text:p>
          </table:table-cell>
          <table:table-cell table:style-name="ce3" office:value-type="float" office:value="1357.24" calcext:value-type="float">
            <text:p>1357,24</text:p>
          </table:table-cell>
          <table:table-cell table:style-name="Default"/>
          <table:table-cell office:value-type="string" calcext:value-type="string">
            <text:p>FA_10</text:p>
          </table:table-cell>
          <table:table-cell table:style-name="ce3" office:value-type="float" office:value="54.14" calcext:value-type="float">
            <text:p>54,14</text:p>
          </table:table-cell>
          <table:table-cell table:style-name="ce3" office:value-type="float" office:value="18.24" calcext:value-type="float">
            <text:p>18,24</text:p>
          </table:table-cell>
          <table:table-cell table:style-name="ce3" office:value-type="float" office:value="307.13" calcext:value-type="float">
            <text:p>307,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36:.B245])" office:value-type="float" office:value="1921.994" calcext:value-type="float">
            <text:p>1921,994</text:p>
          </table:table-cell>
          <table:table-cell table:style-name="ce4" table:formula="of:=AVERAGE([.C236:.C245])" office:value-type="float" office:value="1780.283" calcext:value-type="float">
            <text:p>1780,283</text:p>
          </table:table-cell>
          <table:table-cell table:style-name="ce4" table:formula="of:=AVERAGE([.D236:.D245])" office:value-type="float" office:value="1790.565" calcext:value-type="float">
            <text:p>1790,565</text:p>
          </table:table-cell>
          <table:table-cell table:style-name="Default"/>
          <table:table-cell table:style-name="ce1"/>
          <table:table-cell table:style-name="ce4" table:formula="of:=AVERAGE([.G236:.G245])" office:value-type="float" office:value="38.8738" calcext:value-type="float">
            <text:p>38,8738</text:p>
          </table:table-cell>
          <table:table-cell table:style-name="ce4" table:formula="of:=AVERAGE([.H236:.H245])" office:value-type="float" office:value="18.4045" calcext:value-type="float">
            <text:p>18,4045</text:p>
          </table:table-cell>
          <table:table-cell table:style-name="ce4" table:formula="of:=AVERAGE([.I236:.I245])" office:value-type="float" office:value="51.586" calcext:value-type="float">
            <text:p>51,5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</text:p>
          </table:table-cell>
          <table:table-cell table:style-name="ce3" office:value-type="float" office:value="0.363" calcext:value-type="float">
            <text:p>0,363</text:p>
          </table:table-cell>
          <table:table-cell table:style-name="ce3" office:value-type="float" office:value="8.12" calcext:value-type="float">
            <text:p>8,12</text:p>
          </table:table-cell>
          <table:table-cell table:style-name="ce3" office:value-type="float" office:value="0.37" calcext:value-type="float">
            <text:p>0,37</text:p>
          </table:table-cell>
          <table:table-cell table:style-name="Default"/>
          <table:table-cell office:value-type="string" calcext:value-type="string">
            <text:p>QUAKE_1</text:p>
          </table:table-cell>
          <table:table-cell table:style-name="ce3" office:value-type="float" office:value="10.75" calcext:value-type="float">
            <text:p>10,75</text:p>
          </table:table-cell>
          <table:table-cell table:style-name="ce3" office:value-type="float" office:value="13.078" calcext:value-type="float">
            <text:p>13,078</text:p>
          </table:table-cell>
          <table:table-cell table:style-name="ce3" office:value-type="float" office:value="9.81" calcext:value-type="float">
            <text:p>9,8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2</text:p>
          </table:table-cell>
          <table:table-cell table:style-name="ce3" office:value-type="float" office:value="0.718" calcext:value-type="float">
            <text:p>0,718</text:p>
          </table:table-cell>
          <table:table-cell table:style-name="ce3" office:value-type="float" office:value="0.782" calcext:value-type="float">
            <text:p>0,782</text:p>
          </table:table-cell>
          <table:table-cell table:style-name="ce3" office:value-type="float" office:value="0.84" calcext:value-type="float">
            <text:p>0,84</text:p>
          </table:table-cell>
          <table:table-cell table:style-name="Default"/>
          <table:table-cell office:value-type="string" calcext:value-type="string">
            <text:p>QUAKE_2</text:p>
          </table:table-cell>
          <table:table-cell table:style-name="ce3" office:value-type="float" office:value="10.08" calcext:value-type="float">
            <text:p>10,08</text:p>
          </table:table-cell>
          <table:table-cell table:style-name="ce3" office:value-type="float" office:value="15.94" calcext:value-type="float">
            <text:p>15,94</text:p>
          </table:table-cell>
          <table:table-cell table:style-name="ce3" office:value-type="float" office:value="8.42" calcext:value-type="float">
            <text:p>8,4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3</text:p>
          </table:table-cell>
          <table:table-cell table:style-name="ce3" office:value-type="float" office:value="0.228" calcext:value-type="float">
            <text:p>0,228</text:p>
          </table:table-cell>
          <table:table-cell table:style-name="ce3" office:value-type="float" office:value="0.224" calcext:value-type="float">
            <text:p>0,224</text:p>
          </table:table-cell>
          <table:table-cell table:style-name="ce3" office:value-type="float" office:value="0.77" calcext:value-type="float">
            <text:p>0,77</text:p>
          </table:table-cell>
          <table:table-cell table:style-name="Default"/>
          <table:table-cell office:value-type="string" calcext:value-type="string">
            <text:p>QUAKE_3</text:p>
          </table:table-cell>
          <table:table-cell table:style-name="ce3" office:value-type="float" office:value="11.84" calcext:value-type="float">
            <text:p>11,84</text:p>
          </table:table-cell>
          <table:table-cell table:style-name="ce3" office:value-type="float" office:value="9.51" calcext:value-type="float">
            <text:p>9,51</text:p>
          </table:table-cell>
          <table:table-cell table:style-name="ce3" office:value-type="float" office:value="9.68" calcext:value-type="float">
            <text:p>9,6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4</text:p>
          </table:table-cell>
          <table:table-cell table:style-name="ce3" office:value-type="float" office:value="7.656" calcext:value-type="float">
            <text:p>7,656</text:p>
          </table:table-cell>
          <table:table-cell table:style-name="ce3" office:value-type="float" office:value="36.311" calcext:value-type="float">
            <text:p>36,311</text:p>
          </table:table-cell>
          <table:table-cell table:style-name="ce3" office:value-type="float" office:value="10.32" calcext:value-type="float">
            <text:p>10,32</text:p>
          </table:table-cell>
          <table:table-cell table:style-name="Default"/>
          <table:table-cell office:value-type="string" calcext:value-type="string">
            <text:p>QUAKE_4</text:p>
          </table:table-cell>
          <table:table-cell table:style-name="ce3" office:value-type="float" office:value="12.44" calcext:value-type="float">
            <text:p>12,44</text:p>
          </table:table-cell>
          <table:table-cell table:style-name="ce3" office:value-type="float" office:value="10.89" calcext:value-type="float">
            <text:p>10,89</text:p>
          </table:table-cell>
          <table:table-cell table:style-name="ce3" office:value-type="float" office:value="9.1" calcext:value-type="float">
            <text:p>9,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5</text:p>
          </table:table-cell>
          <table:table-cell table:style-name="ce3" office:value-type="float" office:value="0.446" calcext:value-type="float">
            <text:p>0,446</text:p>
          </table:table-cell>
          <table:table-cell table:style-name="ce3" office:value-type="float" office:value="0.502" calcext:value-type="float">
            <text:p>0,502</text:p>
          </table:table-cell>
          <table:table-cell table:style-name="ce3" office:value-type="float" office:value="0.57" calcext:value-type="float">
            <text:p>0,57</text:p>
          </table:table-cell>
          <table:table-cell table:style-name="Default"/>
          <table:table-cell office:value-type="string" calcext:value-type="string">
            <text:p>QUAKE_5</text:p>
          </table:table-cell>
          <table:table-cell table:style-name="ce3" office:value-type="float" office:value="9.082" calcext:value-type="float">
            <text:p>9,082</text:p>
          </table:table-cell>
          <table:table-cell table:style-name="ce3" office:value-type="float" office:value="9.59" calcext:value-type="float">
            <text:p>9,59</text:p>
          </table:table-cell>
          <table:table-cell table:style-name="ce3" office:value-type="float" office:value="8.66" calcext:value-type="float">
            <text:p>8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6</text:p>
          </table:table-cell>
          <table:table-cell table:style-name="ce3" office:value-type="float" office:value="0.099" calcext:value-type="float">
            <text:p>0,099</text:p>
          </table:table-cell>
          <table:table-cell table:style-name="ce3" office:value-type="float" office:value="0.103" calcext:value-type="float">
            <text:p>0,103</text:p>
          </table:table-cell>
          <table:table-cell table:style-name="ce3" office:value-type="float" office:value="0.107" calcext:value-type="float">
            <text:p>0,107</text:p>
          </table:table-cell>
          <table:table-cell table:style-name="Default"/>
          <table:table-cell office:value-type="string" calcext:value-type="string">
            <text:p>QUAKE_6</text:p>
          </table:table-cell>
          <table:table-cell table:style-name="ce3" office:value-type="float" office:value="10.32" calcext:value-type="float">
            <text:p>10,32</text:p>
          </table:table-cell>
          <table:table-cell table:style-name="ce3" office:value-type="float" office:value="16.73" calcext:value-type="float">
            <text:p>16,73</text:p>
          </table:table-cell>
          <table:table-cell table:style-name="ce3" office:value-type="float" office:value="12.18" calcext:value-type="float">
            <text:p>12,1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7</text:p>
          </table:table-cell>
          <table:table-cell table:style-name="ce3" office:value-type="float" office:value="0.405" calcext:value-type="float">
            <text:p>0,405</text:p>
          </table:table-cell>
          <table:table-cell table:style-name="ce3" office:value-type="float" office:value="1.185" calcext:value-type="float">
            <text:p>1,185</text:p>
          </table:table-cell>
          <table:table-cell table:style-name="ce3" office:value-type="float" office:value="3.39" calcext:value-type="float">
            <text:p>3,39</text:p>
          </table:table-cell>
          <table:table-cell table:style-name="Default"/>
          <table:table-cell office:value-type="string" calcext:value-type="string">
            <text:p>QUAKE_7</text:p>
          </table:table-cell>
          <table:table-cell table:style-name="ce3" office:value-type="float" office:value="12.4" calcext:value-type="float">
            <text:p>12,4</text:p>
          </table:table-cell>
          <table:table-cell table:style-name="ce3" office:value-type="float" office:value="11.23" calcext:value-type="float">
            <text:p>11,23</text:p>
          </table:table-cell>
          <table:table-cell table:style-name="ce3" office:value-type="float" office:value="10.74" calcext:value-type="float">
            <text:p>10,7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8</text:p>
          </table:table-cell>
          <table:table-cell table:style-name="ce3" office:value-type="float" office:value="26.19" calcext:value-type="float">
            <text:p>26,19</text:p>
          </table:table-cell>
          <table:table-cell table:style-name="ce3" office:value-type="float" office:value="19.95" calcext:value-type="float">
            <text:p>19,95</text:p>
          </table:table-cell>
          <table:table-cell table:style-name="ce3" office:value-type="float" office:value="20.57" calcext:value-type="float">
            <text:p>20,57</text:p>
          </table:table-cell>
          <table:table-cell table:style-name="Default"/>
          <table:table-cell office:value-type="string" calcext:value-type="string">
            <text:p>QUAKE_8</text:p>
          </table:table-cell>
          <table:table-cell table:style-name="ce3" office:value-type="float" office:value="343.5" calcext:value-type="float">
            <text:p>343,5</text:p>
          </table:table-cell>
          <table:table-cell table:style-name="ce3" office:value-type="float" office:value="9.05" calcext:value-type="float">
            <text:p>9,05</text:p>
          </table:table-cell>
          <table:table-cell table:style-name="ce3" office:value-type="float" office:value="8.75" calcext:value-type="float">
            <text:p>8,7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9</text:p>
          </table:table-cell>
          <table:table-cell table:style-name="ce3" office:value-type="float" office:value="0.279" calcext:value-type="float">
            <text:p>0,279</text:p>
          </table:table-cell>
          <table:table-cell table:style-name="ce3" office:value-type="float" office:value="0.289" calcext:value-type="float">
            <text:p>0,289</text:p>
          </table:table-cell>
          <table:table-cell table:style-name="ce3" office:value-type="float" office:value="0.291" calcext:value-type="float">
            <text:p>0,291</text:p>
          </table:table-cell>
          <table:table-cell table:style-name="Default"/>
          <table:table-cell office:value-type="string" calcext:value-type="string">
            <text:p>QUAKE_9</text:p>
          </table:table-cell>
          <table:table-cell table:style-name="ce3" office:value-type="float" office:value="7.02" calcext:value-type="float">
            <text:p>7,02</text:p>
          </table:table-cell>
          <table:table-cell table:style-name="ce3" office:value-type="float" office:value="7.46" calcext:value-type="float">
            <text:p>7,46</text:p>
          </table:table-cell>
          <table:table-cell table:style-name="ce3" office:value-type="float" office:value="6.86" calcext:value-type="float">
            <text:p>6,8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MB_10</text:p>
          </table:table-cell>
          <table:table-cell table:style-name="ce3" office:value-type="float" office:value="0.192" calcext:value-type="float">
            <text:p>0,192</text:p>
          </table:table-cell>
          <table:table-cell table:style-name="ce3" office:value-type="float" office:value="0.183" calcext:value-type="float">
            <text:p>0,183</text:p>
          </table:table-cell>
          <table:table-cell table:style-name="ce3" office:value-type="float" office:value="0.169" calcext:value-type="float">
            <text:p>0,169</text:p>
          </table:table-cell>
          <table:table-cell table:style-name="Default"/>
          <table:table-cell office:value-type="string" calcext:value-type="string">
            <text:p>QUAKE_10</text:p>
          </table:table-cell>
          <table:table-cell table:style-name="ce3" office:value-type="float" office:value="59.46" calcext:value-type="float">
            <text:p>59,46</text:p>
          </table:table-cell>
          <table:table-cell table:style-name="ce3" office:value-type="float" office:value="8.25" calcext:value-type="float">
            <text:p>8,25</text:p>
          </table:table-cell>
          <table:table-cell table:style-name="ce3" office:value-type="float" office:value="8.73" calcext:value-type="float">
            <text:p>8,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49:.B258])" office:value-type="float" office:value="3.6576" calcext:value-type="float">
            <text:p>3,6576</text:p>
          </table:table-cell>
          <table:table-cell table:style-name="ce4" table:formula="of:=AVERAGE([.C249:.C258])" office:value-type="float" office:value="6.7649" calcext:value-type="float">
            <text:p>6,7649</text:p>
          </table:table-cell>
          <table:table-cell table:style-name="ce4" table:formula="of:=AVERAGE([.D249:.D258])" office:value-type="float" office:value="3.7397" calcext:value-type="float">
            <text:p>3,7397</text:p>
          </table:table-cell>
          <table:table-cell table:style-name="Default"/>
          <table:table-cell table:style-name="ce1"/>
          <table:table-cell table:style-name="ce4" table:formula="of:=AVERAGE([.G249:.G258])" office:value-type="float" office:value="48.6892" calcext:value-type="float">
            <text:p>48,6892</text:p>
          </table:table-cell>
          <table:table-cell table:style-name="ce4" table:formula="of:=AVERAGE([.H249:.H258])" office:value-type="float" office:value="11.1728" calcext:value-type="float">
            <text:p>11,1728</text:p>
          </table:table-cell>
          <table:table-cell table:style-name="ce4" table:formula="of:=AVERAGE([.I249:.I258])" office:value-type="float" office:value="9.293" calcext:value-type="float">
            <text:p>9,29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</text:p>
          </table:table-cell>
          <table:table-cell table:style-name="ce3" office:value-type="float" office:value="2417.57" calcext:value-type="float">
            <text:p>2417,57</text:p>
          </table:table-cell>
          <table:table-cell table:style-name="ce3" office:value-type="float" office:value="769.71" calcext:value-type="float">
            <text:p>769,71</text:p>
          </table:table-cell>
          <table:table-cell table:style-name="ce3" office:value-type="float" office:value="0.63" calcext:value-type="float">
            <text:p>0,63</text:p>
          </table:table-cell>
          <table:table-cell table:style-name="Default"/>
          <table:table-cell office:value-type="string" calcext:value-type="string">
            <text:p>Wankara_1</text:p>
          </table:table-cell>
          <table:table-cell table:style-name="ce3" office:value-type="float" office:value="0.0293" calcext:value-type="float">
            <text:p>0,0293</text:p>
          </table:table-cell>
          <table:table-cell table:style-name="ce3" office:value-type="float" office:value="0.671" calcext:value-type="float">
            <text:p>0,671</text:p>
          </table:table-cell>
          <table:table-cell table:style-name="ce3" office:value-type="float" office:value="2.513" calcext:value-type="float">
            <text:p>2,51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2</text:p>
          </table:table-cell>
          <table:table-cell table:style-name="ce3" office:value-type="float" office:value="253.04" calcext:value-type="float">
            <text:p>253,04</text:p>
          </table:table-cell>
          <table:table-cell table:style-name="ce3" office:value-type="float" office:value="756.73" calcext:value-type="float">
            <text:p>756,73</text:p>
          </table:table-cell>
          <table:table-cell table:style-name="ce3" office:value-type="float" office:value="0.048" calcext:value-type="float">
            <text:p>0,048</text:p>
          </table:table-cell>
          <table:table-cell table:style-name="Default"/>
          <table:table-cell office:value-type="string" calcext:value-type="string">
            <text:p>Wankara_2</text:p>
          </table:table-cell>
          <table:table-cell table:style-name="ce3" office:value-type="float" office:value="0.475" calcext:value-type="float">
            <text:p>0,475</text:p>
          </table:table-cell>
          <table:table-cell table:style-name="ce3" office:value-type="float" office:value="0.023" calcext:value-type="float">
            <text:p>0,023</text:p>
          </table:table-cell>
          <table:table-cell table:style-name="ce3" office:value-type="float" office:value="2.096" calcext:value-type="float">
            <text:p>2,09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3</text:p>
          </table:table-cell>
          <table:table-cell table:style-name="ce3" office:value-type="float" office:value="857.17" calcext:value-type="float">
            <text:p>857,17</text:p>
          </table:table-cell>
          <table:table-cell table:style-name="ce3" office:value-type="float" office:value="494.42" calcext:value-type="float">
            <text:p>494,42</text:p>
          </table:table-cell>
          <table:table-cell table:style-name="ce3" office:value-type="float" office:value="4984.73" calcext:value-type="float">
            <text:p>4984,73</text:p>
          </table:table-cell>
          <table:table-cell table:style-name="Default"/>
          <table:table-cell office:value-type="string" calcext:value-type="string">
            <text:p>Wankara_3</text:p>
          </table:table-cell>
          <table:table-cell table:style-name="ce3" office:value-type="float" office:value="0.0341" calcext:value-type="float">
            <text:p>0,0341</text:p>
          </table:table-cell>
          <table:table-cell table:style-name="ce3" office:value-type="float" office:value="0.0391" calcext:value-type="float">
            <text:p>0,0391</text:p>
          </table:table-cell>
          <table:table-cell table:style-name="ce3" office:value-type="float" office:value="0.0261" calcext:value-type="float">
            <text:p>0,02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4</text:p>
          </table:table-cell>
          <table:table-cell table:style-name="ce3" office:value-type="float" office:value="297.54" calcext:value-type="float">
            <text:p>297,54</text:p>
          </table:table-cell>
          <table:table-cell table:style-name="ce3" office:value-type="float" office:value="149.45" calcext:value-type="float">
            <text:p>149,45</text:p>
          </table:table-cell>
          <table:table-cell table:style-name="ce3" office:value-type="float" office:value="2184.97" calcext:value-type="float">
            <text:p>2184,97</text:p>
          </table:table-cell>
          <table:table-cell table:style-name="Default"/>
          <table:table-cell office:value-type="string" calcext:value-type="string">
            <text:p>Wankara_4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0335" calcext:value-type="float">
            <text:p>0,0335</text:p>
          </table:table-cell>
          <table:table-cell table:style-name="ce3" office:value-type="float" office:value="0.0336" calcext:value-type="float">
            <text:p>0,033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5</text:p>
          </table:table-cell>
          <table:table-cell table:style-name="ce3" office:value-type="float" office:value="683.47" calcext:value-type="float">
            <text:p>683,47</text:p>
          </table:table-cell>
          <table:table-cell table:style-name="ce3" office:value-type="float" office:value="814.67" calcext:value-type="float">
            <text:p>814,67</text:p>
          </table:table-cell>
          <table:table-cell table:style-name="ce3" office:value-type="float" office:value="5.35" calcext:value-type="float">
            <text:p>5,35</text:p>
          </table:table-cell>
          <table:table-cell table:style-name="Default"/>
          <table:table-cell office:value-type="string" calcext:value-type="string">
            <text:p>Wankara_5</text:p>
          </table:table-cell>
          <table:table-cell table:number-columns-repeated="2" table:style-name="ce3" office:value-type="float" office:value="0.028" calcext:value-type="float">
            <text:p>0,028</text:p>
          </table:table-cell>
          <table:table-cell table:style-name="ce3" office:value-type="float" office:value="0.0249" calcext:value-type="float">
            <text:p>0,024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6</text:p>
          </table:table-cell>
          <table:table-cell table:style-name="ce3" office:value-type="float" office:value="1606.32" calcext:value-type="float">
            <text:p>1606,32</text:p>
          </table:table-cell>
          <table:table-cell table:style-name="ce3" office:value-type="float" office:value="412.25" calcext:value-type="float">
            <text:p>412,25</text:p>
          </table:table-cell>
          <table:table-cell table:style-name="ce3" office:value-type="float" office:value="751.29" calcext:value-type="float">
            <text:p>751,29</text:p>
          </table:table-cell>
          <table:table-cell table:style-name="Default"/>
          <table:table-cell office:value-type="string" calcext:value-type="string">
            <text:p>Wankara_6</text:p>
          </table:table-cell>
          <table:table-cell table:style-name="ce3" office:value-type="float" office:value="0.037" calcext:value-type="float">
            <text:p>0,037</text:p>
          </table:table-cell>
          <table:table-cell table:style-name="ce3" office:value-type="float" office:value="0.333" calcext:value-type="float">
            <text:p>0,333</text:p>
          </table:table-cell>
          <table:table-cell table:style-name="ce3" office:value-type="float" office:value="0.0273" calcext:value-type="float">
            <text:p>0,0273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7</text:p>
          </table:table-cell>
          <table:table-cell table:style-name="ce3" office:value-type="float" office:value="1892.43" calcext:value-type="float">
            <text:p>1892,43</text:p>
          </table:table-cell>
          <table:table-cell table:style-name="ce3" office:value-type="float" office:value="452.45" calcext:value-type="float">
            <text:p>452,45</text:p>
          </table:table-cell>
          <table:table-cell table:style-name="ce3" office:value-type="float" office:value="404.11" calcext:value-type="float">
            <text:p>404,11</text:p>
          </table:table-cell>
          <table:table-cell table:style-name="Default"/>
          <table:table-cell office:value-type="string" calcext:value-type="string">
            <text:p>Wankara_7</text:p>
          </table:table-cell>
          <table:table-cell table:style-name="ce3" office:value-type="float" office:value="0.0261" calcext:value-type="float">
            <text:p>0,0261</text:p>
          </table:table-cell>
          <table:table-cell table:number-columns-repeated="2" table:style-name="ce3" office:value-type="float" office:value="0.022" calcext:value-type="float">
            <text:p>0,022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8</text:p>
          </table:table-cell>
          <table:table-cell table:style-name="ce3" office:value-type="float" office:value="1054.38" calcext:value-type="float">
            <text:p>1054,38</text:p>
          </table:table-cell>
          <table:table-cell table:style-name="ce3" office:value-type="float" office:value="156.04" calcext:value-type="float">
            <text:p>156,04</text:p>
          </table:table-cell>
          <table:table-cell table:style-name="ce3" office:value-type="float" office:value="57.29" calcext:value-type="float">
            <text:p>57,29</text:p>
          </table:table-cell>
          <table:table-cell table:style-name="Default"/>
          <table:table-cell office:value-type="string" calcext:value-type="string">
            <text:p>Wankara_8</text:p>
          </table:table-cell>
          <table:table-cell table:style-name="ce3" office:value-type="float" office:value="0.0267" calcext:value-type="float">
            <text:p>0,0267</text:p>
          </table:table-cell>
          <table:table-cell table:style-name="ce3" office:value-type="float" office:value="0.0225" calcext:value-type="float">
            <text:p>0,0225</text:p>
          </table:table-cell>
          <table:table-cell table:style-name="ce3" office:value-type="float" office:value="0.024" calcext:value-type="float">
            <text:p>0,0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9</text:p>
          </table:table-cell>
          <table:table-cell table:style-name="ce3" office:value-type="float" office:value="636.55" calcext:value-type="float">
            <text:p>636,55</text:p>
          </table:table-cell>
          <table:table-cell table:style-name="ce3" office:value-type="float" office:value="672.56" calcext:value-type="float">
            <text:p>672,56</text:p>
          </table:table-cell>
          <table:table-cell table:style-name="ce3" office:value-type="float" office:value="932.94" calcext:value-type="float">
            <text:p>932,94</text:p>
          </table:table-cell>
          <table:table-cell table:style-name="Default"/>
          <table:table-cell office:value-type="string" calcext:value-type="string">
            <text:p>Wankara_9</text:p>
          </table:table-cell>
          <table:table-cell table:style-name="ce3" office:value-type="float" office:value="103.31" calcext:value-type="float">
            <text:p>103,31</text:p>
          </table:table-cell>
          <table:table-cell table:style-name="ce3" office:value-type="float" office:value="0.675" calcext:value-type="float">
            <text:p>0,675</text:p>
          </table:table-cell>
          <table:table-cell table:style-name="ce3" office:value-type="float" office:value="0.127" calcext:value-type="float">
            <text:p>0,12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PY_10</text:p>
          </table:table-cell>
          <table:table-cell table:style-name="ce3" office:value-type="float" office:value="905.68" calcext:value-type="float">
            <text:p>905,68</text:p>
          </table:table-cell>
          <table:table-cell table:style-name="ce3" office:value-type="float" office:value="696.93" calcext:value-type="float">
            <text:p>696,93</text:p>
          </table:table-cell>
          <table:table-cell table:style-name="ce3" office:value-type="float" office:value="1019.67" calcext:value-type="float">
            <text:p>1019,67</text:p>
          </table:table-cell>
          <table:table-cell table:style-name="Default"/>
          <table:table-cell office:value-type="string" calcext:value-type="string">
            <text:p>Wankara_10</text:p>
          </table:table-cell>
          <table:table-cell table:style-name="ce3" office:value-type="float" office:value="0.028" calcext:value-type="float">
            <text:p>0,028</text:p>
          </table:table-cell>
          <table:table-cell table:style-name="ce3" office:value-type="float" office:value="0.025" calcext:value-type="float">
            <text:p>0,025</text:p>
          </table:table-cell>
          <table:table-cell table:style-name="ce3" office:value-type="float" office:value="0.0285" calcext:value-type="float">
            <text:p>0,02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62:.B271])" office:value-type="float" office:value="1060.415" calcext:value-type="float">
            <text:p>1060,415</text:p>
          </table:table-cell>
          <table:table-cell table:style-name="ce4" table:formula="of:=AVERAGE([.C262:.C271])" office:value-type="float" office:value="537.521" calcext:value-type="float">
            <text:p>537,521</text:p>
          </table:table-cell>
          <table:table-cell table:style-name="ce4" table:formula="of:=AVERAGE([.D262:.D271])" office:value-type="float" office:value="1034.1028" calcext:value-type="float">
            <text:p>1034,1028</text:p>
          </table:table-cell>
          <table:table-cell table:style-name="Default"/>
          <table:table-cell table:style-name="ce1"/>
          <table:table-cell table:style-name="ce4" table:formula="of:=AVERAGE([.G262:.G271])" office:value-type="float" office:value="10.40312" calcext:value-type="float">
            <text:p>10,40312</text:p>
          </table:table-cell>
          <table:table-cell table:style-name="ce4" table:formula="of:=AVERAGE([.H262:.H271])" office:value-type="float" office:value="0.18721" calcext:value-type="float">
            <text:p>0,18721</text:p>
          </table:table-cell>
          <table:table-cell table:style-name="ce4" table:formula="of:=AVERAGE([.I262:.I271])" office:value-type="float" office:value="0.49224" calcext:value-type="float">
            <text:p>0,49224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</text:p>
          </table:table-cell>
          <table:table-cell table:style-name="ce3" office:value-type="float" office:value="8.68" calcext:value-type="float">
            <text:p>8,68</text:p>
          </table:table-cell>
          <table:table-cell table:style-name="ce3" office:value-type="float" office:value="8.52" calcext:value-type="float">
            <text:p>8,52</text:p>
          </table:table-cell>
          <table:table-cell table:style-name="ce3" office:value-type="float" office:value="8.71" calcext:value-type="float">
            <text:p>8,71</text:p>
          </table:table-cell>
          <table:table-cell table:style-name="Default"/>
          <table:table-cell office:value-type="string" calcext:value-type="string">
            <text:p>MORTGAGE_1</text:p>
          </table:table-cell>
          <table:table-cell table:style-name="ce3" office:value-type="float" office:value="246.55" calcext:value-type="float">
            <text:p>246,55</text:p>
          </table:table-cell>
          <table:table-cell table:style-name="ce3" office:value-type="float" office:value="206.3" calcext:value-type="float">
            <text:p>206,3</text:p>
          </table:table-cell>
          <table:table-cell table:style-name="ce3" office:value-type="float" office:value="209.61" calcext:value-type="float">
            <text:p>209,6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2</text:p>
          </table:table-cell>
          <table:table-cell table:style-name="ce3" office:value-type="float" office:value="8.87" calcext:value-type="float">
            <text:p>8,87</text:p>
          </table:table-cell>
          <table:table-cell table:style-name="ce3" office:value-type="float" office:value="7.92" calcext:value-type="float">
            <text:p>7,92</text:p>
          </table:table-cell>
          <table:table-cell table:style-name="ce3" office:value-type="float" office:value="8.63" calcext:value-type="float">
            <text:p>8,63</text:p>
          </table:table-cell>
          <table:table-cell table:style-name="Default"/>
          <table:table-cell office:value-type="string" calcext:value-type="string">
            <text:p>MORTGAGE_2</text:p>
          </table:table-cell>
          <table:table-cell table:style-name="ce3" office:value-type="float" office:value="213.53" calcext:value-type="float">
            <text:p>213,53</text:p>
          </table:table-cell>
          <table:table-cell table:style-name="ce3" office:value-type="float" office:value="194.18" calcext:value-type="float">
            <text:p>194,18</text:p>
          </table:table-cell>
          <table:table-cell table:style-name="ce3" office:value-type="float" office:value="182.98" calcext:value-type="float">
            <text:p>182,98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3</text:p>
          </table:table-cell>
          <table:table-cell table:style-name="ce3" office:value-type="float" office:value="11.58" calcext:value-type="float">
            <text:p>11,58</text:p>
          </table:table-cell>
          <table:table-cell table:style-name="ce3" office:value-type="float" office:value="10.41" calcext:value-type="float">
            <text:p>10,41</text:p>
          </table:table-cell>
          <table:table-cell table:style-name="ce3" office:value-type="float" office:value="10.92" calcext:value-type="float">
            <text:p>10,92</text:p>
          </table:table-cell>
          <table:table-cell table:style-name="Default"/>
          <table:table-cell office:value-type="string" calcext:value-type="string">
            <text:p>MORTGAGE_3</text:p>
          </table:table-cell>
          <table:table-cell table:style-name="ce3" office:value-type="float" office:value="191.25" calcext:value-type="float">
            <text:p>191,2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ce3" office:value-type="float" office:value="168.01" calcext:value-type="float">
            <text:p>168,01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4</text:p>
          </table:table-cell>
          <table:table-cell table:style-name="ce3" office:value-type="float" office:value="42.1" calcext:value-type="float">
            <text:p>42,1</text:p>
          </table:table-cell>
          <table:table-cell table:style-name="ce3" office:value-type="float" office:value="91.834" calcext:value-type="float">
            <text:p>91,834</text:p>
          </table:table-cell>
          <table:table-cell table:style-name="ce3" office:value-type="float" office:value="9.01" calcext:value-type="float">
            <text:p>9,01</text:p>
          </table:table-cell>
          <table:table-cell table:style-name="Default"/>
          <table:table-cell office:value-type="string" calcext:value-type="string">
            <text:p>MORTGAGE_4</text:p>
          </table:table-cell>
          <table:table-cell table:style-name="ce3" office:value-type="float" office:value="233.31" calcext:value-type="float">
            <text:p>233,31</text:p>
          </table:table-cell>
          <table:table-cell table:style-name="ce3" office:value-type="float" office:value="220.31" calcext:value-type="float">
            <text:p>220,31</text:p>
          </table:table-cell>
          <table:table-cell table:style-name="ce3" office:value-type="float" office:value="177.55" calcext:value-type="float">
            <text:p>177,5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5</text:p>
          </table:table-cell>
          <table:table-cell table:style-name="ce3" office:value-type="float" office:value="10.96" calcext:value-type="float">
            <text:p>10,96</text:p>
          </table:table-cell>
          <table:table-cell table:style-name="ce3" office:value-type="float" office:value="10.58" calcext:value-type="float">
            <text:p>10,58</text:p>
          </table:table-cell>
          <table:table-cell table:style-name="ce3" office:value-type="float" office:value="10.7" calcext:value-type="float">
            <text:p>10,7</text:p>
          </table:table-cell>
          <table:table-cell table:style-name="Default"/>
          <table:table-cell office:value-type="string" calcext:value-type="string">
            <text:p>MORTGAGE_5</text:p>
          </table:table-cell>
          <table:table-cell table:style-name="ce3" office:value-type="float" office:value="232.05" calcext:value-type="float">
            <text:p>232,05</text:p>
          </table:table-cell>
          <table:table-cell table:style-name="ce3" office:value-type="float" office:value="190.04" calcext:value-type="float">
            <text:p>190,04</text:p>
          </table:table-cell>
          <table:table-cell table:style-name="ce3" office:value-type="float" office:value="208.69" calcext:value-type="float">
            <text:p>208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6</text:p>
          </table:table-cell>
          <table:table-cell table:style-name="ce3" office:value-type="float" office:value="13.11" calcext:value-type="float">
            <text:p>13,11</text:p>
          </table:table-cell>
          <table:table-cell table:style-name="ce3" office:value-type="float" office:value="12.22" calcext:value-type="float">
            <text:p>12,22</text:p>
          </table:table-cell>
          <table:table-cell table:style-name="ce3" office:value-type="float" office:value="11.06" calcext:value-type="float">
            <text:p>11,06</text:p>
          </table:table-cell>
          <table:table-cell table:style-name="Default"/>
          <table:table-cell office:value-type="string" calcext:value-type="string">
            <text:p>MORTGAGE_6</text:p>
          </table:table-cell>
          <table:table-cell table:style-name="ce3" office:value-type="float" office:value="231.67" calcext:value-type="float">
            <text:p>231,67</text:p>
          </table:table-cell>
          <table:table-cell table:style-name="ce3" office:value-type="float" office:value="209.24" calcext:value-type="float">
            <text:p>209,24</text:p>
          </table:table-cell>
          <table:table-cell table:style-name="ce3" office:value-type="float" office:value="204.69" calcext:value-type="float">
            <text:p>204,69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7</text:p>
          </table:table-cell>
          <table:table-cell table:style-name="ce3" office:value-type="float" office:value="8.93" calcext:value-type="float">
            <text:p>8,93</text:p>
          </table:table-cell>
          <table:table-cell table:style-name="ce3" office:value-type="float" office:value="7.64" calcext:value-type="float">
            <text:p>7,64</text:p>
          </table:table-cell>
          <table:table-cell table:style-name="ce3" office:value-type="float" office:value="7.33" calcext:value-type="float">
            <text:p>7,33</text:p>
          </table:table-cell>
          <table:table-cell table:style-name="Default"/>
          <table:table-cell office:value-type="string" calcext:value-type="string">
            <text:p>MORTGAGE_7</text:p>
          </table:table-cell>
          <table:table-cell table:style-name="ce3" office:value-type="float" office:value="185.56" calcext:value-type="float">
            <text:p>185,56</text:p>
          </table:table-cell>
          <table:table-cell table:style-name="ce3" office:value-type="float" office:value="173.75" calcext:value-type="float">
            <text:p>173,75</text:p>
          </table:table-cell>
          <table:table-cell table:style-name="ce3" office:value-type="float" office:value="154.66" calcext:value-type="float">
            <text:p>154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8</text:p>
          </table:table-cell>
          <table:table-cell table:style-name="ce3" office:value-type="float" office:value="9.24" calcext:value-type="float">
            <text:p>9,24</text:p>
          </table:table-cell>
          <table:table-cell table:style-name="ce3" office:value-type="float" office:value="9.12" calcext:value-type="float">
            <text:p>9,12</text:p>
          </table:table-cell>
          <table:table-cell table:style-name="ce3" office:value-type="float" office:value="9.39" calcext:value-type="float">
            <text:p>9,39</text:p>
          </table:table-cell>
          <table:table-cell table:style-name="Default"/>
          <table:table-cell office:value-type="string" calcext:value-type="string">
            <text:p>MORTGAGE_8</text:p>
          </table:table-cell>
          <table:table-cell table:style-name="ce3" office:value-type="float" office:value="203.43" calcext:value-type="float">
            <text:p>203,43</text:p>
          </table:table-cell>
          <table:table-cell table:style-name="ce3" office:value-type="float" office:value="174.72" calcext:value-type="float">
            <text:p>174,72</text:p>
          </table:table-cell>
          <table:table-cell table:style-name="ce3" office:value-type="float" office:value="186.85" calcext:value-type="float">
            <text:p>186,85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9</text:p>
          </table:table-cell>
          <table:table-cell table:style-name="ce3" office:value-type="float" office:value="6.62" calcext:value-type="float">
            <text:p>6,62</text:p>
          </table:table-cell>
          <table:table-cell table:style-name="ce3" office:value-type="float" office:value="6.073" calcext:value-type="float">
            <text:p>6,073</text:p>
          </table:table-cell>
          <table:table-cell table:style-name="ce3" office:value-type="float" office:value="6.52" calcext:value-type="float">
            <text:p>6,52</text:p>
          </table:table-cell>
          <table:table-cell table:style-name="Default"/>
          <table:table-cell office:value-type="string" calcext:value-type="string">
            <text:p>MORTGAGE_9</text:p>
          </table:table-cell>
          <table:table-cell table:style-name="ce3" office:value-type="float" office:value="224.31" calcext:value-type="float">
            <text:p>224,31</text:p>
          </table:table-cell>
          <table:table-cell table:style-name="ce3" office:value-type="float" office:value="229.48" calcext:value-type="float">
            <text:p>229,48</text:p>
          </table:table-cell>
          <table:table-cell table:style-name="ce3" office:value-type="float" office:value="197.87" calcext:value-type="float">
            <text:p>197,8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DEE_10</text:p>
          </table:table-cell>
          <table:table-cell table:style-name="ce3" office:value-type="float" office:value="8.58" calcext:value-type="float">
            <text:p>8,58</text:p>
          </table:table-cell>
          <table:table-cell table:style-name="ce3" office:value-type="float" office:value="7.73" calcext:value-type="float">
            <text:p>7,73</text:p>
          </table:table-cell>
          <table:table-cell table:style-name="ce3" office:value-type="float" office:value="7.39" calcext:value-type="float">
            <text:p>7,39</text:p>
          </table:table-cell>
          <table:table-cell table:style-name="Default"/>
          <table:table-cell office:value-type="string" calcext:value-type="string">
            <text:p>MORTGAGE_10</text:p>
          </table:table-cell>
          <table:table-cell table:style-name="ce3" office:value-type="float" office:value="246.81" calcext:value-type="float">
            <text:p>246,81</text:p>
          </table:table-cell>
          <table:table-cell table:style-name="ce3" office:value-type="float" office:value="232.09" calcext:value-type="float">
            <text:p>232,09</text:p>
          </table:table-cell>
          <table:table-cell table:style-name="ce3" office:value-type="float" office:value="225.66" calcext:value-type="float">
            <text:p>225,66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75:.B284])" office:value-type="float" office:value="12.867" calcext:value-type="float">
            <text:p>12,867</text:p>
          </table:table-cell>
          <table:table-cell table:style-name="ce4" table:formula="of:=AVERAGE([.C275:.C284])" office:value-type="float" office:value="17.2047" calcext:value-type="float">
            <text:p>17,2047</text:p>
          </table:table-cell>
          <table:table-cell table:style-name="ce4" table:formula="of:=AVERAGE([.D275:.D284])" office:value-type="float" office:value="8.966" calcext:value-type="float">
            <text:p>8,966</text:p>
          </table:table-cell>
          <table:table-cell table:style-name="Default"/>
          <table:table-cell table:style-name="ce1"/>
          <table:table-cell table:style-name="ce4" table:formula="of:=AVERAGE([.G275:.G284])" office:value-type="float" office:value="220.847" calcext:value-type="float">
            <text:p>220,847</text:p>
          </table:table-cell>
          <table:table-cell table:style-name="ce4" table:formula="of:=AVERAGE([.H275:.H284])" office:value-type="float" office:value="201.724" calcext:value-type="float">
            <text:p>201,724</text:p>
          </table:table-cell>
          <table:table-cell table:style-name="ce4" table:formula="of:=AVERAGE([.I275:.I284])" office:value-type="float" office:value="191.657" calcext:value-type="float">
            <text:p>191,657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/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</text:p>
          </table:table-cell>
          <table:table-cell table:style-name="ce3" office:value-type="float" office:value="297.45" calcext:value-type="float">
            <text:p>297,45</text:p>
          </table:table-cell>
          <table:table-cell table:style-name="ce3" office:value-type="float" office:value="259.33" calcext:value-type="float">
            <text:p>259,33</text:p>
          </table:table-cell>
          <table:table-cell table:style-name="ce3" office:value-type="float" office:value="243.79" calcext:value-type="float">
            <text:p>243,79</text:p>
          </table:table-cell>
          <table:table-cell table:style-name="Default"/>
          <table:table-cell office:value-type="string" calcext:value-type="string">
            <text:p>Lymography_1</text:p>
          </table:table-cell>
          <table:table-cell office:value-type="percentage" office:value="0.2786" calcext:value-type="percentage">
            <text:p>27,86%</text:p>
          </table:table-cell>
          <table:table-cell office:value-type="percentage" office:value="0.2762" calcext:value-type="percentage">
            <text:p>27,62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2</text:p>
          </table:table-cell>
          <table:table-cell table:style-name="ce3" office:value-type="float" office:value="299.4" calcext:value-type="float">
            <text:p>299,4</text:p>
          </table:table-cell>
          <table:table-cell table:style-name="ce3" office:value-type="float" office:value="237.92" calcext:value-type="float">
            <text:p>237,92</text:p>
          </table:table-cell>
          <table:table-cell table:style-name="ce3" office:value-type="float" office:value="214.33" calcext:value-type="float">
            <text:p>214,33</text:p>
          </table:table-cell>
          <table:table-cell table:style-name="Default"/>
          <table:table-cell office:value-type="string" calcext:value-type="string">
            <text:p>Lymography_2</text:p>
          </table:table-cell>
          <table:table-cell office:value-type="percentage" office:value="0.1452" calcext:value-type="percentage">
            <text:p>14,52%</text:p>
          </table:table-cell>
          <table:table-cell office:value-type="percentage" office:value="0.1476" calcext:value-type="percentage">
            <text:p>14,76%</text:p>
          </table:table-cell>
          <table:table-cell office:value-type="percentage" office:value="0.119" calcext:value-type="percentage">
            <text:p>11,9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3</text:p>
          </table:table-cell>
          <table:table-cell table:style-name="ce3" office:value-type="float" office:value="240.14" calcext:value-type="float">
            <text:p>240,14</text:p>
          </table:table-cell>
          <table:table-cell table:style-name="ce3" office:value-type="float" office:value="232.98" calcext:value-type="float">
            <text:p>232,98</text:p>
          </table:table-cell>
          <table:table-cell table:style-name="ce3" office:value-type="float" office:value="236.31" calcext:value-type="float">
            <text:p>236,31</text:p>
          </table:table-cell>
          <table:table-cell table:style-name="Default"/>
          <table:table-cell office:value-type="string" calcext:value-type="string">
            <text:p>Lymography_3</text:p>
          </table:table-cell>
          <table:table-cell office:value-type="percentage" office:value="0.1786" calcext:value-type="percentage">
            <text:p>17,86%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1929" calcext:value-type="percentage">
            <text:p>19,29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4</text:p>
          </table:table-cell>
          <table:table-cell table:style-name="ce3" office:value-type="float" office:value="247.35" calcext:value-type="float">
            <text:p>247,35</text:p>
          </table:table-cell>
          <table:table-cell table:style-name="ce3" office:value-type="float" office:value="173.45" calcext:value-type="float">
            <text:p>173,45</text:p>
          </table:table-cell>
          <table:table-cell table:style-name="ce3" office:value-type="float" office:value="168.81" calcext:value-type="float">
            <text:p>168,81</text:p>
          </table:table-cell>
          <table:table-cell table:style-name="Default"/>
          <table:table-cell office:value-type="string" calcext:value-type="string">
            <text:p>Lymography_4</text:p>
          </table:table-cell>
          <table:table-cell office:value-type="percentage" office:value="0.281" calcext:value-type="percentage">
            <text:p>28,10%</text:p>
          </table:table-cell>
          <table:table-cell office:value-type="percentage" office:value="0.2619" calcext:value-type="percentage">
            <text:p>26,19%</text:p>
          </table:table-cell>
          <table:table-cell office:value-type="percentage" office:value="0.281" calcext:value-type="percentage">
            <text:p>28,1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5</text:p>
          </table:table-cell>
          <table:table-cell table:style-name="ce3" office:value-type="float" office:value="271.06" calcext:value-type="float">
            <text:p>271,06</text:p>
          </table:table-cell>
          <table:table-cell table:style-name="ce3" office:value-type="float" office:value="229.63" calcext:value-type="float">
            <text:p>229,63</text:p>
          </table:table-cell>
          <table:table-cell table:style-name="ce3" office:value-type="float" office:value="294.39" calcext:value-type="float">
            <text:p>294,39</text:p>
          </table:table-cell>
          <table:table-cell table:style-name="Default"/>
          <table:table-cell office:value-type="string" calcext:value-type="string">
            <text:p>Lymography_5</text:p>
          </table:table-cell>
          <table:table-cell office:value-type="percentage" office:value="0.3595" calcext:value-type="percentage">
            <text:p>35,95%</text:p>
          </table:table-cell>
          <table:table-cell office:value-type="percentage" office:value="0.3548" calcext:value-type="percentage">
            <text:p>35,48%</text:p>
          </table:table-cell>
          <table:table-cell office:value-type="percentage" office:value="0.3643" calcext:value-type="percentage">
            <text:p>36,43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6</text:p>
          </table:table-cell>
          <table:table-cell table:style-name="ce3" office:value-type="float" office:value="371.39" calcext:value-type="float">
            <text:p>371,39</text:p>
          </table:table-cell>
          <table:table-cell table:style-name="ce3" office:value-type="float" office:value="222.15" calcext:value-type="float">
            <text:p>222,15</text:p>
          </table:table-cell>
          <table:table-cell table:style-name="ce3" office:value-type="float" office:value="348.45" calcext:value-type="float">
            <text:p>348,45</text:p>
          </table:table-cell>
          <table:table-cell table:style-name="Default"/>
          <table:table-cell office:value-type="string" calcext:value-type="string">
            <text:p>Lymography_6</text:p>
          </table:table-cell>
          <table:table-cell office:value-type="percentage" office:value="0.1619" calcext:value-type="percentage">
            <text:p>16,19%</text:p>
          </table:table-cell>
          <table:table-cell office:value-type="percentage" office:value="0.2405" calcext:value-type="percentage">
            <text:p>24,05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7</text:p>
          </table:table-cell>
          <table:table-cell table:style-name="ce3" office:value-type="float" office:value="283.78" calcext:value-type="float">
            <text:p>283,78</text:p>
          </table:table-cell>
          <table:table-cell table:style-name="ce3" office:value-type="float" office:value="232.63" calcext:value-type="float">
            <text:p>232,63</text:p>
          </table:table-cell>
          <table:table-cell table:style-name="ce3" office:value-type="float" office:value="314.75" calcext:value-type="float">
            <text:p>314,75</text:p>
          </table:table-cell>
          <table:table-cell table:style-name="Default"/>
          <table:table-cell office:value-type="string" calcext:value-type="string">
            <text:p>Lymography_7</text:p>
          </table:table-cell>
          <table:table-cell office:value-type="percentage" office:value="0.2333" calcext:value-type="percentage">
            <text:p>23,33%</text:p>
          </table:table-cell>
          <table:table-cell office:value-type="percentage" office:value="0.1857" calcext:value-type="percentage">
            <text:p>18,57%</text:p>
          </table:table-cell>
          <table:table-cell office:value-type="percentage" office:value="0.2452" calcext:value-type="percentage">
            <text:p>24,52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8</text:p>
          </table:table-cell>
          <table:table-cell table:style-name="ce3" office:value-type="float" office:value="233.71" calcext:value-type="float">
            <text:p>233,71</text:p>
          </table:table-cell>
          <table:table-cell table:style-name="ce3" office:value-type="float" office:value="295.75" calcext:value-type="float">
            <text:p>295,75</text:p>
          </table:table-cell>
          <table:table-cell table:style-name="ce3" office:value-type="float" office:value="187.13" calcext:value-type="float">
            <text:p>187,13</text:p>
          </table:table-cell>
          <table:table-cell table:style-name="Default"/>
          <table:table-cell office:value-type="string" calcext:value-type="string">
            <text:p>Lymography_8</text:p>
          </table:table-cell>
          <table:table-cell office:value-type="percentage" office:value="0.1905" calcext:value-type="percentage">
            <text:p>19,05%</text:p>
          </table:table-cell>
          <table:table-cell office:value-type="percentage" office:value="0.2071" calcext:value-type="percentage">
            <text:p>20,71%</text:p>
          </table:table-cell>
          <table:table-cell office:value-type="percentage" office:value="0.25" calcext:value-type="percentage">
            <text:p>25,00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9</text:p>
          </table:table-cell>
          <table:table-cell table:style-name="ce3" office:value-type="float" office:value="239.35" calcext:value-type="float">
            <text:p>239,35</text:p>
          </table:table-cell>
          <table:table-cell table:style-name="ce3" office:value-type="float" office:value="218.91" calcext:value-type="float">
            <text:p>218,91</text:p>
          </table:table-cell>
          <table:table-cell table:style-name="ce3" office:value-type="float" office:value="257.9" calcext:value-type="float">
            <text:p>257,9</text:p>
          </table:table-cell>
          <table:table-cell table:style-name="Default"/>
          <table:table-cell office:value-type="string" calcext:value-type="string">
            <text:p>Lymography_9</text:p>
          </table:table-cell>
          <table:table-cell office:value-type="percentage" office:value="0.3452" calcext:value-type="percentage">
            <text:p>34,52%</text:p>
          </table:table-cell>
          <table:table-cell office:value-type="percentage" office:value="0.3476" calcext:value-type="percentage">
            <text:p>34,76%</text:p>
          </table:table-cell>
          <table:table-cell office:value-type="percentage" office:value="0.3738" calcext:value-type="percentage">
            <text:p>37,38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office:value-type="string" calcext:value-type="string">
            <text:p>Treasure_10</text:p>
          </table:table-cell>
          <table:table-cell table:style-name="ce3" office:value-type="float" office:value="345.63" calcext:value-type="float">
            <text:p>345,63</text:p>
          </table:table-cell>
          <table:table-cell table:style-name="ce3" office:value-type="float" office:value="268.12" calcext:value-type="float">
            <text:p>268,12</text:p>
          </table:table-cell>
          <table:table-cell table:style-name="ce3" office:value-type="float" office:value="213.47" calcext:value-type="float">
            <text:p>213,47</text:p>
          </table:table-cell>
          <table:table-cell table:style-name="Default"/>
          <table:table-cell office:value-type="string" calcext:value-type="string">
            <text:p>Lymography_10</text:p>
          </table:table-cell>
          <table:table-cell office:value-type="percentage" office:value="0.1738" calcext:value-type="percentage">
            <text:p>17,38%</text:p>
          </table:table-cell>
          <table:table-cell office:value-type="percentage" office:value="0.2" calcext:value-type="percentage">
            <text:p>20,00%</text:p>
          </table:table-cell>
          <table:table-cell office:value-type="percentage" office:value="0.1881" calcext:value-type="percentage">
            <text:p>18,81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ce1"/>
          <table:table-cell table:style-name="ce4" table:formula="of:=AVERAGE([.B288:.B297])" office:value-type="float" office:value="282.926" calcext:value-type="float">
            <text:p>282,926</text:p>
          </table:table-cell>
          <table:table-cell table:style-name="ce4" table:formula="of:=AVERAGE([.C288:.C297])" office:value-type="float" office:value="237.087" calcext:value-type="float">
            <text:p>237,087</text:p>
          </table:table-cell>
          <table:table-cell table:style-name="ce4" table:formula="of:=AVERAGE([.D288:.D297])" office:value-type="float" office:value="247.933" calcext:value-type="float">
            <text:p>247,933</text:p>
          </table:table-cell>
          <table:table-cell table:style-name="Default"/>
          <table:table-cell table:style-name="ce1"/>
          <table:table-cell table:style-name="ce1" table:formula="of:=AVERAGE([.G288:.G297])" office:value-type="percentage" office:value="0.23476" calcext:value-type="percentage">
            <text:p>23,48%</text:p>
          </table:table-cell>
          <table:table-cell table:style-name="ce1" table:formula="of:=AVERAGE([.H288:.H297])" office:value-type="percentage" office:value="0.23952" calcext:value-type="percentage">
            <text:p>23,95%</text:p>
          </table:table-cell>
          <table:table-cell table:style-name="ce1" table:formula="of:=AVERAGE([.I288:.I297])" office:value-type="percentage" office:value="0.25453" calcext:value-type="percentage">
            <text:p>25,45%</text:p>
          </table:table-cell>
          <table:table-cell table:style-name="Default" table:number-columns-repeated="3"/>
          <table:table-cell table:number-columns-repeated="1012"/>
        </table:table-row>
        <table:table-row table:style-name="ro1">
          <table:table-cell table:style-name="Default" table:number-columns-repeated="12"/>
          <table:table-cell table:number-columns-repeated="1012"/>
        </table:table-row>
        <table:table-row table:style-name="ro1">
          <table:table-cell table:style-name="ce1" office:value-type="string" calcext:value-type="string">
            <text:p>PROBLEM</text:p>
          </table:table-cell>
          <table:table-cell table:style-name="ce1" office:value-type="string" calcext:value-type="string">
            <text:p>NT=100</text:p>
          </table:table-cell>
          <table:table-cell table:style-name="ce1" office:value-type="string" calcext:value-type="string">
            <text:p>NT=400</text:p>
          </table:table-cell>
          <table:table-cell table:style-name="ce1" office:value-type="string" calcext:value-type="string">
            <text:p>NT=800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</text:p>
          </table:table-cell>
          <table:table-cell office:value-type="percentage" office:value="0.08" calcext:value-type="percentage">
            <text:p>8,00%</text:p>
          </table:table-cell>
          <table:table-cell office:value-type="percentage" office:value="0.0676" calcext:value-type="percentage">
            <text:p>6,76%</text:p>
          </table:table-cell>
          <table:table-cell office:value-type="percentage" office:value="0.0631" calcext:value-type="percentage">
            <text:p>6,3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2</text:p>
          </table:table-cell>
          <table:table-cell office:value-type="percentage" office:value="0.078" calcext:value-type="percentage">
            <text:p>7,80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0996" calcext:value-type="percentage">
            <text:p>9,9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3</text:p>
          </table:table-cell>
          <table:table-cell office:value-type="percentage" office:value="0.0903" calcext:value-type="percentage">
            <text:p>9,03%</text:p>
          </table:table-cell>
          <table:table-cell office:value-type="percentage" office:value="0.0895" calcext:value-type="percentage">
            <text:p>8,95%</text:p>
          </table:table-cell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4</text:p>
          </table:table-cell>
          <table:table-cell office:value-type="percentage" office:value="0.091" calcext:value-type="percentage">
            <text:p>9,10%</text:p>
          </table:table-cell>
          <table:table-cell/>
          <table:table-cell office:value-type="percentage" office:value="0.0841" calcext:value-type="percentage">
            <text:p>8,41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5</text:p>
          </table:table-cell>
          <table:table-cell office:value-type="percentage" office:value="0.0782" calcext:value-type="percentage">
            <text:p>7,82%</text:p>
          </table:table-cell>
          <table:table-cell/>
          <table:table-cell office:value-type="percentage" office:value="0.0576" calcext:value-type="percentage">
            <text:p>5,7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6</text:p>
          </table:table-cell>
          <table:table-cell office:value-type="percentage" office:value="0.0853" calcext:value-type="percentage">
            <text:p>8,53%</text:p>
          </table:table-cell>
          <table:table-cell/>
          <table:table-cell office:value-type="percentage" office:value="0.0722" calcext:value-type="percentage">
            <text:p>7,22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7</text:p>
          </table:table-cell>
          <table:table-cell office:value-type="percentage" office:value="0.0888" calcext:value-type="percentage">
            <text:p>8,88%</text:p>
          </table:table-cell>
          <table:table-cell/>
          <table:table-cell office:value-type="percentage" office:value="0.0786" calcext:value-type="percentage">
            <text:p>7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8</text:p>
          </table:table-cell>
          <table:table-cell office:value-type="percentage" office:value="0.0692" calcext:value-type="percentage">
            <text:p>6,92%</text:p>
          </table:table-cell>
          <table:table-cell/>
          <table:table-cell office:value-type="percentage" office:value="0.0649" calcext:value-type="percentage">
            <text:p>6,49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9</text:p>
          </table:table-cell>
          <table:table-cell office:value-type="percentage" office:value="0.0812" calcext:value-type="percentage">
            <text:p>8,12%</text:p>
          </table:table-cell>
          <table:table-cell/>
          <table:table-cell office:value-type="percentage" office:value="0.0686" calcext:value-type="percentage">
            <text:p>6,86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office:value-type="string" calcext:value-type="string">
            <text:p>Page-blocks_10</text:p>
          </table:table-cell>
          <table:table-cell office:value-type="percentage" office:value="0.0857" calcext:value-type="percentage">
            <text:p>8,57%</text:p>
          </table:table-cell>
          <table:table-cell/>
          <table:table-cell office:value-type="percentage" office:value="0.0814" calcext:value-type="percentage">
            <text:p>8,14%</text:p>
          </table:table-cell>
          <table:table-cell table:style-name="Default" table:number-columns-repeated="8"/>
          <table:table-cell table:number-columns-repeated="1012"/>
        </table:table-row>
        <table:table-row table:style-name="ro1">
          <table:table-cell table:style-name="ce1"/>
          <table:table-cell table:style-name="ce1" table:formula="of:=AVERAGE([.B301:.B310])" office:value-type="percentage" office:value="0.08277" calcext:value-type="percentage">
            <text:p>8,28%</text:p>
          </table:table-cell>
          <table:table-cell table:style-name="ce1" table:formula="of:=AVERAGE([.C301:.C310])" office:value-type="percentage" office:value="0.0804" calcext:value-type="percentage">
            <text:p>8,04%</text:p>
          </table:table-cell>
          <table:table-cell table:style-name="ce1" table:formula="of:=AVERAGE([.D301:.D310])" office:value-type="percentage" office:value="0.07423" calcext:value-type="percentage">
            <text:p>7,42%</text:p>
          </table:table-cell>
          <table:table-cell table:style-name="Default" table:number-columns-repeated="8"/>
          <table:table-cell table:number-columns-repeated="1012"/>
        </table:table-row>
      </table:table>
      <table:table table:name="gen_final" table:style-name="ta1">
        <table:table-column table:style-name="co1" table:default-cell-style-name="Default"/>
        <table:table-column table:style-name="co8" table:default-cell-style-name="ce2"/>
        <table:table-column table:style-name="co2" table:number-columns-repeated="6" table:default-cell-style-name="ce2"/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5" table:number-rows-spanned="1">
            <text:p>CLASSIFICATION DATASETS</text:p>
          </table:table-cell>
          <table:covered-table-cell table:number-columns-repeated="4"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6" table:number-columns-repeated="3"/>
        </table:table-row>
        <table:table-row table:style-name="ro1">
          <table:table-cell office:value-type="string" calcext:value-type="string">
            <text:p>APPENDICITIS</text:p>
          </table:table-cell>
          <table:table-cell office:value-type="percentage" office:value="0.177" calcext:value-type="percentage">
            <text:p>17,70%</text:p>
          </table:table-cell>
          <table:table-cell office:value-type="percentage" office:value="0.181" calcext:value-type="percentage">
            <text:p>18,10%</text:p>
          </table:table-cell>
          <table:table-cell office:value-type="percentage" office:value="0.1887" calcext:value-type="percentage">
            <text:p>18,87%</text:p>
          </table:table-cell>
          <table:table-cell office:value-type="percentage" office:value="0.1897" calcext:value-type="percentage">
            <text:p>18,9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AUSTRALIAN</text:p>
          </table:table-cell>
          <table:table-cell office:value-type="percentage" office:value="0.33" calcext:value-type="percentage">
            <text:p>33,00%</text:p>
          </table:table-cell>
          <table:table-cell office:value-type="percentage" office:value="0.3221" calcext:value-type="percentage">
            <text:p>32,21%</text:p>
          </table:table-cell>
          <table:table-cell office:value-type="percentage" office:value="0.3316" calcext:value-type="percentage">
            <text:p>33,16%</text:p>
          </table:table-cell>
          <table:table-cell office:value-type="percentage" office:value="0.3303" calcext:value-type="percentage">
            <text:p>33,0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LANCE</text:p>
          </table:table-cell>
          <table:table-cell office:value-type="percentage" office:value="0.0909" calcext:value-type="percentage">
            <text:p>9,09%</text:p>
          </table:table-cell>
          <table:table-cell office:value-type="percentage" office:value="0.0897" calcext:value-type="percentage">
            <text:p>8,97%</text:p>
          </table:table-cell>
          <table:table-cell office:value-type="percentage" office:value="0.0943" calcext:value-type="percentage">
            <text:p>9,43%</text:p>
          </table:table-cell>
          <table:table-cell office:value-type="percentage" office:value="0.0936" calcext:value-type="percentage">
            <text:p>9,36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BANDS</text:p>
          </table:table-cell>
          <table:table-cell office:value-type="percentage" office:value="0.3487" calcext:value-type="percentage">
            <text:p>34,87%</text:p>
          </table:table-cell>
          <table:table-cell office:value-type="percentage" office:value="0.3575" calcext:value-type="percentage">
            <text:p>35,75%</text:p>
          </table:table-cell>
          <table:table-cell office:value-type="percentage" office:value="0.3392" calcext:value-type="percentage">
            <text:p>33,92%</text:p>
          </table:table-cell>
          <table:table-cell office:value-type="percentage" office:value="0.3388" calcext:value-type="percentage">
            <text:p>33,8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CLEVELAND</text:p>
          </table:table-cell>
          <table:table-cell office:value-type="percentage" office:value="0.5491" calcext:value-type="percentage">
            <text:p>54,91%</text:p>
          </table:table-cell>
          <table:table-cell office:value-type="percentage" office:value="0.516" calcext:value-type="percentage">
            <text:p>51,60%</text:p>
          </table:table-cell>
          <table:table-cell office:value-type="percentage" office:value="0.5725" calcext:value-type="percentage">
            <text:p>57,25%</text:p>
          </table:table-cell>
          <table:table-cell office:value-type="percentage" office:value="0.5583" calcext:value-type="percentage">
            <text:p>55,8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DERMATOLOGY</text:p>
          </table:table-cell>
          <table:table-cell office:value-type="percentage" office:value="0.3359" calcext:value-type="percentage">
            <text:p>33,59%</text:p>
          </table:table-cell>
          <table:table-cell office:value-type="percentage" office:value="0.3058" calcext:value-type="percentage">
            <text:p>30,58%</text:p>
          </table:table-cell>
          <table:table-cell office:value-type="percentage" office:value="0.2483" calcext:value-type="percentage">
            <text:p>24,83%</text:p>
          </table:table-cell>
          <table:table-cell office:value-type="percentage" office:value="0.2007" calcext:value-type="percentage">
            <text:p>20,0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AYES ROTH</text:p>
          </table:table-cell>
          <table:table-cell office:value-type="percentage" office:value="0.5844" calcext:value-type="percentage">
            <text:p>58,44%</text:p>
          </table:table-cell>
          <table:table-cell office:value-type="percentage" office:value="0.5618" calcext:value-type="percentage">
            <text:p>56,18%</text:p>
          </table:table-cell>
          <table:table-cell office:value-type="percentage" office:value="0.5721" calcext:value-type="percentage">
            <text:p>57,21%</text:p>
          </table:table-cell>
          <table:table-cell office:value-type="percentage" office:value="0.5551" calcext:value-type="percentage">
            <text:p>55,51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EART</text:p>
          </table:table-cell>
          <table:table-cell office:value-type="percentage" office:value="0.302" calcext:value-type="percentage">
            <text:p>30,20%</text:p>
          </table:table-cell>
          <table:table-cell office:value-type="percentage" office:value="0.2834" calcext:value-type="percentage">
            <text:p>28,34%</text:p>
          </table:table-cell>
          <table:table-cell office:value-type="percentage" office:value="0.2965" calcext:value-type="percentage">
            <text:p>29,65%</text:p>
          </table:table-cell>
          <table:table-cell office:value-type="percentage" office:value="0.2943" calcext:value-type="percentage">
            <text:p>29,4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HOUSEVOTES</text:p>
          </table:table-cell>
          <table:table-cell office:value-type="percentage" office:value="0.0745" calcext:value-type="percentage">
            <text:p>7,45%</text:p>
          </table:table-cell>
          <table:table-cell office:value-type="percentage" office:value="0.0662" calcext:value-type="percentage">
            <text:p>6,62%</text:p>
          </table:table-cell>
          <table:table-cell office:value-type="percentage" office:value="0.0822" calcext:value-type="percentage">
            <text:p>8,22%</text:p>
          </table:table-cell>
          <table:table-cell office:value-type="percentage" office:value="0.0802" calcext:value-type="percentage">
            <text:p>8,0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IONOSPHERE</text:p>
          </table:table-cell>
          <table:table-cell office:value-type="percentage" office:value="0.1469" calcext:value-type="percentage">
            <text:p>14,69%</text:p>
          </table:table-cell>
          <table:table-cell office:value-type="percentage" office:value="0.1514" calcext:value-type="percentage">
            <text:p>15,14%</text:p>
          </table:table-cell>
          <table:table-cell office:value-type="percentage" office:value="0.1002" calcext:value-type="percentage">
            <text:p>10,02%</text:p>
          </table:table-cell>
          <table:table-cell office:value-type="percentage" office:value="0.0984" calcext:value-type="percentage">
            <text:p>9,8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IVERDISORDER</text:p>
          </table:table-cell>
          <table:table-cell office:value-type="percentage" office:value="0.333" calcext:value-type="percentage">
            <text:p>33,30%</text:p>
          </table:table-cell>
          <table:table-cell office:value-type="percentage" office:value="0.3111" calcext:value-type="percentage">
            <text:p>31,11%</text:p>
          </table:table-cell>
          <table:table-cell office:value-type="percentage" office:value="0.3324" calcext:value-type="percentage">
            <text:p>33,24%</text:p>
          </table:table-cell>
          <table:table-cell office:value-type="percentage" office:value="0.3319" calcext:value-type="percentage">
            <text:p>33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LYMOGRAPHY</text:p>
          </table:table-cell>
          <table:table-cell office:value-type="percentage" office:value="0.2348" calcext:value-type="percentage">
            <text:p>23,48%</text:p>
          </table:table-cell>
          <table:table-cell office:value-type="percentage" office:value="0.2326" calcext:value-type="percentage">
            <text:p>23,26%</text:p>
          </table:table-cell>
          <table:table-cell office:value-type="percentage" office:value="0.2395" calcext:value-type="percentage">
            <text:p>23,95%</text:p>
          </table:table-cell>
          <table:table-cell office:value-type="percentage" office:value="0.2545" calcext:value-type="percentage">
            <text:p>25,4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MAMMOGRAPHIC</text:p>
          </table:table-cell>
          <table:table-cell office:value-type="percentage" office:value="0.2083" calcext:value-type="percentage">
            <text:p>20,83%</text:p>
          </table:table-cell>
          <table:table-cell office:value-type="percentage" office:value="0.1988" calcext:value-type="percentage">
            <text:p>19,88%</text:p>
          </table:table-cell>
          <table:table-cell office:value-type="percentage" office:value="0.2119" calcext:value-type="percentage">
            <text:p>21,19%</text:p>
          </table:table-cell>
          <table:table-cell office:value-type="percentage" office:value="0.2113" calcext:value-type="percentage">
            <text:p>21,1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GEBLOCKS</text:p>
          </table:table-cell>
          <table:table-cell office:value-type="percentage" office:value="0.0828" calcext:value-type="percentage">
            <text:p>8,28%</text:p>
          </table:table-cell>
          <table:table-cell office:value-type="percentage" office:value="0.0806" calcext:value-type="percentage">
            <text:p>8,06%</text:p>
          </table:table-cell>
          <table:table-cell office:value-type="percentage" office:value="0.0804" calcext:value-type="percentage">
            <text:p>8,04%</text:p>
          </table:table-cell>
          <table:table-cell office:value-type="percentage" office:value="0.0742" calcext:value-type="percentage">
            <text:p>7,4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ARKINSONS</text:p>
          </table:table-cell>
          <table:table-cell office:value-type="percentage" office:value="0.1955" calcext:value-type="percentage">
            <text:p>19,55%</text:p>
          </table:table-cell>
          <table:table-cell office:value-type="percentage" office:value="0.1805" calcext:value-type="percentage">
            <text:p>18,05%</text:p>
          </table:table-cell>
          <table:table-cell office:value-type="percentage" office:value="0.1881" calcext:value-type="percentage">
            <text:p>18,81%</text:p>
          </table:table-cell>
          <table:table-cell office:value-type="percentage" office:value="0.1914" calcext:value-type="percentage">
            <text:p>19,14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IMA</text:p>
          </table:table-cell>
          <table:table-cell office:value-type="percentage" office:value="0.3464" calcext:value-type="percentage">
            <text:p>34,64%</text:p>
          </table:table-cell>
          <table:table-cell office:value-type="percentage" office:value="0.3219" calcext:value-type="percentage">
            <text:p>32,19%</text:p>
          </table:table-cell>
          <table:table-cell office:value-type="percentage" office:value="0.3354" calcext:value-type="percentage">
            <text:p>33,54%</text:p>
          </table:table-cell>
          <table:table-cell office:value-type="percentage" office:value="0.3362" calcext:value-type="percentage">
            <text:p>33,62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POPFAILURES</text:p>
          </table:table-cell>
          <table:table-cell office:value-type="percentage" office:value="0.0537" calcext:value-type="percentage">
            <text:p>5,37%</text:p>
          </table:table-cell>
          <table:table-cell office:value-type="percentage" office:value="0.0594" calcext:value-type="percentage">
            <text:p>5,94%</text:p>
          </table:table-cell>
          <table:table-cell office:value-type="percentage" office:value="0.053" calcext:value-type="percentage">
            <text:p>5,30%</text:p>
          </table:table-cell>
          <table:table-cell office:value-type="percentage" office:value="0.0538" calcext:value-type="percentage">
            <text:p>5,38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REGIONS2</text:p>
          </table:table-cell>
          <table:table-cell office:value-type="percentage" office:value="0.2911" calcext:value-type="percentage">
            <text:p>29,11%</text:p>
          </table:table-cell>
          <table:table-cell office:value-type="percentage" office:value="0.2939" calcext:value-type="percentage">
            <text:p>29,39%</text:p>
          </table:table-cell>
          <table:table-cell office:value-type="percentage" office:value="0.2854" calcext:value-type="percentage">
            <text:p>28,54%</text:p>
          </table:table-cell>
          <table:table-cell office:value-type="percentage" office:value="0.2847" calcext:value-type="percentage">
            <text:p>28,47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AHEART</text:p>
          </table:table-cell>
          <table:table-cell office:value-type="percentage" office:value="0.3525" calcext:value-type="percentage">
            <text:p>35,25%</text:p>
          </table:table-cell>
          <table:table-cell office:value-type="percentage" office:value="0.3486" calcext:value-type="percentage">
            <text:p>34,86%</text:p>
          </table:table-cell>
          <table:table-cell office:value-type="percentage" office:value="0.346" calcext:value-type="percentage">
            <text:p>34,60%</text:p>
          </table:table-cell>
          <table:table-cell office:value-type="percentage" office:value="0.3493" calcext:value-type="percentage">
            <text:p>34,93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SEGMENT</text:p>
          </table:table-cell>
          <table:table-cell office:value-type="percentage" office:value="0.5607" calcext:value-type="percentage">
            <text:p>56,07%</text:p>
          </table:table-cell>
          <table:table-cell office:value-type="percentage" office:value="0.5772" calcext:value-type="percentage">
            <text:p>57,72%</text:p>
          </table:table-cell>
          <table:table-cell office:value-type="percentage" office:value="0.5243" calcext:value-type="percentage">
            <text:p>52,43%</text:p>
          </table:table-cell>
          <table:table-cell office:value-type="percentage" office:value="0.51" calcext:value-type="percentage">
            <text:p>51,0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DBC</text:p>
          </table:table-cell>
          <table:table-cell office:value-type="percentage" office:value="0.0908" calcext:value-type="percentage">
            <text:p>9,08%</text:p>
          </table:table-cell>
          <table:table-cell office:value-type="percentage" office:value="0.0856" calcext:value-type="percentage">
            <text:p>8,56%</text:p>
          </table:table-cell>
          <table:table-cell office:value-type="percentage" office:value="0.0902" calcext:value-type="percentage">
            <text:p>9,02%</text:p>
          </table:table-cell>
          <table:table-cell office:value-type="percentage" office:value="0.0919" calcext:value-type="percentage">
            <text:p>9,1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WINE</text:p>
          </table:table-cell>
          <table:table-cell office:value-type="percentage" office:value="0.3043" calcext:value-type="percentage">
            <text:p>30,43%</text:p>
          </table:table-cell>
          <table:table-cell office:value-type="percentage" office:value="0.192" calcext:value-type="percentage">
            <text:p>19,20%</text:p>
          </table:table-cell>
          <table:table-cell office:value-type="percentage" office:value="0.2535" calcext:value-type="percentage">
            <text:p>25,35%</text:p>
          </table:table-cell>
          <table:table-cell office:value-type="percentage" office:value="0.2155" calcext:value-type="percentage">
            <text:p>21,55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_F_S</text:p>
          </table:table-cell>
          <table:table-cell office:value-type="percentage" office:value="0.1823" calcext:value-type="percentage">
            <text:p>18,23%</text:p>
          </table:table-cell>
          <table:table-cell office:value-type="percentage" office:value="0.1073" calcext:value-type="percentage">
            <text:p>10,73%</text:p>
          </table:table-cell>
          <table:table-cell office:value-type="percentage" office:value="0.1194" calcext:value-type="percentage">
            <text:p>11,94%</text:p>
          </table:table-cell>
          <table:table-cell office:value-type="percentage" office:value="0.1149" calcext:value-type="percentage">
            <text:p>11,4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_NF_S</text:p>
          </table:table-cell>
          <table:table-cell office:value-type="percentage" office:value="0.1661" calcext:value-type="percentage">
            <text:p>16,61%</text:p>
          </table:table-cell>
          <table:table-cell office:value-type="percentage" office:value="0.0841" calcext:value-type="percentage">
            <text:p>8,41%</text:p>
          </table:table-cell>
          <table:table-cell office:value-type="percentage" office:value="0.1085" calcext:value-type="percentage">
            <text:p>10,85%</text:p>
          </table:table-cell>
          <table:table-cell office:value-type="percentage" office:value="0.1009" calcext:value-type="percentage">
            <text:p>10,09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NF_S</text:p>
          </table:table-cell>
          <table:table-cell office:value-type="percentage" office:value="0.027" calcext:value-type="percentage">
            <text:p>2,70%</text:p>
          </table:table-cell>
          <table:table-cell office:value-type="percentage" office:value="0.026" calcext:value-type="percentage">
            <text:p>2,60%</text:p>
          </table:table-cell>
          <table:table-cell office:value-type="percentage" office:value="0.0275" calcext:value-type="percentage">
            <text:p>2,75%</text:p>
          </table:table-cell>
          <table:table-cell office:value-type="percentage" office:value="0.021" calcext:value-type="percentage">
            <text:p>2,10%</text:p>
          </table:table-cell>
          <table:table-cell table:number-columns-repeated="3"/>
        </table:table-row>
        <table:table-row table:style-name="ro1">
          <table:table-cell office:value-type="string" calcext:value-type="string">
            <text:p>ZOO</text:p>
          </table:table-cell>
          <table:table-cell office:value-type="percentage" office:value="0.1637" calcext:value-type="percentage">
            <text:p>16,37%</text:p>
          </table:table-cell>
          <table:table-cell office:value-type="percentage" office:value="0.1667" calcext:value-type="percentage">
            <text:p>16,67%</text:p>
          </table:table-cell>
          <table:table-cell office:value-type="percentage" office:value="0.1347" calcext:value-type="percentage">
            <text:p>13,47%</text:p>
          </table:table-cell>
          <table:table-cell office:value-type="percentage" office:value="0.1333" calcext:value-type="percentage">
            <text:p>13,33%</text:p>
          </table:table-cell>
          <table:table-cell table:number-columns-repeated="3"/>
        </table:table-row>
        <table:table-row table:style-name="ro1">
          <table:table-cell table:number-columns-repeated="8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4" table:formula="of:=AVERAGE([.B3:.B28])" office:value-type="percentage" office:value="0.251246153846154" calcext:value-type="percentage">
            <text:p>25,12%</text:p>
          </table:table-cell>
          <table:table-cell table:style-name="ce14" table:formula="of:=AVERAGE([.C3:.C28])" office:value-type="percentage" office:value="0.234661538461538" calcext:value-type="percentage">
            <text:p>23,47%</text:p>
          </table:table-cell>
          <table:table-cell table:style-name="ce14" table:formula="of:=AVERAGE([.D3:.D28])" office:value-type="percentage" office:value="0.236761538461538" calcext:value-type="percentage">
            <text:p>23,68%</text:p>
          </table:table-cell>
          <table:table-cell table:style-name="ce14" table:formula="of:=AVERAGE([.E3:.E28])" office:value-type="percentage" office:value="0.231315384615385" calcext:value-type="percentage">
            <text:p>23,13%</text:p>
          </table:table-cell>
          <table:table-cell table:style-name="ce14" table:number-columns-repeated="3"/>
        </table:table-row>
        <table:table-row table:style-name="ro1">
          <table:table-cell/>
          <table:table-cell table:style-name="Default" table:number-columns-repeated="7"/>
        </table:table-row>
        <table:table-row table:style-name="ro1">
          <table:table-cell/>
          <table:table-cell table:style-name="Default" table:number-columns-repeated="2"/>
          <table:table-cell table:style-name="ce18" office:value-type="string" calcext:value-type="string" table:number-columns-spanned="4" table:number-rows-spanned="1">
            <text:p>REGRESSION DATASETS</text:p>
          </table:table-cell>
          <table:covered-table-cell table:number-columns-repeated="3" table:style-name="Default"/>
          <table:table-cell table:style-name="Default"/>
        </table:table-row>
        <table:table-row table:style-name="ro3">
          <table:table-cell table:style-name="ce13" office:value-type="string" calcext:value-type="string">
            <text:p>DATASET</text:p>
          </table:table-cell>
          <table:table-cell table:style-name="ce13" office:value-type="string" calcext:value-type="string">
            <text:p>NT=100</text:p>
          </table:table-cell>
          <table:table-cell table:style-name="ce13" office:value-type="string" calcext:value-type="string">
            <text:p>NT=200</text:p>
          </table:table-cell>
          <table:table-cell table:style-name="ce13" office:value-type="string" calcext:value-type="string">
            <text:p>NT=400</text:p>
          </table:table-cell>
          <table:table-cell table:style-name="ce13" office:value-type="string" calcext:value-type="string">
            <text:p>NT=800</text:p>
          </table:table-cell>
          <table:table-cell table:style-name="ce13" office:value-type="string" calcext:value-type="string">
            <text:p>DIVIDE</text:p>
          </table:table-cell>
          <table:table-cell table:style-name="ce13"/>
          <table:table-cell table:style-name="Default" table:formula="of:=1931.5/417" office:value-type="float" office:value="4.63189448441247" calcext:value-type="float">
            <text:p>4,63189448441247</text:p>
          </table:table-cell>
        </table:table-row>
        <table:table-row table:style-name="ro1">
          <table:table-cell office:value-type="string" calcext:value-type="string">
            <text:p>ABALONE</text:p>
          </table:table-cell>
          <table:table-cell table:style-name="Default" table:formula="of:=2869.79/417" office:value-type="float" office:value="6.88199040767386" calcext:value-type="float">
            <text:p>6,88199040767386</text:p>
          </table:table-cell>
          <table:table-cell table:style-name="Default" office:value-type="float" office:value="7.17" calcext:value-type="float">
            <text:p>7,17</text:p>
          </table:table-cell>
          <table:table-cell table:style-name="Default" table:formula="of:=2619.33/417" office:value-type="float" office:value="6.28136690647482" calcext:value-type="float">
            <text:p>6,28136690647482</text:p>
          </table:table-cell>
          <table:table-cell table:style-name="Default" table:formula="of:=2704.34/417" office:value-type="float" office:value="6.4852278177458" calcext:value-type="float">
            <text:p>6,4852278177458</text:p>
          </table:table-cell>
          <table:table-cell table:style-name="Default" office:value-type="float" office:value="417" calcext:value-type="float">
            <text:p>417</text:p>
          </table:table-cell>
          <table:table-cell table:style-name="Default"/>
          <table:table-cell table:style-name="Default" table:formula="of:=0.5217/150" office:value-type="float" office:value="0.003478" calcext:value-type="float">
            <text:p>0,003478</text:p>
          </table:table-cell>
        </table:table-row>
        <table:table-row table:style-name="ro1">
          <table:table-cell office:value-type="string" calcext:value-type="string">
            <text:p>AIRFOIL</text:p>
          </table:table-cell>
          <table:table-cell table:style-name="Default" table:formula="of:=1.199/150" office:value-type="float" office:value="0.00799333333333333" calcext:value-type="float">
            <text:p>0,00799333333333333</text:p>
          </table:table-cell>
          <table:table-cell table:style-name="Default" office:value-type="float" office:value="0.003" calcext:value-type="float">
            <text:p>0,003</text:p>
          </table:table-cell>
          <table:table-cell table:style-name="Default" table:formula="of:=5.94/150" office:value-type="float" office:value="0.0396" calcext:value-type="float">
            <text:p>0,0396</text:p>
          </table:table-cell>
          <table:table-cell table:style-name="Default" table:formula="of:=1.4566/150" office:value-type="float" office:value="0.00971066666666667" calcext:value-type="float">
            <text:p>0,00971066666666667</text:p>
          </table:table-cell>
          <table:table-cell table:style-name="Default" office:value-type="float" office:value="150" calcext:value-type="float">
            <text:p>150</text:p>
          </table:table-cell>
          <table:table-cell table:style-name="Default"/>
          <table:table-cell table:style-name="Default" table:formula="of:=2630.87/33" office:value-type="float" office:value="79.7233333333333" calcext:value-type="float">
            <text:p>79,7233333333333</text:p>
          </table:table-cell>
        </table:table-row>
        <table:table-row table:style-name="ro1">
          <table:table-cell office:value-type="string" calcext:value-type="string">
            <text:p>BASEBALL</text:p>
          </table:table-cell>
          <table:table-cell table:style-name="Default" table:formula="of:=3513.56/33" office:value-type="float" office:value="106.471515151515" calcext:value-type="float">
            <text:p>106,471515151515</text:p>
          </table:table-cell>
          <table:table-cell table:style-name="Default" office:value-type="float" office:value="103.6" calcext:value-type="float">
            <text:p>103,6</text:p>
          </table:table-cell>
          <table:table-cell table:style-name="Default" table:formula="of:=3532.16/33" office:value-type="float" office:value="107.035151515152" calcext:value-type="float">
            <text:p>107,035151515152</text:p>
          </table:table-cell>
          <table:table-cell table:style-name="Default" table:formula="of:=3541.003/33" office:value-type="float" office:value="107.303121212121" calcext:value-type="float">
            <text:p>107,303121212121</text:p>
          </table:table-cell>
          <table:table-cell table:style-name="Default" office:value-type="float" office:value="33" calcext:value-type="float">
            <text:p>33</text:p>
          </table:table-cell>
          <table:table-cell table:style-name="Default"/>
          <table:table-cell table:style-name="Default" table:formula="of:=1.36/9" office:value-type="float" office:value="0.151111111111111" calcext:value-type="float">
            <text:p>0,151111111111111</text:p>
          </table:table-cell>
        </table:table-row>
        <table:table-row table:style-name="ro1">
          <table:table-cell office:value-type="string" calcext:value-type="string">
            <text:p>BK</text:p>
          </table:table-cell>
          <table:table-cell table:style-name="Default" table:formula="of:=5.86/9" office:value-type="float" office:value="0.651111111111111" calcext:value-type="float">
            <text:p>0,651111111111111</text:p>
          </table:table-cell>
          <table:table-cell table:style-name="Default" office:value-type="float" office:value="0.027" calcext:value-type="float">
            <text:p>0,027</text:p>
          </table:table-cell>
          <table:table-cell table:style-name="Default" office:value-type="float" office:value="0.038" calcext:value-type="float">
            <text:p>0,038</text:p>
          </table:table-cell>
          <table:table-cell table:style-name="Default" office:value-type="float" office:value="0.097" calcext:value-type="float">
            <text:p>0,097</text:p>
          </table:table-cell>
          <table:table-cell table:style-name="Default" office:value-type="float" office:value="9" calcext:value-type="float">
            <text:p>9</text:p>
          </table:table-cell>
          <table:table-cell table:style-name="Default"/>
          <table:table-cell table:style-name="Default" table:formula="of:=0.17045/9" office:value-type="float" office:value="0.0189388888888889" calcext:value-type="float">
            <text:p>0,0189388888888889</text:p>
          </table:table-cell>
        </table:table-row>
        <table:table-row table:style-name="ro1">
          <table:table-cell office:value-type="string" calcext:value-type="string">
            <text:p>BL</text:p>
          </table:table-cell>
          <table:table-cell table:style-name="Default" table:formula="of:=39.21/4" office:value-type="float" office:value="9.8025" calcext:value-type="float">
            <text:p>9,8025</text:p>
          </table:table-cell>
          <table:table-cell table:style-name="Default" office:value-type="float" office:value="5.74" calcext:value-type="float">
            <text:p>5,74</text:p>
          </table:table-cell>
          <table:table-cell table:style-name="Default" table:formula="of:=5.51/4" office:value-type="float" office:value="1.3775" calcext:value-type="float">
            <text:p>1,3775</text:p>
          </table:table-cell>
          <table:table-cell table:style-name="Default" table:formula="of:=11.38/4" office:value-type="float" office:value="2.845" calcext:value-type="float">
            <text:p>2,84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0.028566/4" office:value-type="float" office:value="0.0071415" calcext:value-type="float">
            <text:p>0,0071415</text:p>
          </table:table-cell>
        </table:table-row>
        <table:table-row table:style-name="ro1">
          <table:table-cell office:value-type="string" calcext:value-type="string">
            <text:p>CONCRETE</text:p>
          </table:table-cell>
          <table:table-cell table:style-name="Default" table:formula="of:=1.7364/103" office:value-type="float" office:value="0.0168582524271845" calcext:value-type="float">
            <text:p>0,0168582524271845</text:p>
          </table:table-cell>
          <table:table-cell table:style-name="Default" office:value-type="float" office:value="0.0099" calcext:value-type="float">
            <text:p>0,0099</text:p>
          </table:table-cell>
          <table:table-cell table:style-name="Default" table:formula="of:=29.972/103" office:value-type="float" office:value="0.290990291262136" calcext:value-type="float">
            <text:p>0,290990291262136</text:p>
          </table:table-cell>
          <table:table-cell table:style-name="Default" table:formula="of:=43.47/103" office:value-type="float" office:value="0.422038834951456" calcext:value-type="float">
            <text:p>0,422038834951456</text:p>
          </table:table-cell>
          <table:table-cell table:style-name="Default" office:value-type="float" office:value="103" calcext:value-type="float">
            <text:p>103</text:p>
          </table:table-cell>
          <table:table-cell table:style-name="Default"/>
          <table:table-cell table:style-name="Default" table:formula="of:=0.5751/103" office:value-type="float" office:value="0.00558349514563107" calcext:value-type="float">
            <text:p>0,00558349514563107</text:p>
          </table:table-cell>
        </table:table-row>
        <table:table-row table:style-name="ro1">
          <table:table-cell office:value-type="string" calcext:value-type="string">
            <text:p>DEE</text:p>
          </table:table-cell>
          <table:table-cell table:style-name="Default" table:formula="of:=12.867/36" office:value-type="float" office:value="0.357416666666667" calcext:value-type="float">
            <text:p>0,357416666666667</text:p>
          </table:table-cell>
          <table:table-cell table:style-name="Default" office:value-type="float" office:value="1.013" calcext:value-type="float">
            <text:p>1,013</text:p>
          </table:table-cell>
          <table:table-cell table:style-name="Default" table:formula="of:=17.2/36" office:value-type="float" office:value="0.477777777777778" calcext:value-type="float">
            <text:p>0,477777777777778</text:p>
          </table:table-cell>
          <table:table-cell table:style-name="Default" table:formula="of:=8.966/36" office:value-type="float" office:value="0.249055555555555" calcext:value-type="float">
            <text:p>0,249055555555555</text:p>
          </table:table-cell>
          <table:table-cell table:style-name="Default" office:value-type="float" office:value="36" calcext:value-type="float">
            <text:p>36</text:p>
          </table:table-cell>
          <table:table-cell table:style-name="Default"/>
          <table:table-cell table:style-name="Default" table:formula="of:=7.1648/36" office:value-type="float" office:value="0.199022222222222" calcext:value-type="float">
            <text:p>0,199022222222222</text:p>
          </table:table-cell>
        </table:table-row>
        <table:table-row table:style-name="ro1">
          <table:table-cell office:value-type="string" calcext:value-type="string">
            <text:p>DIABETES</text:p>
          </table:table-cell>
          <table:table-cell table:style-name="Default" table:formula="of:=152.14/4" office:value-type="float" office:value="38.035" calcext:value-type="float">
            <text:p>38,035</text:p>
          </table:table-cell>
          <table:table-cell table:style-name="Default" office:value-type="float" office:value="19.86" calcext:value-type="float">
            <text:p>19,86</text:p>
          </table:table-cell>
          <table:table-cell table:style-name="Default" office:value-type="float" office:value="13.7" calcext:value-type="float">
            <text:p>13,7</text:p>
          </table:table-cell>
          <table:table-cell table:style-name="Default" table:formula="of:=53.993/4" office:value-type="float" office:value="13.49825" calcext:value-type="float">
            <text:p>13,49825</text:p>
          </table:table-cell>
          <table:table-cell table:style-name="Default" office:value-type="float" office:value="4" calcext:value-type="float">
            <text:p>4</text:p>
          </table:table-cell>
          <table:table-cell table:style-name="Default"/>
          <table:table-cell table:style-name="Default" table:formula="of:=1.282/4" office:value-type="float" office:value="0.3205" calcext:value-type="float">
            <text:p>0,3205</text:p>
          </table:table-cell>
        </table:table-row>
        <table:table-row table:style-name="ro1">
          <table:table-cell office:value-type="string" calcext:value-type="string">
            <text:p>HOUSING</text:p>
          </table:table-cell>
          <table:table-cell table:style-name="Default" table:formula="of:=1921.99/50" office:value-type="float" office:value="38.4398" calcext:value-type="float">
            <text:p>38,4398</text:p>
          </table:table-cell>
          <table:table-cell table:style-name="Default" office:value-type="float" office:value="43.26" calcext:value-type="float">
            <text:p>43,26</text:p>
          </table:table-cell>
          <table:table-cell table:style-name="Default" table:formula="of:=1780.28/50" office:value-type="float" office:value="35.6056" calcext:value-type="float">
            <text:p>35,6056</text:p>
          </table:table-cell>
          <table:table-cell table:style-name="Default" table:formula="of:=1790.565/50" office:value-type="float" office:value="35.8113" calcext:value-type="float">
            <text:p>35,8113</text:p>
          </table:table-cell>
          <table:table-cell table:style-name="Default" office:value-type="float" office:value="50" calcext:value-type="float">
            <text:p>50</text:p>
          </table:table-cell>
          <table:table-cell table:style-name="Default"/>
          <table:table-cell table:style-name="Default" table:formula="of:=1532.46/50" office:value-type="float" office:value="30.6492" calcext:value-type="float">
            <text:p>30,6492</text:p>
          </table:table-cell>
        </table:table-row>
        <table:table-row table:style-name="ro1">
          <table:table-cell office:value-type="string" calcext:value-type="string">
            <text:p>FA</text:p>
          </table:table-cell>
          <table:table-cell table:style-name="Default" table:formula="of:=38.87/25" office:value-type="float" office:value="1.5548" calcext:value-type="float">
            <text:p>1,5548</text:p>
          </table:table-cell>
          <table:table-cell table:style-name="Default" office:value-type="float" office:value="1.95" calcext:value-type="float">
            <text:p>1,95</text:p>
          </table:table-cell>
          <table:table-cell table:style-name="Default" table:formula="of:=18.4/25" office:value-type="float" office:value="0.736" calcext:value-type="float">
            <text:p>0,736</text:p>
          </table:table-cell>
          <table:table-cell table:style-name="Default" table:formula="of:=51.59/25" office:value-type="float" office:value="2.0636" calcext:value-type="float">
            <text:p>2,0636</text:p>
          </table:table-cell>
          <table:table-cell table:style-name="Default" office:value-type="float" office:value="25" calcext:value-type="float">
            <text:p>25</text:p>
          </table:table-cell>
          <table:table-cell table:style-name="Default"/>
          <table:table-cell table:style-name="Default" table:formula="of:=0.4212/25" office:value-type="float" office:value="0.016848" calcext:value-type="float">
            <text:p>0,016848</text:p>
          </table:table-cell>
        </table:table-row>
        <table:table-row table:style-name="ro1">
          <table:table-cell office:value-type="string" calcext:value-type="string">
            <text:p>MB</text:p>
          </table:table-cell>
          <table:table-cell table:style-name="Default" table:formula="of:=3.66/6" office:value-type="float" office:value="0.61" calcext:value-type="float">
            <text:p>0,61</text:p>
          </table:table-cell>
          <table:table-cell table:style-name="Default" office:value-type="float" office:value="3.39" calcext:value-type="float">
            <text:p>3,39</text:p>
          </table:table-cell>
          <table:table-cell table:style-name="Default" table:formula="of:=6.76/6" office:value-type="float" office:value="1.12666666666667" calcext:value-type="float">
            <text:p>1,12666666666667</text:p>
          </table:table-cell>
          <table:table-cell table:style-name="Default" table:formula="of:=3.74/6" office:value-type="float" office:value="0.623333333333333" calcext:value-type="float">
            <text:p>0,623333333333333</text:p>
          </table:table-cell>
          <table:table-cell table:style-name="Default" office:value-type="float" office:value="6" calcext:value-type="float">
            <text:p>6</text:p>
          </table:table-cell>
          <table:table-cell table:style-name="Default"/>
          <table:table-cell table:style-name="Default" table:formula="of:=0.28/6" office:value-type="float" office:value="0.0466666666666667" calcext:value-type="float">
            <text:p>0,0466666666666667</text:p>
          </table:table-cell>
        </table:table-row>
        <table:table-row table:style-name="ro1">
          <table:table-cell office:value-type="string" calcext:value-type="string">
            <text:p>MORTGAGE</text:p>
          </table:table-cell>
          <table:table-cell table:style-name="Default" table:formula="of:=220.85/104" office:value-type="float" office:value="2.12355769230769" calcext:value-type="float">
            <text:p>2,12355769230769</text:p>
          </table:table-cell>
          <table:table-cell table:style-name="Default" office:value-type="float" office:value="2.41" calcext:value-type="float">
            <text:p>2,41</text:p>
          </table:table-cell>
          <table:table-cell table:style-name="Default" table:formula="of:=201.72/104" office:value-type="float" office:value="1.93961538461538" calcext:value-type="float">
            <text:p>1,93961538461538</text:p>
          </table:table-cell>
          <table:table-cell table:style-name="Default" table:formula="of:=191.657/104" office:value-type="float" office:value="1.84285576923077" calcext:value-type="float">
            <text:p>1,84285576923077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49.19/104" office:value-type="float" office:value="1.43451923076923" calcext:value-type="float">
            <text:p>1,43451923076923</text:p>
          </table:table-cell>
        </table:table-row>
        <table:table-row table:style-name="ro1">
          <table:table-cell office:value-type="string" calcext:value-type="string">
            <text:p>PY</text:p>
          </table:table-cell>
          <table:table-cell table:style-name="Default" table:formula="of:=1060.42/7" office:value-type="float" office:value="151.488571428571" calcext:value-type="float">
            <text:p>151,488571428571</text:p>
          </table:table-cell>
          <table:table-cell table:style-name="Default" office:value-type="float" office:value="105.41" calcext:value-type="float">
            <text:p>105,41</text:p>
          </table:table-cell>
          <table:table-cell table:style-name="Default" office:value-type="float" office:value="96.79" calcext:value-type="float">
            <text:p>96,79</text:p>
          </table:table-cell>
          <table:table-cell table:style-name="Default" table:formula="of:=634.1/7" office:value-type="float" office:value="90.5857142857143" calcext:value-type="float">
            <text:p>90,5857142857143</text:p>
          </table:table-cell>
          <table:table-cell table:style-name="Default" office:value-type="float" office:value="7" calcext:value-type="float">
            <text:p>7</text:p>
          </table:table-cell>
          <table:table-cell table:style-name="Default"/>
          <table:table-cell table:style-name="Default" table:formula="of:=0.15333/7" office:value-type="float" office:value="0.0219042857142857" calcext:value-type="float">
            <text:p>0,0219042857142857</text:p>
          </table:table-cell>
        </table:table-row>
        <table:table-row table:style-name="ro1">
          <table:table-cell office:value-type="string" calcext:value-type="string">
            <text:p>QUAKE</text:p>
          </table:table-cell>
          <table:table-cell table:style-name="Default" table:formula="of:=48.69/217" office:value-type="float" office:value="0.224377880184332" calcext:value-type="float">
            <text:p>0,224377880184332</text:p>
          </table:table-cell>
          <table:table-cell table:style-name="Default" office:value-type="float" office:value="0.04" calcext:value-type="float">
            <text:p>0,04</text:p>
          </table:table-cell>
          <table:table-cell table:style-name="Default" table:formula="of:=11.17/217" office:value-type="float" office:value="0.0514746543778802" calcext:value-type="float">
            <text:p>0,0514746543778802</text:p>
          </table:table-cell>
          <table:table-cell table:style-name="Default" table:formula="of:=9.293/217" office:value-type="float" office:value="0.0428248847926267" calcext:value-type="float">
            <text:p>0,0428248847926267</text:p>
          </table:table-cell>
          <table:table-cell table:style-name="Default" office:value-type="float" office:value="217" calcext:value-type="float">
            <text:p>217</text:p>
          </table:table-cell>
          <table:table-cell table:style-name="Default"/>
          <table:table-cell table:style-name="Default" table:formula="of:=7.96/217" office:value-type="float" office:value="0.0366820276497696" calcext:value-type="float">
            <text:p>0,0366820276497696</text:p>
          </table:table-cell>
        </table:table-row>
        <table:table-row table:style-name="ro1">
          <table:table-cell office:value-type="string" calcext:value-type="string">
            <text:p>TREASURY</text:p>
          </table:table-cell>
          <table:table-cell table:style-name="Default" table:formula="of:=282.93/104" office:value-type="float" office:value="2.72048076923077" calcext:value-type="float">
            <text:p>2,72048076923077</text:p>
          </table:table-cell>
          <table:table-cell table:style-name="Default" office:value-type="float" office:value="2.929" calcext:value-type="float">
            <text:p>2,929</text:p>
          </table:table-cell>
          <table:table-cell table:style-name="Default" table:formula="of:=237.087/104" office:value-type="float" office:value="2.27968269230769" calcext:value-type="float">
            <text:p>2,27968269230769</text:p>
          </table:table-cell>
          <table:table-cell table:style-name="Default" table:formula="of:=227.933/104" office:value-type="float" office:value="2.19166346153846" calcext:value-type="float">
            <text:p>2,19166346153846</text:p>
          </table:table-cell>
          <table:table-cell table:style-name="Default" office:value-type="float" office:value="104" calcext:value-type="float">
            <text:p>104</text:p>
          </table:table-cell>
          <table:table-cell table:style-name="Default"/>
          <table:table-cell table:style-name="Default" table:formula="of:=153.6/104" office:value-type="float" office:value="1.47692307692308" calcext:value-type="float">
            <text:p>1,47692307692308</text:p>
          </table:table-cell>
        </table:table-row>
        <table:table-row table:style-name="ro1">
          <table:table-cell office:value-type="string" calcext:value-type="string">
            <text:p>WANKARA</text:p>
          </table:table-cell>
          <table:table-cell table:style-name="Default" table:formula="of:=10.4/160" office:value-type="float" office:value="0.065" calcext:value-type="float">
            <text:p>0,065</text:p>
          </table:table-cell>
          <table:table-cell table:style-name="Default" office:value-type="float" office:value="0.012" calcext:value-type="float">
            <text:p>0,012</text:p>
          </table:table-cell>
          <table:table-cell table:style-name="Default" table:formula="of:=0.187/160" office:value-type="float" office:value="0.00116875" calcext:value-type="float">
            <text:p>0,00116875</text:p>
          </table:table-cell>
          <table:table-cell table:style-name="Default" table:formula="of:=0.49224/160" office:value-type="float" office:value="0.0030765" calcext:value-type="float">
            <text:p>0,0030765</text:p>
          </table:table-cell>
          <table:table-cell table:style-name="Default" office:value-type="float" office:value="160" calcext:value-type="float">
            <text:p>160</text:p>
          </table:table-cell>
          <table:table-cell table:style-name="Default"/>
          <table:table-cell table:style-name="Default" table:formula="of:=0.05115/160" office:value-type="float" office:value="0.0003196875" calcext:value-type="float">
            <text:p>0,0003196875</text:p>
          </table:table-cell>
        </table:table-row>
        <table:table-row table:style-name="ro1">
          <table:table-cell/>
          <table:table-cell table:style-name="Default" table:number-columns-repeated="7"/>
        </table:table-row>
        <table:table-row table:style-name="ro3">
          <table:table-cell table:style-name="ce13" office:value-type="string" calcext:value-type="string">
            <text:p>AVERAGE</text:p>
          </table:table-cell>
          <table:table-cell table:style-name="ce13" table:formula="of:=AVERAGE([.B34:.B49])" office:value-type="float" office:value="22.4656857933138" calcext:value-type="float">
            <text:p>22,4656857933138</text:p>
          </table:table-cell>
          <table:table-cell table:style-name="ce13" table:formula="of:=AVERAGE([.C34:.C49])" office:value-type="float" office:value="18.55149375" calcext:value-type="float">
            <text:p>18,55149375</text:p>
          </table:table-cell>
          <table:table-cell table:style-name="ce13" table:formula="of:=AVERAGE([.D34:.D49])" office:value-type="float" office:value="16.7356621649146" calcext:value-type="float">
            <text:p>16,7356621649146</text:p>
          </table:table-cell>
          <table:table-cell table:style-name="ce13" table:formula="of:=AVERAGE([.E34:.E49])" office:value-type="float" office:value="16.5046107701031" calcext:value-type="float">
            <text:p>16,5046107701031</text:p>
          </table:table-cell>
          <table:table-cell table:style-name="ce13" table:number-columns-repeated="2"/>
          <table:table-cell table:style-name="Default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WenQuanYi Zen Hei" svg:font-family="'WenQuanYi Zen Hei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font-size="10pt" fo:language="el" fo:country="GR" style:font-name-asian="WenQuanYi Zen Hei" style:font-size-asian="10pt" style:language-asian="zh" style:country-asian="CN" style:font-name-complex="Lohit Devanagari" style:font-size-complex="10pt" style:language-complex="hi" style:country-complex="IN"/>
    </style:default-style>
    <style:default-style style:family="graphic">
      <style:graphic-properties svg:stroke-color="#3465a4" draw:fill-color="#729fcf" fo:wrap-option="no-wrap" draw:shadow-offset-x="0.3cm" draw:shadow-offset-y="0.3c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loext:opacity="0%" loext:color-lum-mod="100%" loext:color-lum-off="0%" fo:font-family="'Liberation Serif'" style:font-family-generic="roman" style:font-pitch="variable" fo:font-size="12pt" fo:language="el" fo:country="GR" style:letter-kerning="true" style:font-family-asian="'DejaVu Sans'" style:font-family-generic-asian="system" style:font-pitch-asian="variable" style:font-size-asian="12pt" style:language-asian="zh" style:country-asian="CN" style:font-family-complex="'DejaVu Sans'" style:font-family-generic-complex="system" style:font-pitch-complex="variable" style:font-size-complex="12pt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 style:font-size-asian="24pt" style:font-style-asian="normal" style:font-weight-asian="bold" style:font-size-complex="24pt" style:font-style-complex="normal" style:font-weight-complex="bold"/>
    </style:style>
    <style:style style:name="Heading_20_1" style:display-name="Heading 1" style:family="table-cell" style:parent-style-name="Heading">
      <style:text-properties fo:font-size="18pt" style:font-size-asian="18pt" style:font-size-complex="18pt"/>
    </style:style>
    <style:style style:name="Heading_20_2" style:display-name="Heading 2" style:family="table-cell" style:parent-style-name="Heading">
      <style:text-properties fo:font-size="12pt" style:font-size-asian="12pt" style:font-size-complex="12pt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/>
    </style:style>
    <style:style style:name="Footnote" style:family="table-cell" style:parent-style-name="Text">
      <style:text-properties fo:color="#808080" fo:font-style="italic" style:font-style-asian="italic" style:font-style-complex="italic"/>
    </style:style>
    <style:style style:name="Hyperlink" style:family="table-cell" style:parent-style-name="Text">
      <style:text-properties fo:color="#0000ee" style:text-underline-style="solid" style:text-underline-width="auto" style:text-underline-color="#0000ee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/>
    </style:style>
    <style:style style:name="Neutral" style:family="table-cell" style:parent-style-name="Status">
      <style:table-cell-properties fo:background-color="#ffffcc"/>
      <style:text-properties fo:color="#996600"/>
    </style:style>
    <style:style style:name="Bad" style:family="table-cell" style:parent-style-name="Status">
      <style:table-cell-properties fo:background-color="#ffcccc"/>
      <style:text-properties fo:color="#cc0000"/>
    </style:style>
    <style:style style:name="Warning" style:family="table-cell" style:parent-style-name="Status">
      <style:text-properties fo:color="#cc0000"/>
    </style:style>
    <style:style style:name="Error" style:family="table-cell" style:parent-style-name="Status">
      <style:table-cell-properties fo:background-color="#cc0000"/>
      <style:text-properties fo:color="#ffffff" fo:font-weight="bold" style:font-weight-asian="bold" style:font-weight-complex="bold"/>
    </style:style>
    <style:style style:name="Accent" style:family="table-cell" style:parent-style-name="Default"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/>
      <style:text-properties fo:color="#ffffff"/>
    </style:style>
    <style:style style:name="Accent_20_2" style:display-name="Accent 2" style:family="table-cell" style:parent-style-name="Accent">
      <style:table-cell-properties fo:background-color="#808080"/>
      <style:text-properties fo:color="#ffffff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 style:font-style-asian="italic" style:font-weight-asian="bold" style:font-style-complex="italic" style:font-weight-complex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</office:automatic-styles>
  <office:master-styles>
    <style:master-page style:name="Default" style:page-layout-name="Mpm1">
      <style:header style:display="false"/>
      <style:header-left style:display="false"/>
      <style:header-first style:display="false"/>
      <style:footer style:display="false"/>
      <style:footer-left style:display="false"/>
      <style:footer-firs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2-06-10T13:52:19.833805883</meta:creation-date>
    <dc:date>2022-10-24T13:29:26.469983701</dc:date>
    <meta:editing-duration>P4DT9H25M31S</meta:editing-duration>
    <meta:editing-cycles>2675</meta:editing-cycles>
    <meta:generator>LibreOffice/7.4.1.1$Linux_X86_64 LibreOffice_project/40$Build-1</meta:generator>
    <meta:document-statistic meta:table-count="7" meta:cell-count="6556" meta:object-count="2"/>
  </office:meta>
</office:document-meta>
</file>

<file path=Object 1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 style:rotation-angle="0"/>
      <style:text-properties fo:font-size="13pt" style:font-size-asian="13pt" style:font-size-complex="13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chart-properties chart:auto-position="true" style:rotation-angle="90"/>
      <style:text-properties fo:font-size="9pt" style:font-size-asian="9pt" style:font-size-complex="9pt"/>
    </style:style>
    <style:style style:name="ch7" style:family="chart">
      <style:graphic-properties svg:stroke-color="#b3b3b3"/>
    </style:style>
    <style:style style:name="ch8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9" style:family="chart">
      <style:chart-properties chart:solid-type="cuboid"/>
    </style:style>
    <style:style style:name="ch10" style:family="chart">
      <style:graphic-properties draw:stroke="solid" svg:stroke-color="#b3b3b3" draw:fill="none" draw:fill-color="#e6e6e6"/>
    </style:style>
    <style:style style:name="ch11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title svg:x="6.7cm" svg:y="0.316cm" chart:style-name="ch2">
          <text:p>TIME PLOT</text:p>
        </chart:title>
        <chart:plot-area chart:style-name="ch3" table:cell-range-address="Φύλλο3.A54:Φύλλο3.B61" chart:data-source-has-labels="column" svg:x="1.321cm" svg:y="1.301cm" svg:width="14.359cm" svg:height="7.519cm">
          <chart:coordinate-region svg:x="1.953cm" svg:y="1.503cm" svg:width="13.727cm" svg:height="5.316cm"/>
          <chart:axis chart:dimension="x" chart:name="primary-x" chart:style-name="ch4" chartooo:axis-type="auto">
            <chartooo:date-scale/>
            <chart:categories table:cell-range-address="Φύλλο3.A54:Φύλλο3.A61"/>
          </chart:axis>
          <chart:axis chart:dimension="y" chart:name="primary-y" chart:style-name="ch5">
            <chart:title svg:x="0.451cm" svg:y="6.303cm" chart:style-name="ch6">
              <text:p>AVERAGE TIME</text:p>
            </chart:title>
            <chart:grid chart:style-name="ch7" chart:class="major"/>
          </chart:axis>
          <chart:series chart:style-name="ch8" chart:values-cell-range-address="Φύλλο3.B54:Φύλλο3.B61" chart:class="chart:bar">
            <chart:data-point chart:style-name="ch9" chart:repeated="2"/>
            <chart:data-point chart:repeated="6"/>
          </chart:series>
          <chart:wall chart:style-name="ch10"/>
          <chart:floor chart:style-name="ch11"/>
        </chart:plot-area>
        <table:table table:name="local-table">
          <table:table-header-columns>
            <table:table-column/>
          </table:table-header-columns>
          <table:table-columns>
            <table:table-column/>
          </table:table-columns>
          <table:table-header-rows>
            <table:table-row>
              <table:table-cell>
                <text:p/>
              </table:table-cell>
              <table:table-cell office:value-type="string">
                <text:p>Στήλη B</text:p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A54:Φύλλο3.A61</svg:desc>
                </draw:g>
              </table:table-cell>
              <table:table-cell office:value-type="float" office:value="17.8">
                <text:p>17.8</text:p>
                <draw:g>
                  <svg:desc>Φύλλο3.B54:Φύλλο3.B61</svg:desc>
                </draw:g>
              </table:table-cell>
            </table:table-row>
            <table:table-row>
              <table:table-cell office:value-type="string">
                <text:p>THREADS 2 </text:p>
              </table:table-cell>
              <table:table-cell office:value-type="float" office:value="9.48">
                <text:p>9.48</text:p>
              </table:table-cell>
            </table:table-row>
            <table:table-row>
              <table:table-cell office:value-type="string">
                <text:p>THREADS 4</text:p>
              </table:table-cell>
              <table:table-cell office:value-type="float" office:value="5.23">
                <text:p>5.23</text:p>
              </table:table-cell>
            </table:table-row>
            <table:table-row>
              <table:table-cell office:value-type="string">
                <text:p>THREADS 8</text:p>
              </table:table-cell>
              <table:table-cell office:value-type="float" office:value="2.78">
                <text:p>2.78</text:p>
              </table:table-cell>
            </table:table-row>
            <table:table-row>
              <table:table-cell office:value-type="string">
                <text:p>GENETIC</text:p>
              </table:table-cell>
              <table:table-cell office:value-type="float" office:value="7.83">
                <text:p>7.83</text:p>
              </table:table-cell>
            </table:table-row>
            <table:table-row>
              <table:table-cell office:value-type="string">
                <text:p>ADAM</text:p>
              </table:table-cell>
              <table:table-cell office:value-type="float" office:value="1.87">
                <text:p>1.87</text:p>
              </table:table-cell>
            </table:table-row>
            <table:table-row>
              <table:table-cell office:value-type="string">
                <text:p>RPROP</text:p>
              </table:table-cell>
              <table:table-cell office:value-type="float" office:value="0.67">
                <text:p>0.67</text:p>
              </table:table-cell>
            </table:table-row>
            <table:table-row>
              <table:table-cell office:value-type="string">
                <text:p>NEAT</text:p>
              </table:table-cell>
              <table:table-cell office:value-type="float" office:value="1.07">
                <text:p>1.07</text:p>
              </table:table-cell>
            </table:table-row>
          </table:table-rows>
        </table:table>
      </chart:chart>
    </office:chart>
  </office:body>
</office:document-content>
</file>

<file path=Object 1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</office:meta>
</office:document-meta>
</file>

<file path=Object 1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

<file path=Object 2/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chartooo="http://openoffice.org/2010/chart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automatic-styles>
    <number:number-style style:name="N0">
      <number:number number:min-integer-digits="1"/>
    </number:number-style>
    <style:style style:name="ch1" style:family="chart">
      <style:graphic-properties draw:stroke="none"/>
    </style:style>
    <style:style style:name="ch2" style:family="chart">
      <style:chart-properties chart:auto-position="true"/>
      <style:graphic-properties draw:stroke="none" svg:stroke-color="#b3b3b3" draw:fill="none" draw:fill-color="#e6e6e6"/>
      <style:text-properties fo:font-size="10pt" style:font-size-asian="10pt" style:font-size-complex="10pt"/>
    </style:style>
    <style:style style:name="ch3" style:family="chart">
      <style:chart-properties chart:include-hidden-cells="false" chart:auto-position="true" chart:auto-size="true" chart:treat-empty-cells="leave-gap" chart:right-angled-axes="true"/>
    </style:style>
    <style:style style:name="ch4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5" style:family="chart" style:data-style-name="N0">
      <style:chart-properties chart:display-label="true" chart:logarithmic="false" chart:reverse-direction="false" text:line-break="false" loext:try-staggering-first="false" chart:link-data-style-to-source="true" chart:axis-position="0"/>
      <style:graphic-properties svg:stroke-color="#b3b3b3"/>
      <style:text-properties fo:font-size="10pt" style:font-size-asian="10pt" style:font-size-complex="10pt"/>
    </style:style>
    <style:style style:name="ch6" style:family="chart">
      <style:graphic-properties svg:stroke-color="#b3b3b3"/>
    </style:style>
    <style:style style:name="ch7" style:family="chart" style:data-style-name="N0">
      <style:chart-properties chart:link-data-style-to-source="true"/>
      <style:graphic-properties draw:stroke="none" draw:fill-color="#004586" dr3d:edge-rounding="5%"/>
      <style:text-properties fo:font-size="10pt" style:font-size-asian="10pt" style:font-size-complex="10pt"/>
    </style:style>
    <style:style style:name="ch8" style:family="chart" style:data-style-name="N0">
      <style:chart-properties chart:link-data-style-to-source="true"/>
      <style:graphic-properties draw:stroke="none" draw:fill-color="#ff420e" dr3d:edge-rounding="5%"/>
      <style:text-properties fo:font-size="10pt" style:font-size-asian="10pt" style:font-size-complex="10pt"/>
    </style:style>
    <style:style style:name="ch9" style:family="chart">
      <style:graphic-properties draw:stroke="solid" svg:stroke-color="#b3b3b3" draw:fill="none" draw:fill-color="#e6e6e6"/>
    </style:style>
    <style:style style:name="ch10" style:family="chart">
      <style:graphic-properties svg:stroke-color="#b3b3b3" draw:fill-color="#cccccc"/>
    </style:style>
  </office:automatic-styles>
  <office:body>
    <office:chart>
      <chart:chart svg:width="16cm" svg:height="9cm" xlink:href=".." xlink:type="simple" chart:class="chart:bar" chart:style-name="ch1">
        <chart:legend chart:legend-position="end" svg:x="13.742cm" svg:y="3.946cm" style:legend-expansion="high" chart:style-name="ch2"/>
        <chart:plot-area chart:style-name="ch3" table:cell-range-address="Φύλλο3.B96:Φύλλο3.D100" chart:data-source-has-labels="both" svg:x="0.32cm" svg:y="0.18cm" svg:width="13.102cm" svg:height="8.64cm">
          <chart:coordinate-region svg:x="1.333cm" svg:y="0.382cm" svg:width="12.089cm" svg:height="7.785cm"/>
          <chart:axis chart:dimension="x" chart:name="primary-x" chart:style-name="ch4" chartooo:axis-type="auto">
            <chartooo:date-scale/>
            <chart:categories table:cell-range-address="Φύλλο3.B97:Φύλλο3.B100"/>
          </chart:axis>
          <chart:axis chart:dimension="y" chart:name="primary-y" chart:style-name="ch5">
            <chart:grid chart:style-name="ch6" chart:class="major"/>
          </chart:axis>
          <chart:series chart:style-name="ch7" chart:values-cell-range-address="Φύλλο3.C97:Φύλλο3.C100" chart:label-cell-address="Φύλλο3.C96:Φύλλο3.C96" chart:class="chart:bar">
            <chart:data-point chart:repeated="4"/>
          </chart:series>
          <chart:series chart:style-name="ch8" chart:values-cell-range-address="Φύλλο3.D97:Φύλλο3.D100" chart:label-cell-address="Φύλλο3.D96:Φύλλο3.D96" chart:class="chart:bar">
            <chart:data-point chart:repeated="4"/>
          </chart:series>
          <chart:wall chart:style-name="ch9"/>
          <chart:floor chart:style-name="ch10"/>
        </chart:plot-area>
        <table:table table:name="local-table">
          <table:table-header-columns>
            <table:table-column/>
          </table:table-header-columns>
          <table:table-columns>
            <table:table-column table:number-columns-repeated="2"/>
          </table:table-columns>
          <table:table-header-rows>
            <table:table-row>
              <table:table-cell>
                <text:p/>
              </table:table-cell>
              <table:table-cell office:value-type="string">
                <text:p>Dadam</text:p>
                <draw:g>
                  <svg:desc>Φύλλο3.C96:Φύλλο3.C96</svg:desc>
                </draw:g>
              </table:table-cell>
              <table:table-cell office:value-type="string">
                <text:p>Proposed</text:p>
                <draw:g>
                  <svg:desc>Φύλλο3.D96:Φύλλο3.D96</svg:desc>
                </draw:g>
              </table:table-cell>
            </table:table-row>
          </table:table-header-rows>
          <table:table-rows>
            <table:table-row>
              <table:table-cell office:value-type="string">
                <text:p>Thread1</text:p>
                <draw:g>
                  <svg:desc>Φύλλο3.B97:Φύλλο3.B100</svg:desc>
                </draw:g>
              </table:table-cell>
              <table:table-cell office:value-type="float" office:value="509.04">
                <text:p>509.04</text:p>
                <draw:g>
                  <svg:desc>Φύλλο3.C97:Φύλλο3.C100</svg:desc>
                </draw:g>
              </table:table-cell>
              <table:table-cell office:value-type="float" office:value="4115.18">
                <text:p>4115.18</text:p>
                <draw:g>
                  <svg:desc>Φύλλο3.D97:Φύλλο3.D100</svg:desc>
                </draw:g>
              </table:table-cell>
            </table:table-row>
            <table:table-row>
              <table:table-cell office:value-type="string">
                <text:p>Threads2</text:p>
              </table:table-cell>
              <table:table-cell office:value-type="float" office:value="268.98">
                <text:p>268.98</text:p>
              </table:table-cell>
              <table:table-cell office:value-type="float" office:value="2213.32">
                <text:p>2213.32</text:p>
              </table:table-cell>
            </table:table-row>
            <table:table-row>
              <table:table-cell office:value-type="string">
                <text:p>Threads4</text:p>
              </table:table-cell>
              <table:table-cell office:value-type="float" office:value="154.23">
                <text:p>154.23</text:p>
              </table:table-cell>
              <table:table-cell office:value-type="float" office:value="1131.32">
                <text:p>1131.32</text:p>
              </table:table-cell>
            </table:table-row>
            <table:table-row>
              <table:table-cell office:value-type="string">
                <text:p>Threads8</text:p>
              </table:table-cell>
              <table:table-cell office:value-type="float" office:value="101.85">
                <text:p>101.85</text:p>
              </table:table-cell>
              <table:table-cell office:value-type="float" office:value="569.73">
                <text:p>569.73</text:p>
              </table:table-cell>
            </table:table-row>
          </table:table-rows>
        </table:table>
      </chart:chart>
    </office:chart>
  </office:body>
</office:document-content>
</file>

<file path=Object 2/meta.xml><?xml version="1.0" encoding="utf-8"?>
<office:document-meta xmlns:grddl="http://www.w3.org/2003/g/data-view#" xmlns:meta="urn:oasis:names:tc:opendocument:xmlns:meta:1.0" xmlns:dc="http://purl.org/dc/elements/1.1/" xmlns:chartooo="http://openoffice.org/2010/chart" xmlns:xlink="http://www.w3.org/1999/xlink" xmlns:ooo="http://openoffice.org/2004/office" xmlns:office="urn:oasis:names:tc:opendocument:xmlns:office:1.0" office:version="1.3">
  <office:meta>
    <meta:generator>LibreOffice/7.4.1.1$Linux_X86_64 LibreOffice_project/40$Build-1</meta:generator>
  </office:meta>
</office:document-meta>
</file>

<file path=Object 2/styles.xml><?xml version="1.0" encoding="utf-8"?>
<office:document-styles xmlns:css3t="http://www.w3.org/TR/css3-text/" xmlns:grddl="http://www.w3.org/2003/g/data-view#" xmlns:xhtml="http://www.w3.org/1999/xhtml" xmlns:dom="http://www.w3.org/2001/xml-events" xmlns:office="urn:oasis:names:tc:opendocument:xmlns:office:1.0" xmlns:ooo="http://openoffice.org/2004/office" xmlns:chartooo="http://openoffice.org/2010/chart" xmlns:fo="urn:oasis:names:tc:opendocument:xmlns:xsl-fo-compatible:1.0" xmlns:style="urn:oasis:names:tc:opendocument:xmlns:style:1.0" xmlns:ooow="http://openoffice.org/2004/writer" xmlns:xlink="http://www.w3.org/1999/xlink" xmlns:drawooo="http://openoffice.org/2010/draw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table="urn:oasis:names:tc:opendocument:xmlns:table:1.0" xmlns:loext="urn:org:documentfoundation:names:experimental:office:xmlns:loext:1.0" xmlns:oooc="http://openoffice.org/2004/calc" xmlns:dc="http://purl.org/dc/elements/1.1/" xmlns:calcext="urn:org:documentfoundation:names:experimental:calc:xmlns:calcext:1.0" xmlns:number="urn:oasis:names:tc:opendocument:xmlns:datastyle:1.0" xmlns:field="urn:openoffice:names:experimental:ooo-ms-interop:xmlns:field:1.0" xmlns:script="urn:oasis:names:tc:opendocument:xmlns:script:1.0" office:version="1.3">
  <office:styles/>
</office:document-styles>
</file>